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61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1.9465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6165in"/>
    </style:style>
    <style:style style:name="co8" style:family="table-column">
      <style:table-column-properties fo:break-before="auto" style:column-width="0.9335in"/>
    </style:style>
    <style:style style:name="co9" style:family="table-column">
      <style:table-column-properties fo:break-before="auto" style:column-width="0.6984in"/>
    </style:style>
    <style:style style:name="co10" style:family="table-column">
      <style:table-column-properties fo:break-before="auto" style:column-width="0.572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PI-U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CPI-U</text:p>
          </table:table-cell>
          <table:table-cell office:value-type="string">
            <text:p>Difference</text:p>
          </table:table-cell>
          <table:table-cell office:value-type="string">
            <text:p>Average</text:p>
          </table:table-cell>
          <table:table-cell office:value-type="string">
            <text:p>Diff-From-Avg</text:p>
          </table:table-cell>
          <table:table-cell>
            <draw:frame table:end-cell-address="'CPI-U'.L22" table:end-x="0.3453in" table:end-y="0.1591in" draw:z-index="0" draw:style-name="gr1" draw:text-style-name="P1" svg:width="6.2988in" svg:height="3.5429in" svg:x="0.2697in" svg:y="0.1028in">
              <draw:object draw:notify-on-update-of-ranges="'CPI-U'.D1:'CPI-U'.D1 'CPI-U'.D2:'CPI-U'.D16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168.8">
            <text:p>168.8</text:p>
          </table:table-cell>
          <table:table-cell table:formula="of:=[.A3]-[.A2]" office:value-type="float" office:value="1">
            <text:p>1</text:p>
          </table:table-cell>
          <table:table-cell table:formula="of:=AVERAGE([.B2:.B169])" office:value-type="float" office:value="0.361869047619047">
            <text:p>0.3618690476</text:p>
          </table:table-cell>
          <table:table-cell table:formula="of:=[.B2]-[.C2]" office:value-type="float" office:value="0.638130952380952">
            <text:p>0.6381309524</text:p>
          </table:table-cell>
          <table:table-cell/>
        </table:table-row>
        <table:table-row table:style-name="ro1">
          <table:table-cell office:value-type="float" office:value="169.8">
            <text:p>169.8</text:p>
          </table:table-cell>
          <table:table-cell table:formula="of:=[.A4]-[.A3]" office:value-type="float" office:value="1.39999999999998">
            <text:p>1.4</text:p>
          </table:table-cell>
          <table:table-cell office:value-type="float" office:value="0.361869048">
            <text:p>0.361869048</text:p>
          </table:table-cell>
          <table:table-cell table:formula="of:=[.B3]-[.C3]" office:value-type="float" office:value="1.03813095199998">
            <text:p>1.038130952</text:p>
          </table:table-cell>
          <table:table-cell/>
        </table:table-row>
        <table:table-row table:style-name="ro1">
          <table:table-cell office:value-type="float" office:value="171.2">
            <text:p>171.2</text:p>
          </table:table-cell>
          <table:table-cell table:formula="of:=[.A5]-[.A4]" office:value-type="float" office:value="0.100000000000023">
            <text:p>0.1</text:p>
          </table:table-cell>
          <table:table-cell office:value-type="float" office:value="0.361869048">
            <text:p>0.361869048</text:p>
          </table:table-cell>
          <table:table-cell table:formula="of:=[.B4]-[.C4]" office:value-type="float" office:value="-0.261869047999977">
            <text:p>-0.261869048</text:p>
          </table:table-cell>
          <table:table-cell/>
        </table:table-row>
        <table:table-row table:style-name="ro1">
          <table:table-cell office:value-type="float" office:value="171.3">
            <text:p>171.3</text:p>
          </table:table-cell>
          <table:table-cell table:formula="of:=[.A6]-[.A5]" office:value-type="float" office:value="0.199999999999989">
            <text:p>0.2</text:p>
          </table:table-cell>
          <table:table-cell office:value-type="float" office:value="0.361869048">
            <text:p>0.361869048</text:p>
          </table:table-cell>
          <table:table-cell table:formula="of:=[.B5]-[.C5]" office:value-type="float" office:value="-0.161869048000011">
            <text:p>-0.161869048</text:p>
          </table:table-cell>
          <table:table-cell/>
        </table:table-row>
        <table:table-row table:style-name="ro1">
          <table:table-cell office:value-type="float" office:value="171.5">
            <text:p>171.5</text:p>
          </table:table-cell>
          <table:table-cell table:formula="of:=[.A7]-[.A6]" office:value-type="float" office:value="0.900000000000006">
            <text:p>0.9</text:p>
          </table:table-cell>
          <table:table-cell office:value-type="float" office:value="0.361869048">
            <text:p>0.361869048</text:p>
          </table:table-cell>
          <table:table-cell table:formula="of:=[.B6]-[.C6]" office:value-type="float" office:value="0.538130952000006">
            <text:p>0.538130952</text:p>
          </table:table-cell>
          <table:table-cell/>
        </table:table-row>
        <table:table-row table:style-name="ro1">
          <table:table-cell office:value-type="float" office:value="172.4">
            <text:p>172.4</text:p>
          </table:table-cell>
          <table:table-cell table:formula="of:=[.A8]-[.A7]" office:value-type="float" office:value="0.400000000000006">
            <text:p>0.4</text:p>
          </table:table-cell>
          <table:table-cell office:value-type="float" office:value="0.361869048">
            <text:p>0.361869048</text:p>
          </table:table-cell>
          <table:table-cell table:formula="of:=[.B7]-[.C7]" office:value-type="float" office:value="0.0381309520000057">
            <text:p>0.038130952</text:p>
          </table:table-cell>
          <table:table-cell/>
        </table:table-row>
        <table:table-row table:style-name="ro1">
          <table:table-cell office:value-type="float" office:value="172.8">
            <text:p>172.8</text:p>
          </table:table-cell>
          <table:table-cell table:formula="of:=[.A9]-[.A8]" office:value-type="float" office:value="0">
            <text:p>0</text:p>
          </table:table-cell>
          <table:table-cell office:value-type="float" office:value="0.361869048">
            <text:p>0.361869048</text:p>
          </table:table-cell>
          <table:table-cell table:formula="of:=[.B8]-[.C8]" office:value-type="float" office:value="-0.361869048">
            <text:p>-0.361869048</text:p>
          </table:table-cell>
          <table:table-cell/>
        </table:table-row>
        <table:table-row table:style-name="ro1">
          <table:table-cell office:value-type="float" office:value="172.8">
            <text:p>172.8</text:p>
          </table:table-cell>
          <table:table-cell table:formula="of:=[.A10]-[.A9]" office:value-type="float" office:value="0.899999999999977">
            <text:p>0.9</text:p>
          </table:table-cell>
          <table:table-cell office:value-type="float" office:value="0.361869048">
            <text:p>0.361869048</text:p>
          </table:table-cell>
          <table:table-cell table:formula="of:=[.B9]-[.C9]" office:value-type="float" office:value="0.538130951999977">
            <text:p>0.538130952</text:p>
          </table:table-cell>
          <table:table-cell/>
        </table:table-row>
        <table:table-row table:style-name="ro1">
          <table:table-cell office:value-type="float" office:value="173.7">
            <text:p>173.7</text:p>
          </table:table-cell>
          <table:table-cell table:formula="of:=[.A11]-[.A10]" office:value-type="float" office:value="0.300000000000011">
            <text:p>0.3</text:p>
          </table:table-cell>
          <table:table-cell office:value-type="float" office:value="0.361869048">
            <text:p>0.361869048</text:p>
          </table:table-cell>
          <table:table-cell table:formula="of:=[.B10]-[.C10]" office:value-type="float" office:value="-0.0618690479999887">
            <text:p>-0.061869048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formula="of:=[.A12]-[.A11]" office:value-type="float" office:value="0.0999999999999943">
            <text:p>0.1</text:p>
          </table:table-cell>
          <table:table-cell office:value-type="float" office:value="0.361869048">
            <text:p>0.361869048</text:p>
          </table:table-cell>
          <table:table-cell table:formula="of:=[.B11]-[.C11]" office:value-type="float" office:value="-0.261869048000006">
            <text:p>-0.261869048</text:p>
          </table:table-cell>
          <table:table-cell/>
        </table:table-row>
        <table:table-row table:style-name="ro1">
          <table:table-cell office:value-type="float" office:value="174.1">
            <text:p>174.1</text:p>
          </table:table-cell>
          <table:table-cell table:formula="of:=[.A13]-[.A12]" office:value-type="float" office:value="-0.0999999999999943">
            <text:p>-0.1</text:p>
          </table:table-cell>
          <table:table-cell office:value-type="float" office:value="0.361869048">
            <text:p>0.361869048</text:p>
          </table:table-cell>
          <table:table-cell table:formula="of:=[.B12]-[.C12]" office:value-type="float" office:value="-0.461869047999994">
            <text:p>-0.461869048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formula="of:=[.A14]-[.A13]" office:value-type="float" office:value="-1.80000000000001">
            <text:p>-1.8</text:p>
          </table:table-cell>
          <table:table-cell office:value-type="float" office:value="0.361869048">
            <text:p>0.361869048</text:p>
          </table:table-cell>
          <table:table-cell table:formula="of:=[.B13]-[.C13]" office:value-type="float" office:value="-2.16186904800001">
            <text:p>-2.161869048</text:p>
          </table:table-cell>
          <table:table-cell/>
        </table:table-row>
        <table:table-row table:style-name="ro1">
          <table:table-cell office:value-type="float" office:value="172.2">
            <text:p>172.2</text:p>
          </table:table-cell>
          <table:table-cell table:formula="of:=[.A15]-[.A14]" office:value-type="float" office:value="2.90000000000001">
            <text:p>2.9</text:p>
          </table:table-cell>
          <table:table-cell office:value-type="float" office:value="0.361869048">
            <text:p>0.361869048</text:p>
          </table:table-cell>
          <table:table-cell table:formula="of:=[.B14]-[.C14]" office:value-type="float" office:value="2.53813095200001">
            <text:p>2.538130952</text:p>
          </table:table-cell>
          <table:table-cell/>
        </table:table-row>
        <table:table-row table:style-name="ro1">
          <table:table-cell office:value-type="float" office:value="175.1">
            <text:p>175.1</text:p>
          </table:table-cell>
          <table:table-cell table:formula="of:=[.A16]-[.A15]" office:value-type="float" office:value="0.700000000000017">
            <text:p>0.7</text:p>
          </table:table-cell>
          <table:table-cell office:value-type="float" office:value="0.361869048">
            <text:p>0.361869048</text:p>
          </table:table-cell>
          <table:table-cell table:formula="of:=[.B15]-[.C15]" office:value-type="float" office:value="0.338130952000017">
            <text:p>0.338130952</text:p>
          </table:table-cell>
          <table:table-cell/>
        </table:table-row>
        <table:table-row table:style-name="ro1">
          <table:table-cell office:value-type="float" office:value="175.8">
            <text:p>175.8</text:p>
          </table:table-cell>
          <table:table-cell table:formula="of:=[.A17]-[.A16]" office:value-type="float" office:value="0.399999999999977">
            <text:p>0.4</text:p>
          </table:table-cell>
          <table:table-cell office:value-type="float" office:value="0.361869048">
            <text:p>0.361869048</text:p>
          </table:table-cell>
          <table:table-cell table:formula="of:=[.B16]-[.C16]" office:value-type="float" office:value="0.0381309519999772">
            <text:p>0.038130952</text:p>
          </table:table-cell>
          <table:table-cell/>
        </table:table-row>
        <table:table-row table:style-name="ro1">
          <table:table-cell office:value-type="float" office:value="176.2">
            <text:p>176.2</text:p>
          </table:table-cell>
          <table:table-cell table:formula="of:=[.A18]-[.A17]" office:value-type="float" office:value="0.700000000000017">
            <text:p>0.7</text:p>
          </table:table-cell>
          <table:table-cell office:value-type="float" office:value="0.361869048">
            <text:p>0.361869048</text:p>
          </table:table-cell>
          <table:table-cell table:formula="of:=[.B17]-[.C17]" office:value-type="float" office:value="0.338130952000017">
            <text:p>0.338130952</text:p>
          </table:table-cell>
          <table:table-cell/>
        </table:table-row>
        <table:table-row table:style-name="ro1">
          <table:table-cell office:value-type="float" office:value="176.9">
            <text:p>176.9</text:p>
          </table:table-cell>
          <table:table-cell table:formula="of:=[.A19]-[.A18]" office:value-type="float" office:value="0.799999999999983">
            <text:p>0.8</text:p>
          </table:table-cell>
          <table:table-cell office:value-type="float" office:value="0.361869048">
            <text:p>0.361869048</text:p>
          </table:table-cell>
          <table:table-cell table:formula="of:=[.B18]-[.C18]" office:value-type="float" office:value="0.438130951999983">
            <text:p>0.438130952</text:p>
          </table:table-cell>
          <table:table-cell/>
        </table:table-row>
        <table:table-row table:style-name="ro1">
          <table:table-cell office:value-type="float" office:value="177.7">
            <text:p>177.7</text:p>
          </table:table-cell>
          <table:table-cell table:formula="of:=[.A20]-[.A19]" office:value-type="float" office:value="0.300000000000011">
            <text:p>0.3</text:p>
          </table:table-cell>
          <table:table-cell office:value-type="float" office:value="0.361869048">
            <text:p>0.361869048</text:p>
          </table:table-cell>
          <table:table-cell table:formula="of:=[.B19]-[.C19]" office:value-type="float" office:value="-0.0618690479999887">
            <text:p>-0.061869048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formula="of:=[.A21]-[.A20]" office:value-type="float" office:value="-0.5">
            <text:p>-0.5</text:p>
          </table:table-cell>
          <table:table-cell office:value-type="float" office:value="0.361869048">
            <text:p>0.361869048</text:p>
          </table:table-cell>
          <table:table-cell table:formula="of:=[.B20]-[.C20]" office:value-type="float" office:value="-0.861869048">
            <text:p>-0.861869048</text:p>
          </table:table-cell>
          <table:table-cell/>
        </table:table-row>
        <table:table-row table:style-name="ro1">
          <table:table-cell office:value-type="float" office:value="177.5">
            <text:p>177.5</text:p>
          </table:table-cell>
          <table:table-cell table:formula="of:=[.A22]-[.A21]" office:value-type="float" office:value="0">
            <text:p>0</text:p>
          </table:table-cell>
          <table:table-cell office:value-type="float" office:value="0.361869048">
            <text:p>0.361869048</text:p>
          </table:table-cell>
          <table:table-cell table:formula="of:=[.B21]-[.C21]" office:value-type="float" office:value="-0.361869048">
            <text:p>-0.361869048</text:p>
          </table:table-cell>
          <table:table-cell/>
        </table:table-row>
        <table:table-row table:style-name="ro1">
          <table:table-cell office:value-type="float" office:value="177.5">
            <text:p>177.5</text:p>
          </table:table-cell>
          <table:table-cell table:formula="of:=[.A23]-[.A22]" office:value-type="float" office:value="0.800000000000011">
            <text:p>0.8</text:p>
          </table:table-cell>
          <table:table-cell office:value-type="float" office:value="0.361869048">
            <text:p>0.361869048</text:p>
          </table:table-cell>
          <table:table-cell table:formula="of:=[.B22]-[.C22]" office:value-type="float" office:value="0.438130952000011">
            <text:p>0.438130952</text:p>
          </table:table-cell>
          <table:table-cell/>
        </table:table-row>
        <table:table-row table:style-name="ro1">
          <table:table-cell office:value-type="float" office:value="178.3">
            <text:p>178.3</text:p>
          </table:table-cell>
          <table:table-cell table:formula="of:=[.A24]-[.A23]" office:value-type="float" office:value="-0.600000000000023">
            <text:p>-0.6</text:p>
          </table:table-cell>
          <table:table-cell office:value-type="float" office:value="0.361869048">
            <text:p>0.361869048</text:p>
          </table:table-cell>
          <table:table-cell table:formula="of:=[.B23]-[.C23]" office:value-type="float" office:value="-0.961869048000023">
            <text:p>-0.961869048</text:p>
          </table:table-cell>
          <table:table-cell/>
        </table:table-row>
        <table:table-row table:style-name="ro1">
          <table:table-cell office:value-type="float" office:value="177.7">
            <text:p>177.7</text:p>
          </table:table-cell>
          <table:table-cell table:formula="of:=[.A25]-[.A24]" office:value-type="float" office:value="-0.299999999999983">
            <text:p>-0.3</text:p>
          </table:table-cell>
          <table:table-cell office:value-type="float" office:value="0.361869048">
            <text:p>0.361869048</text:p>
          </table:table-cell>
          <table:table-cell table:formula="of:=[.B24]-[.C24]" office:value-type="float" office:value="-0.661869047999983">
            <text:p>-0.661869048</text:p>
          </table:table-cell>
          <table:table-cell/>
        </table:table-row>
        <table:table-row table:style-name="ro1">
          <table:table-cell office:value-type="float" office:value="177.4">
            <text:p>177.4</text:p>
          </table:table-cell>
          <table:table-cell table:formula="of:=[.A26]-[.A25]" office:value-type="float" office:value="-0.700000000000017">
            <text:p>-0.7</text:p>
          </table:table-cell>
          <table:table-cell office:value-type="float" office:value="0.361869048">
            <text:p>0.361869048</text:p>
          </table:table-cell>
          <table:table-cell table:formula="of:=[.B25]-[.C25]" office:value-type="float" office:value="-1.06186904800002">
            <text:p>-1.061869048</text:p>
          </table:table-cell>
          <table:table-cell/>
        </table:table-row>
        <table:table-row table:style-name="ro1">
          <table:table-cell office:value-type="float" office:value="176.7">
            <text:p>176.7</text:p>
          </table:table-cell>
          <table:table-cell table:formula="of:=[.A27]-[.A26]" office:value-type="float" office:value="0.400000000000006">
            <text:p>0.4</text:p>
          </table:table-cell>
          <table:table-cell office:value-type="float" office:value="0.361869048">
            <text:p>0.361869048</text:p>
          </table:table-cell>
          <table:table-cell table:formula="of:=[.B26]-[.C26]" office:value-type="float" office:value="0.0381309520000057">
            <text:p>0.038130952</text:p>
          </table:table-cell>
          <table:table-cell/>
        </table:table-row>
        <table:table-row table:style-name="ro1">
          <table:table-cell office:value-type="float" office:value="177.1">
            <text:p>177.1</text:p>
          </table:table-cell>
          <table:table-cell table:formula="of:=[.A28]-[.A27]" office:value-type="float" office:value="0">
            <text:p>0</text:p>
          </table:table-cell>
          <table:table-cell office:value-type="float" office:value="0.361869048">
            <text:p>0.361869048</text:p>
          </table:table-cell>
          <table:table-cell table:formula="of:=[.B27]-[.C27]" office:value-type="float" office:value="-0.361869048">
            <text:p>-0.361869048</text:p>
          </table:table-cell>
          <table:table-cell/>
        </table:table-row>
        <table:table-row table:style-name="ro1">
          <table:table-cell office:value-type="float" office:value="177.1">
            <text:p>177.1</text:p>
          </table:table-cell>
          <table:table-cell table:formula="of:=[.A29]-[.A28]" office:value-type="float" office:value="0.700000000000017">
            <text:p>0.7</text:p>
          </table:table-cell>
          <table:table-cell office:value-type="float" office:value="0.361869048">
            <text:p>0.361869048</text:p>
          </table:table-cell>
          <table:table-cell table:formula="of:=[.B28]-[.C28]" office:value-type="float" office:value="0.338130952000017">
            <text:p>0.338130952</text:p>
          </table:table-cell>
          <table:table-cell/>
        </table:table-row>
        <table:table-row table:style-name="ro1">
          <table:table-cell office:value-type="float" office:value="177.8">
            <text:p>177.8</text:p>
          </table:table-cell>
          <table:table-cell table:formula="of:=[.A30]-[.A29]" office:value-type="float" office:value="1">
            <text:p>1</text:p>
          </table:table-cell>
          <table:table-cell office:value-type="float" office:value="0.361869048">
            <text:p>0.361869048</text:p>
          </table:table-cell>
          <table:table-cell table:formula="of:=[.B29]-[.C29]" office:value-type="float" office:value="0.638130952">
            <text:p>0.638130952</text:p>
          </table:table-cell>
          <table:table-cell/>
        </table:table-row>
        <table:table-row table:style-name="ro1">
          <table:table-cell office:value-type="float" office:value="178.8">
            <text:p>178.8</text:p>
          </table:table-cell>
          <table:table-cell table:formula="of:=[.A31]-[.A30]" office:value-type="float" office:value="1">
            <text:p>1</text:p>
          </table:table-cell>
          <table:table-cell office:value-type="float" office:value="0.361869048">
            <text:p>0.361869048</text:p>
          </table:table-cell>
          <table:table-cell table:formula="of:=[.B30]-[.C30]" office:value-type="float" office:value="0.638130952">
            <text:p>0.638130952</text:p>
          </table:table-cell>
          <table:table-cell/>
        </table:table-row>
        <table:table-row table:style-name="ro1">
          <table:table-cell office:value-type="float" office:value="179.8">
            <text:p>179.8</text:p>
          </table:table-cell>
          <table:table-cell table:formula="of:=[.A32]-[.A31]" office:value-type="float" office:value="0">
            <text:p>0</text:p>
          </table:table-cell>
          <table:table-cell office:value-type="float" office:value="0.361869048">
            <text:p>0.361869048</text:p>
          </table:table-cell>
          <table:table-cell table:formula="of:=[.B31]-[.C31]" office:value-type="float" office:value="-0.361869048">
            <text:p>-0.361869048</text:p>
          </table:table-cell>
          <table:table-cell/>
        </table:table-row>
        <table:table-row table:style-name="ro1">
          <table:table-cell office:value-type="float" office:value="179.8">
            <text:p>179.8</text:p>
          </table:table-cell>
          <table:table-cell table:formula="of:=[.A33]-[.A32]" office:value-type="float" office:value="0.0999999999999943">
            <text:p>0.1</text:p>
          </table:table-cell>
          <table:table-cell office:value-type="float" office:value="0.361869048">
            <text:p>0.361869048</text:p>
          </table:table-cell>
          <table:table-cell table:formula="of:=[.B32]-[.C32]" office:value-type="float" office:value="-0.261869048000006">
            <text:p>-0.261869048</text:p>
          </table:table-cell>
          <table:table-cell/>
        </table:table-row>
        <table:table-row table:style-name="ro1">
          <table:table-cell office:value-type="float" office:value="179.9">
            <text:p>179.9</text:p>
          </table:table-cell>
          <table:table-cell table:formula="of:=[.A34]-[.A33]" office:value-type="float" office:value="0.199999999999989">
            <text:p>0.2</text:p>
          </table:table-cell>
          <table:table-cell office:value-type="float" office:value="0.361869048">
            <text:p>0.361869048</text:p>
          </table:table-cell>
          <table:table-cell table:formula="of:=[.B33]-[.C33]" office:value-type="float" office:value="-0.161869048000011">
            <text:p>-0.161869048</text:p>
          </table:table-cell>
          <table:table-cell/>
        </table:table-row>
        <table:table-row table:style-name="ro1">
          <table:table-cell office:value-type="float" office:value="180.1">
            <text:p>180.1</text:p>
          </table:table-cell>
          <table:table-cell table:formula="of:=[.A35]-[.A34]" office:value-type="float" office:value="0.599999999999994">
            <text:p>0.6</text:p>
          </table:table-cell>
          <table:table-cell office:value-type="float" office:value="0.361869048">
            <text:p>0.361869048</text:p>
          </table:table-cell>
          <table:table-cell table:formula="of:=[.B34]-[.C34]" office:value-type="float" office:value="0.238130951999994">
            <text:p>0.238130952</text:p>
          </table:table-cell>
          <table:table-cell/>
        </table:table-row>
        <table:table-row table:style-name="ro1">
          <table:table-cell office:value-type="float" office:value="180.7">
            <text:p>180.7</text:p>
          </table:table-cell>
          <table:table-cell table:formula="of:=[.A36]-[.A35]" office:value-type="float" office:value="0.300000000000011">
            <text:p>0.3</text:p>
          </table:table-cell>
          <table:table-cell office:value-type="float" office:value="0.361869048">
            <text:p>0.361869048</text:p>
          </table:table-cell>
          <table:table-cell table:formula="of:=[.B35]-[.C35]" office:value-type="float" office:value="-0.0618690479999887">
            <text:p>-0.061869048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table:formula="of:=[.A37]-[.A36]" office:value-type="float" office:value="0.300000000000011">
            <text:p>0.3</text:p>
          </table:table-cell>
          <table:table-cell office:value-type="float" office:value="0.361869048">
            <text:p>0.361869048</text:p>
          </table:table-cell>
          <table:table-cell table:formula="of:=[.B36]-[.C36]" office:value-type="float" office:value="-0.0618690479999887">
            <text:p>-0.061869048</text:p>
          </table:table-cell>
          <table:table-cell/>
        </table:table-row>
        <table:table-row table:style-name="ro1">
          <table:table-cell office:value-type="float" office:value="181.3">
            <text:p>181.3</text:p>
          </table:table-cell>
          <table:table-cell table:formula="of:=[.A38]-[.A37]" office:value-type="float" office:value="0">
            <text:p>0</text:p>
          </table:table-cell>
          <table:table-cell office:value-type="float" office:value="0.361869048">
            <text:p>0.361869048</text:p>
          </table:table-cell>
          <table:table-cell table:formula="of:=[.B37]-[.C37]" office:value-type="float" office:value="-0.361869048">
            <text:p>-0.361869048</text:p>
          </table:table-cell>
          <table:table-cell/>
        </table:table-row>
        <table:table-row table:style-name="ro1">
          <table:table-cell office:value-type="float" office:value="181.3">
            <text:p>181.3</text:p>
          </table:table-cell>
          <table:table-cell table:formula="of:=[.A39]-[.A38]" office:value-type="float" office:value="-0.400000000000006">
            <text:p>-0.4</text:p>
          </table:table-cell>
          <table:table-cell office:value-type="float" office:value="0.361869048">
            <text:p>0.361869048</text:p>
          </table:table-cell>
          <table:table-cell table:formula="of:=[.B38]-[.C38]" office:value-type="float" office:value="-0.761869048000006">
            <text:p>-0.761869048</text:p>
          </table:table-cell>
          <table:table-cell/>
        </table:table-row>
        <table:table-row table:style-name="ro1">
          <table:table-cell office:value-type="float" office:value="180.9">
            <text:p>180.9</text:p>
          </table:table-cell>
          <table:table-cell table:formula="of:=[.A40]-[.A39]" office:value-type="float" office:value="-1">
            <text:p>-1</text:p>
          </table:table-cell>
          <table:table-cell office:value-type="float" office:value="0.361869048">
            <text:p>0.361869048</text:p>
          </table:table-cell>
          <table:table-cell table:formula="of:=[.B39]-[.C39]" office:value-type="float" office:value="-1.361869048">
            <text:p>-1.361869048</text:p>
          </table:table-cell>
          <table:table-cell/>
        </table:table-row>
        <table:table-row table:style-name="ro1">
          <table:table-cell office:value-type="float" office:value="179.9">
            <text:p>179.9</text:p>
          </table:table-cell>
          <table:table-cell table:formula="of:=[.A41]-[.A40]" office:value-type="float" office:value="1.79999999999998">
            <text:p>1.8</text:p>
          </table:table-cell>
          <table:table-cell office:value-type="float" office:value="0.361869048">
            <text:p>0.361869048</text:p>
          </table:table-cell>
          <table:table-cell table:formula="of:=[.B40]-[.C40]" office:value-type="float" office:value="1.43813095199998">
            <text:p>1.438130952</text:p>
          </table:table-cell>
          <table:table-cell/>
        </table:table-row>
        <table:table-row table:style-name="ro1">
          <table:table-cell office:value-type="float" office:value="181.7">
            <text:p>181.7</text:p>
          </table:table-cell>
          <table:table-cell table:formula="of:=[.A42]-[.A41]" office:value-type="float" office:value="1.40000000000001">
            <text:p>1.4</text:p>
          </table:table-cell>
          <table:table-cell office:value-type="float" office:value="0.361869048">
            <text:p>0.361869048</text:p>
          </table:table-cell>
          <table:table-cell table:formula="of:=[.B41]-[.C41]" office:value-type="float" office:value="1.03813095200001">
            <text:p>1.038130952</text:p>
          </table:table-cell>
          <table:table-cell/>
        </table:table-row>
        <table:table-row table:style-name="ro1">
          <table:table-cell office:value-type="float" office:value="183.1">
            <text:p>183.1</text:p>
          </table:table-cell>
          <table:table-cell table:formula="of:=[.A43]-[.A42]" office:value-type="float" office:value="1.09999999999999">
            <text:p>1.1</text:p>
          </table:table-cell>
          <table:table-cell office:value-type="float" office:value="0.361869048">
            <text:p>0.361869048</text:p>
          </table:table-cell>
          <table:table-cell table:formula="of:=[.B42]-[.C42]" office:value-type="float" office:value="0.738130951999994">
            <text:p>0.738130952</text:p>
          </table:table-cell>
          <table:table-cell/>
        </table:table-row>
        <table:table-row table:style-name="ro1">
          <table:table-cell office:value-type="float" office:value="184.2">
            <text:p>184.2</text:p>
          </table:table-cell>
          <table:table-cell table:formula="of:=[.A44]-[.A43]" office:value-type="float" office:value="-0.399999999999977">
            <text:p>-0.4</text:p>
          </table:table-cell>
          <table:table-cell office:value-type="float" office:value="0.361869048">
            <text:p>0.361869048</text:p>
          </table:table-cell>
          <table:table-cell table:formula="of:=[.B43]-[.C43]" office:value-type="float" office:value="-0.761869047999977">
            <text:p>-0.761869048</text:p>
          </table:table-cell>
          <table:table-cell/>
        </table:table-row>
        <table:table-row table:style-name="ro1">
          <table:table-cell office:value-type="float" office:value="183.8">
            <text:p>183.8</text:p>
          </table:table-cell>
          <table:table-cell table:formula="of:=[.A45]-[.A44]" office:value-type="float" office:value="-0.300000000000011">
            <text:p>-0.3</text:p>
          </table:table-cell>
          <table:table-cell office:value-type="float" office:value="0.361869048">
            <text:p>0.361869048</text:p>
          </table:table-cell>
          <table:table-cell table:formula="of:=[.B44]-[.C44]" office:value-type="float" office:value="-0.661869048000011">
            <text:p>-0.661869048</text:p>
          </table:table-cell>
          <table:table-cell/>
        </table:table-row>
        <table:table-row table:style-name="ro1">
          <table:table-cell office:value-type="float" office:value="183.5">
            <text:p>183.5</text:p>
          </table:table-cell>
          <table:table-cell table:formula="of:=[.A46]-[.A45]" office:value-type="float" office:value="0.199999999999989">
            <text:p>0.2</text:p>
          </table:table-cell>
          <table:table-cell office:value-type="float" office:value="0.361869048">
            <text:p>0.361869048</text:p>
          </table:table-cell>
          <table:table-cell table:formula="of:=[.B45]-[.C45]" office:value-type="float" office:value="-0.161869048000011">
            <text:p>-0.161869048</text:p>
          </table:table-cell>
          <table:table-cell/>
        </table:table-row>
        <table:table-row table:style-name="ro1">
          <table:table-cell office:value-type="float" office:value="183.7">
            <text:p>183.7</text:p>
          </table:table-cell>
          <table:table-cell table:formula="of:=[.A47]-[.A46]" office:value-type="float" office:value="0.200000000000017">
            <text:p>0.2</text:p>
          </table:table-cell>
          <table:table-cell office:value-type="float" office:value="0.361869048">
            <text:p>0.361869048</text:p>
          </table:table-cell>
          <table:table-cell table:formula="of:=[.B46]-[.C46]" office:value-type="float" office:value="-0.161869047999983">
            <text:p>-0.161869048</text:p>
          </table:table-cell>
          <table:table-cell/>
        </table:table-row>
        <table:table-row table:style-name="ro1">
          <table:table-cell office:value-type="float" office:value="183.9">
            <text:p>183.9</text:p>
          </table:table-cell>
          <table:table-cell table:formula="of:=[.A48]-[.A47]" office:value-type="float" office:value="0.699999999999989">
            <text:p>0.7</text:p>
          </table:table-cell>
          <table:table-cell office:value-type="float" office:value="0.361869048">
            <text:p>0.361869048</text:p>
          </table:table-cell>
          <table:table-cell table:formula="of:=[.B47]-[.C47]" office:value-type="float" office:value="0.338130951999989">
            <text:p>0.338130952</text:p>
          </table:table-cell>
          <table:table-cell/>
        </table:table-row>
        <table:table-row table:style-name="ro1">
          <table:table-cell office:value-type="float" office:value="184.6">
            <text:p>184.6</text:p>
          </table:table-cell>
          <table:table-cell table:formula="of:=[.A49]-[.A48]" office:value-type="float" office:value="0.599999999999994">
            <text:p>0.6</text:p>
          </table:table-cell>
          <table:table-cell office:value-type="float" office:value="0.361869048">
            <text:p>0.361869048</text:p>
          </table:table-cell>
          <table:table-cell table:formula="of:=[.B48]-[.C48]" office:value-type="float" office:value="0.238130951999994">
            <text:p>0.238130952</text:p>
          </table:table-cell>
          <table:table-cell/>
        </table:table-row>
        <table:table-row table:style-name="ro1">
          <table:table-cell office:value-type="float" office:value="185.2">
            <text:p>185.2</text:p>
          </table:table-cell>
          <table:table-cell table:formula="of:=[.A50]-[.A49]" office:value-type="float" office:value="-0.199999999999989">
            <text:p>-0.2</text:p>
          </table:table-cell>
          <table:table-cell office:value-type="float" office:value="0.361869048">
            <text:p>0.361869048</text:p>
          </table:table-cell>
          <table:table-cell table:formula="of:=[.B49]-[.C49]" office:value-type="float" office:value="-0.561869047999989">
            <text:p>-0.561869048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table:formula="of:=[.A51]-[.A50]" office:value-type="float" office:value="-0.5">
            <text:p>-0.5</text:p>
          </table:table-cell>
          <table:table-cell office:value-type="float" office:value="0.361869048">
            <text:p>0.361869048</text:p>
          </table:table-cell>
          <table:table-cell table:formula="of:=[.B50]-[.C50]" office:value-type="float" office:value="-0.861869048">
            <text:p>-0.861869048</text:p>
          </table:table-cell>
          <table:table-cell/>
        </table:table-row>
        <table:table-row table:style-name="ro1">
          <table:table-cell office:value-type="float" office:value="184.5">
            <text:p>184.5</text:p>
          </table:table-cell>
          <table:table-cell table:formula="of:=[.A52]-[.A51]" office:value-type="float" office:value="-0.199999999999989">
            <text:p>-0.2</text:p>
          </table:table-cell>
          <table:table-cell office:value-type="float" office:value="0.361869048">
            <text:p>0.361869048</text:p>
          </table:table-cell>
          <table:table-cell table:formula="of:=[.B51]-[.C51]" office:value-type="float" office:value="-0.561869047999989">
            <text:p>-0.561869048</text:p>
          </table:table-cell>
          <table:table-cell/>
        </table:table-row>
        <table:table-row table:style-name="ro1">
          <table:table-cell office:value-type="float" office:value="184.3">
            <text:p>184.3</text:p>
          </table:table-cell>
          <table:table-cell table:formula="of:=[.A53]-[.A52]" office:value-type="float" office:value="-0.300000000000011">
            <text:p>-0.3</text:p>
          </table:table-cell>
          <table:table-cell office:value-type="float" office:value="0.361869048">
            <text:p>0.361869048</text:p>
          </table:table-cell>
          <table:table-cell table:formula="of:=[.B52]-[.C52]" office:value-type="float" office:value="-0.661869048000011">
            <text:p>-0.661869048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table:formula="of:=[.A54]-[.A53]" office:value-type="float" office:value="1.19999999999999">
            <text:p>1.2</text:p>
          </table:table-cell>
          <table:table-cell office:value-type="float" office:value="0.361869048">
            <text:p>0.361869048</text:p>
          </table:table-cell>
          <table:table-cell table:formula="of:=[.B53]-[.C53]" office:value-type="float" office:value="0.838130951999989">
            <text:p>0.838130952</text:p>
          </table:table-cell>
          <table:table-cell/>
        </table:table-row>
        <table:table-row table:style-name="ro1">
          <table:table-cell office:value-type="float" office:value="185.2">
            <text:p>185.2</text:p>
          </table:table-cell>
          <table:table-cell table:formula="of:=[.A55]-[.A54]" office:value-type="float" office:value="1">
            <text:p>1</text:p>
          </table:table-cell>
          <table:table-cell office:value-type="float" office:value="0.361869048">
            <text:p>0.361869048</text:p>
          </table:table-cell>
          <table:table-cell table:formula="of:=[.B54]-[.C54]" office:value-type="float" office:value="0.638130952">
            <text:p>0.638130952</text:p>
          </table:table-cell>
          <table:table-cell/>
        </table:table-row>
        <table:table-row table:style-name="ro1">
          <table:table-cell office:value-type="float" office:value="186.2">
            <text:p>186.2</text:p>
          </table:table-cell>
          <table:table-cell table:formula="of:=[.A56]-[.A55]" office:value-type="float" office:value="1.20000000000002">
            <text:p>1.2</text:p>
          </table:table-cell>
          <table:table-cell office:value-type="float" office:value="0.361869048">
            <text:p>0.361869048</text:p>
          </table:table-cell>
          <table:table-cell table:formula="of:=[.B55]-[.C55]" office:value-type="float" office:value="0.838130952000017">
            <text:p>0.838130952</text:p>
          </table:table-cell>
          <table:table-cell/>
        </table:table-row>
        <table:table-row table:style-name="ro1">
          <table:table-cell office:value-type="float" office:value="187.4">
            <text:p>187.4</text:p>
          </table:table-cell>
          <table:table-cell table:formula="of:=[.A57]-[.A56]" office:value-type="float" office:value="0.599999999999994">
            <text:p>0.6</text:p>
          </table:table-cell>
          <table:table-cell office:value-type="float" office:value="0.361869048">
            <text:p>0.361869048</text:p>
          </table:table-cell>
          <table:table-cell table:formula="of:=[.B56]-[.C56]" office:value-type="float" office:value="0.238130951999994">
            <text:p>0.238130952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table:formula="of:=[.A58]-[.A57]" office:value-type="float" office:value="1.09999999999999">
            <text:p>1.1</text:p>
          </table:table-cell>
          <table:table-cell office:value-type="float" office:value="0.361869048">
            <text:p>0.361869048</text:p>
          </table:table-cell>
          <table:table-cell table:formula="of:=[.B57]-[.C57]" office:value-type="float" office:value="0.738130951999994">
            <text:p>0.738130952</text:p>
          </table:table-cell>
          <table:table-cell/>
        </table:table-row>
        <table:table-row table:style-name="ro1">
          <table:table-cell office:value-type="float" office:value="189.1">
            <text:p>189.1</text:p>
          </table:table-cell>
          <table:table-cell table:formula="of:=[.A59]-[.A58]" office:value-type="float" office:value="0.599999999999994">
            <text:p>0.6</text:p>
          </table:table-cell>
          <table:table-cell office:value-type="float" office:value="0.361869048">
            <text:p>0.361869048</text:p>
          </table:table-cell>
          <table:table-cell table:formula="of:=[.B58]-[.C58]" office:value-type="float" office:value="0.238130951999994">
            <text:p>0.238130952</text:p>
          </table:table-cell>
          <table:table-cell/>
        </table:table-row>
        <table:table-row table:style-name="ro1">
          <table:table-cell office:value-type="float" office:value="189.7">
            <text:p>189.7</text:p>
          </table:table-cell>
          <table:table-cell table:formula="of:=[.A60]-[.A59]" office:value-type="float" office:value="-0.299999999999983">
            <text:p>-0.3</text:p>
          </table:table-cell>
          <table:table-cell office:value-type="float" office:value="0.361869048">
            <text:p>0.361869048</text:p>
          </table:table-cell>
          <table:table-cell table:formula="of:=[.B59]-[.C59]" office:value-type="float" office:value="-0.661869047999983">
            <text:p>-0.661869048</text:p>
          </table:table-cell>
          <table:table-cell/>
        </table:table-row>
        <table:table-row table:style-name="ro1">
          <table:table-cell office:value-type="float" office:value="189.4">
            <text:p>189.4</text:p>
          </table:table-cell>
          <table:table-cell table:formula="of:=[.A61]-[.A60]" office:value-type="float" office:value="0.0999999999999943">
            <text:p>0.1</text:p>
          </table:table-cell>
          <table:table-cell office:value-type="float" office:value="0.361869048">
            <text:p>0.361869048</text:p>
          </table:table-cell>
          <table:table-cell table:formula="of:=[.B60]-[.C60]" office:value-type="float" office:value="-0.261869048000006">
            <text:p>-0.261869048</text:p>
          </table:table-cell>
          <table:table-cell/>
        </table:table-row>
        <table:table-row table:style-name="ro1">
          <table:table-cell office:value-type="float" office:value="189.5">
            <text:p>189.5</text:p>
          </table:table-cell>
          <table:table-cell table:formula="of:=[.A62]-[.A61]" office:value-type="float" office:value="0.400000000000006">
            <text:p>0.4</text:p>
          </table:table-cell>
          <table:table-cell office:value-type="float" office:value="0.361869048">
            <text:p>0.361869048</text:p>
          </table:table-cell>
          <table:table-cell table:formula="of:=[.B61]-[.C61]" office:value-type="float" office:value="0.0381309520000057">
            <text:p>0.038130952</text:p>
          </table:table-cell>
          <table:table-cell/>
        </table:table-row>
        <table:table-row table:style-name="ro1">
          <table:table-cell office:value-type="float" office:value="189.9">
            <text:p>189.9</text:p>
          </table:table-cell>
          <table:table-cell table:formula="of:=[.A63]-[.A62]" office:value-type="float" office:value="1">
            <text:p>1</text:p>
          </table:table-cell>
          <table:table-cell office:value-type="float" office:value="0.361869048">
            <text:p>0.361869048</text:p>
          </table:table-cell>
          <table:table-cell table:formula="of:=[.B62]-[.C62]" office:value-type="float" office:value="0.638130952">
            <text:p>0.638130952</text:p>
          </table:table-cell>
          <table:table-cell/>
        </table:table-row>
        <table:table-row table:style-name="ro1">
          <table:table-cell office:value-type="float" office:value="190.9">
            <text:p>190.9</text:p>
          </table:table-cell>
          <table:table-cell table:formula="of:=[.A64]-[.A63]" office:value-type="float" office:value="0.0999999999999943">
            <text:p>0.1</text:p>
          </table:table-cell>
          <table:table-cell office:value-type="float" office:value="0.361869048">
            <text:p>0.361869048</text:p>
          </table:table-cell>
          <table:table-cell table:formula="of:=[.B63]-[.C63]" office:value-type="float" office:value="-0.261869048000006">
            <text:p>-0.261869048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formula="of:=[.A65]-[.A64]" office:value-type="float" office:value="-0.699999999999989">
            <text:p>-0.7</text:p>
          </table:table-cell>
          <table:table-cell office:value-type="float" office:value="0.361869048">
            <text:p>0.361869048</text:p>
          </table:table-cell>
          <table:table-cell table:formula="of:=[.B64]-[.C64]" office:value-type="float" office:value="-1.06186904799999">
            <text:p>-1.061869048</text:p>
          </table:table-cell>
          <table:table-cell/>
        </table:table-row>
        <table:table-row table:style-name="ro1">
          <table:table-cell office:value-type="float" office:value="190.3">
            <text:p>190.3</text:p>
          </table:table-cell>
          <table:table-cell table:formula="of:=[.A66]-[.A65]" office:value-type="float" office:value="-1.40000000000001">
            <text:p>-1.4</text:p>
          </table:table-cell>
          <table:table-cell office:value-type="float" office:value="0.361869048">
            <text:p>0.361869048</text:p>
          </table:table-cell>
          <table:table-cell table:formula="of:=[.B65]-[.C65]" office:value-type="float" office:value="-1.76186904800001">
            <text:p>-1.761869048</text:p>
          </table:table-cell>
          <table:table-cell/>
        </table:table-row>
        <table:table-row table:style-name="ro1">
          <table:table-cell office:value-type="float" office:value="188.9">
            <text:p>188.9</text:p>
          </table:table-cell>
          <table:table-cell table:formula="of:=[.A67]-[.A66]" office:value-type="float" office:value="1.79999999999998">
            <text:p>1.8</text:p>
          </table:table-cell>
          <table:table-cell office:value-type="float" office:value="0.361869048">
            <text:p>0.361869048</text:p>
          </table:table-cell>
          <table:table-cell table:formula="of:=[.B66]-[.C66]" office:value-type="float" office:value="1.43813095199998">
            <text:p>1.438130952</text:p>
          </table:table-cell>
          <table:table-cell/>
        </table:table-row>
        <table:table-row table:style-name="ro1">
          <table:table-cell office:value-type="float" office:value="190.7">
            <text:p>190.7</text:p>
          </table:table-cell>
          <table:table-cell table:formula="of:=[.A68]-[.A67]" office:value-type="float" office:value="1.10000000000002">
            <text:p>1.1</text:p>
          </table:table-cell>
          <table:table-cell office:value-type="float" office:value="0.361869048">
            <text:p>0.361869048</text:p>
          </table:table-cell>
          <table:table-cell table:formula="of:=[.B67]-[.C67]" office:value-type="float" office:value="0.738130952000023">
            <text:p>0.738130952</text:p>
          </table:table-cell>
          <table:table-cell/>
        </table:table-row>
        <table:table-row table:style-name="ro1">
          <table:table-cell office:value-type="float" office:value="191.8">
            <text:p>191.8</text:p>
          </table:table-cell>
          <table:table-cell table:formula="of:=[.A69]-[.A68]" office:value-type="float" office:value="1.5">
            <text:p>1.5</text:p>
          </table:table-cell>
          <table:table-cell office:value-type="float" office:value="0.361869048">
            <text:p>0.361869048</text:p>
          </table:table-cell>
          <table:table-cell table:formula="of:=[.B68]-[.C68]" office:value-type="float" office:value="1.138130952">
            <text:p>1.138130952</text:p>
          </table:table-cell>
          <table:table-cell/>
        </table:table-row>
        <table:table-row table:style-name="ro1">
          <table:table-cell office:value-type="float" office:value="193.3">
            <text:p>193.3</text:p>
          </table:table-cell>
          <table:table-cell table:formula="of:=[.A70]-[.A69]" office:value-type="float" office:value="1.29999999999998">
            <text:p>1.3</text:p>
          </table:table-cell>
          <table:table-cell office:value-type="float" office:value="0.361869048">
            <text:p>0.361869048</text:p>
          </table:table-cell>
          <table:table-cell table:formula="of:=[.B69]-[.C69]" office:value-type="float" office:value="0.938130951999983">
            <text:p>0.938130952</text:p>
          </table:table-cell>
          <table:table-cell/>
        </table:table-row>
        <table:table-row table:style-name="ro1">
          <table:table-cell office:value-type="float" office:value="194.6">
            <text:p>194.6</text:p>
          </table:table-cell>
          <table:table-cell table:formula="of:=[.A71]-[.A70]" office:value-type="float" office:value="-0.199999999999989">
            <text:p>-0.2</text:p>
          </table:table-cell>
          <table:table-cell office:value-type="float" office:value="0.361869048">
            <text:p>0.361869048</text:p>
          </table:table-cell>
          <table:table-cell table:formula="of:=[.B70]-[.C70]" office:value-type="float" office:value="-0.561869047999989">
            <text:p>-0.561869048</text:p>
          </table:table-cell>
          <table:table-cell/>
        </table:table-row>
        <table:table-row table:style-name="ro1">
          <table:table-cell office:value-type="float" office:value="194.4">
            <text:p>194.4</text:p>
          </table:table-cell>
          <table:table-cell table:formula="of:=[.A72]-[.A71]" office:value-type="float" office:value="0.0999999999999943">
            <text:p>0.1</text:p>
          </table:table-cell>
          <table:table-cell office:value-type="float" office:value="0.361869048">
            <text:p>0.361869048</text:p>
          </table:table-cell>
          <table:table-cell table:formula="of:=[.B71]-[.C71]" office:value-type="float" office:value="-0.261869048000006">
            <text:p>-0.261869048</text:p>
          </table:table-cell>
          <table:table-cell/>
        </table:table-row>
        <table:table-row table:style-name="ro1">
          <table:table-cell office:value-type="float" office:value="194.5">
            <text:p>194.5</text:p>
          </table:table-cell>
          <table:table-cell table:formula="of:=[.A73]-[.A72]" office:value-type="float" office:value="0.900000000000006">
            <text:p>0.9</text:p>
          </table:table-cell>
          <table:table-cell office:value-type="float" office:value="0.361869048">
            <text:p>0.361869048</text:p>
          </table:table-cell>
          <table:table-cell table:formula="of:=[.B72]-[.C72]" office:value-type="float" office:value="0.538130952000006">
            <text:p>0.538130952</text:p>
          </table:table-cell>
          <table:table-cell/>
        </table:table-row>
        <table:table-row table:style-name="ro1">
          <table:table-cell office:value-type="float" office:value="195.4">
            <text:p>195.4</text:p>
          </table:table-cell>
          <table:table-cell table:formula="of:=[.A74]-[.A73]" office:value-type="float" office:value="1">
            <text:p>1</text:p>
          </table:table-cell>
          <table:table-cell office:value-type="float" office:value="0.361869048">
            <text:p>0.361869048</text:p>
          </table:table-cell>
          <table:table-cell table:formula="of:=[.B73]-[.C73]" office:value-type="float" office:value="0.638130952">
            <text:p>0.638130952</text:p>
          </table:table-cell>
          <table:table-cell/>
        </table:table-row>
        <table:table-row table:style-name="ro1">
          <table:table-cell office:value-type="float" office:value="196.4">
            <text:p>196.4</text:p>
          </table:table-cell>
          <table:table-cell table:formula="of:=[.A75]-[.A74]" office:value-type="float" office:value="2.40000000000001">
            <text:p>2.4</text:p>
          </table:table-cell>
          <table:table-cell office:value-type="float" office:value="0.361869048">
            <text:p>0.361869048</text:p>
          </table:table-cell>
          <table:table-cell table:formula="of:=[.B74]-[.C74]" office:value-type="float" office:value="2.03813095200001">
            <text:p>2.038130952</text:p>
          </table:table-cell>
          <table:table-cell/>
        </table:table-row>
        <table:table-row table:style-name="ro1">
          <table:table-cell office:value-type="float" office:value="198.8">
            <text:p>198.8</text:p>
          </table:table-cell>
          <table:table-cell table:formula="of:=[.A76]-[.A75]" office:value-type="float" office:value="0.399999999999977">
            <text:p>0.4</text:p>
          </table:table-cell>
          <table:table-cell office:value-type="float" office:value="0.361869048">
            <text:p>0.361869048</text:p>
          </table:table-cell>
          <table:table-cell table:formula="of:=[.B75]-[.C75]" office:value-type="float" office:value="0.0381309519999772">
            <text:p>0.038130952</text:p>
          </table:table-cell>
          <table:table-cell/>
        </table:table-row>
        <table:table-row table:style-name="ro1">
          <table:table-cell office:value-type="float" office:value="199.2">
            <text:p>199.2</text:p>
          </table:table-cell>
          <table:table-cell table:formula="of:=[.A77]-[.A76]" office:value-type="float" office:value="-1.59999999999999">
            <text:p>-1.6</text:p>
          </table:table-cell>
          <table:table-cell office:value-type="float" office:value="0.361869048">
            <text:p>0.361869048</text:p>
          </table:table-cell>
          <table:table-cell table:formula="of:=[.B76]-[.C76]" office:value-type="float" office:value="-1.96186904799999">
            <text:p>-1.961869048</text:p>
          </table:table-cell>
          <table:table-cell/>
        </table:table-row>
        <table:table-row table:style-name="ro1">
          <table:table-cell office:value-type="float" office:value="197.6">
            <text:p>197.6</text:p>
          </table:table-cell>
          <table:table-cell table:formula="of:=[.A78]-[.A77]" office:value-type="float" office:value="-0.799999999999983">
            <text:p>-0.8</text:p>
          </table:table-cell>
          <table:table-cell office:value-type="float" office:value="0.361869048">
            <text:p>0.361869048</text:p>
          </table:table-cell>
          <table:table-cell table:formula="of:=[.B77]-[.C77]" office:value-type="float" office:value="-1.16186904799998">
            <text:p>-1.161869048</text:p>
          </table:table-cell>
          <table:table-cell/>
        </table:table-row>
        <table:table-row table:style-name="ro1">
          <table:table-cell office:value-type="float" office:value="196.8">
            <text:p>196.8</text:p>
          </table:table-cell>
          <table:table-cell table:formula="of:=[.A79]-[.A78]" office:value-type="float" office:value="-1.5">
            <text:p>-1.5</text:p>
          </table:table-cell>
          <table:table-cell office:value-type="float" office:value="0.361869048">
            <text:p>0.361869048</text:p>
          </table:table-cell>
          <table:table-cell table:formula="of:=[.B78]-[.C78]" office:value-type="float" office:value="-1.861869048">
            <text:p>-1.861869048</text:p>
          </table:table-cell>
          <table:table-cell/>
        </table:table-row>
        <table:table-row table:style-name="ro1">
          <table:table-cell office:value-type="float" office:value="195.3">
            <text:p>195.3</text:p>
          </table:table-cell>
          <table:table-cell table:formula="of:=[.A80]-[.A79]" office:value-type="float" office:value="3">
            <text:p>3</text:p>
          </table:table-cell>
          <table:table-cell office:value-type="float" office:value="0.361869048">
            <text:p>0.361869048</text:p>
          </table:table-cell>
          <table:table-cell table:formula="of:=[.B79]-[.C79]" office:value-type="float" office:value="2.638130952">
            <text:p>2.638130952</text:p>
          </table:table-cell>
          <table:table-cell/>
        </table:table-row>
        <table:table-row table:style-name="ro1">
          <table:table-cell office:value-type="float" office:value="198.3">
            <text:p>198.3</text:p>
          </table:table-cell>
          <table:table-cell table:formula="of:=[.A81]-[.A80]" office:value-type="float" office:value="0.399999999999977">
            <text:p>0.4</text:p>
          </table:table-cell>
          <table:table-cell office:value-type="float" office:value="0.361869048">
            <text:p>0.361869048</text:p>
          </table:table-cell>
          <table:table-cell table:formula="of:=[.B80]-[.C80]" office:value-type="float" office:value="0.0381309519999772">
            <text:p>0.038130952</text:p>
          </table:table-cell>
          <table:table-cell/>
        </table:table-row>
        <table:table-row table:style-name="ro1">
          <table:table-cell office:value-type="float" office:value="198.7">
            <text:p>198.7</text:p>
          </table:table-cell>
          <table:table-cell table:formula="of:=[.A82]-[.A81]" office:value-type="float" office:value="1.10000000000002">
            <text:p>1.1</text:p>
          </table:table-cell>
          <table:table-cell office:value-type="float" office:value="0.361869048">
            <text:p>0.361869048</text:p>
          </table:table-cell>
          <table:table-cell table:formula="of:=[.B81]-[.C81]" office:value-type="float" office:value="0.738130952000023">
            <text:p>0.738130952</text:p>
          </table:table-cell>
          <table:table-cell/>
        </table:table-row>
        <table:table-row table:style-name="ro1">
          <table:table-cell office:value-type="float" office:value="199.8">
            <text:p>199.8</text:p>
          </table:table-cell>
          <table:table-cell table:formula="of:=[.A83]-[.A82]" office:value-type="float" office:value="1.69999999999999">
            <text:p>1.7</text:p>
          </table:table-cell>
          <table:table-cell office:value-type="float" office:value="0.361869048">
            <text:p>0.361869048</text:p>
          </table:table-cell>
          <table:table-cell table:formula="of:=[.B82]-[.C82]" office:value-type="float" office:value="1.33813095199999">
            <text:p>1.338130952</text:p>
          </table:table-cell>
          <table:table-cell/>
        </table:table-row>
        <table:table-row table:style-name="ro1">
          <table:table-cell office:value-type="float" office:value="201.5">
            <text:p>201.5</text:p>
          </table:table-cell>
          <table:table-cell table:formula="of:=[.A84]-[.A83]" office:value-type="float" office:value="1">
            <text:p>1</text:p>
          </table:table-cell>
          <table:table-cell office:value-type="float" office:value="0.361869048">
            <text:p>0.361869048</text:p>
          </table:table-cell>
          <table:table-cell table:formula="of:=[.B83]-[.C83]" office:value-type="float" office:value="0.638130952">
            <text:p>0.638130952</text:p>
          </table:table-cell>
          <table:table-cell/>
        </table:table-row>
        <table:table-row table:style-name="ro1">
          <table:table-cell office:value-type="float" office:value="202.5">
            <text:p>202.5</text:p>
          </table:table-cell>
          <table:table-cell table:formula="of:=[.A85]-[.A84]" office:value-type="float" office:value="0.400000000000006">
            <text:p>0.4</text:p>
          </table:table-cell>
          <table:table-cell office:value-type="float" office:value="0.361869048">
            <text:p>0.361869048</text:p>
          </table:table-cell>
          <table:table-cell table:formula="of:=[.B84]-[.C84]" office:value-type="float" office:value="0.0381309520000057">
            <text:p>0.038130952</text:p>
          </table:table-cell>
          <table:table-cell/>
        </table:table-row>
        <table:table-row table:style-name="ro1">
          <table:table-cell office:value-type="float" office:value="202.9">
            <text:p>202.9</text:p>
          </table:table-cell>
          <table:table-cell table:formula="of:=[.A86]-[.A85]" office:value-type="float" office:value="0.599999999999994">
            <text:p>0.6</text:p>
          </table:table-cell>
          <table:table-cell office:value-type="float" office:value="0.361869048">
            <text:p>0.361869048</text:p>
          </table:table-cell>
          <table:table-cell table:formula="of:=[.B85]-[.C85]" office:value-type="float" office:value="0.238130951999994">
            <text:p>0.238130952</text:p>
          </table:table-cell>
          <table:table-cell/>
        </table:table-row>
        <table:table-row table:style-name="ro1">
          <table:table-cell office:value-type="float" office:value="203.5">
            <text:p>203.5</text:p>
          </table:table-cell>
          <table:table-cell table:formula="of:=[.A87]-[.A86]" office:value-type="float" office:value="0.400000000000006">
            <text:p>0.4</text:p>
          </table:table-cell>
          <table:table-cell office:value-type="float" office:value="0.361869048">
            <text:p>0.361869048</text:p>
          </table:table-cell>
          <table:table-cell table:formula="of:=[.B86]-[.C86]" office:value-type="float" office:value="0.0381309520000057">
            <text:p>0.038130952</text:p>
          </table:table-cell>
          <table:table-cell/>
        </table:table-row>
        <table:table-row table:style-name="ro1">
          <table:table-cell office:value-type="float" office:value="203.9">
            <text:p>203.9</text:p>
          </table:table-cell>
          <table:table-cell table:formula="of:=[.A88]-[.A87]" office:value-type="float" office:value="-1">
            <text:p>-1</text:p>
          </table:table-cell>
          <table:table-cell office:value-type="float" office:value="0.361869048">
            <text:p>0.361869048</text:p>
          </table:table-cell>
          <table:table-cell table:formula="of:=[.B87]-[.C87]" office:value-type="float" office:value="-1.361869048">
            <text:p>-1.361869048</text:p>
          </table:table-cell>
          <table:table-cell/>
        </table:table-row>
        <table:table-row table:style-name="ro1">
          <table:table-cell office:value-type="float" office:value="202.9">
            <text:p>202.9</text:p>
          </table:table-cell>
          <table:table-cell table:formula="of:=[.A89]-[.A88]" office:value-type="float" office:value="-1.09999999999999">
            <text:p>-1.1</text:p>
          </table:table-cell>
          <table:table-cell office:value-type="float" office:value="0.361869048">
            <text:p>0.361869048</text:p>
          </table:table-cell>
          <table:table-cell table:formula="of:=[.B88]-[.C88]" office:value-type="float" office:value="-1.46186904799999">
            <text:p>-1.461869048</text:p>
          </table:table-cell>
          <table:table-cell/>
        </table:table-row>
        <table:table-row table:style-name="ro1">
          <table:table-cell office:value-type="float" office:value="201.8">
            <text:p>201.8</text:p>
          </table:table-cell>
          <table:table-cell table:formula="of:=[.A90]-[.A89]" office:value-type="float" office:value="-0.300000000000011">
            <text:p>-0.3</text:p>
          </table:table-cell>
          <table:table-cell office:value-type="float" office:value="0.361869048">
            <text:p>0.361869048</text:p>
          </table:table-cell>
          <table:table-cell table:formula="of:=[.B89]-[.C89]" office:value-type="float" office:value="-0.661869048000011">
            <text:p>-0.661869048</text:p>
          </table:table-cell>
          <table:table-cell/>
        </table:table-row>
        <table:table-row table:style-name="ro1">
          <table:table-cell office:value-type="float" office:value="201.5">
            <text:p>201.5</text:p>
          </table:table-cell>
          <table:table-cell table:formula="of:=[.A91]-[.A90]" office:value-type="float" office:value="0.300000000000011">
            <text:p>0.3</text:p>
          </table:table-cell>
          <table:table-cell office:value-type="float" office:value="0.361869048">
            <text:p>0.361869048</text:p>
          </table:table-cell>
          <table:table-cell table:formula="of:=[.B90]-[.C90]" office:value-type="float" office:value="-0.0618690479999887">
            <text:p>-0.061869048</text:p>
          </table:table-cell>
          <table:table-cell/>
        </table:table-row>
        <table:table-row table:style-name="ro1">
          <table:table-cell office:value-type="float" office:value="201.8">
            <text:p>201.8</text:p>
          </table:table-cell>
          <table:table-cell table:formula="of:=[.A92]-[.A91]" office:value-type="float" office:value="-0.200000000000017">
            <text:p>-0.2</text:p>
          </table:table-cell>
          <table:table-cell office:value-type="float" office:value="0.361869048">
            <text:p>0.361869048</text:p>
          </table:table-cell>
          <table:table-cell table:formula="of:=[.B91]-[.C91]" office:value-type="float" office:value="-0.561869048000017">
            <text:p>-0.561869048</text:p>
          </table:table-cell>
          <table:table-cell/>
        </table:table-row>
        <table:table-row table:style-name="ro1">
          <table:table-cell office:value-type="float" office:value="201.6">
            <text:p>201.6</text:p>
          </table:table-cell>
          <table:table-cell table:formula="of:=[.A93]-[.A92]" office:value-type="float" office:value="0.816000000000003">
            <text:p>0.816</text:p>
          </table:table-cell>
          <table:table-cell office:value-type="float" office:value="0.361869048">
            <text:p>0.361869048</text:p>
          </table:table-cell>
          <table:table-cell table:formula="of:=[.B92]-[.C92]" office:value-type="float" office:value="0.454130952000002">
            <text:p>0.454130952</text:p>
          </table:table-cell>
          <table:table-cell/>
        </table:table-row>
        <table:table-row table:style-name="ro1">
          <table:table-cell office:value-type="float" office:value="202.416">
            <text:p>202.416</text:p>
          </table:table-cell>
          <table:table-cell table:formula="of:=[.A94]-[.A93]" office:value-type="float" office:value="1.083">
            <text:p>1.083</text:p>
          </table:table-cell>
          <table:table-cell office:value-type="float" office:value="0.361869048">
            <text:p>0.361869048</text:p>
          </table:table-cell>
          <table:table-cell table:formula="of:=[.B93]-[.C93]" office:value-type="float" office:value="0.721130951999998">
            <text:p>0.721130952</text:p>
          </table:table-cell>
          <table:table-cell/>
        </table:table-row>
        <table:table-row table:style-name="ro1">
          <table:table-cell office:value-type="float" office:value="203.499">
            <text:p>203.499</text:p>
          </table:table-cell>
          <table:table-cell table:formula="of:=[.A95]-[.A94]" office:value-type="float" office:value="1.85300000000001">
            <text:p>1.853</text:p>
          </table:table-cell>
          <table:table-cell office:value-type="float" office:value="0.361869048">
            <text:p>0.361869048</text:p>
          </table:table-cell>
          <table:table-cell table:formula="of:=[.B94]-[.C94]" office:value-type="float" office:value="1.49113095200001">
            <text:p>1.491130952</text:p>
          </table:table-cell>
          <table:table-cell/>
        </table:table-row>
        <table:table-row table:style-name="ro1">
          <table:table-cell office:value-type="float" office:value="205.352">
            <text:p>205.352</text:p>
          </table:table-cell>
          <table:table-cell table:formula="of:=[.A96]-[.A95]" office:value-type="float" office:value="1.334">
            <text:p>1.334</text:p>
          </table:table-cell>
          <table:table-cell office:value-type="float" office:value="0.361869048">
            <text:p>0.361869048</text:p>
          </table:table-cell>
          <table:table-cell table:formula="of:=[.B95]-[.C95]" office:value-type="float" office:value="0.972130952000003">
            <text:p>0.972130952</text:p>
          </table:table-cell>
          <table:table-cell/>
        </table:table-row>
        <table:table-row table:style-name="ro1">
          <table:table-cell office:value-type="float" office:value="206.686">
            <text:p>206.686</text:p>
          </table:table-cell>
          <table:table-cell table:formula="of:=[.A97]-[.A96]" office:value-type="float" office:value="1.26300000000001">
            <text:p>1.263</text:p>
          </table:table-cell>
          <table:table-cell office:value-type="float" office:value="0.361869048">
            <text:p>0.361869048</text:p>
          </table:table-cell>
          <table:table-cell table:formula="of:=[.B96]-[.C96]" office:value-type="float" office:value="0.901130952000005">
            <text:p>0.901130952</text:p>
          </table:table-cell>
          <table:table-cell/>
        </table:table-row>
        <table:table-row table:style-name="ro1">
          <table:table-cell office:value-type="float" office:value="207.949">
            <text:p>207.949</text:p>
          </table:table-cell>
          <table:table-cell table:formula="of:=[.A98]-[.A97]" office:value-type="float" office:value="0.402999999999992">
            <text:p>0.403</text:p>
          </table:table-cell>
          <table:table-cell office:value-type="float" office:value="0.361869048">
            <text:p>0.361869048</text:p>
          </table:table-cell>
          <table:table-cell table:formula="of:=[.B97]-[.C97]" office:value-type="float" office:value="0.0411309519999916">
            <text:p>0.041130952</text:p>
          </table:table-cell>
          <table:table-cell/>
        </table:table-row>
        <table:table-row table:style-name="ro1">
          <table:table-cell office:value-type="float" office:value="208.352">
            <text:p>208.352</text:p>
          </table:table-cell>
          <table:table-cell table:formula="of:=[.A99]-[.A98]" office:value-type="float" office:value="-0.0529999999999973">
            <text:p>-0.053</text:p>
          </table:table-cell>
          <table:table-cell office:value-type="float" office:value="0.361869048">
            <text:p>0.361869048</text:p>
          </table:table-cell>
          <table:table-cell table:formula="of:=[.B98]-[.C98]" office:value-type="float" office:value="-0.414869047999997">
            <text:p>-0.414869048</text:p>
          </table:table-cell>
          <table:table-cell/>
        </table:table-row>
        <table:table-row table:style-name="ro1">
          <table:table-cell office:value-type="float" office:value="208.299">
            <text:p>208.299</text:p>
          </table:table-cell>
          <table:table-cell table:formula="of:=[.A100]-[.A99]" office:value-type="float" office:value="-0.382000000000005">
            <text:p>-0.382</text:p>
          </table:table-cell>
          <table:table-cell office:value-type="float" office:value="0.361869048">
            <text:p>0.361869048</text:p>
          </table:table-cell>
          <table:table-cell table:formula="of:=[.B99]-[.C99]" office:value-type="float" office:value="-0.743869048000005">
            <text:p>-0.743869048</text:p>
          </table:table-cell>
          <table:table-cell/>
        </table:table-row>
        <table:table-row table:style-name="ro1">
          <table:table-cell office:value-type="float" office:value="207.917">
            <text:p>207.917</text:p>
          </table:table-cell>
          <table:table-cell table:formula="of:=[.A101]-[.A100]" office:value-type="float" office:value="0.573000000000008">
            <text:p>0.573</text:p>
          </table:table-cell>
          <table:table-cell office:value-type="float" office:value="0.361869048">
            <text:p>0.361869048</text:p>
          </table:table-cell>
          <table:table-cell table:formula="of:=[.B100]-[.C100]" office:value-type="float" office:value="0.211130952000007">
            <text:p>0.211130952</text:p>
          </table:table-cell>
          <table:table-cell/>
        </table:table-row>
        <table:table-row table:style-name="ro1">
          <table:table-cell office:value-type="float" office:value="208.49">
            <text:p>208.49</text:p>
          </table:table-cell>
          <table:table-cell table:formula="of:=[.A102]-[.A101]" office:value-type="float" office:value="0.445999999999998">
            <text:p>0.446</text:p>
          </table:table-cell>
          <table:table-cell office:value-type="float" office:value="0.361869048">
            <text:p>0.361869048</text:p>
          </table:table-cell>
          <table:table-cell table:formula="of:=[.B101]-[.C101]" office:value-type="float" office:value="0.0841309519999979">
            <text:p>0.084130952</text:p>
          </table:table-cell>
          <table:table-cell/>
        </table:table-row>
        <table:table-row table:style-name="ro1">
          <table:table-cell office:value-type="float" office:value="208.936">
            <text:p>208.936</text:p>
          </table:table-cell>
          <table:table-cell table:formula="of:=[.A103]-[.A102]" office:value-type="float" office:value="1.24099999999999">
            <text:p>1.241</text:p>
          </table:table-cell>
          <table:table-cell office:value-type="float" office:value="0.361869048">
            <text:p>0.361869048</text:p>
          </table:table-cell>
          <table:table-cell table:formula="of:=[.B102]-[.C102]" office:value-type="float" office:value="0.879130951999986">
            <text:p>0.879130952</text:p>
          </table:table-cell>
          <table:table-cell/>
        </table:table-row>
        <table:table-row table:style-name="ro1">
          <table:table-cell office:value-type="float" office:value="210.177">
            <text:p>210.177</text:p>
          </table:table-cell>
          <table:table-cell table:formula="of:=[.A104]-[.A103]" office:value-type="float" office:value="-0.140999999999991">
            <text:p>-0.141</text:p>
          </table:table-cell>
          <table:table-cell office:value-type="float" office:value="0.361869048">
            <text:p>0.361869048</text:p>
          </table:table-cell>
          <table:table-cell table:formula="of:=[.B103]-[.C103]" office:value-type="float" office:value="-0.502869047999991">
            <text:p>-0.502869048</text:p>
          </table:table-cell>
          <table:table-cell/>
        </table:table-row>
        <table:table-row table:style-name="ro1">
          <table:table-cell office:value-type="float" office:value="210.036">
            <text:p>210.036</text:p>
          </table:table-cell>
          <table:table-cell table:formula="of:=[.A105]-[.A104]" office:value-type="float" office:value="-2.69399999999999">
            <text:p>-2.694</text:p>
          </table:table-cell>
          <table:table-cell office:value-type="float" office:value="0.361869048">
            <text:p>0.361869048</text:p>
          </table:table-cell>
          <table:table-cell table:formula="of:=[.B104]-[.C104]" office:value-type="float" office:value="-3.05586904799999">
            <text:p>-3.055869048</text:p>
          </table:table-cell>
          <table:table-cell/>
        </table:table-row>
        <table:table-row table:style-name="ro1">
          <table:table-cell office:value-type="float" office:value="207.342">
            <text:p>207.342</text:p>
          </table:table-cell>
          <table:table-cell table:formula="of:=[.A106]-[.A105]" office:value-type="float" office:value="3.738">
            <text:p>3.738</text:p>
          </table:table-cell>
          <table:table-cell office:value-type="float" office:value="0.361869048">
            <text:p>0.361869048</text:p>
          </table:table-cell>
          <table:table-cell table:formula="of:=[.B105]-[.C105]" office:value-type="float" office:value="3.376130952">
            <text:p>3.376130952</text:p>
          </table:table-cell>
          <table:table-cell/>
        </table:table-row>
        <table:table-row table:style-name="ro1">
          <table:table-cell office:value-type="float" office:value="211.08">
            <text:p>211.08</text:p>
          </table:table-cell>
          <table:table-cell table:formula="of:=[.A107]-[.A106]" office:value-type="float" office:value="0.613">
            <text:p>0.613</text:p>
          </table:table-cell>
          <table:table-cell office:value-type="float" office:value="0.361869048">
            <text:p>0.361869048</text:p>
          </table:table-cell>
          <table:table-cell table:formula="of:=[.B106]-[.C106]" office:value-type="float" office:value="0.251130951999999">
            <text:p>0.251130952</text:p>
          </table:table-cell>
          <table:table-cell/>
        </table:table-row>
        <table:table-row table:style-name="ro1">
          <table:table-cell office:value-type="float" office:value="211.693">
            <text:p>211.693</text:p>
          </table:table-cell>
          <table:table-cell table:formula="of:=[.A108]-[.A107]" office:value-type="float" office:value="1.83499999999998">
            <text:p>1.835</text:p>
          </table:table-cell>
          <table:table-cell office:value-type="float" office:value="0.361869048">
            <text:p>0.361869048</text:p>
          </table:table-cell>
          <table:table-cell table:formula="of:=[.B107]-[.C107]" office:value-type="float" office:value="1.47313095199998">
            <text:p>1.473130952</text:p>
          </table:table-cell>
          <table:table-cell/>
        </table:table-row>
        <table:table-row table:style-name="ro1">
          <table:table-cell office:value-type="float" office:value="213.528">
            <text:p>213.528</text:p>
          </table:table-cell>
          <table:table-cell table:formula="of:=[.A109]-[.A108]" office:value-type="float" office:value="1.29500000000002">
            <text:p>1.295</text:p>
          </table:table-cell>
          <table:table-cell office:value-type="float" office:value="0.361869048">
            <text:p>0.361869048</text:p>
          </table:table-cell>
          <table:table-cell table:formula="of:=[.B108]-[.C108]" office:value-type="float" office:value="0.933130952000016">
            <text:p>0.933130952</text:p>
          </table:table-cell>
          <table:table-cell/>
        </table:table-row>
        <table:table-row table:style-name="ro1">
          <table:table-cell office:value-type="float" office:value="214.823">
            <text:p>214.823</text:p>
          </table:table-cell>
          <table:table-cell table:formula="of:=[.A110]-[.A109]" office:value-type="float" office:value="1.809">
            <text:p>1.809</text:p>
          </table:table-cell>
          <table:table-cell office:value-type="float" office:value="0.361869048">
            <text:p>0.361869048</text:p>
          </table:table-cell>
          <table:table-cell table:formula="of:=[.B109]-[.C109]" office:value-type="float" office:value="1.447130952">
            <text:p>1.447130952</text:p>
          </table:table-cell>
          <table:table-cell/>
        </table:table-row>
        <table:table-row table:style-name="ro1">
          <table:table-cell office:value-type="float" office:value="216.632">
            <text:p>216.632</text:p>
          </table:table-cell>
          <table:table-cell table:formula="of:=[.A111]-[.A110]" office:value-type="float" office:value="2.18299999999999">
            <text:p>2.183</text:p>
          </table:table-cell>
          <table:table-cell office:value-type="float" office:value="0.361869048">
            <text:p>0.361869048</text:p>
          </table:table-cell>
          <table:table-cell table:formula="of:=[.B110]-[.C110]" office:value-type="float" office:value="1.82113095199999">
            <text:p>1.821130952</text:p>
          </table:table-cell>
          <table:table-cell/>
        </table:table-row>
        <table:table-row table:style-name="ro1">
          <table:table-cell office:value-type="float" office:value="218.815">
            <text:p>218.815</text:p>
          </table:table-cell>
          <table:table-cell table:formula="of:=[.A112]-[.A111]" office:value-type="float" office:value="1.149">
            <text:p>1.149</text:p>
          </table:table-cell>
          <table:table-cell office:value-type="float" office:value="0.361869048">
            <text:p>0.361869048</text:p>
          </table:table-cell>
          <table:table-cell table:formula="of:=[.B111]-[.C111]" office:value-type="float" office:value="0.787130952000001">
            <text:p>0.787130952</text:p>
          </table:table-cell>
          <table:table-cell/>
        </table:table-row>
        <table:table-row table:style-name="ro1">
          <table:table-cell office:value-type="float" office:value="219.964">
            <text:p>219.964</text:p>
          </table:table-cell>
          <table:table-cell table:formula="of:=[.A113]-[.A112]" office:value-type="float" office:value="-0.877999999999986">
            <text:p>-0.878</text:p>
          </table:table-cell>
          <table:table-cell office:value-type="float" office:value="0.361869048">
            <text:p>0.361869048</text:p>
          </table:table-cell>
          <table:table-cell table:formula="of:=[.B112]-[.C112]" office:value-type="float" office:value="-1.23986904799999">
            <text:p>-1.239869048</text:p>
          </table:table-cell>
          <table:table-cell/>
        </table:table-row>
        <table:table-row table:style-name="ro1">
          <table:table-cell office:value-type="float" office:value="219.086">
            <text:p>219.086</text:p>
          </table:table-cell>
          <table:table-cell table:formula="of:=[.A114]-[.A113]" office:value-type="float" office:value="-0.303000000000026">
            <text:p>-0.303</text:p>
          </table:table-cell>
          <table:table-cell office:value-type="float" office:value="0.361869048">
            <text:p>0.361869048</text:p>
          </table:table-cell>
          <table:table-cell table:formula="of:=[.B113]-[.C113]" office:value-type="float" office:value="-0.664869048000026">
            <text:p>-0.664869048</text:p>
          </table:table-cell>
          <table:table-cell/>
        </table:table-row>
        <table:table-row table:style-name="ro1">
          <table:table-cell office:value-type="float" office:value="218.783">
            <text:p>218.783</text:p>
          </table:table-cell>
          <table:table-cell table:formula="of:=[.A115]-[.A114]" office:value-type="float" office:value="-2.20999999999998">
            <text:p>-2.21</text:p>
          </table:table-cell>
          <table:table-cell office:value-type="float" office:value="0.361869048">
            <text:p>0.361869048</text:p>
          </table:table-cell>
          <table:table-cell table:formula="of:=[.B114]-[.C114]" office:value-type="float" office:value="-2.57186904799998">
            <text:p>-2.571869048</text:p>
          </table:table-cell>
          <table:table-cell/>
        </table:table-row>
        <table:table-row table:style-name="ro1">
          <table:table-cell office:value-type="float" office:value="216.573">
            <text:p>216.573</text:p>
          </table:table-cell>
          <table:table-cell table:formula="of:=[.A116]-[.A115]" office:value-type="float" office:value="-4.148">
            <text:p>-4.148</text:p>
          </table:table-cell>
          <table:table-cell office:value-type="float" office:value="0.361869048">
            <text:p>0.361869048</text:p>
          </table:table-cell>
          <table:table-cell table:formula="of:=[.B115]-[.C115]" office:value-type="float" office:value="-4.509869048">
            <text:p>-4.509869048</text:p>
          </table:table-cell>
          <table:table-cell/>
        </table:table-row>
        <table:table-row table:style-name="ro1">
          <table:table-cell office:value-type="float" office:value="212.425">
            <text:p>212.425</text:p>
          </table:table-cell>
          <table:table-cell table:formula="of:=[.A117]-[.A116]" office:value-type="float" office:value="-2.197">
            <text:p>-2.197</text:p>
          </table:table-cell>
          <table:table-cell office:value-type="float" office:value="0.361869048">
            <text:p>0.361869048</text:p>
          </table:table-cell>
          <table:table-cell table:formula="of:=[.B116]-[.C116]" office:value-type="float" office:value="-2.558869048">
            <text:p>-2.558869048</text:p>
          </table:table-cell>
          <table:table-cell/>
        </table:table-row>
        <table:table-row table:style-name="ro1">
          <table:table-cell office:value-type="float" office:value="210.228">
            <text:p>210.228</text:p>
          </table:table-cell>
          <table:table-cell table:formula="of:=[.A118]-[.A117]" office:value-type="float" office:value="5.07499999999999">
            <text:p>5.075</text:p>
          </table:table-cell>
          <table:table-cell office:value-type="float" office:value="0.361869048">
            <text:p>0.361869048</text:p>
          </table:table-cell>
          <table:table-cell table:formula="of:=[.B117]-[.C117]" office:value-type="float" office:value="4.71313095199999">
            <text:p>4.713130952</text:p>
          </table:table-cell>
          <table:table-cell/>
        </table:table-row>
        <table:table-row table:style-name="ro1">
          <table:table-cell office:value-type="float" office:value="215.303">
            <text:p>215.303</text:p>
          </table:table-cell>
          <table:table-cell table:formula="of:=[.A119]-[.A118]" office:value-type="float" office:value="-4.16">
            <text:p>-4.16</text:p>
          </table:table-cell>
          <table:table-cell office:value-type="float" office:value="0.361869048">
            <text:p>0.361869048</text:p>
          </table:table-cell>
          <table:table-cell table:formula="of:=[.B118]-[.C118]" office:value-type="float" office:value="-4.521869048">
            <text:p>-4.521869048</text:p>
          </table:table-cell>
          <table:table-cell/>
        </table:table-row>
        <table:table-row table:style-name="ro1">
          <table:table-cell office:value-type="float" office:value="211.143">
            <text:p>211.143</text:p>
          </table:table-cell>
          <table:table-cell table:formula="of:=[.A120]-[.A119]" office:value-type="float" office:value="1.05000000000001">
            <text:p>1.05</text:p>
          </table:table-cell>
          <table:table-cell office:value-type="float" office:value="0.361869048">
            <text:p>0.361869048</text:p>
          </table:table-cell>
          <table:table-cell table:formula="of:=[.B119]-[.C119]" office:value-type="float" office:value="0.688130952000011">
            <text:p>0.688130952</text:p>
          </table:table-cell>
          <table:table-cell/>
        </table:table-row>
        <table:table-row table:style-name="ro1">
          <table:table-cell office:value-type="float" office:value="212.193">
            <text:p>212.193</text:p>
          </table:table-cell>
          <table:table-cell table:formula="of:=[.A121]-[.A120]" office:value-type="float" office:value="0.515999999999991">
            <text:p>0.516</text:p>
          </table:table-cell>
          <table:table-cell office:value-type="float" office:value="0.361869048">
            <text:p>0.361869048</text:p>
          </table:table-cell>
          <table:table-cell table:formula="of:=[.B120]-[.C120]" office:value-type="float" office:value="0.154130951999991">
            <text:p>0.154130952</text:p>
          </table:table-cell>
          <table:table-cell/>
        </table:table-row>
        <table:table-row table:style-name="ro1">
          <table:table-cell office:value-type="float" office:value="212.709">
            <text:p>212.709</text:p>
          </table:table-cell>
          <table:table-cell table:formula="of:=[.A122]-[.A121]" office:value-type="float" office:value="0.531000000000006">
            <text:p>0.531</text:p>
          </table:table-cell>
          <table:table-cell office:value-type="float" office:value="0.361869048">
            <text:p>0.361869048</text:p>
          </table:table-cell>
          <table:table-cell table:formula="of:=[.B121]-[.C121]" office:value-type="float" office:value="0.169130952000006">
            <text:p>0.169130952</text:p>
          </table:table-cell>
          <table:table-cell/>
        </table:table-row>
        <table:table-row table:style-name="ro1">
          <table:table-cell office:value-type="float" office:value="213.24">
            <text:p>213.24</text:p>
          </table:table-cell>
          <table:table-cell table:formula="of:=[.A123]-[.A122]" office:value-type="float" office:value="0.615999999999985">
            <text:p>0.616</text:p>
          </table:table-cell>
          <table:table-cell office:value-type="float" office:value="0.361869048">
            <text:p>0.361869048</text:p>
          </table:table-cell>
          <table:table-cell table:formula="of:=[.B122]-[.C122]" office:value-type="float" office:value="0.254130951999985">
            <text:p>0.254130952</text:p>
          </table:table-cell>
          <table:table-cell/>
        </table:table-row>
        <table:table-row table:style-name="ro1">
          <table:table-cell office:value-type="float" office:value="213.856">
            <text:p>213.856</text:p>
          </table:table-cell>
          <table:table-cell table:formula="of:=[.A124]-[.A123]" office:value-type="float" office:value="1.83700000000002">
            <text:p>1.837</text:p>
          </table:table-cell>
          <table:table-cell office:value-type="float" office:value="0.361869048">
            <text:p>0.361869048</text:p>
          </table:table-cell>
          <table:table-cell table:formula="of:=[.B123]-[.C123]" office:value-type="float" office:value="1.47513095200002">
            <text:p>1.475130952</text:p>
          </table:table-cell>
          <table:table-cell/>
        </table:table-row>
        <table:table-row table:style-name="ro1">
          <table:table-cell office:value-type="float" office:value="215.693">
            <text:p>215.693</text:p>
          </table:table-cell>
          <table:table-cell table:formula="of:=[.A125]-[.A124]" office:value-type="float" office:value="-0.342000000000013">
            <text:p>-0.342</text:p>
          </table:table-cell>
          <table:table-cell office:value-type="float" office:value="0.361869048">
            <text:p>0.361869048</text:p>
          </table:table-cell>
          <table:table-cell table:formula="of:=[.B124]-[.C124]" office:value-type="float" office:value="-0.703869048000013">
            <text:p>-0.703869048</text:p>
          </table:table-cell>
          <table:table-cell/>
        </table:table-row>
        <table:table-row table:style-name="ro1">
          <table:table-cell office:value-type="float" office:value="215.351">
            <text:p>215.351</text:p>
          </table:table-cell>
          <table:table-cell table:formula="of:=[.A126]-[.A125]" office:value-type="float" office:value="0.483000000000004">
            <text:p>0.483</text:p>
          </table:table-cell>
          <table:table-cell office:value-type="float" office:value="0.361869048">
            <text:p>0.361869048</text:p>
          </table:table-cell>
          <table:table-cell table:formula="of:=[.B125]-[.C125]" office:value-type="float" office:value="0.121130952000004">
            <text:p>0.121130952</text:p>
          </table:table-cell>
          <table:table-cell/>
        </table:table-row>
        <table:table-row table:style-name="ro1">
          <table:table-cell office:value-type="float" office:value="215.834">
            <text:p>215.834</text:p>
          </table:table-cell>
          <table:table-cell table:formula="of:=[.A127]-[.A126]" office:value-type="float" office:value="0.134999999999991">
            <text:p>0.135</text:p>
          </table:table-cell>
          <table:table-cell office:value-type="float" office:value="0.361869048">
            <text:p>0.361869048</text:p>
          </table:table-cell>
          <table:table-cell table:formula="of:=[.B126]-[.C126]" office:value-type="float" office:value="-0.226869048000009">
            <text:p>-0.226869048</text:p>
          </table:table-cell>
          <table:table-cell/>
        </table:table-row>
        <table:table-row table:style-name="ro1">
          <table:table-cell office:value-type="float" office:value="215.969">
            <text:p>215.969</text:p>
          </table:table-cell>
          <table:table-cell table:formula="of:=[.A128]-[.A127]" office:value-type="float" office:value="0.207999999999998">
            <text:p>0.208</text:p>
          </table:table-cell>
          <table:table-cell office:value-type="float" office:value="0.361869048">
            <text:p>0.361869048</text:p>
          </table:table-cell>
          <table:table-cell table:formula="of:=[.B127]-[.C127]" office:value-type="float" office:value="-0.153869048000002">
            <text:p>-0.153869048</text:p>
          </table:table-cell>
          <table:table-cell/>
        </table:table-row>
        <table:table-row table:style-name="ro1">
          <table:table-cell office:value-type="float" office:value="216.177">
            <text:p>216.177</text:p>
          </table:table-cell>
          <table:table-cell table:formula="of:=[.A129]-[.A128]" office:value-type="float" office:value="0.15300000000002">
            <text:p>0.153</text:p>
          </table:table-cell>
          <table:table-cell office:value-type="float" office:value="0.361869048">
            <text:p>0.361869048</text:p>
          </table:table-cell>
          <table:table-cell table:formula="of:=[.B128]-[.C128]" office:value-type="float" office:value="-0.20886904799998">
            <text:p>-0.208869048</text:p>
          </table:table-cell>
          <table:table-cell/>
        </table:table-row>
        <table:table-row table:style-name="ro1">
          <table:table-cell office:value-type="float" office:value="216.33">
            <text:p>216.33</text:p>
          </table:table-cell>
          <table:table-cell table:formula="of:=[.A130]-[.A129]" office:value-type="float" office:value="-0.381">
            <text:p>-0.381</text:p>
          </table:table-cell>
          <table:table-cell office:value-type="float" office:value="0.361869048">
            <text:p>0.361869048</text:p>
          </table:table-cell>
          <table:table-cell table:formula="of:=[.B129]-[.C129]" office:value-type="float" office:value="-0.742869048">
            <text:p>-0.742869048</text:p>
          </table:table-cell>
          <table:table-cell/>
        </table:table-row>
        <table:table-row table:style-name="ro1">
          <table:table-cell office:value-type="float" office:value="215.949">
            <text:p>215.949</text:p>
          </table:table-cell>
          <table:table-cell table:formula="of:=[.A131]-[.A130]" office:value-type="float" office:value="-1.41200000000001">
            <text:p>-1.412</text:p>
          </table:table-cell>
          <table:table-cell office:value-type="float" office:value="0.361869048">
            <text:p>0.361869048</text:p>
          </table:table-cell>
          <table:table-cell table:formula="of:=[.B130]-[.C130]" office:value-type="float" office:value="-1.77386904800001">
            <text:p>-1.773869048</text:p>
          </table:table-cell>
          <table:table-cell/>
        </table:table-row>
        <table:table-row table:style-name="ro1">
          <table:table-cell office:value-type="float" office:value="214.537">
            <text:p>214.537</text:p>
          </table:table-cell>
          <table:table-cell table:formula="of:=[.A132]-[.A131]" office:value-type="float" office:value="2.15000000000001">
            <text:p>2.15</text:p>
          </table:table-cell>
          <table:table-cell office:value-type="float" office:value="0.361869048">
            <text:p>0.361869048</text:p>
          </table:table-cell>
          <table:table-cell table:formula="of:=[.B131]-[.C131]" office:value-type="float" office:value="1.78813095200001">
            <text:p>1.788130952</text:p>
          </table:table-cell>
          <table:table-cell/>
        </table:table-row>
        <table:table-row table:style-name="ro1">
          <table:table-cell office:value-type="float" office:value="216.687">
            <text:p>216.687</text:p>
          </table:table-cell>
          <table:table-cell table:formula="of:=[.A133]-[.A132]" office:value-type="float" office:value="0.054000000000002">
            <text:p>0.054</text:p>
          </table:table-cell>
          <table:table-cell office:value-type="float" office:value="0.361869048">
            <text:p>0.361869048</text:p>
          </table:table-cell>
          <table:table-cell table:formula="of:=[.B132]-[.C132]" office:value-type="float" office:value="-0.307869047999998">
            <text:p>-0.307869048</text:p>
          </table:table-cell>
          <table:table-cell/>
        </table:table-row>
        <table:table-row table:style-name="ro1">
          <table:table-cell office:value-type="float" office:value="216.741">
            <text:p>216.741</text:p>
          </table:table-cell>
          <table:table-cell table:formula="of:=[.A134]-[.A133]" office:value-type="float" office:value="0.889999999999986">
            <text:p>0.89</text:p>
          </table:table-cell>
          <table:table-cell office:value-type="float" office:value="0.361869048">
            <text:p>0.361869048</text:p>
          </table:table-cell>
          <table:table-cell table:formula="of:=[.B133]-[.C133]" office:value-type="float" office:value="0.528130951999986">
            <text:p>0.528130952</text:p>
          </table:table-cell>
          <table:table-cell/>
        </table:table-row>
        <table:table-row table:style-name="ro1">
          <table:table-cell office:value-type="float" office:value="217.631">
            <text:p>217.631</text:p>
          </table:table-cell>
          <table:table-cell table:formula="of:=[.A135]-[.A134]" office:value-type="float" office:value="0.377999999999986">
            <text:p>0.378</text:p>
          </table:table-cell>
          <table:table-cell office:value-type="float" office:value="0.361869048">
            <text:p>0.361869048</text:p>
          </table:table-cell>
          <table:table-cell table:formula="of:=[.B134]-[.C134]" office:value-type="float" office:value="0.0161309519999859">
            <text:p>0.016130952</text:p>
          </table:table-cell>
          <table:table-cell/>
        </table:table-row>
        <table:table-row table:style-name="ro1">
          <table:table-cell office:value-type="float" office:value="218.009">
            <text:p>218.009</text:p>
          </table:table-cell>
          <table:table-cell table:formula="of:=[.A136]-[.A135]" office:value-type="float" office:value="0.169000000000011">
            <text:p>0.169</text:p>
          </table:table-cell>
          <table:table-cell office:value-type="float" office:value="0.361869048">
            <text:p>0.361869048</text:p>
          </table:table-cell>
          <table:table-cell table:formula="of:=[.B135]-[.C135]" office:value-type="float" office:value="-0.192869047999989">
            <text:p>-0.192869048</text:p>
          </table:table-cell>
          <table:table-cell/>
        </table:table-row>
        <table:table-row table:style-name="ro1">
          <table:table-cell office:value-type="float" office:value="218.178">
            <text:p>218.178</text:p>
          </table:table-cell>
          <table:table-cell table:formula="of:=[.A137]-[.A136]" office:value-type="float" office:value="-0.212999999999994">
            <text:p>-0.213</text:p>
          </table:table-cell>
          <table:table-cell office:value-type="float" office:value="0.361869048">
            <text:p>0.361869048</text:p>
          </table:table-cell>
          <table:table-cell table:formula="of:=[.B136]-[.C136]" office:value-type="float" office:value="-0.574869047999994">
            <text:p>-0.574869048</text:p>
          </table:table-cell>
          <table:table-cell/>
        </table:table-row>
        <table:table-row table:style-name="ro1">
          <table:table-cell office:value-type="float" office:value="217.965">
            <text:p>217.965</text:p>
          </table:table-cell>
          <table:table-cell table:formula="of:=[.A138]-[.A137]" office:value-type="float" office:value="0.0459999999999923">
            <text:p>0.046</text:p>
          </table:table-cell>
          <table:table-cell office:value-type="float" office:value="0.361869048">
            <text:p>0.361869048</text:p>
          </table:table-cell>
          <table:table-cell table:formula="of:=[.B137]-[.C137]" office:value-type="float" office:value="-0.315869048000008">
            <text:p>-0.315869048</text:p>
          </table:table-cell>
          <table:table-cell/>
        </table:table-row>
        <table:table-row table:style-name="ro1">
          <table:table-cell office:value-type="float" office:value="218.011">
            <text:p>218.011</text:p>
          </table:table-cell>
          <table:table-cell table:formula="of:=[.A139]-[.A138]" office:value-type="float" office:value="0.301000000000016">
            <text:p>0.301</text:p>
          </table:table-cell>
          <table:table-cell office:value-type="float" office:value="0.361869048">
            <text:p>0.361869048</text:p>
          </table:table-cell>
          <table:table-cell table:formula="of:=[.B138]-[.C138]" office:value-type="float" office:value="-0.0608690479999839">
            <text:p>-0.060869048</text:p>
          </table:table-cell>
          <table:table-cell/>
        </table:table-row>
        <table:table-row table:style-name="ro1">
          <table:table-cell office:value-type="float" office:value="218.312">
            <text:p>218.312</text:p>
          </table:table-cell>
          <table:table-cell table:formula="of:=[.A140]-[.A139]" office:value-type="float" office:value="0.126999999999981">
            <text:p>0.127</text:p>
          </table:table-cell>
          <table:table-cell office:value-type="float" office:value="0.361869048">
            <text:p>0.361869048</text:p>
          </table:table-cell>
          <table:table-cell table:formula="of:=[.B139]-[.C139]" office:value-type="float" office:value="-0.234869048000019">
            <text:p>-0.234869048</text:p>
          </table:table-cell>
          <table:table-cell/>
        </table:table-row>
        <table:table-row table:style-name="ro1">
          <table:table-cell office:value-type="float" office:value="218.439">
            <text:p>218.439</text:p>
          </table:table-cell>
          <table:table-cell table:formula="of:=[.A141]-[.A140]" office:value-type="float" office:value="0.27200000000002">
            <text:p>0.272</text:p>
          </table:table-cell>
          <table:table-cell office:value-type="float" office:value="0.361869048">
            <text:p>0.361869048</text:p>
          </table:table-cell>
          <table:table-cell table:formula="of:=[.B140]-[.C140]" office:value-type="float" office:value="-0.0898690479999802">
            <text:p>-0.089869048</text:p>
          </table:table-cell>
          <table:table-cell/>
        </table:table-row>
        <table:table-row table:style-name="ro1">
          <table:table-cell office:value-type="float" office:value="218.711">
            <text:p>218.711</text:p>
          </table:table-cell>
          <table:table-cell table:formula="of:=[.A142]-[.A141]" office:value-type="float" office:value="0.0919999999999845">
            <text:p>0.092</text:p>
          </table:table-cell>
          <table:table-cell office:value-type="float" office:value="0.361869048">
            <text:p>0.361869048</text:p>
          </table:table-cell>
          <table:table-cell table:formula="of:=[.B141]-[.C141]" office:value-type="float" office:value="-0.269869048000015">
            <text:p>-0.269869048</text:p>
          </table:table-cell>
          <table:table-cell/>
        </table:table-row>
        <table:table-row table:style-name="ro1">
          <table:table-cell office:value-type="float" office:value="218.803">
            <text:p>218.803</text:p>
          </table:table-cell>
          <table:table-cell table:formula="of:=[.A143]-[.A142]" office:value-type="float" office:value="0.376000000000005">
            <text:p>0.376</text:p>
          </table:table-cell>
          <table:table-cell office:value-type="float" office:value="0.361869048">
            <text:p>0.361869048</text:p>
          </table:table-cell>
          <table:table-cell table:formula="of:=[.B142]-[.C142]" office:value-type="float" office:value="0.0141309520000047">
            <text:p>0.014130952</text:p>
          </table:table-cell>
          <table:table-cell/>
        </table:table-row>
        <table:table-row table:style-name="ro1">
          <table:table-cell office:value-type="float" office:value="219.179">
            <text:p>219.179</text:p>
          </table:table-cell>
          <table:table-cell table:formula="of:=[.A144]-[.A143]" office:value-type="float" office:value="-1.12299999999999">
            <text:p>-1.123</text:p>
          </table:table-cell>
          <table:table-cell office:value-type="float" office:value="0.361869048">
            <text:p>0.361869048</text:p>
          </table:table-cell>
          <table:table-cell table:formula="of:=[.B143]-[.C143]" office:value-type="float" office:value="-1.48486904799999">
            <text:p>-1.484869048</text:p>
          </table:table-cell>
          <table:table-cell/>
        </table:table-row>
        <table:table-row table:style-name="ro1">
          <table:table-cell office:value-type="float" office:value="218.056">
            <text:p>218.056</text:p>
          </table:table-cell>
          <table:table-cell table:formula="of:=[.A145]-[.A144]" office:value-type="float" office:value="2.167">
            <text:p>2.167</text:p>
          </table:table-cell>
          <table:table-cell office:value-type="float" office:value="0.361869048">
            <text:p>0.361869048</text:p>
          </table:table-cell>
          <table:table-cell table:formula="of:=[.B144]-[.C144]" office:value-type="float" office:value="1.805130952">
            <text:p>1.805130952</text:p>
          </table:table-cell>
          <table:table-cell/>
        </table:table-row>
        <table:table-row table:style-name="ro1">
          <table:table-cell office:value-type="float" office:value="220.223">
            <text:p>220.223</text:p>
          </table:table-cell>
          <table:table-cell table:formula="of:=[.A146]-[.A145]" office:value-type="float" office:value="1.08599999999998">
            <text:p>1.086</text:p>
          </table:table-cell>
          <table:table-cell office:value-type="float" office:value="0.361869048">
            <text:p>0.361869048</text:p>
          </table:table-cell>
          <table:table-cell table:formula="of:=[.B145]-[.C145]" office:value-type="float" office:value="0.724130951999984">
            <text:p>0.724130952</text:p>
          </table:table-cell>
          <table:table-cell/>
        </table:table-row>
        <table:table-row table:style-name="ro1">
          <table:table-cell office:value-type="float" office:value="221.309">
            <text:p>221.309</text:p>
          </table:table-cell>
          <table:table-cell table:formula="of:=[.A147]-[.A146]" office:value-type="float" office:value="2.15800000000002">
            <text:p>2.158</text:p>
          </table:table-cell>
          <table:table-cell office:value-type="float" office:value="0.361869048">
            <text:p>0.361869048</text:p>
          </table:table-cell>
          <table:table-cell table:formula="of:=[.B146]-[.C146]" office:value-type="float" office:value="1.79613095200002">
            <text:p>1.796130952</text:p>
          </table:table-cell>
          <table:table-cell/>
        </table:table-row>
        <table:table-row table:style-name="ro1">
          <table:table-cell office:value-type="float" office:value="223.467">
            <text:p>223.467</text:p>
          </table:table-cell>
          <table:table-cell table:formula="of:=[.A148]-[.A147]" office:value-type="float" office:value="1.43899999999999">
            <text:p>1.439</text:p>
          </table:table-cell>
          <table:table-cell office:value-type="float" office:value="0.361869048">
            <text:p>0.361869048</text:p>
          </table:table-cell>
          <table:table-cell table:formula="of:=[.B147]-[.C147]" office:value-type="float" office:value="1.07713095199999">
            <text:p>1.077130952</text:p>
          </table:table-cell>
          <table:table-cell/>
        </table:table-row>
        <table:table-row table:style-name="ro1">
          <table:table-cell office:value-type="float" office:value="224.906">
            <text:p>224.906</text:p>
          </table:table-cell>
          <table:table-cell table:formula="of:=[.A149]-[.A148]" office:value-type="float" office:value="1.05799999999999">
            <text:p>1.058</text:p>
          </table:table-cell>
          <table:table-cell office:value-type="float" office:value="0.361869048">
            <text:p>0.361869048</text:p>
          </table:table-cell>
          <table:table-cell table:formula="of:=[.B148]-[.C148]" office:value-type="float" office:value="0.696130951999993">
            <text:p>0.696130952</text:p>
          </table:table-cell>
          <table:table-cell/>
        </table:table-row>
        <table:table-row table:style-name="ro1">
          <table:table-cell office:value-type="float" office:value="225.964">
            <text:p>225.964</text:p>
          </table:table-cell>
          <table:table-cell table:formula="of:=[.A150]-[.A149]" office:value-type="float" office:value="-0.24199999999999">
            <text:p>-0.242</text:p>
          </table:table-cell>
          <table:table-cell office:value-type="float" office:value="0.361869048">
            <text:p>0.361869048</text:p>
          </table:table-cell>
          <table:table-cell table:formula="of:=[.B149]-[.C149]" office:value-type="float" office:value="-0.60386904799999">
            <text:p>-0.603869048</text:p>
          </table:table-cell>
          <table:table-cell/>
        </table:table-row>
        <table:table-row table:style-name="ro1">
          <table:table-cell office:value-type="float" office:value="225.722">
            <text:p>225.722</text:p>
          </table:table-cell>
          <table:table-cell table:formula="of:=[.A151]-[.A150]" office:value-type="float" office:value="0.199999999999989">
            <text:p>0.2</text:p>
          </table:table-cell>
          <table:table-cell office:value-type="float" office:value="0.361869048">
            <text:p>0.361869048</text:p>
          </table:table-cell>
          <table:table-cell table:formula="of:=[.B150]-[.C150]" office:value-type="float" office:value="-0.161869048000011">
            <text:p>-0.161869048</text:p>
          </table:table-cell>
          <table:table-cell/>
        </table:table-row>
        <table:table-row table:style-name="ro1">
          <table:table-cell office:value-type="float" office:value="225.922">
            <text:p>225.922</text:p>
          </table:table-cell>
          <table:table-cell table:formula="of:=[.A152]-[.A151]" office:value-type="float" office:value="0.62299999999999">
            <text:p>0.623</text:p>
          </table:table-cell>
          <table:table-cell office:value-type="float" office:value="0.361869048">
            <text:p>0.361869048</text:p>
          </table:table-cell>
          <table:table-cell table:formula="of:=[.B151]-[.C151]" office:value-type="float" office:value="0.26113095199999">
            <text:p>0.261130952</text:p>
          </table:table-cell>
          <table:table-cell/>
        </table:table-row>
        <table:table-row table:style-name="ro1">
          <table:table-cell office:value-type="float" office:value="226.545">
            <text:p>226.545</text:p>
          </table:table-cell>
          <table:table-cell table:formula="of:=[.A153]-[.A152]" office:value-type="float" office:value="0.344000000000022">
            <text:p>0.344</text:p>
          </table:table-cell>
          <table:table-cell office:value-type="float" office:value="0.361869048">
            <text:p>0.361869048</text:p>
          </table:table-cell>
          <table:table-cell table:formula="of:=[.B152]-[.C152]" office:value-type="float" office:value="-0.0178690479999775">
            <text:p>-0.017869048</text:p>
          </table:table-cell>
          <table:table-cell/>
        </table:table-row>
        <table:table-row table:style-name="ro1">
          <table:table-cell office:value-type="float" office:value="226.889">
            <text:p>226.889</text:p>
          </table:table-cell>
          <table:table-cell table:formula="of:=[.A154]-[.A153]" office:value-type="float" office:value="-0.468000000000018">
            <text:p>-0.468</text:p>
          </table:table-cell>
          <table:table-cell office:value-type="float" office:value="0.361869048">
            <text:p>0.361869048</text:p>
          </table:table-cell>
          <table:table-cell table:formula="of:=[.B153]-[.C153]" office:value-type="float" office:value="-0.829869048000018">
            <text:p>-0.829869048</text:p>
          </table:table-cell>
          <table:table-cell/>
        </table:table-row>
        <table:table-row table:style-name="ro1">
          <table:table-cell office:value-type="float" office:value="226.421">
            <text:p>226.421</text:p>
          </table:table-cell>
          <table:table-cell table:formula="of:=[.A155]-[.A154]" office:value-type="float" office:value="-0.191000000000003">
            <text:p>-0.191</text:p>
          </table:table-cell>
          <table:table-cell office:value-type="float" office:value="0.361869048">
            <text:p>0.361869048</text:p>
          </table:table-cell>
          <table:table-cell table:formula="of:=[.B154]-[.C154]" office:value-type="float" office:value="-0.552869048000003">
            <text:p>-0.552869048</text:p>
          </table:table-cell>
          <table:table-cell/>
        </table:table-row>
        <table:table-row table:style-name="ro1">
          <table:table-cell office:value-type="float" office:value="226.23">
            <text:p>226.23</text:p>
          </table:table-cell>
          <table:table-cell table:formula="of:=[.A156]-[.A155]" office:value-type="float" office:value="-0.557999999999993">
            <text:p>-0.558</text:p>
          </table:table-cell>
          <table:table-cell office:value-type="float" office:value="0.361869048">
            <text:p>0.361869048</text:p>
          </table:table-cell>
          <table:table-cell table:formula="of:=[.B155]-[.C155]" office:value-type="float" office:value="-0.919869047999993">
            <text:p>-0.919869048</text:p>
          </table:table-cell>
          <table:table-cell/>
        </table:table-row>
        <table:table-row table:style-name="ro1">
          <table:table-cell office:value-type="float" office:value="225.672">
            <text:p>225.672</text:p>
          </table:table-cell>
          <table:table-cell table:formula="of:=[.A157]-[.A156]" office:value-type="float" office:value="-0.733000000000004">
            <text:p>-0.733</text:p>
          </table:table-cell>
          <table:table-cell office:value-type="float" office:value="0.361869048">
            <text:p>0.361869048</text:p>
          </table:table-cell>
          <table:table-cell table:formula="of:=[.B156]-[.C156]" office:value-type="float" office:value="-1.094869048">
            <text:p>-1.094869048</text:p>
          </table:table-cell>
          <table:table-cell/>
        </table:table-row>
        <table:table-row table:style-name="ro1">
          <table:table-cell office:value-type="float" office:value="224.939">
            <text:p>224.939</text:p>
          </table:table-cell>
          <table:table-cell table:formula="of:=[.A158]-[.A157]" office:value-type="float" office:value="1.726">
            <text:p>1.726</text:p>
          </table:table-cell>
          <table:table-cell office:value-type="float" office:value="0.361869048">
            <text:p>0.361869048</text:p>
          </table:table-cell>
          <table:table-cell table:formula="of:=[.B157]-[.C157]" office:value-type="float" office:value="1.364130952">
            <text:p>1.364130952</text:p>
          </table:table-cell>
          <table:table-cell/>
        </table:table-row>
        <table:table-row table:style-name="ro1">
          <table:table-cell office:value-type="float" office:value="226.665">
            <text:p>226.665</text:p>
          </table:table-cell>
          <table:table-cell table:formula="of:=[.A159]-[.A158]" office:value-type="float" office:value="0.998000000000019">
            <text:p>0.998</text:p>
          </table:table-cell>
          <table:table-cell office:value-type="float" office:value="0.361869048">
            <text:p>0.361869048</text:p>
          </table:table-cell>
          <table:table-cell table:formula="of:=[.B158]-[.C158]" office:value-type="float" office:value="0.636130952000019">
            <text:p>0.636130952</text:p>
          </table:table-cell>
          <table:table-cell/>
        </table:table-row>
        <table:table-row table:style-name="ro1">
          <table:table-cell office:value-type="float" office:value="227.663">
            <text:p>227.663</text:p>
          </table:table-cell>
          <table:table-cell table:formula="of:=[.A160]-[.A159]" office:value-type="float" office:value="1.72899999999999">
            <text:p>1.729</text:p>
          </table:table-cell>
          <table:table-cell office:value-type="float" office:value="0.361869048">
            <text:p>0.361869048</text:p>
          </table:table-cell>
          <table:table-cell table:formula="of:=[.B159]-[.C159]" office:value-type="float" office:value="1.36713095199999">
            <text:p>1.367130952</text:p>
          </table:table-cell>
          <table:table-cell/>
        </table:table-row>
        <table:table-row table:style-name="ro1">
          <table:table-cell office:value-type="float" office:value="229.392">
            <text:p>229.392</text:p>
          </table:table-cell>
          <table:table-cell table:formula="of:=[.A161]-[.A160]" office:value-type="float" office:value="0.693000000000012">
            <text:p>0.693</text:p>
          </table:table-cell>
          <table:table-cell office:value-type="float" office:value="0.361869048">
            <text:p>0.361869048</text:p>
          </table:table-cell>
          <table:table-cell table:formula="of:=[.B160]-[.C160]" office:value-type="float" office:value="0.331130952000012">
            <text:p>0.331130952</text:p>
          </table:table-cell>
          <table:table-cell/>
        </table:table-row>
        <table:table-row table:style-name="ro1">
          <table:table-cell office:value-type="float" office:value="230.085">
            <text:p>230.085</text:p>
          </table:table-cell>
          <table:table-cell table:formula="of:=[.A162]-[.A161]" office:value-type="float" office:value="-0.27000000000001">
            <text:p>-0.27</text:p>
          </table:table-cell>
          <table:table-cell office:value-type="float" office:value="0.361869048">
            <text:p>0.361869048</text:p>
          </table:table-cell>
          <table:table-cell table:formula="of:=[.B161]-[.C161]" office:value-type="float" office:value="-0.63186904800001">
            <text:p>-0.631869048</text:p>
          </table:table-cell>
          <table:table-cell/>
        </table:table-row>
        <table:table-row table:style-name="ro1">
          <table:table-cell office:value-type="float" office:value="229.815">
            <text:p>229.815</text:p>
          </table:table-cell>
          <table:table-cell table:formula="of:=[.A163]-[.A162]" office:value-type="float" office:value="-0.336999999999989">
            <text:p>-0.337</text:p>
          </table:table-cell>
          <table:table-cell office:value-type="float" office:value="0.361869048">
            <text:p>0.361869048</text:p>
          </table:table-cell>
          <table:table-cell table:formula="of:=[.B162]-[.C162]" office:value-type="float" office:value="-0.698869047999989">
            <text:p>-0.698869048</text:p>
          </table:table-cell>
          <table:table-cell/>
        </table:table-row>
        <table:table-row table:style-name="ro1">
          <table:table-cell office:value-type="float" office:value="229.478">
            <text:p>229.478</text:p>
          </table:table-cell>
          <table:table-cell table:formula="of:=[.A164]-[.A163]" office:value-type="float" office:value="-0.373999999999995">
            <text:p>-0.374</text:p>
          </table:table-cell>
          <table:table-cell office:value-type="float" office:value="0.361869048">
            <text:p>0.361869048</text:p>
          </table:table-cell>
          <table:table-cell table:formula="of:=[.B163]-[.C163]" office:value-type="float" office:value="-0.735869047999995">
            <text:p>-0.735869048</text:p>
          </table:table-cell>
          <table:table-cell/>
        </table:table-row>
        <table:table-row table:style-name="ro1">
          <table:table-cell office:value-type="float" office:value="229.104">
            <text:p>229.104</text:p>
          </table:table-cell>
          <table:table-cell table:formula="of:=[.A165]-[.A164]" office:value-type="float" office:value="1.27499999999998">
            <text:p>1.275</text:p>
          </table:table-cell>
          <table:table-cell office:value-type="float" office:value="0.361869048">
            <text:p>0.361869048</text:p>
          </table:table-cell>
          <table:table-cell table:formula="of:=[.B164]-[.C164]" office:value-type="float" office:value="0.913130951999977">
            <text:p>0.913130952</text:p>
          </table:table-cell>
          <table:table-cell/>
        </table:table-row>
        <table:table-row table:style-name="ro1">
          <table:table-cell office:value-type="float" office:value="230.379">
            <text:p>230.379</text:p>
          </table:table-cell>
          <table:table-cell table:formula="of:=[.A166]-[.A165]" office:value-type="float" office:value="1.02800000000002">
            <text:p>1.028</text:p>
          </table:table-cell>
          <table:table-cell office:value-type="float" office:value="0.361869048">
            <text:p>0.361869048</text:p>
          </table:table-cell>
          <table:table-cell table:formula="of:=[.B165]-[.C165]" office:value-type="float" office:value="0.66613095200002">
            <text:p>0.666130952</text:p>
          </table:table-cell>
          <table:table-cell/>
        </table:table-row>
        <table:table-row table:style-name="ro1">
          <table:table-cell office:value-type="float" office:value="231.407">
            <text:p>231.407</text:p>
          </table:table-cell>
          <table:table-cell table:formula="of:=[.A167]-[.A166]" office:value-type="float" office:value="-0.0900000000000034">
            <text:p>-0.09</text:p>
          </table:table-cell>
          <table:table-cell office:value-type="float" office:value="0.361869048">
            <text:p>0.361869048</text:p>
          </table:table-cell>
          <table:table-cell table:formula="of:=[.B166]-[.C166]" office:value-type="float" office:value="-0.451869048000003">
            <text:p>-0.451869048</text:p>
          </table:table-cell>
          <table:table-cell/>
        </table:table-row>
        <table:table-row table:style-name="ro1">
          <table:table-cell office:value-type="float" office:value="231.317">
            <text:p>231.317</text:p>
          </table:table-cell>
          <table:table-cell table:formula="of:=[.A168]-[.A167]" office:value-type="float" office:value="-1.096">
            <text:p>-1.096</text:p>
          </table:table-cell>
          <table:table-cell office:value-type="float" office:value="0.361869048">
            <text:p>0.361869048</text:p>
          </table:table-cell>
          <table:table-cell table:formula="of:=[.B167]-[.C167]" office:value-type="float" office:value="-1.457869048">
            <text:p>-1.457869048</text:p>
          </table:table-cell>
          <table:table-cell/>
        </table:table-row>
        <table:table-row table:style-name="ro1">
          <table:table-cell office:value-type="float" office:value="230.221">
            <text:p>230.221</text:p>
          </table:table-cell>
          <table:table-cell table:formula="of:=[.A169]-[.A168]" office:value-type="float" office:value="-0.620000000000005">
            <text:p>-0.62</text:p>
          </table:table-cell>
          <table:table-cell office:value-type="float" office:value="0.361869048">
            <text:p>0.361869048</text:p>
          </table:table-cell>
          <table:table-cell table:formula="of:=[.B168]-[.C168]" office:value-type="float" office:value="-0.981869048000005">
            <text:p>-0.981869048</text:p>
          </table:table-cell>
          <table:table-cell/>
        </table:table-row>
        <table:table-row table:style-name="ro1">
          <table:table-cell office:value-type="float" office:value="229.601">
            <text:p>229.601</text:p>
          </table:table-cell>
          <table:table-cell table:formula="of:=[.A170]-[.A169]" office:value-type="float" office:value="-0.007000000000005">
            <text:p>-0.007</text:p>
          </table:table-cell>
          <table:table-cell office:value-type="float" office:value="0.361869048">
            <text:p>0.361869048</text:p>
          </table:table-cell>
          <table:table-cell table:formula="of:=[.B169]-[.C169]" office:value-type="float" office:value="-0.368869048000005">
            <text:p>-0.368869048</text:p>
          </table:table-cell>
          <table:table-cell/>
        </table:table-row>
        <table:table-row table:style-name="ro1">
          <table:table-cell office:value-type="float" office:value="229.594">
            <text:p>229.594</text:p>
          </table:table-cell>
          <table:table-cell table:number-columns-repeated="4"/>
        </table:table-row>
      </table:table>
      <table:table table:name="Balance of Payment Goods and Services" table:style-name="ta1" table:print="false"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Balance of Payment Goods and Services</text:p>
          </table:table-cell>
          <table:table-cell office:value-type="string">
            <text:p>Avg</text:p>
          </table:table-cell>
          <table:table-cell office:value-type="string">
            <text:p>Diff-From-Avg</text:p>
          </table:table-cell>
          <table:table-cell>
            <draw:frame table:end-cell-address="'Balance of Payment Goods and Services'.K23" table:end-x="0.4807in" table:end-y="0.048in" draw:z-index="0" draw:style-name="gr1" draw:text-style-name="P1" svg:width="6.2988in" svg:height="3.5429in" svg:x="0.4051in" svg:y="0.1579in">
              <draw:object draw:notify-on-update-of-ranges="'Balance of Payment Goods and Services'.C1:'Balance of Payment Goods and Services'.C1 'Balance of Payment Goods and Services'.C2:'Balance of Payment Goods and Services'.C15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-27418">
            <text:p>-27418</text:p>
          </table:table-cell>
          <table:table-cell table:formula="of:=AVERAGE([.A2:.A156])" office:value-type="float" office:value="-45445.8903225806">
            <text:p>-45445.8903225806</text:p>
          </table:table-cell>
          <table:table-cell table:formula="of:=[.A2]-[.B2]" office:value-type="float" office:value="18027.8903225806">
            <text:p>18027.8903225806</text:p>
          </table:table-cell>
          <table:table-cell/>
        </table:table-row>
        <table:table-row table:style-name="ro1">
          <table:table-cell office:value-type="float" office:value="-30340">
            <text:p>-30340</text:p>
          </table:table-cell>
          <table:table-cell office:value-type="float" office:value="-45445.8903">
            <text:p>-45445.8903</text:p>
          </table:table-cell>
          <table:table-cell table:formula="of:=[.A3]-[.B3]" office:value-type="float" office:value="15105.8903">
            <text:p>15105.8903</text:p>
          </table:table-cell>
          <table:table-cell/>
        </table:table-row>
        <table:table-row table:style-name="ro1">
          <table:table-cell office:value-type="float" office:value="-31632">
            <text:p>-31632</text:p>
          </table:table-cell>
          <table:table-cell office:value-type="float" office:value="-45445.8903">
            <text:p>-45445.8903</text:p>
          </table:table-cell>
          <table:table-cell table:formula="of:=[.A4]-[.B4]" office:value-type="float" office:value="13813.8903">
            <text:p>13813.8903</text:p>
          </table:table-cell>
          <table:table-cell/>
        </table:table-row>
        <table:table-row table:style-name="ro1">
          <table:table-cell office:value-type="float" office:value="-29060">
            <text:p>-29060</text:p>
          </table:table-cell>
          <table:table-cell office:value-type="float" office:value="-45445.8903">
            <text:p>-45445.8903</text:p>
          </table:table-cell>
          <table:table-cell table:formula="of:=[.A5]-[.B5]" office:value-type="float" office:value="16385.8903">
            <text:p>16385.8903</text:p>
          </table:table-cell>
          <table:table-cell/>
        </table:table-row>
        <table:table-row table:style-name="ro1">
          <table:table-cell office:value-type="float" office:value="-29994">
            <text:p>-29994</text:p>
          </table:table-cell>
          <table:table-cell office:value-type="float" office:value="-45445.8903">
            <text:p>-45445.8903</text:p>
          </table:table-cell>
          <table:table-cell table:formula="of:=[.A6]-[.B6]" office:value-type="float" office:value="15451.8903">
            <text:p>15451.8903</text:p>
          </table:table-cell>
          <table:table-cell/>
        </table:table-row>
        <table:table-row table:style-name="ro1">
          <table:table-cell office:value-type="float" office:value="-31178">
            <text:p>-31178</text:p>
          </table:table-cell>
          <table:table-cell office:value-type="float" office:value="-45445.8903">
            <text:p>-45445.8903</text:p>
          </table:table-cell>
          <table:table-cell table:formula="of:=[.A7]-[.B7]" office:value-type="float" office:value="14267.8903">
            <text:p>14267.8903</text:p>
          </table:table-cell>
          <table:table-cell/>
        </table:table-row>
        <table:table-row table:style-name="ro1">
          <table:table-cell office:value-type="float" office:value="-31791">
            <text:p>-31791</text:p>
          </table:table-cell>
          <table:table-cell office:value-type="float" office:value="-45445.8903">
            <text:p>-45445.8903</text:p>
          </table:table-cell>
          <table:table-cell table:formula="of:=[.A8]-[.B8]" office:value-type="float" office:value="13654.8903">
            <text:p>13654.8903</text:p>
          </table:table-cell>
          <table:table-cell/>
        </table:table-row>
        <table:table-row table:style-name="ro1">
          <table:table-cell office:value-type="float" office:value="-30256">
            <text:p>-30256</text:p>
          </table:table-cell>
          <table:table-cell office:value-type="float" office:value="-45445.8903">
            <text:p>-45445.8903</text:p>
          </table:table-cell>
          <table:table-cell table:formula="of:=[.A9]-[.B9]" office:value-type="float" office:value="15189.8903">
            <text:p>15189.8903</text:p>
          </table:table-cell>
          <table:table-cell/>
        </table:table-row>
        <table:table-row table:style-name="ro1">
          <table:table-cell office:value-type="float" office:value="-34221">
            <text:p>-34221</text:p>
          </table:table-cell>
          <table:table-cell office:value-type="float" office:value="-45445.8903">
            <text:p>-45445.8903</text:p>
          </table:table-cell>
          <table:table-cell table:formula="of:=[.A10]-[.B10]" office:value-type="float" office:value="11224.8903">
            <text:p>11224.8903</text:p>
          </table:table-cell>
          <table:table-cell/>
        </table:table-row>
        <table:table-row table:style-name="ro1">
          <table:table-cell office:value-type="float" office:value="-33726">
            <text:p>-33726</text:p>
          </table:table-cell>
          <table:table-cell office:value-type="float" office:value="-45445.8903">
            <text:p>-45445.8903</text:p>
          </table:table-cell>
          <table:table-cell table:formula="of:=[.A11]-[.B11]" office:value-type="float" office:value="11719.8903">
            <text:p>11719.8903</text:p>
          </table:table-cell>
          <table:table-cell/>
        </table:table-row>
        <table:table-row table:style-name="ro1">
          <table:table-cell office:value-type="float" office:value="-33097">
            <text:p>-33097</text:p>
          </table:table-cell>
          <table:table-cell office:value-type="float" office:value="-45445.8903">
            <text:p>-45445.8903</text:p>
          </table:table-cell>
          <table:table-cell table:formula="of:=[.A12]-[.B12]" office:value-type="float" office:value="12348.8903">
            <text:p>12348.8903</text:p>
          </table:table-cell>
          <table:table-cell/>
        </table:table-row>
        <table:table-row table:style-name="ro1">
          <table:table-cell office:value-type="float" office:value="-34036">
            <text:p>-34036</text:p>
          </table:table-cell>
          <table:table-cell office:value-type="float" office:value="-45445.8903">
            <text:p>-45445.8903</text:p>
          </table:table-cell>
          <table:table-cell table:formula="of:=[.A13]-[.B13]" office:value-type="float" office:value="11409.8903">
            <text:p>11409.8903</text:p>
          </table:table-cell>
          <table:table-cell/>
        </table:table-row>
        <table:table-row table:style-name="ro1">
          <table:table-cell office:value-type="float" office:value="-35076">
            <text:p>-35076</text:p>
          </table:table-cell>
          <table:table-cell office:value-type="float" office:value="-45445.8903">
            <text:p>-45445.8903</text:p>
          </table:table-cell>
          <table:table-cell table:formula="of:=[.A14]-[.B14]" office:value-type="float" office:value="10369.8903">
            <text:p>10369.8903</text:p>
          </table:table-cell>
          <table:table-cell/>
        </table:table-row>
        <table:table-row table:style-name="ro1">
          <table:table-cell office:value-type="float" office:value="-29335">
            <text:p>-29335</text:p>
          </table:table-cell>
          <table:table-cell office:value-type="float" office:value="-45445.8903">
            <text:p>-45445.8903</text:p>
          </table:table-cell>
          <table:table-cell table:formula="of:=[.A15]-[.B15]" office:value-type="float" office:value="16110.8903">
            <text:p>16110.8903</text:p>
          </table:table-cell>
          <table:table-cell/>
        </table:table-row>
        <table:table-row table:style-name="ro1">
          <table:table-cell office:value-type="float" office:value="-32598">
            <text:p>-32598</text:p>
          </table:table-cell>
          <table:table-cell office:value-type="float" office:value="-45445.8903">
            <text:p>-45445.8903</text:p>
          </table:table-cell>
          <table:table-cell table:formula="of:=[.A16]-[.B16]" office:value-type="float" office:value="12847.8903">
            <text:p>12847.8903</text:p>
          </table:table-cell>
          <table:table-cell/>
        </table:table-row>
        <table:table-row table:style-name="ro1">
          <table:table-cell office:value-type="float" office:value="-31315">
            <text:p>-31315</text:p>
          </table:table-cell>
          <table:table-cell office:value-type="float" office:value="-45445.8903">
            <text:p>-45445.8903</text:p>
          </table:table-cell>
          <table:table-cell table:formula="of:=[.A17]-[.B17]" office:value-type="float" office:value="14130.8903">
            <text:p>14130.8903</text:p>
          </table:table-cell>
          <table:table-cell/>
        </table:table-row>
        <table:table-row table:style-name="ro1">
          <table:table-cell office:value-type="float" office:value="-27776">
            <text:p>-27776</text:p>
          </table:table-cell>
          <table:table-cell office:value-type="float" office:value="-45445.8903">
            <text:p>-45445.8903</text:p>
          </table:table-cell>
          <table:table-cell table:formula="of:=[.A18]-[.B18]" office:value-type="float" office:value="17669.8903">
            <text:p>17669.8903</text:p>
          </table:table-cell>
          <table:table-cell/>
        </table:table-row>
        <table:table-row table:style-name="ro1">
          <table:table-cell office:value-type="float" office:value="-29380">
            <text:p>-29380</text:p>
          </table:table-cell>
          <table:table-cell office:value-type="float" office:value="-45445.8903">
            <text:p>-45445.8903</text:p>
          </table:table-cell>
          <table:table-cell table:formula="of:=[.A19]-[.B19]" office:value-type="float" office:value="16065.8903">
            <text:p>16065.8903</text:p>
          </table:table-cell>
          <table:table-cell/>
        </table:table-row>
        <table:table-row table:style-name="ro1">
          <table:table-cell office:value-type="float" office:value="-30086">
            <text:p>-30086</text:p>
          </table:table-cell>
          <table:table-cell office:value-type="float" office:value="-45445.8903">
            <text:p>-45445.8903</text:p>
          </table:table-cell>
          <table:table-cell table:formula="of:=[.A20]-[.B20]" office:value-type="float" office:value="15359.8903">
            <text:p>15359.8903</text:p>
          </table:table-cell>
          <table:table-cell/>
        </table:table-row>
        <table:table-row table:style-name="ro1">
          <table:table-cell office:value-type="float" office:value="-28239">
            <text:p>-28239</text:p>
          </table:table-cell>
          <table:table-cell office:value-type="float" office:value="-45445.8903">
            <text:p>-45445.8903</text:p>
          </table:table-cell>
          <table:table-cell table:formula="of:=[.A21]-[.B21]" office:value-type="float" office:value="17206.8903">
            <text:p>17206.8903</text:p>
          </table:table-cell>
          <table:table-cell/>
        </table:table-row>
        <table:table-row table:style-name="ro1">
          <table:table-cell office:value-type="float" office:value="-30844">
            <text:p>-30844</text:p>
          </table:table-cell>
          <table:table-cell office:value-type="float" office:value="-45445.8903">
            <text:p>-45445.8903</text:p>
          </table:table-cell>
          <table:table-cell table:formula="of:=[.A22]-[.B22]" office:value-type="float" office:value="14601.8903">
            <text:p>14601.8903</text:p>
          </table:table-cell>
          <table:table-cell/>
        </table:table-row>
        <table:table-row table:style-name="ro1">
          <table:table-cell office:value-type="float" office:value="-30724">
            <text:p>-30724</text:p>
          </table:table-cell>
          <table:table-cell office:value-type="float" office:value="-45445.8903">
            <text:p>-45445.8903</text:p>
          </table:table-cell>
          <table:table-cell table:formula="of:=[.A23]-[.B23]" office:value-type="float" office:value="14721.8903">
            <text:p>14721.8903</text:p>
          </table:table-cell>
          <table:table-cell/>
        </table:table-row>
        <table:table-row table:style-name="ro1">
          <table:table-cell office:value-type="float" office:value="-29612">
            <text:p>-29612</text:p>
          </table:table-cell>
          <table:table-cell office:value-type="float" office:value="-45445.8903">
            <text:p>-45445.8903</text:p>
          </table:table-cell>
          <table:table-cell table:formula="of:=[.A24]-[.B24]" office:value-type="float" office:value="15833.8903">
            <text:p>15833.8903</text:p>
          </table:table-cell>
          <table:table-cell/>
        </table:table-row>
        <table:table-row table:style-name="ro1">
          <table:table-cell office:value-type="float" office:value="-26786">
            <text:p>-26786</text:p>
          </table:table-cell>
          <table:table-cell office:value-type="float" office:value="-45445.8903">
            <text:p>-45445.8903</text:p>
          </table:table-cell>
          <table:table-cell table:formula="of:=[.A25]-[.B25]" office:value-type="float" office:value="18659.8903">
            <text:p>18659.8903</text:p>
          </table:table-cell>
          <table:table-cell/>
        </table:table-row>
        <table:table-row table:style-name="ro1">
          <table:table-cell office:value-type="float" office:value="-29312">
            <text:p>-29312</text:p>
          </table:table-cell>
          <table:table-cell office:value-type="float" office:value="-45445.8903">
            <text:p>-45445.8903</text:p>
          </table:table-cell>
          <table:table-cell table:formula="of:=[.A26]-[.B26]" office:value-type="float" office:value="16133.8903">
            <text:p>16133.8903</text:p>
          </table:table-cell>
          <table:table-cell/>
        </table:table-row>
        <table:table-row table:style-name="ro1">
          <table:table-cell office:value-type="float" office:value="-32105">
            <text:p>-32105</text:p>
          </table:table-cell>
          <table:table-cell office:value-type="float" office:value="-45445.8903">
            <text:p>-45445.8903</text:p>
          </table:table-cell>
          <table:table-cell table:formula="of:=[.A27]-[.B27]" office:value-type="float" office:value="13340.8903">
            <text:p>13340.8903</text:p>
          </table:table-cell>
          <table:table-cell/>
        </table:table-row>
        <table:table-row table:style-name="ro1">
          <table:table-cell office:value-type="float" office:value="-30790">
            <text:p>-30790</text:p>
          </table:table-cell>
          <table:table-cell office:value-type="float" office:value="-45445.8903">
            <text:p>-45445.8903</text:p>
          </table:table-cell>
          <table:table-cell table:formula="of:=[.A28]-[.B28]" office:value-type="float" office:value="14655.8903">
            <text:p>14655.8903</text:p>
          </table:table-cell>
          <table:table-cell/>
        </table:table-row>
        <table:table-row table:style-name="ro1">
          <table:table-cell office:value-type="float" office:value="-33571">
            <text:p>-33571</text:p>
          </table:table-cell>
          <table:table-cell office:value-type="float" office:value="-45445.8903">
            <text:p>-45445.8903</text:p>
          </table:table-cell>
          <table:table-cell table:formula="of:=[.A29]-[.B29]" office:value-type="float" office:value="11874.8903">
            <text:p>11874.8903</text:p>
          </table:table-cell>
          <table:table-cell/>
        </table:table-row>
        <table:table-row table:style-name="ro1">
          <table:table-cell office:value-type="float" office:value="-33934">
            <text:p>-33934</text:p>
          </table:table-cell>
          <table:table-cell office:value-type="float" office:value="-45445.8903">
            <text:p>-45445.8903</text:p>
          </table:table-cell>
          <table:table-cell table:formula="of:=[.A30]-[.B30]" office:value-type="float" office:value="11511.8903">
            <text:p>11511.8903</text:p>
          </table:table-cell>
          <table:table-cell/>
        </table:table-row>
        <table:table-row table:style-name="ro1">
          <table:table-cell office:value-type="float" office:value="-35011">
            <text:p>-35011</text:p>
          </table:table-cell>
          <table:table-cell office:value-type="float" office:value="-45445.8903">
            <text:p>-45445.8903</text:p>
          </table:table-cell>
          <table:table-cell table:formula="of:=[.A31]-[.B31]" office:value-type="float" office:value="10434.8903">
            <text:p>10434.8903</text:p>
          </table:table-cell>
          <table:table-cell/>
        </table:table-row>
        <table:table-row table:style-name="ro1">
          <table:table-cell office:value-type="float" office:value="-33932">
            <text:p>-33932</text:p>
          </table:table-cell>
          <table:table-cell office:value-type="float" office:value="-45445.8903">
            <text:p>-45445.8903</text:p>
          </table:table-cell>
          <table:table-cell table:formula="of:=[.A32]-[.B32]" office:value-type="float" office:value="11513.8903">
            <text:p>11513.8903</text:p>
          </table:table-cell>
          <table:table-cell/>
        </table:table-row>
        <table:table-row table:style-name="ro1">
          <table:table-cell office:value-type="float" office:value="-35834">
            <text:p>-35834</text:p>
          </table:table-cell>
          <table:table-cell office:value-type="float" office:value="-45445.8903">
            <text:p>-45445.8903</text:p>
          </table:table-cell>
          <table:table-cell table:formula="of:=[.A33]-[.B33]" office:value-type="float" office:value="9611.8903">
            <text:p>9611.8903</text:p>
          </table:table-cell>
          <table:table-cell/>
        </table:table-row>
        <table:table-row table:style-name="ro1">
          <table:table-cell office:value-type="float" office:value="-36509">
            <text:p>-36509</text:p>
          </table:table-cell>
          <table:table-cell office:value-type="float" office:value="-45445.8903">
            <text:p>-45445.8903</text:p>
          </table:table-cell>
          <table:table-cell table:formula="of:=[.A34]-[.B34]" office:value-type="float" office:value="8936.8903">
            <text:p>8936.8903</text:p>
          </table:table-cell>
          <table:table-cell/>
        </table:table-row>
        <table:table-row table:style-name="ro1">
          <table:table-cell office:value-type="float" office:value="-34657">
            <text:p>-34657</text:p>
          </table:table-cell>
          <table:table-cell office:value-type="float" office:value="-45445.8903">
            <text:p>-45445.8903</text:p>
          </table:table-cell>
          <table:table-cell table:formula="of:=[.A35]-[.B35]" office:value-type="float" office:value="10788.8903">
            <text:p>10788.8903</text:p>
          </table:table-cell>
          <table:table-cell/>
        </table:table-row>
        <table:table-row table:style-name="ro1">
          <table:table-cell office:value-type="float" office:value="-38931">
            <text:p>-38931</text:p>
          </table:table-cell>
          <table:table-cell office:value-type="float" office:value="-45445.8903">
            <text:p>-45445.8903</text:p>
          </table:table-cell>
          <table:table-cell table:formula="of:=[.A36]-[.B36]" office:value-type="float" office:value="6514.8903">
            <text:p>6514.8903</text:p>
          </table:table-cell>
          <table:table-cell/>
        </table:table-row>
        <table:table-row table:style-name="ro1">
          <table:table-cell office:value-type="float" office:value="-42845">
            <text:p>-42845</text:p>
          </table:table-cell>
          <table:table-cell office:value-type="float" office:value="-45445.8903">
            <text:p>-45445.8903</text:p>
          </table:table-cell>
          <table:table-cell table:formula="of:=[.A37]-[.B37]" office:value-type="float" office:value="2600.8903">
            <text:p>2600.8903</text:p>
          </table:table-cell>
          <table:table-cell/>
        </table:table-row>
        <table:table-row table:style-name="ro1">
          <table:table-cell office:value-type="float" office:value="-40653">
            <text:p>-40653</text:p>
          </table:table-cell>
          <table:table-cell office:value-type="float" office:value="-45445.8903">
            <text:p>-45445.8903</text:p>
          </table:table-cell>
          <table:table-cell table:formula="of:=[.A38]-[.B38]" office:value-type="float" office:value="4792.8903">
            <text:p>4792.8903</text:p>
          </table:table-cell>
          <table:table-cell/>
        </table:table-row>
        <table:table-row table:style-name="ro1">
          <table:table-cell office:value-type="float" office:value="-39188">
            <text:p>-39188</text:p>
          </table:table-cell>
          <table:table-cell office:value-type="float" office:value="-45445.8903">
            <text:p>-45445.8903</text:p>
          </table:table-cell>
          <table:table-cell table:formula="of:=[.A39]-[.B39]" office:value-type="float" office:value="6257.8903">
            <text:p>6257.8903</text:p>
          </table:table-cell>
          <table:table-cell/>
        </table:table-row>
        <table:table-row table:style-name="ro1">
          <table:table-cell office:value-type="float" office:value="-43272">
            <text:p>-43272</text:p>
          </table:table-cell>
          <table:table-cell office:value-type="float" office:value="-45445.8903">
            <text:p>-45445.8903</text:p>
          </table:table-cell>
          <table:table-cell table:formula="of:=[.A40]-[.B40]" office:value-type="float" office:value="2173.8903">
            <text:p>2173.8903</text:p>
          </table:table-cell>
          <table:table-cell/>
        </table:table-row>
        <table:table-row table:style-name="ro1">
          <table:table-cell office:value-type="float" office:value="-41990">
            <text:p>-41990</text:p>
          </table:table-cell>
          <table:table-cell office:value-type="float" office:value="-45445.8903">
            <text:p>-45445.8903</text:p>
          </table:table-cell>
          <table:table-cell table:formula="of:=[.A41]-[.B41]" office:value-type="float" office:value="3455.8903">
            <text:p>3455.8903</text:p>
          </table:table-cell>
          <table:table-cell/>
        </table:table-row>
        <table:table-row table:style-name="ro1">
          <table:table-cell office:value-type="float" office:value="-40739">
            <text:p>-40739</text:p>
          </table:table-cell>
          <table:table-cell office:value-type="float" office:value="-45445.8903">
            <text:p>-45445.8903</text:p>
          </table:table-cell>
          <table:table-cell table:formula="of:=[.A42]-[.B42]" office:value-type="float" office:value="4706.8903">
            <text:p>4706.8903</text:p>
          </table:table-cell>
          <table:table-cell/>
        </table:table-row>
        <table:table-row table:style-name="ro1">
          <table:table-cell office:value-type="float" office:value="-39616">
            <text:p>-39616</text:p>
          </table:table-cell>
          <table:table-cell office:value-type="float" office:value="-45445.8903">
            <text:p>-45445.8903</text:p>
          </table:table-cell>
          <table:table-cell table:formula="of:=[.A43]-[.B43]" office:value-type="float" office:value="5829.8903">
            <text:p>5829.8903</text:p>
          </table:table-cell>
          <table:table-cell/>
        </table:table-row>
        <table:table-row table:style-name="ro1">
          <table:table-cell office:value-type="float" office:value="-41044">
            <text:p>-41044</text:p>
          </table:table-cell>
          <table:table-cell office:value-type="float" office:value="-45445.8903">
            <text:p>-45445.8903</text:p>
          </table:table-cell>
          <table:table-cell table:formula="of:=[.A44]-[.B44]" office:value-type="float" office:value="4401.8903">
            <text:p>4401.8903</text:p>
          </table:table-cell>
          <table:table-cell/>
        </table:table-row>
        <table:table-row table:style-name="ro1">
          <table:table-cell office:value-type="float" office:value="-39453">
            <text:p>-39453</text:p>
          </table:table-cell>
          <table:table-cell office:value-type="float" office:value="-45445.8903">
            <text:p>-45445.8903</text:p>
          </table:table-cell>
          <table:table-cell table:formula="of:=[.A45]-[.B45]" office:value-type="float" office:value="5992.8903">
            <text:p>5992.8903</text:p>
          </table:table-cell>
          <table:table-cell/>
        </table:table-row>
        <table:table-row table:style-name="ro1">
          <table:table-cell office:value-type="float" office:value="-41308">
            <text:p>-41308</text:p>
          </table:table-cell>
          <table:table-cell office:value-type="float" office:value="-45445.8903">
            <text:p>-45445.8903</text:p>
          </table:table-cell>
          <table:table-cell table:formula="of:=[.A46]-[.B46]" office:value-type="float" office:value="4137.8903">
            <text:p>4137.8903</text:p>
          </table:table-cell>
          <table:table-cell/>
        </table:table-row>
        <table:table-row table:style-name="ro1">
          <table:table-cell office:value-type="float" office:value="-40801">
            <text:p>-40801</text:p>
          </table:table-cell>
          <table:table-cell office:value-type="float" office:value="-45445.8903">
            <text:p>-45445.8903</text:p>
          </table:table-cell>
          <table:table-cell table:formula="of:=[.A47]-[.B47]" office:value-type="float" office:value="4644.8903">
            <text:p>4644.8903</text:p>
          </table:table-cell>
          <table:table-cell/>
        </table:table-row>
        <table:table-row table:style-name="ro1">
          <table:table-cell office:value-type="float" office:value="-39329">
            <text:p>-39329</text:p>
          </table:table-cell>
          <table:table-cell office:value-type="float" office:value="-45445.8903">
            <text:p>-45445.8903</text:p>
          </table:table-cell>
          <table:table-cell table:formula="of:=[.A48]-[.B48]" office:value-type="float" office:value="6116.8903">
            <text:p>6116.8903</text:p>
          </table:table-cell>
          <table:table-cell/>
        </table:table-row>
        <table:table-row table:style-name="ro1">
          <table:table-cell office:value-type="float" office:value="-43594">
            <text:p>-43594</text:p>
          </table:table-cell>
          <table:table-cell office:value-type="float" office:value="-45445.8903">
            <text:p>-45445.8903</text:p>
          </table:table-cell>
          <table:table-cell table:formula="of:=[.A49]-[.B49]" office:value-type="float" office:value="1851.8903">
            <text:p>1851.8903</text:p>
          </table:table-cell>
          <table:table-cell/>
        </table:table-row>
        <table:table-row table:style-name="ro1">
          <table:table-cell office:value-type="float" office:value="-44216">
            <text:p>-44216</text:p>
          </table:table-cell>
          <table:table-cell office:value-type="float" office:value="-45445.8903">
            <text:p>-45445.8903</text:p>
          </table:table-cell>
          <table:table-cell table:formula="of:=[.A50]-[.B50]" office:value-type="float" office:value="1229.8903">
            <text:p>1229.8903</text:p>
          </table:table-cell>
          <table:table-cell/>
        </table:table-row>
        <table:table-row table:style-name="ro1">
          <table:table-cell office:value-type="float" office:value="-43963">
            <text:p>-43963</text:p>
          </table:table-cell>
          <table:table-cell office:value-type="float" office:value="-45445.8903">
            <text:p>-45445.8903</text:p>
          </table:table-cell>
          <table:table-cell table:formula="of:=[.A51]-[.B51]" office:value-type="float" office:value="1482.8903">
            <text:p>1482.8903</text:p>
          </table:table-cell>
          <table:table-cell/>
        </table:table-row>
        <table:table-row table:style-name="ro1">
          <table:table-cell office:value-type="float" office:value="-46161">
            <text:p>-46161</text:p>
          </table:table-cell>
          <table:table-cell office:value-type="float" office:value="-45445.8903">
            <text:p>-45445.8903</text:p>
          </table:table-cell>
          <table:table-cell table:formula="of:=[.A52]-[.B52]" office:value-type="float" office:value="-715.109700000001">
            <text:p>-715.1097</text:p>
          </table:table-cell>
          <table:table-cell/>
        </table:table-row>
        <table:table-row table:style-name="ro1">
          <table:table-cell office:value-type="float" office:value="-46873">
            <text:p>-46873</text:p>
          </table:table-cell>
          <table:table-cell office:value-type="float" office:value="-45445.8903">
            <text:p>-45445.8903</text:p>
          </table:table-cell>
          <table:table-cell table:formula="of:=[.A53]-[.B53]" office:value-type="float" office:value="-1427.1097">
            <text:p>-1427.1097</text:p>
          </table:table-cell>
          <table:table-cell/>
        </table:table-row>
        <table:table-row table:style-name="ro1">
          <table:table-cell office:value-type="float" office:value="-47803">
            <text:p>-47803</text:p>
          </table:table-cell>
          <table:table-cell office:value-type="float" office:value="-45445.8903">
            <text:p>-45445.8903</text:p>
          </table:table-cell>
          <table:table-cell table:formula="of:=[.A54]-[.B54]" office:value-type="float" office:value="-2357.1097">
            <text:p>-2357.1097</text:p>
          </table:table-cell>
          <table:table-cell/>
        </table:table-row>
        <table:table-row table:style-name="ro1">
          <table:table-cell office:value-type="float" office:value="-54432">
            <text:p>-54432</text:p>
          </table:table-cell>
          <table:table-cell office:value-type="float" office:value="-45445.8903">
            <text:p>-45445.8903</text:p>
          </table:table-cell>
          <table:table-cell table:formula="of:=[.A55]-[.B55]" office:value-type="float" office:value="-8986.1097">
            <text:p>-8986.1097</text:p>
          </table:table-cell>
          <table:table-cell/>
        </table:table-row>
        <table:table-row table:style-name="ro1">
          <table:table-cell office:value-type="float" office:value="-50957">
            <text:p>-50957</text:p>
          </table:table-cell>
          <table:table-cell office:value-type="float" office:value="-45445.8903">
            <text:p>-45445.8903</text:p>
          </table:table-cell>
          <table:table-cell table:formula="of:=[.A56]-[.B56]" office:value-type="float" office:value="-5511.1097">
            <text:p>-5511.1097</text:p>
          </table:table-cell>
          <table:table-cell/>
        </table:table-row>
        <table:table-row table:style-name="ro1">
          <table:table-cell office:value-type="float" office:value="-52868">
            <text:p>-52868</text:p>
          </table:table-cell>
          <table:table-cell office:value-type="float" office:value="-45445.8903">
            <text:p>-45445.8903</text:p>
          </table:table-cell>
          <table:table-cell table:formula="of:=[.A57]-[.B57]" office:value-type="float" office:value="-7422.1097">
            <text:p>-7422.1097</text:p>
          </table:table-cell>
          <table:table-cell/>
        </table:table-row>
        <table:table-row table:style-name="ro1">
          <table:table-cell office:value-type="float" office:value="-50997">
            <text:p>-50997</text:p>
          </table:table-cell>
          <table:table-cell office:value-type="float" office:value="-45445.8903">
            <text:p>-45445.8903</text:p>
          </table:table-cell>
          <table:table-cell table:formula="of:=[.A58]-[.B58]" office:value-type="float" office:value="-5551.1097">
            <text:p>-5551.1097</text:p>
          </table:table-cell>
          <table:table-cell/>
        </table:table-row>
        <table:table-row table:style-name="ro1">
          <table:table-cell office:value-type="float" office:value="-54583">
            <text:p>-54583</text:p>
          </table:table-cell>
          <table:table-cell office:value-type="float" office:value="-45445.8903">
            <text:p>-45445.8903</text:p>
          </table:table-cell>
          <table:table-cell table:formula="of:=[.A59]-[.B59]" office:value-type="float" office:value="-9137.1097">
            <text:p>-9137.1097</text:p>
          </table:table-cell>
          <table:table-cell/>
        </table:table-row>
        <table:table-row table:style-name="ro1">
          <table:table-cell office:value-type="float" office:value="-58374">
            <text:p>-58374</text:p>
          </table:table-cell>
          <table:table-cell office:value-type="float" office:value="-45445.8903">
            <text:p>-45445.8903</text:p>
          </table:table-cell>
          <table:table-cell table:formula="of:=[.A60]-[.B60]" office:value-type="float" office:value="-12928.1097">
            <text:p>-12928.1097</text:p>
          </table:table-cell>
          <table:table-cell/>
        </table:table-row>
        <table:table-row table:style-name="ro1">
          <table:table-cell office:value-type="float" office:value="-54130">
            <text:p>-54130</text:p>
          </table:table-cell>
          <table:table-cell office:value-type="float" office:value="-45445.8903">
            <text:p>-45445.8903</text:p>
          </table:table-cell>
          <table:table-cell table:formula="of:=[.A61]-[.B61]" office:value-type="float" office:value="-8684.1097">
            <text:p>-8684.1097</text:p>
          </table:table-cell>
          <table:table-cell/>
        </table:table-row>
        <table:table-row table:style-name="ro1">
          <table:table-cell office:value-type="float" office:value="-55397">
            <text:p>-55397</text:p>
          </table:table-cell>
          <table:table-cell office:value-type="float" office:value="-45445.8903">
            <text:p>-45445.8903</text:p>
          </table:table-cell>
          <table:table-cell table:formula="of:=[.A62]-[.B62]" office:value-type="float" office:value="-9951.1097">
            <text:p>-9951.1097</text:p>
          </table:table-cell>
          <table:table-cell/>
        </table:table-row>
        <table:table-row table:style-name="ro1">
          <table:table-cell office:value-type="float" office:value="-57255">
            <text:p>-57255</text:p>
          </table:table-cell>
          <table:table-cell office:value-type="float" office:value="-45445.8903">
            <text:p>-45445.8903</text:p>
          </table:table-cell>
          <table:table-cell table:formula="of:=[.A63]-[.B63]" office:value-type="float" office:value="-11809.1097">
            <text:p>-11809.1097</text:p>
          </table:table-cell>
          <table:table-cell/>
        </table:table-row>
        <table:table-row table:style-name="ro1">
          <table:table-cell office:value-type="float" office:value="-52425">
            <text:p>-52425</text:p>
          </table:table-cell>
          <table:table-cell office:value-type="float" office:value="-45445.8903">
            <text:p>-45445.8903</text:p>
          </table:table-cell>
          <table:table-cell table:formula="of:=[.A64]-[.B64]" office:value-type="float" office:value="-6979.1097">
            <text:p>-6979.1097</text:p>
          </table:table-cell>
          <table:table-cell/>
        </table:table-row>
        <table:table-row table:style-name="ro1">
          <table:table-cell office:value-type="float" office:value="-56796">
            <text:p>-56796</text:p>
          </table:table-cell>
          <table:table-cell office:value-type="float" office:value="-45445.8903">
            <text:p>-45445.8903</text:p>
          </table:table-cell>
          <table:table-cell table:formula="of:=[.A65]-[.B65]" office:value-type="float" office:value="-11350.1097">
            <text:p>-11350.1097</text:p>
          </table:table-cell>
          <table:table-cell/>
        </table:table-row>
        <table:table-row table:style-name="ro1">
          <table:table-cell office:value-type="float" office:value="-55835">
            <text:p>-55835</text:p>
          </table:table-cell>
          <table:table-cell office:value-type="float" office:value="-45445.8903">
            <text:p>-45445.8903</text:p>
          </table:table-cell>
          <table:table-cell table:formula="of:=[.A66]-[.B66]" office:value-type="float" office:value="-10389.1097">
            <text:p>-10389.1097</text:p>
          </table:table-cell>
          <table:table-cell/>
        </table:table-row>
        <table:table-row table:style-name="ro1">
          <table:table-cell office:value-type="float" office:value="-57733">
            <text:p>-57733</text:p>
          </table:table-cell>
          <table:table-cell office:value-type="float" office:value="-45445.8903">
            <text:p>-45445.8903</text:p>
          </table:table-cell>
          <table:table-cell table:formula="of:=[.A67]-[.B67]" office:value-type="float" office:value="-12287.1097">
            <text:p>-12287.1097</text:p>
          </table:table-cell>
          <table:table-cell/>
        </table:table-row>
        <table:table-row table:style-name="ro1">
          <table:table-cell office:value-type="float" office:value="-57546">
            <text:p>-57546</text:p>
          </table:table-cell>
          <table:table-cell office:value-type="float" office:value="-45445.8903">
            <text:p>-45445.8903</text:p>
          </table:table-cell>
          <table:table-cell table:formula="of:=[.A68]-[.B68]" office:value-type="float" office:value="-12100.1097">
            <text:p>-12100.1097</text:p>
          </table:table-cell>
          <table:table-cell/>
        </table:table-row>
        <table:table-row table:style-name="ro1">
          <table:table-cell office:value-type="float" office:value="-57838">
            <text:p>-57838</text:p>
          </table:table-cell>
          <table:table-cell office:value-type="float" office:value="-45445.8903">
            <text:p>-45445.8903</text:p>
          </table:table-cell>
          <table:table-cell table:formula="of:=[.A69]-[.B69]" office:value-type="float" office:value="-12392.1097">
            <text:p>-12392.1097</text:p>
          </table:table-cell>
          <table:table-cell/>
        </table:table-row>
        <table:table-row table:style-name="ro1">
          <table:table-cell office:value-type="float" office:value="-64192">
            <text:p>-64192</text:p>
          </table:table-cell>
          <table:table-cell office:value-type="float" office:value="-45445.8903">
            <text:p>-45445.8903</text:p>
          </table:table-cell>
          <table:table-cell table:formula="of:=[.A70]-[.B70]" office:value-type="float" office:value="-18746.1097">
            <text:p>-18746.1097</text:p>
          </table:table-cell>
          <table:table-cell/>
        </table:table-row>
        <table:table-row table:style-name="ro1">
          <table:table-cell office:value-type="float" office:value="-66428">
            <text:p>-66428</text:p>
          </table:table-cell>
          <table:table-cell office:value-type="float" office:value="-45445.8903">
            <text:p>-45445.8903</text:p>
          </table:table-cell>
          <table:table-cell table:formula="of:=[.A71]-[.B71]" office:value-type="float" office:value="-20982.1097">
            <text:p>-20982.1097</text:p>
          </table:table-cell>
          <table:table-cell/>
        </table:table-row>
        <table:table-row table:style-name="ro1">
          <table:table-cell office:value-type="float" office:value="-63381">
            <text:p>-63381</text:p>
          </table:table-cell>
          <table:table-cell office:value-type="float" office:value="-45445.8903">
            <text:p>-45445.8903</text:p>
          </table:table-cell>
          <table:table-cell table:formula="of:=[.A72]-[.B72]" office:value-type="float" office:value="-17935.1097">
            <text:p>-17935.1097</text:p>
          </table:table-cell>
          <table:table-cell/>
        </table:table-row>
        <table:table-row table:style-name="ro1">
          <table:table-cell office:value-type="float" office:value="-63800">
            <text:p>-63800</text:p>
          </table:table-cell>
          <table:table-cell office:value-type="float" office:value="-45445.8903">
            <text:p>-45445.8903</text:p>
          </table:table-cell>
          <table:table-cell table:formula="of:=[.A73]-[.B73]" office:value-type="float" office:value="-18354.1097">
            <text:p>-18354.1097</text:p>
          </table:table-cell>
          <table:table-cell/>
        </table:table-row>
        <table:table-row table:style-name="ro1">
          <table:table-cell office:value-type="float" office:value="-66671">
            <text:p>-66671</text:p>
          </table:table-cell>
          <table:table-cell office:value-type="float" office:value="-45445.8903">
            <text:p>-45445.8903</text:p>
          </table:table-cell>
          <table:table-cell table:formula="of:=[.A74]-[.B74]" office:value-type="float" office:value="-21225.1097">
            <text:p>-21225.1097</text:p>
          </table:table-cell>
          <table:table-cell/>
        </table:table-row>
        <table:table-row table:style-name="ro1">
          <table:table-cell office:value-type="float" office:value="-62120">
            <text:p>-62120</text:p>
          </table:table-cell>
          <table:table-cell office:value-type="float" office:value="-45445.8903">
            <text:p>-45445.8903</text:p>
          </table:table-cell>
          <table:table-cell table:formula="of:=[.A75]-[.B75]" office:value-type="float" office:value="-16674.1097">
            <text:p>-16674.1097</text:p>
          </table:table-cell>
          <table:table-cell/>
        </table:table-row>
        <table:table-row table:style-name="ro1">
          <table:table-cell office:value-type="float" office:value="-61569">
            <text:p>-61569</text:p>
          </table:table-cell>
          <table:table-cell office:value-type="float" office:value="-45445.8903">
            <text:p>-45445.8903</text:p>
          </table:table-cell>
          <table:table-cell table:formula="of:=[.A76]-[.B76]" office:value-type="float" office:value="-16123.1097">
            <text:p>-16123.1097</text:p>
          </table:table-cell>
          <table:table-cell/>
        </table:table-row>
        <table:table-row table:style-name="ro1">
          <table:table-cell office:value-type="float" office:value="-61949">
            <text:p>-61949</text:p>
          </table:table-cell>
          <table:table-cell office:value-type="float" office:value="-45445.8903">
            <text:p>-45445.8903</text:p>
          </table:table-cell>
          <table:table-cell table:formula="of:=[.A77]-[.B77]" office:value-type="float" office:value="-16503.1097">
            <text:p>-16503.1097</text:p>
          </table:table-cell>
          <table:table-cell/>
        </table:table-row>
        <table:table-row table:style-name="ro1">
          <table:table-cell office:value-type="float" office:value="-64003">
            <text:p>-64003</text:p>
          </table:table-cell>
          <table:table-cell office:value-type="float" office:value="-45445.8903">
            <text:p>-45445.8903</text:p>
          </table:table-cell>
          <table:table-cell table:formula="of:=[.A78]-[.B78]" office:value-type="float" office:value="-18557.1097">
            <text:p>-18557.1097</text:p>
          </table:table-cell>
          <table:table-cell/>
        </table:table-row>
        <table:table-row table:style-name="ro1">
          <table:table-cell office:value-type="float" office:value="-62798">
            <text:p>-62798</text:p>
          </table:table-cell>
          <table:table-cell office:value-type="float" office:value="-45445.8903">
            <text:p>-45445.8903</text:p>
          </table:table-cell>
          <table:table-cell table:formula="of:=[.A79]-[.B79]" office:value-type="float" office:value="-17352.1097">
            <text:p>-17352.1097</text:p>
          </table:table-cell>
          <table:table-cell/>
        </table:table-row>
        <table:table-row table:style-name="ro1">
          <table:table-cell office:value-type="float" office:value="-66007">
            <text:p>-66007</text:p>
          </table:table-cell>
          <table:table-cell office:value-type="float" office:value="-45445.8903">
            <text:p>-45445.8903</text:p>
          </table:table-cell>
          <table:table-cell table:formula="of:=[.A80]-[.B80]" office:value-type="float" office:value="-20561.1097">
            <text:p>-20561.1097</text:p>
          </table:table-cell>
          <table:table-cell/>
        </table:table-row>
        <table:table-row table:style-name="ro1">
          <table:table-cell office:value-type="float" office:value="-67351">
            <text:p>-67351</text:p>
          </table:table-cell>
          <table:table-cell office:value-type="float" office:value="-45445.8903">
            <text:p>-45445.8903</text:p>
          </table:table-cell>
          <table:table-cell table:formula="of:=[.A81]-[.B81]" office:value-type="float" office:value="-21905.1097">
            <text:p>-21905.1097</text:p>
          </table:table-cell>
          <table:table-cell/>
        </table:table-row>
        <table:table-row table:style-name="ro1">
          <table:table-cell office:value-type="float" office:value="-64311">
            <text:p>-64311</text:p>
          </table:table-cell>
          <table:table-cell office:value-type="float" office:value="-45445.8903">
            <text:p>-45445.8903</text:p>
          </table:table-cell>
          <table:table-cell table:formula="of:=[.A82]-[.B82]" office:value-type="float" office:value="-18865.1097">
            <text:p>-18865.1097</text:p>
          </table:table-cell>
          <table:table-cell/>
        </table:table-row>
        <table:table-row table:style-name="ro1">
          <table:table-cell office:value-type="float" office:value="-58139">
            <text:p>-58139</text:p>
          </table:table-cell>
          <table:table-cell office:value-type="float" office:value="-45445.8903">
            <text:p>-45445.8903</text:p>
          </table:table-cell>
          <table:table-cell table:formula="of:=[.A83]-[.B83]" office:value-type="float" office:value="-12693.1097">
            <text:p>-12693.1097</text:p>
          </table:table-cell>
          <table:table-cell/>
        </table:table-row>
        <table:table-row table:style-name="ro1">
          <table:table-cell office:value-type="float" office:value="-57618">
            <text:p>-57618</text:p>
          </table:table-cell>
          <table:table-cell office:value-type="float" office:value="-45445.8903">
            <text:p>-45445.8903</text:p>
          </table:table-cell>
          <table:table-cell table:formula="of:=[.A84]-[.B84]" office:value-type="float" office:value="-12172.1097">
            <text:p>-12172.1097</text:p>
          </table:table-cell>
          <table:table-cell/>
        </table:table-row>
        <table:table-row table:style-name="ro1">
          <table:table-cell office:value-type="float" office:value="-60749">
            <text:p>-60749</text:p>
          </table:table-cell>
          <table:table-cell office:value-type="float" office:value="-45445.8903">
            <text:p>-45445.8903</text:p>
          </table:table-cell>
          <table:table-cell table:formula="of:=[.A85]-[.B85]" office:value-type="float" office:value="-15303.1097">
            <text:p>-15303.1097</text:p>
          </table:table-cell>
          <table:table-cell/>
        </table:table-row>
        <table:table-row table:style-name="ro1">
          <table:table-cell office:value-type="float" office:value="-57124">
            <text:p>-57124</text:p>
          </table:table-cell>
          <table:table-cell office:value-type="float" office:value="-45445.8903">
            <text:p>-45445.8903</text:p>
          </table:table-cell>
          <table:table-cell table:formula="of:=[.A86]-[.B86]" office:value-type="float" office:value="-11678.1097">
            <text:p>-11678.1097</text:p>
          </table:table-cell>
          <table:table-cell/>
        </table:table-row>
        <table:table-row table:style-name="ro1">
          <table:table-cell office:value-type="float" office:value="-58172">
            <text:p>-58172</text:p>
          </table:table-cell>
          <table:table-cell office:value-type="float" office:value="-45445.8903">
            <text:p>-45445.8903</text:p>
          </table:table-cell>
          <table:table-cell table:formula="of:=[.A87]-[.B87]" office:value-type="float" office:value="-12726.1097">
            <text:p>-12726.1097</text:p>
          </table:table-cell>
          <table:table-cell/>
        </table:table-row>
        <table:table-row table:style-name="ro1">
          <table:table-cell office:value-type="float" office:value="-61399">
            <text:p>-61399</text:p>
          </table:table-cell>
          <table:table-cell office:value-type="float" office:value="-45445.8903">
            <text:p>-45445.8903</text:p>
          </table:table-cell>
          <table:table-cell table:formula="of:=[.A88]-[.B88]" office:value-type="float" office:value="-15953.1097">
            <text:p>-15953.1097</text:p>
          </table:table-cell>
          <table:table-cell/>
        </table:table-row>
        <table:table-row table:style-name="ro1">
          <table:table-cell office:value-type="float" office:value="-59818">
            <text:p>-59818</text:p>
          </table:table-cell>
          <table:table-cell office:value-type="float" office:value="-45445.8903">
            <text:p>-45445.8903</text:p>
          </table:table-cell>
          <table:table-cell table:formula="of:=[.A89]-[.B89]" office:value-type="float" office:value="-14372.1097">
            <text:p>-14372.1097</text:p>
          </table:table-cell>
          <table:table-cell/>
        </table:table-row>
        <table:table-row table:style-name="ro1">
          <table:table-cell office:value-type="float" office:value="-58812">
            <text:p>-58812</text:p>
          </table:table-cell>
          <table:table-cell office:value-type="float" office:value="-45445.8903">
            <text:p>-45445.8903</text:p>
          </table:table-cell>
          <table:table-cell table:formula="of:=[.A90]-[.B90]" office:value-type="float" office:value="-13366.1097">
            <text:p>-13366.1097</text:p>
          </table:table-cell>
          <table:table-cell/>
        </table:table-row>
        <table:table-row table:style-name="ro1">
          <table:table-cell office:value-type="float" office:value="-59097">
            <text:p>-59097</text:p>
          </table:table-cell>
          <table:table-cell office:value-type="float" office:value="-45445.8903">
            <text:p>-45445.8903</text:p>
          </table:table-cell>
          <table:table-cell table:formula="of:=[.A91]-[.B91]" office:value-type="float" office:value="-13651.1097">
            <text:p>-13651.1097</text:p>
          </table:table-cell>
          <table:table-cell/>
        </table:table-row>
        <table:table-row table:style-name="ro1">
          <table:table-cell office:value-type="float" office:value="-59043">
            <text:p>-59043</text:p>
          </table:table-cell>
          <table:table-cell office:value-type="float" office:value="-45445.8903">
            <text:p>-45445.8903</text:p>
          </table:table-cell>
          <table:table-cell table:formula="of:=[.A92]-[.B92]" office:value-type="float" office:value="-13597.1097">
            <text:p>-13597.1097</text:p>
          </table:table-cell>
          <table:table-cell/>
        </table:table-row>
        <table:table-row table:style-name="ro1">
          <table:table-cell office:value-type="float" office:value="-56109">
            <text:p>-56109</text:p>
          </table:table-cell>
          <table:table-cell office:value-type="float" office:value="-45445.8903">
            <text:p>-45445.8903</text:p>
          </table:table-cell>
          <table:table-cell table:formula="of:=[.A93]-[.B93]" office:value-type="float" office:value="-10663.1097">
            <text:p>-10663.1097</text:p>
          </table:table-cell>
          <table:table-cell/>
        </table:table-row>
        <table:table-row table:style-name="ro1">
          <table:table-cell office:value-type="float" office:value="-56808">
            <text:p>-56808</text:p>
          </table:table-cell>
          <table:table-cell office:value-type="float" office:value="-45445.8903">
            <text:p>-45445.8903</text:p>
          </table:table-cell>
          <table:table-cell table:formula="of:=[.A94]-[.B94]" office:value-type="float" office:value="-11362.1097">
            <text:p>-11362.1097</text:p>
          </table:table-cell>
          <table:table-cell/>
        </table:table-row>
        <table:table-row table:style-name="ro1">
          <table:table-cell office:value-type="float" office:value="-55600">
            <text:p>-55600</text:p>
          </table:table-cell>
          <table:table-cell office:value-type="float" office:value="-45445.8903">
            <text:p>-45445.8903</text:p>
          </table:table-cell>
          <table:table-cell table:formula="of:=[.A95]-[.B95]" office:value-type="float" office:value="-10154.1097">
            <text:p>-10154.1097</text:p>
          </table:table-cell>
          <table:table-cell/>
        </table:table-row>
        <table:table-row table:style-name="ro1">
          <table:table-cell office:value-type="float" office:value="-58640">
            <text:p>-58640</text:p>
          </table:table-cell>
          <table:table-cell office:value-type="float" office:value="-45445.8903">
            <text:p>-45445.8903</text:p>
          </table:table-cell>
          <table:table-cell table:formula="of:=[.A96]-[.B96]" office:value-type="float" office:value="-13194.1097">
            <text:p>-13194.1097</text:p>
          </table:table-cell>
          <table:table-cell/>
        </table:table-row>
        <table:table-row table:style-name="ro1">
          <table:table-cell office:value-type="float" office:value="-56105">
            <text:p>-56105</text:p>
          </table:table-cell>
          <table:table-cell office:value-type="float" office:value="-45445.8903">
            <text:p>-45445.8903</text:p>
          </table:table-cell>
          <table:table-cell table:formula="of:=[.A97]-[.B97]" office:value-type="float" office:value="-10659.1097">
            <text:p>-10659.1097</text:p>
          </table:table-cell>
          <table:table-cell/>
        </table:table-row>
        <table:table-row table:style-name="ro1">
          <table:table-cell office:value-type="float" office:value="-60040">
            <text:p>-60040</text:p>
          </table:table-cell>
          <table:table-cell office:value-type="float" office:value="-45445.8903">
            <text:p>-45445.8903</text:p>
          </table:table-cell>
          <table:table-cell table:formula="of:=[.A98]-[.B98]" office:value-type="float" office:value="-14594.1097">
            <text:p>-14594.1097</text:p>
          </table:table-cell>
          <table:table-cell/>
        </table:table-row>
        <table:table-row table:style-name="ro1">
          <table:table-cell office:value-type="float" office:value="-63259">
            <text:p>-63259</text:p>
          </table:table-cell>
          <table:table-cell office:value-type="float" office:value="-45445.8903">
            <text:p>-45445.8903</text:p>
          </table:table-cell>
          <table:table-cell table:formula="of:=[.A99]-[.B99]" office:value-type="float" office:value="-17813.1097">
            <text:p>-17813.1097</text:p>
          </table:table-cell>
          <table:table-cell/>
        </table:table-row>
        <table:table-row table:style-name="ro1">
          <table:table-cell office:value-type="float" office:value="-59236">
            <text:p>-59236</text:p>
          </table:table-cell>
          <table:table-cell office:value-type="float" office:value="-45445.8903">
            <text:p>-45445.8903</text:p>
          </table:table-cell>
          <table:table-cell table:formula="of:=[.A100]-[.B100]" office:value-type="float" office:value="-13790.1097">
            <text:p>-13790.1097</text:p>
          </table:table-cell>
          <table:table-cell/>
        </table:table-row>
        <table:table-row table:style-name="ro1">
          <table:table-cell office:value-type="float" office:value="-62641">
            <text:p>-62641</text:p>
          </table:table-cell>
          <table:table-cell office:value-type="float" office:value="-45445.8903">
            <text:p>-45445.8903</text:p>
          </table:table-cell>
          <table:table-cell table:formula="of:=[.A101]-[.B101]" office:value-type="float" office:value="-17195.1097">
            <text:p>-17195.1097</text:p>
          </table:table-cell>
          <table:table-cell/>
        </table:table-row>
        <table:table-row table:style-name="ro1">
          <table:table-cell office:value-type="float" office:value="-61277">
            <text:p>-61277</text:p>
          </table:table-cell>
          <table:table-cell office:value-type="float" office:value="-45445.8903">
            <text:p>-45445.8903</text:p>
          </table:table-cell>
          <table:table-cell table:formula="of:=[.A102]-[.B102]" office:value-type="float" office:value="-15831.1097">
            <text:p>-15831.1097</text:p>
          </table:table-cell>
          <table:table-cell/>
        </table:table-row>
        <table:table-row table:style-name="ro1">
          <table:table-cell office:value-type="float" office:value="-59928">
            <text:p>-59928</text:p>
          </table:table-cell>
          <table:table-cell office:value-type="float" office:value="-45445.8903">
            <text:p>-45445.8903</text:p>
          </table:table-cell>
          <table:table-cell table:formula="of:=[.A103]-[.B103]" office:value-type="float" office:value="-14482.1097">
            <text:p>-14482.1097</text:p>
          </table:table-cell>
          <table:table-cell/>
        </table:table-row>
        <table:table-row table:style-name="ro1">
          <table:table-cell office:value-type="float" office:value="-65743">
            <text:p>-65743</text:p>
          </table:table-cell>
          <table:table-cell office:value-type="float" office:value="-45445.8903">
            <text:p>-45445.8903</text:p>
          </table:table-cell>
          <table:table-cell table:formula="of:=[.A104]-[.B104]" office:value-type="float" office:value="-20297.1097">
            <text:p>-20297.1097</text:p>
          </table:table-cell>
          <table:table-cell/>
        </table:table-row>
        <table:table-row table:style-name="ro1">
          <table:table-cell office:value-type="float" office:value="-60900">
            <text:p>-60900</text:p>
          </table:table-cell>
          <table:table-cell office:value-type="float" office:value="-45445.8903">
            <text:p>-45445.8903</text:p>
          </table:table-cell>
          <table:table-cell table:formula="of:=[.A105]-[.B105]" office:value-type="float" office:value="-15454.1097">
            <text:p>-15454.1097</text:p>
          </table:table-cell>
          <table:table-cell/>
        </table:table-row>
        <table:table-row table:style-name="ro1">
          <table:table-cell office:value-type="float" office:value="-59491">
            <text:p>-59491</text:p>
          </table:table-cell>
          <table:table-cell office:value-type="float" office:value="-45445.8903">
            <text:p>-45445.8903</text:p>
          </table:table-cell>
          <table:table-cell table:formula="of:=[.A106]-[.B106]" office:value-type="float" office:value="-14045.1097">
            <text:p>-14045.1097</text:p>
          </table:table-cell>
          <table:table-cell/>
        </table:table-row>
        <table:table-row table:style-name="ro1">
          <table:table-cell office:value-type="float" office:value="-59541">
            <text:p>-59541</text:p>
          </table:table-cell>
          <table:table-cell office:value-type="float" office:value="-45445.8903">
            <text:p>-45445.8903</text:p>
          </table:table-cell>
          <table:table-cell table:formula="of:=[.A107]-[.B107]" office:value-type="float" office:value="-14095.1097">
            <text:p>-14095.1097</text:p>
          </table:table-cell>
          <table:table-cell/>
        </table:table-row>
        <table:table-row table:style-name="ro1">
          <table:table-cell office:value-type="float" office:value="-44156">
            <text:p>-44156</text:p>
          </table:table-cell>
          <table:table-cell office:value-type="float" office:value="-45445.8903">
            <text:p>-45445.8903</text:p>
          </table:table-cell>
          <table:table-cell table:formula="of:=[.A108]-[.B108]" office:value-type="float" office:value="1289.8903">
            <text:p>1289.8903</text:p>
          </table:table-cell>
          <table:table-cell/>
        </table:table-row>
        <table:table-row table:style-name="ro1">
          <table:table-cell office:value-type="float" office:value="-42126">
            <text:p>-42126</text:p>
          </table:table-cell>
          <table:table-cell office:value-type="float" office:value="-45445.8903">
            <text:p>-45445.8903</text:p>
          </table:table-cell>
          <table:table-cell table:formula="of:=[.A109]-[.B109]" office:value-type="float" office:value="3319.8903">
            <text:p>3319.8903</text:p>
          </table:table-cell>
          <table:table-cell/>
        </table:table-row>
        <table:table-row table:style-name="ro1">
          <table:table-cell office:value-type="float" office:value="-37729">
            <text:p>-37729</text:p>
          </table:table-cell>
          <table:table-cell office:value-type="float" office:value="-45445.8903">
            <text:p>-45445.8903</text:p>
          </table:table-cell>
          <table:table-cell table:formula="of:=[.A110]-[.B110]" office:value-type="float" office:value="7716.8903">
            <text:p>7716.8903</text:p>
          </table:table-cell>
          <table:table-cell/>
        </table:table-row>
        <table:table-row table:style-name="ro1">
          <table:table-cell office:value-type="float" office:value="-27272">
            <text:p>-27272</text:p>
          </table:table-cell>
          <table:table-cell office:value-type="float" office:value="-45445.8903">
            <text:p>-45445.8903</text:p>
          </table:table-cell>
          <table:table-cell table:formula="of:=[.A111]-[.B111]" office:value-type="float" office:value="18173.8903">
            <text:p>18173.8903</text:p>
          </table:table-cell>
          <table:table-cell/>
        </table:table-row>
        <table:table-row table:style-name="ro1">
          <table:table-cell office:value-type="float" office:value="-28431">
            <text:p>-28431</text:p>
          </table:table-cell>
          <table:table-cell office:value-type="float" office:value="-45445.8903">
            <text:p>-45445.8903</text:p>
          </table:table-cell>
          <table:table-cell table:formula="of:=[.A112]-[.B112]" office:value-type="float" office:value="17014.8903">
            <text:p>17014.8903</text:p>
          </table:table-cell>
          <table:table-cell/>
        </table:table-row>
        <table:table-row table:style-name="ro1">
          <table:table-cell office:value-type="float" office:value="-29056">
            <text:p>-29056</text:p>
          </table:table-cell>
          <table:table-cell office:value-type="float" office:value="-45445.8903">
            <text:p>-45445.8903</text:p>
          </table:table-cell>
          <table:table-cell table:formula="of:=[.A113]-[.B113]" office:value-type="float" office:value="16389.8903">
            <text:p>16389.8903</text:p>
          </table:table-cell>
          <table:table-cell/>
        </table:table-row>
        <table:table-row table:style-name="ro1">
          <table:table-cell office:value-type="float" office:value="-24855">
            <text:p>-24855</text:p>
          </table:table-cell>
          <table:table-cell office:value-type="float" office:value="-45445.8903">
            <text:p>-45445.8903</text:p>
          </table:table-cell>
          <table:table-cell table:formula="of:=[.A114]-[.B114]" office:value-type="float" office:value="20590.8903">
            <text:p>20590.8903</text:p>
          </table:table-cell>
          <table:table-cell/>
        </table:table-row>
        <table:table-row table:style-name="ro1">
          <table:table-cell office:value-type="float" office:value="-25832">
            <text:p>-25832</text:p>
          </table:table-cell>
          <table:table-cell office:value-type="float" office:value="-45445.8903">
            <text:p>-45445.8903</text:p>
          </table:table-cell>
          <table:table-cell table:formula="of:=[.A115]-[.B115]" office:value-type="float" office:value="19613.8903">
            <text:p>19613.8903</text:p>
          </table:table-cell>
          <table:table-cell/>
        </table:table-row>
        <table:table-row table:style-name="ro1">
          <table:table-cell office:value-type="float" office:value="-32417">
            <text:p>-32417</text:p>
          </table:table-cell>
          <table:table-cell office:value-type="float" office:value="-45445.8903">
            <text:p>-45445.8903</text:p>
          </table:table-cell>
          <table:table-cell table:formula="of:=[.A116]-[.B116]" office:value-type="float" office:value="13028.8903">
            <text:p>13028.8903</text:p>
          </table:table-cell>
          <table:table-cell/>
        </table:table-row>
        <table:table-row table:style-name="ro1">
          <table:table-cell office:value-type="float" office:value="-30990">
            <text:p>-30990</text:p>
          </table:table-cell>
          <table:table-cell office:value-type="float" office:value="-45445.8903">
            <text:p>-45445.8903</text:p>
          </table:table-cell>
          <table:table-cell table:formula="of:=[.A117]-[.B117]" office:value-type="float" office:value="14455.8903">
            <text:p>14455.8903</text:p>
          </table:table-cell>
          <table:table-cell/>
        </table:table-row>
        <table:table-row table:style-name="ro1">
          <table:table-cell office:value-type="float" office:value="-34038">
            <text:p>-34038</text:p>
          </table:table-cell>
          <table:table-cell office:value-type="float" office:value="-45445.8903">
            <text:p>-45445.8903</text:p>
          </table:table-cell>
          <table:table-cell table:formula="of:=[.A118]-[.B118]" office:value-type="float" office:value="11407.8903">
            <text:p>11407.8903</text:p>
          </table:table-cell>
          <table:table-cell/>
        </table:table-row>
        <table:table-row table:style-name="ro1">
          <table:table-cell office:value-type="float" office:value="-33569">
            <text:p>-33569</text:p>
          </table:table-cell>
          <table:table-cell office:value-type="float" office:value="-45445.8903">
            <text:p>-45445.8903</text:p>
          </table:table-cell>
          <table:table-cell table:formula="of:=[.A119]-[.B119]" office:value-type="float" office:value="11876.8903">
            <text:p>11876.8903</text:p>
          </table:table-cell>
          <table:table-cell/>
        </table:table-row>
        <table:table-row table:style-name="ro1">
          <table:table-cell office:value-type="float" office:value="-37043">
            <text:p>-37043</text:p>
          </table:table-cell>
          <table:table-cell office:value-type="float" office:value="-45445.8903">
            <text:p>-45445.8903</text:p>
          </table:table-cell>
          <table:table-cell table:formula="of:=[.A120]-[.B120]" office:value-type="float" office:value="8402.8903">
            <text:p>8402.8903</text:p>
          </table:table-cell>
          <table:table-cell/>
        </table:table-row>
        <table:table-row table:style-name="ro1">
          <table:table-cell office:value-type="float" office:value="-37923">
            <text:p>-37923</text:p>
          </table:table-cell>
          <table:table-cell office:value-type="float" office:value="-45445.8903">
            <text:p>-45445.8903</text:p>
          </table:table-cell>
          <table:table-cell table:formula="of:=[.A121]-[.B121]" office:value-type="float" office:value="7522.8903">
            <text:p>7522.8903</text:p>
          </table:table-cell>
          <table:table-cell/>
        </table:table-row>
        <table:table-row table:style-name="ro1">
          <table:table-cell office:value-type="float" office:value="-37078">
            <text:p>-37078</text:p>
          </table:table-cell>
          <table:table-cell office:value-type="float" office:value="-45445.8903">
            <text:p>-45445.8903</text:p>
          </table:table-cell>
          <table:table-cell table:formula="of:=[.A122]-[.B122]" office:value-type="float" office:value="8367.8903">
            <text:p>8367.8903</text:p>
          </table:table-cell>
          <table:table-cell/>
        </table:table-row>
        <table:table-row table:style-name="ro1">
          <table:table-cell office:value-type="float" office:value="-40679">
            <text:p>-40679</text:p>
          </table:table-cell>
          <table:table-cell office:value-type="float" office:value="-45445.8903">
            <text:p>-45445.8903</text:p>
          </table:table-cell>
          <table:table-cell table:formula="of:=[.A123]-[.B123]" office:value-type="float" office:value="4766.8903">
            <text:p>4766.8903</text:p>
          </table:table-cell>
          <table:table-cell/>
        </table:table-row>
        <table:table-row table:style-name="ro1">
          <table:table-cell office:value-type="float" office:value="-40194">
            <text:p>-40194</text:p>
          </table:table-cell>
          <table:table-cell office:value-type="float" office:value="-45445.8903">
            <text:p>-45445.8903</text:p>
          </table:table-cell>
          <table:table-cell table:formula="of:=[.A124]-[.B124]" office:value-type="float" office:value="5251.8903">
            <text:p>5251.8903</text:p>
          </table:table-cell>
          <table:table-cell/>
        </table:table-row>
        <table:table-row table:style-name="ro1">
          <table:table-cell office:value-type="float" office:value="-41418">
            <text:p>-41418</text:p>
          </table:table-cell>
          <table:table-cell office:value-type="float" office:value="-45445.8903">
            <text:p>-45445.8903</text:p>
          </table:table-cell>
          <table:table-cell table:formula="of:=[.A125]-[.B125]" office:value-type="float" office:value="4027.8903">
            <text:p>4027.8903</text:p>
          </table:table-cell>
          <table:table-cell/>
        </table:table-row>
        <table:table-row table:style-name="ro1">
          <table:table-cell office:value-type="float" office:value="-40586">
            <text:p>-40586</text:p>
          </table:table-cell>
          <table:table-cell office:value-type="float" office:value="-45445.8903">
            <text:p>-45445.8903</text:p>
          </table:table-cell>
          <table:table-cell table:formula="of:=[.A126]-[.B126]" office:value-type="float" office:value="4859.8903">
            <text:p>4859.8903</text:p>
          </table:table-cell>
          <table:table-cell/>
        </table:table-row>
        <table:table-row table:style-name="ro1">
          <table:table-cell office:value-type="float" office:value="-45682">
            <text:p>-45682</text:p>
          </table:table-cell>
          <table:table-cell office:value-type="float" office:value="-45445.8903">
            <text:p>-45445.8903</text:p>
          </table:table-cell>
          <table:table-cell table:formula="of:=[.A127]-[.B127]" office:value-type="float" office:value="-236.109700000001">
            <text:p>-236.1097</text:p>
          </table:table-cell>
          <table:table-cell/>
        </table:table-row>
        <table:table-row table:style-name="ro1">
          <table:table-cell office:value-type="float" office:value="-40418">
            <text:p>-40418</text:p>
          </table:table-cell>
          <table:table-cell office:value-type="float" office:value="-45445.8903">
            <text:p>-45445.8903</text:p>
          </table:table-cell>
          <table:table-cell table:formula="of:=[.A128]-[.B128]" office:value-type="float" office:value="5027.8903">
            <text:p>5027.8903</text:p>
          </table:table-cell>
          <table:table-cell/>
        </table:table-row>
        <table:table-row table:style-name="ro1">
          <table:table-cell office:value-type="float" office:value="-45112">
            <text:p>-45112</text:p>
          </table:table-cell>
          <table:table-cell office:value-type="float" office:value="-45445.8903">
            <text:p>-45445.8903</text:p>
          </table:table-cell>
          <table:table-cell table:formula="of:=[.A129]-[.B129]" office:value-type="float" office:value="333.890299999999">
            <text:p>333.8903</text:p>
          </table:table-cell>
          <table:table-cell/>
        </table:table-row>
        <table:table-row table:style-name="ro1">
          <table:table-cell office:value-type="float" office:value="-43606">
            <text:p>-43606</text:p>
          </table:table-cell>
          <table:table-cell office:value-type="float" office:value="-45445.8903">
            <text:p>-45445.8903</text:p>
          </table:table-cell>
          <table:table-cell table:formula="of:=[.A130]-[.B130]" office:value-type="float" office:value="1839.8903">
            <text:p>1839.8903</text:p>
          </table:table-cell>
          <table:table-cell/>
        </table:table-row>
        <table:table-row table:style-name="ro1">
          <table:table-cell office:value-type="float" office:value="-40425">
            <text:p>-40425</text:p>
          </table:table-cell>
          <table:table-cell office:value-type="float" office:value="-45445.8903">
            <text:p>-45445.8903</text:p>
          </table:table-cell>
          <table:table-cell table:formula="of:=[.A131]-[.B131]" office:value-type="float" office:value="5020.8903">
            <text:p>5020.8903</text:p>
          </table:table-cell>
          <table:table-cell/>
        </table:table-row>
        <table:table-row table:style-name="ro1">
          <table:table-cell office:value-type="float" office:value="-38860">
            <text:p>-38860</text:p>
          </table:table-cell>
          <table:table-cell office:value-type="float" office:value="-45445.8903">
            <text:p>-45445.8903</text:p>
          </table:table-cell>
          <table:table-cell table:formula="of:=[.A132]-[.B132]" office:value-type="float" office:value="6585.8903">
            <text:p>6585.8903</text:p>
          </table:table-cell>
          <table:table-cell/>
        </table:table-row>
        <table:table-row table:style-name="ro1">
          <table:table-cell office:value-type="float" office:value="-40677">
            <text:p>-40677</text:p>
          </table:table-cell>
          <table:table-cell office:value-type="float" office:value="-45445.8903">
            <text:p>-45445.8903</text:p>
          </table:table-cell>
          <table:table-cell table:formula="of:=[.A133]-[.B133]" office:value-type="float" office:value="4768.8903">
            <text:p>4768.8903</text:p>
          </table:table-cell>
          <table:table-cell/>
        </table:table-row>
        <table:table-row table:style-name="ro1">
          <table:table-cell office:value-type="float" office:value="-47523">
            <text:p>-47523</text:p>
          </table:table-cell>
          <table:table-cell office:value-type="float" office:value="-45445.8903">
            <text:p>-45445.8903</text:p>
          </table:table-cell>
          <table:table-cell table:formula="of:=[.A134]-[.B134]" office:value-type="float" office:value="-2077.1097">
            <text:p>-2077.1097</text:p>
          </table:table-cell>
          <table:table-cell/>
        </table:table-row>
        <table:table-row table:style-name="ro1">
          <table:table-cell office:value-type="float" office:value="-44801">
            <text:p>-44801</text:p>
          </table:table-cell>
          <table:table-cell office:value-type="float" office:value="-45445.8903">
            <text:p>-45445.8903</text:p>
          </table:table-cell>
          <table:table-cell table:formula="of:=[.A135]-[.B135]" office:value-type="float" office:value="644.890299999999">
            <text:p>644.8903</text:p>
          </table:table-cell>
          <table:table-cell/>
        </table:table-row>
        <table:table-row table:style-name="ro1">
          <table:table-cell office:value-type="float" office:value="-44902">
            <text:p>-44902</text:p>
          </table:table-cell>
          <table:table-cell office:value-type="float" office:value="-45445.8903">
            <text:p>-45445.8903</text:p>
          </table:table-cell>
          <table:table-cell table:formula="of:=[.A136]-[.B136]" office:value-type="float" office:value="543.890299999999">
            <text:p>543.8903</text:p>
          </table:table-cell>
          <table:table-cell/>
        </table:table-row>
        <table:table-row table:style-name="ro1">
          <table:table-cell office:value-type="float" office:value="-43556">
            <text:p>-43556</text:p>
          </table:table-cell>
          <table:table-cell office:value-type="float" office:value="-45445.8903">
            <text:p>-45445.8903</text:p>
          </table:table-cell>
          <table:table-cell table:formula="of:=[.A137]-[.B137]" office:value-type="float" office:value="1889.8903">
            <text:p>1889.8903</text:p>
          </table:table-cell>
          <table:table-cell/>
        </table:table-row>
        <table:table-row table:style-name="ro1">
          <table:table-cell office:value-type="float" office:value="-47669">
            <text:p>-47669</text:p>
          </table:table-cell>
          <table:table-cell office:value-type="float" office:value="-45445.8903">
            <text:p>-45445.8903</text:p>
          </table:table-cell>
          <table:table-cell table:formula="of:=[.A138]-[.B138]" office:value-type="float" office:value="-2223.1097">
            <text:p>-2223.1097</text:p>
          </table:table-cell>
          <table:table-cell/>
        </table:table-row>
        <table:table-row table:style-name="ro1">
          <table:table-cell office:value-type="float" office:value="-50324">
            <text:p>-50324</text:p>
          </table:table-cell>
          <table:table-cell office:value-type="float" office:value="-45445.8903">
            <text:p>-45445.8903</text:p>
          </table:table-cell>
          <table:table-cell table:formula="of:=[.A139]-[.B139]" office:value-type="float" office:value="-4878.1097">
            <text:p>-4878.1097</text:p>
          </table:table-cell>
          <table:table-cell/>
        </table:table-row>
        <table:table-row table:style-name="ro1">
          <table:table-cell office:value-type="float" office:value="-45580">
            <text:p>-45580</text:p>
          </table:table-cell>
          <table:table-cell office:value-type="float" office:value="-45445.8903">
            <text:p>-45445.8903</text:p>
          </table:table-cell>
          <table:table-cell table:formula="of:=[.A140]-[.B140]" office:value-type="float" office:value="-134.109700000001">
            <text:p>-134.1097</text:p>
          </table:table-cell>
          <table:table-cell/>
        </table:table-row>
        <table:table-row table:style-name="ro1">
          <table:table-cell office:value-type="float" office:value="-44775">
            <text:p>-44775</text:p>
          </table:table-cell>
          <table:table-cell office:value-type="float" office:value="-45445.8903">
            <text:p>-45445.8903</text:p>
          </table:table-cell>
          <table:table-cell table:formula="of:=[.A141]-[.B141]" office:value-type="float" office:value="670.890299999999">
            <text:p>670.8903</text:p>
          </table:table-cell>
          <table:table-cell/>
        </table:table-row>
        <table:table-row table:style-name="ro1">
          <table:table-cell office:value-type="float" office:value="-44467">
            <text:p>-44467</text:p>
          </table:table-cell>
          <table:table-cell office:value-type="float" office:value="-45445.8903">
            <text:p>-45445.8903</text:p>
          </table:table-cell>
          <table:table-cell table:formula="of:=[.A142]-[.B142]" office:value-type="float" office:value="978.890299999999">
            <text:p>978.8903</text:p>
          </table:table-cell>
          <table:table-cell/>
        </table:table-row>
        <table:table-row table:style-name="ro1">
          <table:table-cell office:value-type="float" office:value="-45703">
            <text:p>-45703</text:p>
          </table:table-cell>
          <table:table-cell office:value-type="float" office:value="-45445.8903">
            <text:p>-45445.8903</text:p>
          </table:table-cell>
          <table:table-cell table:formula="of:=[.A143]-[.B143]" office:value-type="float" office:value="-257.109700000001">
            <text:p>-257.1097</text:p>
          </table:table-cell>
          <table:table-cell/>
        </table:table-row>
        <table:table-row table:style-name="ro1">
          <table:table-cell office:value-type="float" office:value="-48835">
            <text:p>-48835</text:p>
          </table:table-cell>
          <table:table-cell office:value-type="float" office:value="-45445.8903">
            <text:p>-45445.8903</text:p>
          </table:table-cell>
          <table:table-cell table:formula="of:=[.A144]-[.B144]" office:value-type="float" office:value="-3389.1097">
            <text:p>-3389.1097</text:p>
          </table:table-cell>
          <table:table-cell/>
        </table:table-row>
        <table:table-row table:style-name="ro1">
          <table:table-cell office:value-type="float" office:value="-51748">
            <text:p>-51748</text:p>
          </table:table-cell>
          <table:table-cell office:value-type="float" office:value="-45445.8903">
            <text:p>-45445.8903</text:p>
          </table:table-cell>
          <table:table-cell table:formula="of:=[.A145]-[.B145]" office:value-type="float" office:value="-6302.1097">
            <text:p>-6302.1097</text:p>
          </table:table-cell>
          <table:table-cell/>
        </table:table-row>
        <table:table-row table:style-name="ro1">
          <table:table-cell office:value-type="float" office:value="-52209">
            <text:p>-52209</text:p>
          </table:table-cell>
          <table:table-cell office:value-type="float" office:value="-45445.8903">
            <text:p>-45445.8903</text:p>
          </table:table-cell>
          <table:table-cell table:formula="of:=[.A146]-[.B146]" office:value-type="float" office:value="-6763.1097">
            <text:p>-6763.1097</text:p>
          </table:table-cell>
          <table:table-cell/>
        </table:table-row>
        <table:table-row table:style-name="ro1">
          <table:table-cell office:value-type="float" office:value="-44507">
            <text:p>-44507</text:p>
          </table:table-cell>
          <table:table-cell office:value-type="float" office:value="-45445.8903">
            <text:p>-45445.8903</text:p>
          </table:table-cell>
          <table:table-cell table:formula="of:=[.A147]-[.B147]" office:value-type="float" office:value="938.890299999999">
            <text:p>938.8903</text:p>
          </table:table-cell>
          <table:table-cell/>
        </table:table-row>
        <table:table-row table:style-name="ro1">
          <table:table-cell office:value-type="float" office:value="-51647">
            <text:p>-51647</text:p>
          </table:table-cell>
          <table:table-cell office:value-type="float" office:value="-45445.8903">
            <text:p>-45445.8903</text:p>
          </table:table-cell>
          <table:table-cell table:formula="of:=[.A148]-[.B148]" office:value-type="float" office:value="-6201.1097">
            <text:p>-6201.1097</text:p>
          </table:table-cell>
          <table:table-cell/>
        </table:table-row>
        <table:table-row table:style-name="ro1">
          <table:table-cell office:value-type="float" office:value="-49647">
            <text:p>-49647</text:p>
          </table:table-cell>
          <table:table-cell office:value-type="float" office:value="-45445.8903">
            <text:p>-45445.8903</text:p>
          </table:table-cell>
          <table:table-cell table:formula="of:=[.A149]-[.B149]" office:value-type="float" office:value="-4201.1097">
            <text:p>-4201.1097</text:p>
          </table:table-cell>
          <table:table-cell/>
        </table:table-row>
        <table:table-row table:style-name="ro1">
          <table:table-cell office:value-type="float" office:value="-46930">
            <text:p>-46930</text:p>
          </table:table-cell>
          <table:table-cell office:value-type="float" office:value="-45445.8903">
            <text:p>-45445.8903</text:p>
          </table:table-cell>
          <table:table-cell table:formula="of:=[.A150]-[.B150]" office:value-type="float" office:value="-1484.1097">
            <text:p>-1484.1097</text:p>
          </table:table-cell>
          <table:table-cell/>
        </table:table-row>
        <table:table-row table:style-name="ro1">
          <table:table-cell office:value-type="float" office:value="-40846">
            <text:p>-40846</text:p>
          </table:table-cell>
          <table:table-cell office:value-type="float" office:value="-45445.8903">
            <text:p>-45445.8903</text:p>
          </table:table-cell>
          <table:table-cell table:formula="of:=[.A151]-[.B151]" office:value-type="float" office:value="4599.8903">
            <text:p>4599.8903</text:p>
          </table:table-cell>
          <table:table-cell/>
        </table:table-row>
        <table:table-row table:style-name="ro1">
          <table:table-cell office:value-type="float" office:value="-41630">
            <text:p>-41630</text:p>
          </table:table-cell>
          <table:table-cell office:value-type="float" office:value="-45445.8903">
            <text:p>-45445.8903</text:p>
          </table:table-cell>
          <table:table-cell table:formula="of:=[.A152]-[.B152]" office:value-type="float" office:value="3815.8903">
            <text:p>3815.8903</text:p>
          </table:table-cell>
          <table:table-cell/>
        </table:table-row>
        <table:table-row table:style-name="ro1">
          <table:table-cell office:value-type="float" office:value="-42581">
            <text:p>-42581</text:p>
          </table:table-cell>
          <table:table-cell office:value-type="float" office:value="-45445.8903">
            <text:p>-45445.8903</text:p>
          </table:table-cell>
          <table:table-cell table:formula="of:=[.A153]-[.B153]" office:value-type="float" office:value="2864.8903">
            <text:p>2864.8903</text:p>
          </table:table-cell>
          <table:table-cell/>
        </table:table-row>
        <table:table-row table:style-name="ro1">
          <table:table-cell office:value-type="float" office:value="-40277">
            <text:p>-40277</text:p>
          </table:table-cell>
          <table:table-cell office:value-type="float" office:value="-45445.8903">
            <text:p>-45445.8903</text:p>
          </table:table-cell>
          <table:table-cell table:formula="of:=[.A154]-[.B154]" office:value-type="float" office:value="5168.8903">
            <text:p>5168.8903</text:p>
          </table:table-cell>
          <table:table-cell/>
        </table:table-row>
        <table:table-row table:style-name="ro1">
          <table:table-cell office:value-type="float" office:value="-42064">
            <text:p>-42064</text:p>
          </table:table-cell>
          <table:table-cell office:value-type="float" office:value="-45445.8903">
            <text:p>-45445.8903</text:p>
          </table:table-cell>
          <table:table-cell table:formula="of:=[.A155]-[.B155]" office:value-type="float" office:value="3381.8903">
            <text:p>3381.8903</text:p>
          </table:table-cell>
          <table:table-cell/>
        </table:table-row>
        <table:table-row table:style-name="ro1">
          <table:table-cell office:value-type="float" office:value="-48731">
            <text:p>-48731</text:p>
          </table:table-cell>
          <table:table-cell office:value-type="float" office:value="-45445.8903">
            <text:p>-45445.8903</text:p>
          </table:table-cell>
          <table:table-cell table:formula="of:=[.A156]-[.B156]" office:value-type="float" office:value="-3285.1097">
            <text:p>-3285.1097</text:p>
          </table:table-cell>
          <table:table-cell/>
        </table:table-row>
      </table:table>
      <table:table table:name="Annual Rate for New Single-family Houses Sold" table:style-name="ta1" table:print="false"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Annual Rate for New Single-family Houses Sold</text:p>
          </table:table-cell>
          <table:table-cell office:value-type="string">
            <text:p>Avg</text:p>
          </table:table-cell>
          <table:table-cell office:value-type="string">
            <text:p>Diff-From-Avg</text:p>
          </table:table-cell>
          <table:table-cell>
            <draw:frame table:end-cell-address="'Annual Rate for New Single-family Houses Sold'.K23" table:end-x="0.5992in" table:end-y="0.048in" draw:z-index="0" draw:style-name="gr1" draw:text-style-name="P1" svg:width="6.2988in" svg:height="3.5429in" svg:x="0.5236in" svg:y="0.1579in">
              <draw:object draw:notify-on-update-of-ranges="'Annual Rate for New Single-family Houses Sold'.C1:'Annual Rate for New Single-family Houses Sold'.C1 'Annual Rate for New Single-family Houses Sold'.C2:'Annual Rate for New Single-family Houses Sold'.C15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873">
            <text:p>873</text:p>
          </table:table-cell>
          <table:table-cell table:formula="of:= AVERAGE([.A2:.A156])" office:value-type="float" office:value="771.787096774194">
            <text:p>771.7870967742</text:p>
          </table:table-cell>
          <table:table-cell table:formula="of:=[.A2]-[.B2]" office:value-type="float" office:value="101.212903225807">
            <text:p>101.2129032258</text:p>
          </table:table-cell>
          <table:table-cell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771.7870968">
            <text:p>771.7870968</text:p>
          </table:table-cell>
          <table:table-cell table:formula="of:=[.A3]-[.B3]" office:value-type="float" office:value="84.2129032">
            <text:p>84.2129032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771.7870968">
            <text:p>771.7870968</text:p>
          </table:table-cell>
          <table:table-cell table:formula="of:=[.A4]-[.B4]" office:value-type="float" office:value="128.2129032">
            <text:p>128.2129032</text:p>
          </table:table-cell>
          <table:table-cell/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771.7870968">
            <text:p>771.7870968</text:p>
          </table:table-cell>
          <table:table-cell table:formula="of:=[.A5]-[.B5]" office:value-type="float" office:value="69.2129032">
            <text:p>69.2129032</text:p>
          </table:table-cell>
          <table:table-cell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771.7870968">
            <text:p>771.7870968</text:p>
          </table:table-cell>
          <table:table-cell table:formula="of:=[.A6]-[.B6]" office:value-type="float" office:value="85.2129032">
            <text:p>85.2129032</text:p>
          </table:table-cell>
          <table:table-cell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771.7870968">
            <text:p>771.7870968</text:p>
          </table:table-cell>
          <table:table-cell table:formula="of:=[.A7]-[.B7]" office:value-type="float" office:value="21.2129032">
            <text:p>21.2129032</text:p>
          </table:table-cell>
          <table:table-cell/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771.7870968">
            <text:p>771.7870968</text:p>
          </table:table-cell>
          <table:table-cell table:formula="of:=[.A8]-[.B8]" office:value-type="float" office:value="115.2129032">
            <text:p>115.2129032</text:p>
          </table:table-cell>
          <table:table-cell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771.7870968">
            <text:p>771.7870968</text:p>
          </table:table-cell>
          <table:table-cell table:formula="of:=[.A9]-[.B9]" office:value-type="float" office:value="76.2129032">
            <text:p>76.2129032</text:p>
          </table:table-cell>
          <table:table-cell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771.7870968">
            <text:p>771.7870968</text:p>
          </table:table-cell>
          <table:table-cell table:formula="of:=[.A10]-[.B10]" office:value-type="float" office:value="140.2129032">
            <text:p>140.2129032</text:p>
          </table:table-cell>
          <table:table-cell/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771.7870968">
            <text:p>771.7870968</text:p>
          </table:table-cell>
          <table:table-cell table:formula="of:=[.A11]-[.B11]" office:value-type="float" office:value="161.2129032">
            <text:p>161.2129032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771.7870968">
            <text:p>771.7870968</text:p>
          </table:table-cell>
          <table:table-cell table:formula="of:=[.A12]-[.B12]" office:value-type="float" office:value="108.2129032">
            <text:p>108.2129032</text:p>
          </table:table-cell>
          <table:table-cell/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771.7870968">
            <text:p>771.7870968</text:p>
          </table:table-cell>
          <table:table-cell table:formula="of:=[.A13]-[.B13]" office:value-type="float" office:value="211.2129032">
            <text:p>211.2129032</text:p>
          </table:table-cell>
          <table:table-cell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771.7870968">
            <text:p>771.7870968</text:p>
          </table:table-cell>
          <table:table-cell table:formula="of:=[.A14]-[.B14]" office:value-type="float" office:value="164.2129032">
            <text:p>164.2129032</text:p>
          </table:table-cell>
          <table:table-cell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771.7870968">
            <text:p>771.7870968</text:p>
          </table:table-cell>
          <table:table-cell table:formula="of:=[.A15]-[.B15]" office:value-type="float" office:value="191.2129032">
            <text:p>191.2129032</text:p>
          </table:table-cell>
          <table:table-cell/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771.7870968">
            <text:p>771.7870968</text:p>
          </table:table-cell>
          <table:table-cell table:formula="of:=[.A16]-[.B16]" office:value-type="float" office:value="167.2129032">
            <text:p>167.2129032</text:p>
          </table:table-cell>
          <table:table-cell/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771.7870968">
            <text:p>771.7870968</text:p>
          </table:table-cell>
          <table:table-cell table:formula="of:=[.A17]-[.B17]" office:value-type="float" office:value="137.2129032">
            <text:p>137.2129032</text:p>
          </table:table-cell>
          <table:table-cell/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771.7870968">
            <text:p>771.7870968</text:p>
          </table:table-cell>
          <table:table-cell table:formula="of:=[.A18]-[.B18]" office:value-type="float" office:value="113.2129032">
            <text:p>113.2129032</text:p>
          </table:table-cell>
          <table:table-cell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771.7870968">
            <text:p>771.7870968</text:p>
          </table:table-cell>
          <table:table-cell table:formula="of:=[.A19]-[.B19]" office:value-type="float" office:value="110.2129032">
            <text:p>110.2129032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771.7870968">
            <text:p>771.7870968</text:p>
          </table:table-cell>
          <table:table-cell table:formula="of:=[.A20]-[.B20]" office:value-type="float" office:value="108.2129032">
            <text:p>108.2129032</text:p>
          </table:table-cell>
          <table:table-cell/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771.7870968">
            <text:p>771.7870968</text:p>
          </table:table-cell>
          <table:table-cell table:formula="of:=[.A21]-[.B21]" office:value-type="float" office:value="94.2129032">
            <text:p>94.2129032</text:p>
          </table:table-cell>
          <table:table-cell/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771.7870968">
            <text:p>771.7870968</text:p>
          </table:table-cell>
          <table:table-cell table:formula="of:=[.A22]-[.B22]" office:value-type="float" office:value="81.2129032">
            <text:p>81.2129032</text:p>
          </table:table-cell>
          <table:table-cell/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771.7870968">
            <text:p>771.7870968</text:p>
          </table:table-cell>
          <table:table-cell table:formula="of:=[.A23]-[.B23]" office:value-type="float" office:value="99.2129032">
            <text:p>99.2129032</text:p>
          </table:table-cell>
          <table:table-cell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771.7870968">
            <text:p>771.7870968</text:p>
          </table:table-cell>
          <table:table-cell table:formula="of:=[.A24]-[.B24]" office:value-type="float" office:value="152.2129032">
            <text:p>152.2129032</text:p>
          </table:table-cell>
          <table:table-cell/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771.7870968">
            <text:p>771.7870968</text:p>
          </table:table-cell>
          <table:table-cell table:formula="of:=[.A25]-[.B25]" office:value-type="float" office:value="207.2129032">
            <text:p>207.2129032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771.7870968">
            <text:p>771.7870968</text:p>
          </table:table-cell>
          <table:table-cell table:formula="of:=[.A26]-[.B26]" office:value-type="float" office:value="108.2129032">
            <text:p>108.2129032</text:p>
          </table:table-cell>
          <table:table-cell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771.7870968">
            <text:p>771.7870968</text:p>
          </table:table-cell>
          <table:table-cell table:formula="of:=[.A27]-[.B27]" office:value-type="float" office:value="176.2129032">
            <text:p>176.2129032</text:p>
          </table:table-cell>
          <table:table-cell/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771.7870968">
            <text:p>771.7870968</text:p>
          </table:table-cell>
          <table:table-cell table:formula="of:=[.A28]-[.B28]" office:value-type="float" office:value="151.2129032">
            <text:p>151.2129032</text:p>
          </table:table-cell>
          <table:table-cell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771.7870968">
            <text:p>771.7870968</text:p>
          </table:table-cell>
          <table:table-cell table:formula="of:=[.A29]-[.B29]" office:value-type="float" office:value="164.2129032">
            <text:p>164.2129032</text:p>
          </table:table-cell>
          <table:table-cell/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771.7870968">
            <text:p>771.7870968</text:p>
          </table:table-cell>
          <table:table-cell table:formula="of:=[.A30]-[.B30]" office:value-type="float" office:value="206.2129032">
            <text:p>206.2129032</text:p>
          </table:table-cell>
          <table:table-cell/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771.7870968">
            <text:p>771.7870968</text:p>
          </table:table-cell>
          <table:table-cell table:formula="of:=[.A31]-[.B31]" office:value-type="float" office:value="185.2129032">
            <text:p>185.2129032</text:p>
          </table:table-cell>
          <table:table-cell/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771.7870968">
            <text:p>771.7870968</text:p>
          </table:table-cell>
          <table:table-cell table:formula="of:=[.A32]-[.B32]" office:value-type="float" office:value="184.2129032">
            <text:p>184.2129032</text:p>
          </table:table-cell>
          <table:table-cell/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771.7870968">
            <text:p>771.7870968</text:p>
          </table:table-cell>
          <table:table-cell table:formula="of:=[.A33]-[.B33]" office:value-type="float" office:value="242.2129032">
            <text:p>242.2129032</text:p>
          </table:table-cell>
          <table:table-cell/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771.7870968">
            <text:p>771.7870968</text:p>
          </table:table-cell>
          <table:table-cell table:formula="of:=[.A34]-[.B34]" office:value-type="float" office:value="272.2129032">
            <text:p>272.2129032</text:p>
          </table:table-cell>
          <table:table-cell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771.7870968">
            <text:p>771.7870968</text:p>
          </table:table-cell>
          <table:table-cell table:formula="of:=[.A35]-[.B35]" office:value-type="float" office:value="234.2129032">
            <text:p>234.2129032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771.7870968">
            <text:p>771.7870968</text:p>
          </table:table-cell>
          <table:table-cell table:formula="of:=[.A36]-[.B36]" office:value-type="float" office:value="252.2129032">
            <text:p>252.2129032</text:p>
          </table:table-cell>
          <table:table-cell/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771.7870968">
            <text:p>771.7870968</text:p>
          </table:table-cell>
          <table:table-cell table:formula="of:=[.A37]-[.B37]" office:value-type="float" office:value="276.2129032">
            <text:p>276.2129032</text:p>
          </table:table-cell>
          <table:table-cell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771.7870968">
            <text:p>771.7870968</text:p>
          </table:table-cell>
          <table:table-cell table:formula="of:=[.A38]-[.B38]" office:value-type="float" office:value="227.2129032">
            <text:p>227.2129032</text:p>
          </table:table-cell>
          <table:table-cell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771.7870968">
            <text:p>771.7870968</text:p>
          </table:table-cell>
          <table:table-cell table:formula="of:=[.A39]-[.B39]" office:value-type="float" office:value="164.2129032">
            <text:p>164.2129032</text:p>
          </table:table-cell>
          <table:table-cell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771.7870968">
            <text:p>771.7870968</text:p>
          </table:table-cell>
          <table:table-cell table:formula="of:=[.A40]-[.B40]" office:value-type="float" office:value="227.2129032">
            <text:p>227.2129032</text:p>
          </table:table-cell>
          <table:table-cell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771.7870968">
            <text:p>771.7870968</text:p>
          </table:table-cell>
          <table:table-cell table:formula="of:=[.A41]-[.B41]" office:value-type="float" office:value="240.2129032">
            <text:p>240.2129032</text:p>
          </table:table-cell>
          <table:table-cell/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771.7870968">
            <text:p>771.7870968</text:p>
          </table:table-cell>
          <table:table-cell table:formula="of:=[.A42]-[.B42]" office:value-type="float" office:value="306.2129032">
            <text:p>306.2129032</text:p>
          </table:table-cell>
          <table:table-cell/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771.7870968">
            <text:p>771.7870968</text:p>
          </table:table-cell>
          <table:table-cell table:formula="of:=[.A43]-[.B43]" office:value-type="float" office:value="421.2129032">
            <text:p>421.2129032</text:p>
          </table:table-cell>
          <table:table-cell/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771.7870968">
            <text:p>771.7870968</text:p>
          </table:table-cell>
          <table:table-cell table:formula="of:=[.A44]-[.B44]" office:value-type="float" office:value="396.2129032">
            <text:p>396.2129032</text:p>
          </table:table-cell>
          <table:table-cell/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771.7870968">
            <text:p>771.7870968</text:p>
          </table:table-cell>
          <table:table-cell table:formula="of:=[.A45]-[.B45]" office:value-type="float" office:value="434.2129032">
            <text:p>434.2129032</text:p>
          </table:table-cell>
          <table:table-cell/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771.7870968">
            <text:p>771.7870968</text:p>
          </table:table-cell>
          <table:table-cell table:formula="of:=[.A46]-[.B46]" office:value-type="float" office:value="359.2129032">
            <text:p>359.2129032</text:p>
          </table:table-cell>
          <table:table-cell/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771.7870968">
            <text:p>771.7870968</text:p>
          </table:table-cell>
          <table:table-cell table:formula="of:=[.A47]-[.B47]" office:value-type="float" office:value="372.2129032">
            <text:p>372.2129032</text:p>
          </table:table-cell>
          <table:table-cell/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771.7870968">
            <text:p>771.7870968</text:p>
          </table:table-cell>
          <table:table-cell table:formula="of:=[.A48]-[.B48]" office:value-type="float" office:value="321.2129032">
            <text:p>321.2129032</text:p>
          </table:table-cell>
          <table:table-cell/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771.7870968">
            <text:p>771.7870968</text:p>
          </table:table-cell>
          <table:table-cell table:formula="of:=[.A49]-[.B49]" office:value-type="float" office:value="357.2129032">
            <text:p>357.2129032</text:p>
          </table:table-cell>
          <table:table-cell/>
        </table:table-row>
        <table:table-row table:style-name="ro1">
          <table:table-cell office:value-type="float" office:value="1165">
            <text:p>1165</text:p>
          </table:table-cell>
          <table:table-cell office:value-type="float" office:value="771.7870968">
            <text:p>771.7870968</text:p>
          </table:table-cell>
          <table:table-cell table:formula="of:=[.A50]-[.B50]" office:value-type="float" office:value="393.2129032">
            <text:p>393.2129032</text:p>
          </table:table-cell>
          <table:table-cell/>
        </table:table-row>
        <table:table-row table:style-name="ro1">
          <table:table-cell office:value-type="float" office:value="1159">
            <text:p>1159</text:p>
          </table:table-cell>
          <table:table-cell office:value-type="float" office:value="771.7870968">
            <text:p>771.7870968</text:p>
          </table:table-cell>
          <table:table-cell table:formula="of:=[.A51]-[.B51]" office:value-type="float" office:value="387.2129032">
            <text:p>387.2129032</text:p>
          </table:table-cell>
          <table:table-cell/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771.7870968">
            <text:p>771.7870968</text:p>
          </table:table-cell>
          <table:table-cell table:formula="of:=[.A52]-[.B52]" office:value-type="float" office:value="504.2129032">
            <text:p>504.2129032</text:p>
          </table:table-cell>
          <table:table-cell/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771.7870968">
            <text:p>771.7870968</text:p>
          </table:table-cell>
          <table:table-cell table:formula="of:=[.A53]-[.B53]" office:value-type="float" office:value="414.2129032">
            <text:p>414.2129032</text:p>
          </table:table-cell>
          <table:table-cell/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771.7870968">
            <text:p>771.7870968</text:p>
          </table:table-cell>
          <table:table-cell table:formula="of:=[.A54]-[.B54]" office:value-type="float" office:value="469.2129032">
            <text:p>469.2129032</text:p>
          </table:table-cell>
          <table:table-cell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771.7870968">
            <text:p>771.7870968</text:p>
          </table:table-cell>
          <table:table-cell table:formula="of:=[.A55]-[.B55]" office:value-type="float" office:value="408.2129032">
            <text:p>408.2129032</text:p>
          </table:table-cell>
          <table:table-cell/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771.7870968">
            <text:p>771.7870968</text:p>
          </table:table-cell>
          <table:table-cell table:formula="of:=[.A56]-[.B56]" office:value-type="float" office:value="316.2129032">
            <text:p>316.2129032</text:p>
          </table:table-cell>
          <table:table-cell/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771.7870968">
            <text:p>771.7870968</text:p>
          </table:table-cell>
          <table:table-cell table:formula="of:=[.A57]-[.B57]" office:value-type="float" office:value="403.2129032">
            <text:p>403.2129032</text:p>
          </table:table-cell>
          <table:table-cell/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771.7870968">
            <text:p>771.7870968</text:p>
          </table:table-cell>
          <table:table-cell table:formula="of:=[.A58]-[.B58]" office:value-type="float" office:value="442.2129032">
            <text:p>442.2129032</text:p>
          </table:table-cell>
          <table:table-cell/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771.7870968">
            <text:p>771.7870968</text:p>
          </table:table-cell>
          <table:table-cell table:formula="of:=[.A59]-[.B59]" office:value-type="float" office:value="533.2129032">
            <text:p>533.2129032</text:p>
          </table:table-cell>
          <table:table-cell/>
        </table:table-row>
        <table:table-row table:style-name="ro1">
          <table:table-cell office:value-type="float" office:value="1179">
            <text:p>1179</text:p>
          </table:table-cell>
          <table:table-cell office:value-type="float" office:value="771.7870968">
            <text:p>771.7870968</text:p>
          </table:table-cell>
          <table:table-cell table:formula="of:=[.A60]-[.B60]" office:value-type="float" office:value="407.2129032">
            <text:p>407.2129032</text:p>
          </table:table-cell>
          <table:table-cell/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771.7870968">
            <text:p>771.7870968</text:p>
          </table:table-cell>
          <table:table-cell table:formula="of:=[.A61]-[.B61]" office:value-type="float" office:value="470.2129032">
            <text:p>470.2129032</text:p>
          </table:table-cell>
          <table:table-cell/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771.7870968">
            <text:p>771.7870968</text:p>
          </table:table-cell>
          <table:table-cell table:formula="of:=[.A62]-[.B62]" office:value-type="float" office:value="431.2129032">
            <text:p>431.2129032</text:p>
          </table:table-cell>
          <table:table-cell/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771.7870968">
            <text:p>771.7870968</text:p>
          </table:table-cell>
          <table:table-cell table:formula="of:=[.A63]-[.B63]" office:value-type="float" office:value="547.2129032">
            <text:p>547.2129032</text:p>
          </table:table-cell>
          <table:table-cell/>
        </table:table-row>
        <table:table-row table:style-name="ro1">
          <table:table-cell office:value-type="float" office:value="1328">
            <text:p>1328</text:p>
          </table:table-cell>
          <table:table-cell office:value-type="float" office:value="771.7870968">
            <text:p>771.7870968</text:p>
          </table:table-cell>
          <table:table-cell table:formula="of:=[.A64]-[.B64]" office:value-type="float" office:value="556.2129032">
            <text:p>556.2129032</text:p>
          </table:table-cell>
          <table:table-cell/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771.7870968">
            <text:p>771.7870968</text:p>
          </table:table-cell>
          <table:table-cell table:formula="of:=[.A65]-[.B65]" office:value-type="float" office:value="488.2129032">
            <text:p>488.2129032</text:p>
          </table:table-cell>
          <table:table-cell/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771.7870968">
            <text:p>771.7870968</text:p>
          </table:table-cell>
          <table:table-cell table:formula="of:=[.A66]-[.B66]" office:value-type="float" office:value="514.2129032">
            <text:p>514.2129032</text:p>
          </table:table-cell>
          <table:table-cell/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771.7870968">
            <text:p>771.7870968</text:p>
          </table:table-cell>
          <table:table-cell table:formula="of:=[.A67]-[.B67]" office:value-type="float" office:value="502.2129032">
            <text:p>502.2129032</text:p>
          </table:table-cell>
          <table:table-cell/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771.7870968">
            <text:p>771.7870968</text:p>
          </table:table-cell>
          <table:table-cell table:formula="of:=[.A68]-[.B68]" office:value-type="float" office:value="617.2129032">
            <text:p>617.2129032</text:p>
          </table:table-cell>
          <table:table-cell/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771.7870968">
            <text:p>771.7870968</text:p>
          </table:table-cell>
          <table:table-cell table:formula="of:=[.A69]-[.B69]" office:value-type="float" office:value="483.2129032">
            <text:p>483.2129032</text:p>
          </table:table-cell>
          <table:table-cell/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771.7870968">
            <text:p>771.7870968</text:p>
          </table:table-cell>
          <table:table-cell table:formula="of:=[.A70]-[.B70]" office:value-type="float" office:value="472.2129032">
            <text:p>472.2129032</text:p>
          </table:table-cell>
          <table:table-cell/>
        </table:table-row>
        <table:table-row table:style-name="ro1">
          <table:table-cell office:value-type="float" office:value="1336">
            <text:p>1336</text:p>
          </table:table-cell>
          <table:table-cell office:value-type="float" office:value="771.7870968">
            <text:p>771.7870968</text:p>
          </table:table-cell>
          <table:table-cell table:formula="of:=[.A71]-[.B71]" office:value-type="float" office:value="564.2129032">
            <text:p>564.2129032</text:p>
          </table:table-cell>
          <table:table-cell/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771.7870968">
            <text:p>771.7870968</text:p>
          </table:table-cell>
          <table:table-cell table:formula="of:=[.A72]-[.B72]" office:value-type="float" office:value="442.2129032">
            <text:p>442.2129032</text:p>
          </table:table-cell>
          <table:table-cell/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771.7870968">
            <text:p>771.7870968</text:p>
          </table:table-cell>
          <table:table-cell table:formula="of:=[.A73]-[.B73]" office:value-type="float" office:value="467.2129032">
            <text:p>467.2129032</text:p>
          </table:table-cell>
          <table:table-cell/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771.7870968">
            <text:p>771.7870968</text:p>
          </table:table-cell>
          <table:table-cell table:formula="of:=[.A74]-[.B74]" office:value-type="float" office:value="402.2129032">
            <text:p>402.2129032</text:p>
          </table:table-cell>
          <table:table-cell/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771.7870968">
            <text:p>771.7870968</text:p>
          </table:table-cell>
          <table:table-cell table:formula="of:=[.A75]-[.B75]" office:value-type="float" office:value="289.2129032">
            <text:p>289.2129032</text:p>
          </table:table-cell>
          <table:table-cell/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771.7870968">
            <text:p>771.7870968</text:p>
          </table:table-cell>
          <table:table-cell table:formula="of:=[.A76]-[.B76]" office:value-type="float" office:value="344.2129032">
            <text:p>344.2129032</text:p>
          </table:table-cell>
          <table:table-cell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771.7870968">
            <text:p>771.7870968</text:p>
          </table:table-cell>
          <table:table-cell table:formula="of:=[.A77]-[.B77]" office:value-type="float" office:value="351.2129032">
            <text:p>351.2129032</text:p>
          </table:table-cell>
          <table:table-cell/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771.7870968">
            <text:p>771.7870968</text:p>
          </table:table-cell>
          <table:table-cell table:formula="of:=[.A78]-[.B78]" office:value-type="float" office:value="314.2129032">
            <text:p>314.2129032</text:p>
          </table:table-cell>
          <table:table-cell/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771.7870968">
            <text:p>771.7870968</text:p>
          </table:table-cell>
          <table:table-cell table:formula="of:=[.A79]-[.B79]" office:value-type="float" office:value="302.2129032">
            <text:p>302.2129032</text:p>
          </table:table-cell>
          <table:table-cell/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771.7870968">
            <text:p>771.7870968</text:p>
          </table:table-cell>
          <table:table-cell table:formula="of:=[.A80]-[.B80]" office:value-type="float" office:value="193.2129032">
            <text:p>193.2129032</text:p>
          </table:table-cell>
          <table:table-cell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771.7870968">
            <text:p>771.7870968</text:p>
          </table:table-cell>
          <table:table-cell table:formula="of:=[.A81]-[.B81]" office:value-type="float" office:value="263.2129032">
            <text:p>263.2129032</text:p>
          </table:table-cell>
          <table:table-cell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771.7870968">
            <text:p>771.7870968</text:p>
          </table:table-cell>
          <table:table-cell table:formula="of:=[.A82]-[.B82]" office:value-type="float" office:value="244.2129032">
            <text:p>244.2129032</text:p>
          </table:table-cell>
          <table:table-cell/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771.7870968">
            <text:p>771.7870968</text:p>
          </table:table-cell>
          <table:table-cell table:formula="of:=[.A83]-[.B83]" office:value-type="float" office:value="169.2129032">
            <text:p>169.2129032</text:p>
          </table:table-cell>
          <table:table-cell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771.7870968">
            <text:p>771.7870968</text:p>
          </table:table-cell>
          <table:table-cell table:formula="of:=[.A84]-[.B84]" office:value-type="float" office:value="231.2129032">
            <text:p>231.2129032</text:p>
          </table:table-cell>
          <table:table-cell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771.7870968">
            <text:p>771.7870968</text:p>
          </table:table-cell>
          <table:table-cell table:formula="of:=[.A85]-[.B85]" office:value-type="float" office:value="226.2129032">
            <text:p>226.2129032</text:p>
          </table:table-cell>
          <table:table-cell/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771.7870968">
            <text:p>771.7870968</text:p>
          </table:table-cell>
          <table:table-cell table:formula="of:=[.A86]-[.B86]" office:value-type="float" office:value="119.2129032">
            <text:p>119.2129032</text:p>
          </table:table-cell>
          <table:table-cell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771.7870968">
            <text:p>771.7870968</text:p>
          </table:table-cell>
          <table:table-cell table:formula="of:=[.A87]-[.B87]" office:value-type="float" office:value="56.2129032">
            <text:p>56.2129032</text:p>
          </table:table-cell>
          <table:table-cell/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771.7870968">
            <text:p>771.7870968</text:p>
          </table:table-cell>
          <table:table-cell table:formula="of:=[.A88]-[.B88]" office:value-type="float" office:value="61.2129032">
            <text:p>61.2129032</text:p>
          </table:table-cell>
          <table:table-cell/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771.7870968">
            <text:p>771.7870968</text:p>
          </table:table-cell>
          <table:table-cell table:formula="of:=[.A89]-[.B89]" office:value-type="float" office:value="115.2129032">
            <text:p>115.2129032</text:p>
          </table:table-cell>
          <table:table-cell/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771.7870968">
            <text:p>771.7870968</text:p>
          </table:table-cell>
          <table:table-cell table:formula="of:=[.A90]-[.B90]" office:value-type="float" office:value="70.2129032">
            <text:p>70.2129032</text:p>
          </table:table-cell>
          <table:table-cell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771.7870968">
            <text:p>771.7870968</text:p>
          </table:table-cell>
          <table:table-cell table:formula="of:=[.A91]-[.B91]" office:value-type="float" office:value="21.2129032">
            <text:p>21.2129032</text:p>
          </table:table-cell>
          <table:table-cell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771.7870968">
            <text:p>771.7870968</text:p>
          </table:table-cell>
          <table:table-cell table:formula="of:=[.A92]-[.B92]" office:value-type="float" office:value="6.21290320000003">
            <text:p>6.2129032</text:p>
          </table:table-cell>
          <table:table-cell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771.7870968">
            <text:p>771.7870968</text:p>
          </table:table-cell>
          <table:table-cell table:formula="of:=[.A93]-[.B93]" office:value-type="float" office:value="-72.7870968">
            <text:p>-72.7870968</text:p>
          </table:table-cell>
          <table:table-cell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771.7870968">
            <text:p>771.7870968</text:p>
          </table:table-cell>
          <table:table-cell table:formula="of:=[.A94]-[.B94]" office:value-type="float" office:value="-85.7870968">
            <text:p>-85.7870968</text:p>
          </table:table-cell>
          <table:table-cell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771.7870968">
            <text:p>771.7870968</text:p>
          </table:table-cell>
          <table:table-cell table:formula="of:=[.A95]-[.B95]" office:value-type="float" office:value="-44.7870968">
            <text:p>-44.7870968</text:p>
          </table:table-cell>
          <table:table-cell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771.7870968">
            <text:p>771.7870968</text:p>
          </table:table-cell>
          <table:table-cell table:formula="of:=[.A96]-[.B96]" office:value-type="float" office:value="-130.7870968">
            <text:p>-130.7870968</text:p>
          </table:table-cell>
          <table:table-cell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771.7870968">
            <text:p>771.7870968</text:p>
          </table:table-cell>
          <table:table-cell table:formula="of:=[.A97]-[.B97]" office:value-type="float" office:value="-152.7870968">
            <text:p>-152.7870968</text:p>
          </table:table-cell>
          <table:table-cell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771.7870968">
            <text:p>771.7870968</text:p>
          </table:table-cell>
          <table:table-cell table:formula="of:=[.A98]-[.B98]" office:value-type="float" office:value="-144.7870968">
            <text:p>-144.7870968</text:p>
          </table:table-cell>
          <table:table-cell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771.7870968">
            <text:p>771.7870968</text:p>
          </table:table-cell>
          <table:table-cell table:formula="of:=[.A99]-[.B99]" office:value-type="float" office:value="-178.7870968">
            <text:p>-178.7870968</text:p>
          </table:table-cell>
          <table:table-cell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771.7870968">
            <text:p>771.7870968</text:p>
          </table:table-cell>
          <table:table-cell table:formula="of:=[.A100]-[.B100]" office:value-type="float" office:value="-236.7870968">
            <text:p>-236.7870968</text:p>
          </table:table-cell>
          <table:table-cell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771.7870968">
            <text:p>771.7870968</text:p>
          </table:table-cell>
          <table:table-cell table:formula="of:=[.A101]-[.B101]" office:value-type="float" office:value="-235.7870968">
            <text:p>-235.7870968</text:p>
          </table:table-cell>
          <table:table-cell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771.7870968">
            <text:p>771.7870968</text:p>
          </table:table-cell>
          <table:table-cell table:formula="of:=[.A102]-[.B102]" office:value-type="float" office:value="-267.7870968">
            <text:p>-267.7870968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771.7870968">
            <text:p>771.7870968</text:p>
          </table:table-cell>
          <table:table-cell table:formula="of:=[.A103]-[.B103]" office:value-type="float" office:value="-284.7870968">
            <text:p>-284.7870968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771.7870968">
            <text:p>771.7870968</text:p>
          </table:table-cell>
          <table:table-cell table:formula="of:=[.A104]-[.B104]" office:value-type="float" office:value="-294.7870968">
            <text:p>-294.7870968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771.7870968">
            <text:p>771.7870968</text:p>
          </table:table-cell>
          <table:table-cell table:formula="of:=[.A105]-[.B105]" office:value-type="float" office:value="-336.7870968">
            <text:p>-336.7870968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771.7870968">
            <text:p>771.7870968</text:p>
          </table:table-cell>
          <table:table-cell table:formula="of:=[.A106]-[.B106]" office:value-type="float" office:value="-338.7870968">
            <text:p>-338.7870968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771.7870968">
            <text:p>771.7870968</text:p>
          </table:table-cell>
          <table:table-cell table:formula="of:=[.A107]-[.B107]" office:value-type="float" office:value="-378.7870968">
            <text:p>-378.7870968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771.7870968">
            <text:p>771.7870968</text:p>
          </table:table-cell>
          <table:table-cell table:formula="of:=[.A108]-[.B108]" office:value-type="float" office:value="-382.7870968">
            <text:p>-382.7870968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771.7870968">
            <text:p>771.7870968</text:p>
          </table:table-cell>
          <table:table-cell table:formula="of:=[.A109]-[.B109]" office:value-type="float" office:value="-394.7870968">
            <text:p>-394.7870968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771.7870968">
            <text:p>771.7870968</text:p>
          </table:table-cell>
          <table:table-cell table:formula="of:=[.A110]-[.B110]" office:value-type="float" office:value="-435.7870968">
            <text:p>-435.7870968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771.7870968">
            <text:p>771.7870968</text:p>
          </table:table-cell>
          <table:table-cell table:formula="of:=[.A111]-[.B111]" office:value-type="float" office:value="-399.7870968">
            <text:p>-399.7870968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771.7870968">
            <text:p>771.7870968</text:p>
          </table:table-cell>
          <table:table-cell table:formula="of:=[.A112]-[.B112]" office:value-type="float" office:value="-432.7870968">
            <text:p>-432.7870968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771.7870968">
            <text:p>771.7870968</text:p>
          </table:table-cell>
          <table:table-cell table:formula="of:=[.A113]-[.B113]" office:value-type="float" office:value="-434.7870968">
            <text:p>-434.7870968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771.7870968">
            <text:p>771.7870968</text:p>
          </table:table-cell>
          <table:table-cell table:formula="of:=[.A114]-[.B114]" office:value-type="float" office:value="-395.7870968">
            <text:p>-395.7870968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771.7870968">
            <text:p>771.7870968</text:p>
          </table:table-cell>
          <table:table-cell table:formula="of:=[.A115]-[.B115]" office:value-type="float" office:value="-378.7870968">
            <text:p>-378.7870968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771.7870968">
            <text:p>771.7870968</text:p>
          </table:table-cell>
          <table:table-cell table:formula="of:=[.A116]-[.B116]" office:value-type="float" office:value="-360.7870968">
            <text:p>-360.7870968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771.7870968">
            <text:p>771.7870968</text:p>
          </table:table-cell>
          <table:table-cell table:formula="of:=[.A117]-[.B117]" office:value-type="float" office:value="-353.7870968">
            <text:p>-353.7870968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771.7870968">
            <text:p>771.7870968</text:p>
          </table:table-cell>
          <table:table-cell table:formula="of:=[.A118]-[.B118]" office:value-type="float" office:value="-385.7870968">
            <text:p>-385.7870968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771.7870968">
            <text:p>771.7870968</text:p>
          </table:table-cell>
          <table:table-cell table:formula="of:=[.A119]-[.B119]" office:value-type="float" office:value="-375.7870968">
            <text:p>-375.7870968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771.7870968">
            <text:p>771.7870968</text:p>
          </table:table-cell>
          <table:table-cell table:formula="of:=[.A120]-[.B120]" office:value-type="float" office:value="-396.7870968">
            <text:p>-396.7870968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771.7870968">
            <text:p>771.7870968</text:p>
          </table:table-cell>
          <table:table-cell table:formula="of:=[.A121]-[.B121]" office:value-type="float" office:value="-419.7870968">
            <text:p>-419.7870968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771.7870968">
            <text:p>771.7870968</text:p>
          </table:table-cell>
          <table:table-cell table:formula="of:=[.A122]-[.B122]" office:value-type="float" office:value="-426.7870968">
            <text:p>-426.7870968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771.7870968">
            <text:p>771.7870968</text:p>
          </table:table-cell>
          <table:table-cell table:formula="of:=[.A123]-[.B123]" office:value-type="float" office:value="-435.7870968">
            <text:p>-435.7870968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771.7870968">
            <text:p>771.7870968</text:p>
          </table:table-cell>
          <table:table-cell table:formula="of:=[.A124]-[.B124]" office:value-type="float" office:value="-390.7870968">
            <text:p>-390.7870968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771.7870968">
            <text:p>771.7870968</text:p>
          </table:table-cell>
          <table:table-cell table:formula="of:=[.A125]-[.B125]" office:value-type="float" office:value="-349.7870968">
            <text:p>-349.7870968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771.7870968">
            <text:p>771.7870968</text:p>
          </table:table-cell>
          <table:table-cell table:formula="of:=[.A126]-[.B126]" office:value-type="float" office:value="-491.7870968">
            <text:p>-491.7870968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771.7870968">
            <text:p>771.7870968</text:p>
          </table:table-cell>
          <table:table-cell table:formula="of:=[.A127]-[.B127]" office:value-type="float" office:value="-466.7870968">
            <text:p>-466.7870968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771.7870968">
            <text:p>771.7870968</text:p>
          </table:table-cell>
          <table:table-cell table:formula="of:=[.A128]-[.B128]" office:value-type="float" office:value="-488.7870968">
            <text:p>-488.7870968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71.7870968">
            <text:p>771.7870968</text:p>
          </table:table-cell>
          <table:table-cell table:formula="of:=[.A129]-[.B129]" office:value-type="float" office:value="-489.7870968">
            <text:p>-489.7870968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771.7870968">
            <text:p>771.7870968</text:p>
          </table:table-cell>
          <table:table-cell table:formula="of:=[.A130]-[.B130]" office:value-type="float" office:value="-454.7870968">
            <text:p>-454.7870968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771.7870968">
            <text:p>771.7870968</text:p>
          </table:table-cell>
          <table:table-cell table:formula="of:=[.A131]-[.B131]" office:value-type="float" office:value="-480.7870968">
            <text:p>-480.7870968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771.7870968">
            <text:p>771.7870968</text:p>
          </table:table-cell>
          <table:table-cell table:formula="of:=[.A132]-[.B132]" office:value-type="float" office:value="-484.7870968">
            <text:p>-484.7870968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771.7870968">
            <text:p>771.7870968</text:p>
          </table:table-cell>
          <table:table-cell table:formula="of:=[.A133]-[.B133]" office:value-type="float" office:value="-445.7870968">
            <text:p>-445.7870968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71.7870968">
            <text:p>771.7870968</text:p>
          </table:table-cell>
          <table:table-cell table:formula="of:=[.A134]-[.B134]" office:value-type="float" office:value="-463.7870968">
            <text:p>-463.7870968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771.7870968">
            <text:p>771.7870968</text:p>
          </table:table-cell>
          <table:table-cell table:formula="of:=[.A135]-[.B135]" office:value-type="float" office:value="-498.7870968">
            <text:p>-498.7870968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771.7870968">
            <text:p>771.7870968</text:p>
          </table:table-cell>
          <table:table-cell table:formula="of:=[.A136]-[.B136]" office:value-type="float" office:value="-470.7870968">
            <text:p>-470.7870968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771.7870968">
            <text:p>771.7870968</text:p>
          </table:table-cell>
          <table:table-cell table:formula="of:=[.A137]-[.B137]" office:value-type="float" office:value="-459.7870968">
            <text:p>-459.7870968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71.7870968">
            <text:p>771.7870968</text:p>
          </table:table-cell>
          <table:table-cell table:formula="of:=[.A138]-[.B138]" office:value-type="float" office:value="-463.7870968">
            <text:p>-463.7870968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771.7870968">
            <text:p>771.7870968</text:p>
          </table:table-cell>
          <table:table-cell table:formula="of:=[.A139]-[.B139]" office:value-type="float" office:value="-467.7870968">
            <text:p>-467.7870968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771.7870968">
            <text:p>771.7870968</text:p>
          </table:table-cell>
          <table:table-cell table:formula="of:=[.A140]-[.B140]" office:value-type="float" office:value="-474.7870968">
            <text:p>-474.7870968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771.7870968">
            <text:p>771.7870968</text:p>
          </table:table-cell>
          <table:table-cell table:formula="of:=[.A141]-[.B141]" office:value-type="float" office:value="-479.7870968">
            <text:p>-479.7870968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771.7870968">
            <text:p>771.7870968</text:p>
          </table:table-cell>
          <table:table-cell table:formula="of:=[.A142]-[.B142]" office:value-type="float" office:value="-465.7870968">
            <text:p>-465.7870968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771.7870968">
            <text:p>771.7870968</text:p>
          </table:table-cell>
          <table:table-cell table:formula="of:=[.A143]-[.B143]" office:value-type="float" office:value="-457.7870968">
            <text:p>-457.7870968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771.7870968">
            <text:p>771.7870968</text:p>
          </table:table-cell>
          <table:table-cell table:formula="of:=[.A144]-[.B144]" office:value-type="float" office:value="-444.7870968">
            <text:p>-444.7870968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771.7870968">
            <text:p>771.7870968</text:p>
          </table:table-cell>
          <table:table-cell table:formula="of:=[.A145]-[.B145]" office:value-type="float" office:value="-432.7870968">
            <text:p>-432.7870968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771.7870968">
            <text:p>771.7870968</text:p>
          </table:table-cell>
          <table:table-cell table:formula="of:=[.A146]-[.B146]" office:value-type="float" office:value="-432.7870968">
            <text:p>-432.7870968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771.7870968">
            <text:p>771.7870968</text:p>
          </table:table-cell>
          <table:table-cell table:formula="of:=[.A147]-[.B147]" office:value-type="float" office:value="-405.7870968">
            <text:p>-405.7870968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771.7870968">
            <text:p>771.7870968</text:p>
          </table:table-cell>
          <table:table-cell table:formula="of:=[.A148]-[.B148]" office:value-type="float" office:value="-419.7870968">
            <text:p>-419.7870968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771.7870968">
            <text:p>771.7870968</text:p>
          </table:table-cell>
          <table:table-cell table:formula="of:=[.A149]-[.B149]" office:value-type="float" office:value="-413.7870968">
            <text:p>-413.7870968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771.7870968">
            <text:p>771.7870968</text:p>
          </table:table-cell>
          <table:table-cell table:formula="of:=[.A150]-[.B150]" office:value-type="float" office:value="-402.7870968">
            <text:p>-402.7870968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771.7870968">
            <text:p>771.7870968</text:p>
          </table:table-cell>
          <table:table-cell table:formula="of:=[.A151]-[.B151]" office:value-type="float" office:value="-411.7870968">
            <text:p>-411.7870968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771.7870968">
            <text:p>771.7870968</text:p>
          </table:table-cell>
          <table:table-cell table:formula="of:=[.A152]-[.B152]" office:value-type="float" office:value="-405.7870968">
            <text:p>-405.7870968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771.7870968">
            <text:p>771.7870968</text:p>
          </table:table-cell>
          <table:table-cell table:formula="of:=[.A153]-[.B153]" office:value-type="float" office:value="-404.7870968">
            <text:p>-404.7870968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771.7870968">
            <text:p>771.7870968</text:p>
          </table:table-cell>
          <table:table-cell table:formula="of:=[.A154]-[.B154]" office:value-type="float" office:value="-397.7870968">
            <text:p>-397.7870968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771.7870968">
            <text:p>771.7870968</text:p>
          </table:table-cell>
          <table:table-cell table:formula="of:=[.A155]-[.B155]" office:value-type="float" office:value="-410.7870968">
            <text:p>-410.7870968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771.7870968">
            <text:p>771.7870968</text:p>
          </table:table-cell>
          <table:table-cell table:formula="of:=[.A156]-[.B156]" office:value-type="float" office:value="-394.7870968">
            <text:p>-394.7870968</text:p>
          </table:table-cell>
          <table:table-cell/>
        </table:table-row>
      </table:table>
      <table:table table:name="Unemployment Rate" table:style-name="ta1" table:print="false"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7" table:number-columns-repeated="252" table:default-cell-style-name="Default"/>
        <table:table-column table:style-name="co9" table:default-cell-style-name="Default"/>
        <table:table-row table:style-name="ro1">
          <table:table-cell table:style-name="Default" office:value-type="string">
            <text:p>Unemployment Rate</text:p>
          </table:table-cell>
          <table:table-cell office:value-type="string">
            <text:p>Avg</text:p>
          </table:table-cell>
          <table:table-cell office:value-type="string">
            <text:p>Diff-From-Avg</text:p>
          </table:table-cell>
          <table:table-cell table:number-columns-repeated="253"/>
        </table:table-row>
        <table:table-row table:style-name="ro1">
          <table:table-cell office:value-type="float" office:value="4">
            <text:p>4.0</text:p>
          </table:table-cell>
          <table:table-cell table:formula="of:=AVERAGE([.A2:.A157])" office:value-type="float" office:value="6.31089743589743">
            <text:p>6.3108974359</text:p>
          </table:table-cell>
          <table:table-cell table:formula="of:=[.A2]-[.B2]" office:value-type="float" office:value="-2.31089743589743">
            <text:p>-2.3108974359</text:p>
          </table:table-cell>
          <table:table-cell>
            <draw:frame table:end-cell-address="'Unemployment Rate'.O23" table:end-x="0.0823in" table:end-y="0.1126in" draw:z-index="0" draw:style-name="gr1" draw:text-style-name="P1" svg:width="6.2988in" svg:height="3.5429in" svg:x="0.5417in" svg:y="0.1189in">
              <draw:object draw:notify-on-update-of-ranges="'Unemployment Rate'.C1:'Unemployment Rate'.C1 'Unemployment Rate'.C2:'Unemployment Rate'.C15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52"/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6.3109">
            <text:p>6.3109</text:p>
          </table:table-cell>
          <table:table-cell table:formula="of:=[.A3]-[.B3]" office:value-type="float" office:value="-2.2109">
            <text:p>-2.2109</text:p>
          </table:table-cell>
          <table:table-cell table:number-columns-repeated="253"/>
        </table:table-row>
        <table:table-row table:style-name="ro2">
          <table:table-cell office:value-type="float" office:value="4">
            <text:p>4.0</text:p>
          </table:table-cell>
          <table:table-cell office:value-type="float" office:value="6.3109">
            <text:p>6.3109</text:p>
          </table:table-cell>
          <table:table-cell table:formula="of:=[.A4]-[.B4]" office:value-type="float" office:value="-2.3109">
            <text:p>-2.3109</text:p>
          </table:table-cell>
          <table:table-cell table:number-columns-repeated="253"/>
        </table:table-row>
        <table:table-row table:style-name="ro2">
          <table:table-cell office:value-type="float" office:value="3.8">
            <text:p>3.8</text:p>
          </table:table-cell>
          <table:table-cell office:value-type="float" office:value="6.3109">
            <text:p>6.3109</text:p>
          </table:table-cell>
          <table:table-cell table:formula="of:=[.A5]-[.B5]" office:value-type="float" office:value="-2.5109">
            <text:p>-2.5109</text:p>
          </table:table-cell>
          <table:table-cell table:number-columns-repeated="253"/>
        </table:table-row>
        <table:table-row table:style-name="ro2">
          <table:table-cell office:value-type="float" office:value="4">
            <text:p>4.0</text:p>
          </table:table-cell>
          <table:table-cell office:value-type="float" office:value="6.3109">
            <text:p>6.3109</text:p>
          </table:table-cell>
          <table:table-cell table:formula="of:=[.A6]-[.B6]" office:value-type="float" office:value="-2.3109">
            <text:p>-2.3109</text:p>
          </table:table-cell>
          <table:table-cell table:number-columns-repeated="253"/>
        </table:table-row>
        <table:table-row table:style-name="ro2">
          <table:table-cell office:value-type="float" office:value="4">
            <text:p>4.0</text:p>
          </table:table-cell>
          <table:table-cell office:value-type="float" office:value="6.3109">
            <text:p>6.3109</text:p>
          </table:table-cell>
          <table:table-cell table:formula="of:=[.A7]-[.B7]" office:value-type="float" office:value="-2.3109">
            <text:p>-2.3109</text:p>
          </table:table-cell>
          <table:table-cell table:number-columns-repeated="253"/>
        </table:table-row>
        <table:table-row table:style-name="ro2">
          <table:table-cell office:value-type="float" office:value="4">
            <text:p>4.0</text:p>
          </table:table-cell>
          <table:table-cell office:value-type="float" office:value="6.3109">
            <text:p>6.3109</text:p>
          </table:table-cell>
          <table:table-cell table:formula="of:=[.A8]-[.B8]" office:value-type="float" office:value="-2.3109">
            <text:p>-2.3109</text:p>
          </table:table-cell>
          <table:table-cell table:number-columns-repeated="253"/>
        </table:table-row>
        <table:table-row table:style-name="ro2">
          <table:table-cell office:value-type="float" office:value="4.1">
            <text:p>4.1</text:p>
          </table:table-cell>
          <table:table-cell office:value-type="float" office:value="6.3109">
            <text:p>6.3109</text:p>
          </table:table-cell>
          <table:table-cell table:formula="of:=[.A9]-[.B9]" office:value-type="float" office:value="-2.2109">
            <text:p>-2.2109</text:p>
          </table:table-cell>
          <table:table-cell table:number-columns-repeated="253"/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6.3109">
            <text:p>6.3109</text:p>
          </table:table-cell>
          <table:table-cell table:formula="of:=[.A10]-[.B10]" office:value-type="float" office:value="-2.4109">
            <text:p>-2.4109</text:p>
          </table:table-cell>
          <table:table-cell table:number-columns-repeated="253"/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6.3109">
            <text:p>6.3109</text:p>
          </table:table-cell>
          <table:table-cell table:formula="of:=[.A11]-[.B11]" office:value-type="float" office:value="-2.4109">
            <text:p>-2.4109</text:p>
          </table:table-cell>
          <table:table-cell table:number-columns-repeated="253"/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6.3109">
            <text:p>6.3109</text:p>
          </table:table-cell>
          <table:table-cell table:formula="of:=[.A12]-[.B12]" office:value-type="float" office:value="-2.4109">
            <text:p>-2.4109</text:p>
          </table:table-cell>
          <table:table-cell table:number-columns-repeated="253"/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6.3109">
            <text:p>6.3109</text:p>
          </table:table-cell>
          <table:table-cell table:formula="of:=[.A13]-[.B13]" office:value-type="float" office:value="-2.4109">
            <text:p>-2.4109</text:p>
          </table:table-cell>
          <table:table-cell table:number-columns-repeated="253"/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6.3109">
            <text:p>6.3109</text:p>
          </table:table-cell>
          <table:table-cell table:formula="of:=[.A14]-[.B14]" office:value-type="float" office:value="-2.1109">
            <text:p>-2.1109</text:p>
          </table:table-cell>
          <table:table-cell table:number-columns-repeated="253"/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6.3109">
            <text:p>6.3109</text:p>
          </table:table-cell>
          <table:table-cell table:formula="of:=[.A15]-[.B15]" office:value-type="float" office:value="-2.1109">
            <text:p>-2.1109</text:p>
          </table:table-cell>
          <table:table-cell table:number-columns-repeated="253"/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6.3109">
            <text:p>6.3109</text:p>
          </table:table-cell>
          <table:table-cell table:formula="of:=[.A16]-[.B16]" office:value-type="float" office:value="-2.0109">
            <text:p>-2.0109</text:p>
          </table:table-cell>
          <table:table-cell table:number-columns-repeated="253"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6.3109">
            <text:p>6.3109</text:p>
          </table:table-cell>
          <table:table-cell table:formula="of:=[.A17]-[.B17]" office:value-type="float" office:value="-1.9109">
            <text:p>-1.9109</text:p>
          </table:table-cell>
          <table:table-cell table:number-columns-repeated="253"/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6.3109">
            <text:p>6.3109</text:p>
          </table:table-cell>
          <table:table-cell table:formula="of:=[.A18]-[.B18]" office:value-type="float" office:value="-2.0109">
            <text:p>-2.0109</text:p>
          </table:table-cell>
          <table:table-cell table:number-columns-repeated="253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6.3109">
            <text:p>6.3109</text:p>
          </table:table-cell>
          <table:table-cell table:formula="of:=[.A19]-[.B19]" office:value-type="float" office:value="-1.8109">
            <text:p>-1.8109</text:p>
          </table:table-cell>
          <table:table-cell table:number-columns-repeated="253"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6.3109">
            <text:p>6.3109</text:p>
          </table:table-cell>
          <table:table-cell table:formula="of:=[.A20]-[.B20]" office:value-type="float" office:value="-1.7109">
            <text:p>-1.7109</text:p>
          </table:table-cell>
          <table:table-cell table:number-columns-repeated="253"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6.3109">
            <text:p>6.3109</text:p>
          </table:table-cell>
          <table:table-cell table:formula="of:=[.A21]-[.B21]" office:value-type="float" office:value="-1.4109">
            <text:p>-1.4109</text:p>
          </table:table-cell>
          <table:table-cell table:number-columns-repeated="253"/>
        </table:table-row>
        <table:table-row table:style-name="ro1">
          <table:table-cell office:value-type="float" office:value="5">
            <text:p>5.0</text:p>
          </table:table-cell>
          <table:table-cell office:value-type="float" office:value="6.3109">
            <text:p>6.3109</text:p>
          </table:table-cell>
          <table:table-cell table:formula="of:=[.A22]-[.B22]" office:value-type="float" office:value="-1.3109">
            <text:p>-1.3109</text:p>
          </table:table-cell>
          <table:table-cell table:number-columns-repeated="253"/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6.3109">
            <text:p>6.3109</text:p>
          </table:table-cell>
          <table:table-cell table:formula="of:=[.A23]-[.B23]" office:value-type="float" office:value="-1.0109">
            <text:p>-1.0109</text:p>
          </table:table-cell>
          <table:table-cell table:number-columns-repeated="253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6.3109">
            <text:p>6.3109</text:p>
          </table:table-cell>
          <table:table-cell table:formula="of:=[.A24]-[.B24]" office:value-type="float" office:value="-0.8109">
            <text:p>-0.8109</text:p>
          </table:table-cell>
          <table:table-cell table:number-columns-repeated="253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6.3109">
            <text:p>6.3109</text:p>
          </table:table-cell>
          <table:table-cell table:formula="of:=[.A25]-[.B25]" office:value-type="float" office:value="-0.6109">
            <text:p>-0.6109</text:p>
          </table:table-cell>
          <table:table-cell table:number-columns-repeated="253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6.3109">
            <text:p>6.3109</text:p>
          </table:table-cell>
          <table:table-cell table:formula="of:=[.A26]-[.B26]" office:value-type="float" office:value="-0.6109">
            <text:p>-0.6109</text:p>
          </table:table-cell>
          <table:table-cell table:number-columns-repeated="253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6.3109">
            <text:p>6.3109</text:p>
          </table:table-cell>
          <table:table-cell table:formula="of:=[.A27]-[.B27]" office:value-type="float" office:value="-0.6109">
            <text:p>-0.6109</text:p>
          </table:table-cell>
          <table:table-cell table:number-columns-repeated="253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6.3109">
            <text:p>6.3109</text:p>
          </table:table-cell>
          <table:table-cell table:formula="of:=[.A28]-[.B28]" office:value-type="float" office:value="-0.6109">
            <text:p>-0.6109</text:p>
          </table:table-cell>
          <table:table-cell table:number-columns-repeated="253"/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6.3109">
            <text:p>6.3109</text:p>
          </table:table-cell>
          <table:table-cell table:formula="of:=[.A29]-[.B29]" office:value-type="float" office:value="-0.4109">
            <text:p>-0.4109</text:p>
          </table:table-cell>
          <table:table-cell table:number-columns-repeated="253"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6.3109">
            <text:p>6.3109</text:p>
          </table:table-cell>
          <table:table-cell table:formula="of:=[.A30]-[.B30]" office:value-type="float" office:value="-0.5109">
            <text:p>-0.5109</text:p>
          </table:table-cell>
          <table:table-cell table:number-columns-repeated="253"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6.3109">
            <text:p>6.3109</text:p>
          </table:table-cell>
          <table:table-cell table:formula="of:=[.A31]-[.B31]" office:value-type="float" office:value="-0.5109">
            <text:p>-0.5109</text:p>
          </table:table-cell>
          <table:table-cell table:number-columns-repeated="253"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6.3109">
            <text:p>6.3109</text:p>
          </table:table-cell>
          <table:table-cell table:formula="of:=[.A32]-[.B32]" office:value-type="float" office:value="-0.5109">
            <text:p>-0.5109</text:p>
          </table:table-cell>
          <table:table-cell table:number-columns-repeated="253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6.3109">
            <text:p>6.3109</text:p>
          </table:table-cell>
          <table:table-cell table:formula="of:=[.A33]-[.B33]" office:value-type="float" office:value="-0.6109">
            <text:p>-0.6109</text:p>
          </table:table-cell>
          <table:table-cell table:number-columns-repeated="253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6.3109">
            <text:p>6.3109</text:p>
          </table:table-cell>
          <table:table-cell table:formula="of:=[.A34]-[.B34]" office:value-type="float" office:value="-0.6109">
            <text:p>-0.6109</text:p>
          </table:table-cell>
          <table:table-cell table:number-columns-repeated="253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6.3109">
            <text:p>6.3109</text:p>
          </table:table-cell>
          <table:table-cell table:formula="of:=[.A35]-[.B35]" office:value-type="float" office:value="-0.6109">
            <text:p>-0.6109</text:p>
          </table:table-cell>
          <table:table-cell table:number-columns-repeated="253"/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6.3109">
            <text:p>6.3109</text:p>
          </table:table-cell>
          <table:table-cell table:formula="of:=[.A36]-[.B36]" office:value-type="float" office:value="-0.4109">
            <text:p>-0.4109</text:p>
          </table:table-cell>
          <table:table-cell table:number-columns-repeated="253"/>
        </table:table-row>
        <table:table-row table:style-name="ro1">
          <table:table-cell office:value-type="float" office:value="6">
            <text:p>6.0</text:p>
          </table:table-cell>
          <table:table-cell office:value-type="float" office:value="6.3109">
            <text:p>6.3109</text:p>
          </table:table-cell>
          <table:table-cell table:formula="of:=[.A37]-[.B37]" office:value-type="float" office:value="-0.3109">
            <text:p>-0.3109</text:p>
          </table:table-cell>
          <table:table-cell table:number-columns-repeated="253"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6.3109">
            <text:p>6.3109</text:p>
          </table:table-cell>
          <table:table-cell table:formula="of:=[.A38]-[.B38]" office:value-type="float" office:value="-0.5109">
            <text:p>-0.5109</text:p>
          </table:table-cell>
          <table:table-cell table:number-columns-repeated="253"/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6.3109">
            <text:p>6.3109</text:p>
          </table:table-cell>
          <table:table-cell table:formula="of:=[.A39]-[.B39]" office:value-type="float" office:value="-0.4109">
            <text:p>-0.4109</text:p>
          </table:table-cell>
          <table:table-cell table:number-columns-repeated="253"/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6.3109">
            <text:p>6.3109</text:p>
          </table:table-cell>
          <table:table-cell table:formula="of:=[.A40]-[.B40]" office:value-type="float" office:value="-0.4109">
            <text:p>-0.4109</text:p>
          </table:table-cell>
          <table:table-cell table:number-columns-repeated="253"/>
        </table:table-row>
        <table:table-row table:style-name="ro1">
          <table:table-cell office:value-type="float" office:value="6">
            <text:p>6.0</text:p>
          </table:table-cell>
          <table:table-cell office:value-type="float" office:value="6.3109">
            <text:p>6.3109</text:p>
          </table:table-cell>
          <table:table-cell table:formula="of:=[.A41]-[.B41]" office:value-type="float" office:value="-0.3109">
            <text:p>-0.3109</text:p>
          </table:table-cell>
          <table:table-cell table:number-columns-repeated="253"/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6.3109">
            <text:p>6.3109</text:p>
          </table:table-cell>
          <table:table-cell table:formula="of:=[.A42]-[.B42]" office:value-type="float" office:value="-0.210900000000001">
            <text:p>-0.2109</text:p>
          </table:table-cell>
          <table:table-cell table:number-columns-repeated="253"/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6.3109">
            <text:p>6.3109</text:p>
          </table:table-cell>
          <table:table-cell table:formula="of:=[.A43]-[.B43]" office:value-type="float" office:value="-0.0109000000000004">
            <text:p>-0.0109</text:p>
          </table:table-cell>
          <table:table-cell table:number-columns-repeated="253"/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6.3109">
            <text:p>6.3109</text:p>
          </table:table-cell>
          <table:table-cell table:formula="of:=[.A44]-[.B44]" office:value-type="float" office:value="-0.1109">
            <text:p>-0.1109</text:p>
          </table:table-cell>
          <table:table-cell table:number-columns-repeated="253"/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6.3109">
            <text:p>6.3109</text:p>
          </table:table-cell>
          <table:table-cell table:formula="of:=[.A45]-[.B45]" office:value-type="float" office:value="-0.210900000000001">
            <text:p>-0.2109</text:p>
          </table:table-cell>
          <table:table-cell table:number-columns-repeated="253"/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6.3109">
            <text:p>6.3109</text:p>
          </table:table-cell>
          <table:table-cell table:formula="of:=[.A46]-[.B46]" office:value-type="float" office:value="-0.210900000000001">
            <text:p>-0.2109</text:p>
          </table:table-cell>
          <table:table-cell table:number-columns-repeated="253"/>
        </table:table-row>
        <table:table-row table:style-name="ro1">
          <table:table-cell office:value-type="float" office:value="6">
            <text:p>6.0</text:p>
          </table:table-cell>
          <table:table-cell office:value-type="float" office:value="6.3109">
            <text:p>6.3109</text:p>
          </table:table-cell>
          <table:table-cell table:formula="of:=[.A47]-[.B47]" office:value-type="float" office:value="-0.3109">
            <text:p>-0.3109</text:p>
          </table:table-cell>
          <table:table-cell table:number-columns-repeated="253"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6.3109">
            <text:p>6.3109</text:p>
          </table:table-cell>
          <table:table-cell table:formula="of:=[.A48]-[.B48]" office:value-type="float" office:value="-0.5109">
            <text:p>-0.5109</text:p>
          </table:table-cell>
          <table:table-cell table:number-columns-repeated="253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6.3109">
            <text:p>6.3109</text:p>
          </table:table-cell>
          <table:table-cell table:formula="of:=[.A49]-[.B49]" office:value-type="float" office:value="-0.6109">
            <text:p>-0.6109</text:p>
          </table:table-cell>
          <table:table-cell table:number-columns-repeated="253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6.3109">
            <text:p>6.3109</text:p>
          </table:table-cell>
          <table:table-cell table:formula="of:=[.A50]-[.B50]" office:value-type="float" office:value="-0.6109">
            <text:p>-0.6109</text:p>
          </table:table-cell>
          <table:table-cell table:number-columns-repeated="253"/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6.3109">
            <text:p>6.3109</text:p>
          </table:table-cell>
          <table:table-cell table:formula="of:=[.A51]-[.B51]" office:value-type="float" office:value="-0.710900000000001">
            <text:p>-0.7109</text:p>
          </table:table-cell>
          <table:table-cell table:number-columns-repeated="253"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6.3109">
            <text:p>6.3109</text:p>
          </table:table-cell>
          <table:table-cell table:formula="of:=[.A52]-[.B52]" office:value-type="float" office:value="-0.5109">
            <text:p>-0.5109</text:p>
          </table:table-cell>
          <table:table-cell table:number-columns-repeated="253"/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6.3109">
            <text:p>6.3109</text:p>
          </table:table-cell>
          <table:table-cell table:formula="of:=[.A53]-[.B53]" office:value-type="float" office:value="-0.710900000000001">
            <text:p>-0.7109</text:p>
          </table:table-cell>
          <table:table-cell table:number-columns-repeated="253"/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6.3109">
            <text:p>6.3109</text:p>
          </table:table-cell>
          <table:table-cell table:formula="of:=[.A54]-[.B54]" office:value-type="float" office:value="-0.710900000000001">
            <text:p>-0.7109</text:p>
          </table:table-cell>
          <table:table-cell table:number-columns-repeated="253"/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6.3109">
            <text:p>6.3109</text:p>
          </table:table-cell>
          <table:table-cell table:formula="of:=[.A55]-[.B55]" office:value-type="float" office:value="-0.710900000000001">
            <text:p>-0.7109</text:p>
          </table:table-cell>
          <table:table-cell table:number-columns-repeated="253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6.3109">
            <text:p>6.3109</text:p>
          </table:table-cell>
          <table:table-cell table:formula="of:=[.A56]-[.B56]" office:value-type="float" office:value="-0.8109">
            <text:p>-0.8109</text:p>
          </table:table-cell>
          <table:table-cell table:number-columns-repeated="253"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6.3109">
            <text:p>6.3109</text:p>
          </table:table-cell>
          <table:table-cell table:formula="of:=[.A57]-[.B57]" office:value-type="float" office:value="-0.9109">
            <text:p>-0.9109</text:p>
          </table:table-cell>
          <table:table-cell table:number-columns-repeated="253"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6.3109">
            <text:p>6.3109</text:p>
          </table:table-cell>
          <table:table-cell table:formula="of:=[.A58]-[.B58]" office:value-type="float" office:value="-0.9109">
            <text:p>-0.9109</text:p>
          </table:table-cell>
          <table:table-cell table:number-columns-repeated="253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6.3109">
            <text:p>6.3109</text:p>
          </table:table-cell>
          <table:table-cell table:formula="of:=[.A59]-[.B59]" office:value-type="float" office:value="-0.8109">
            <text:p>-0.8109</text:p>
          </table:table-cell>
          <table:table-cell table:number-columns-repeated="253"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6.3109">
            <text:p>6.3109</text:p>
          </table:table-cell>
          <table:table-cell table:formula="of:=[.A60]-[.B60]" office:value-type="float" office:value="-0.9109">
            <text:p>-0.9109</text:p>
          </table:table-cell>
          <table:table-cell table:number-columns-repeated="253"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6.3109">
            <text:p>6.3109</text:p>
          </table:table-cell>
          <table:table-cell table:formula="of:=[.A61]-[.B61]" office:value-type="float" office:value="-0.9109">
            <text:p>-0.9109</text:p>
          </table:table-cell>
          <table:table-cell table:number-columns-repeated="253"/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6.3109">
            <text:p>6.3109</text:p>
          </table:table-cell>
          <table:table-cell table:formula="of:=[.A62]-[.B62]" office:value-type="float" office:value="-1.0109">
            <text:p>-1.0109</text:p>
          </table:table-cell>
          <table:table-cell table:number-columns-repeated="253"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6.3109">
            <text:p>6.3109</text:p>
          </table:table-cell>
          <table:table-cell table:formula="of:=[.A63]-[.B63]" office:value-type="float" office:value="-0.9109">
            <text:p>-0.9109</text:p>
          </table:table-cell>
          <table:table-cell table:number-columns-repeated="253"/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6.3109">
            <text:p>6.3109</text:p>
          </table:table-cell>
          <table:table-cell table:formula="of:=[.A64]-[.B64]" office:value-type="float" office:value="-1.1109">
            <text:p>-1.1109</text:p>
          </table:table-cell>
          <table:table-cell table:number-columns-repeated="253"/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6.3109">
            <text:p>6.3109</text:p>
          </table:table-cell>
          <table:table-cell table:formula="of:=[.A65]-[.B65]" office:value-type="float" office:value="-1.1109">
            <text:p>-1.1109</text:p>
          </table:table-cell>
          <table:table-cell table:number-columns-repeated="253"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6.3109">
            <text:p>6.3109</text:p>
          </table:table-cell>
          <table:table-cell table:formula="of:=[.A66]-[.B66]" office:value-type="float" office:value="-1.2109">
            <text:p>-1.2109</text:p>
          </table:table-cell>
          <table:table-cell table:number-columns-repeated="253"/>
        </table:table-row>
        <table:table-row table:style-name="ro1">
          <table:table-cell office:value-type="float" office:value="5">
            <text:p>5.0</text:p>
          </table:table-cell>
          <table:table-cell office:value-type="float" office:value="6.3109">
            <text:p>6.3109</text:p>
          </table:table-cell>
          <table:table-cell table:formula="of:=[.A67]-[.B67]" office:value-type="float" office:value="-1.3109">
            <text:p>-1.3109</text:p>
          </table:table-cell>
          <table:table-cell table:number-columns-repeated="253"/>
        </table:table-row>
        <table:table-row table:style-name="ro1">
          <table:table-cell office:value-type="float" office:value="5">
            <text:p>5.0</text:p>
          </table:table-cell>
          <table:table-cell office:value-type="float" office:value="6.3109">
            <text:p>6.3109</text:p>
          </table:table-cell>
          <table:table-cell table:formula="of:=[.A68]-[.B68]" office:value-type="float" office:value="-1.3109">
            <text:p>-1.3109</text:p>
          </table:table-cell>
          <table:table-cell table:number-columns-repeated="253"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6.3109">
            <text:p>6.3109</text:p>
          </table:table-cell>
          <table:table-cell table:formula="of:=[.A69]-[.B69]" office:value-type="float" office:value="-1.4109">
            <text:p>-1.4109</text:p>
          </table:table-cell>
          <table:table-cell table:number-columns-repeated="253"/>
        </table:table-row>
        <table:table-row table:style-name="ro1">
          <table:table-cell office:value-type="float" office:value="5">
            <text:p>5.0</text:p>
          </table:table-cell>
          <table:table-cell office:value-type="float" office:value="6.3109">
            <text:p>6.3109</text:p>
          </table:table-cell>
          <table:table-cell table:formula="of:=[.A70]-[.B70]" office:value-type="float" office:value="-1.3109">
            <text:p>-1.3109</text:p>
          </table:table-cell>
          <table:table-cell table:number-columns-repeated="253"/>
        </table:table-row>
        <table:table-row table:style-name="ro1">
          <table:table-cell office:value-type="float" office:value="5">
            <text:p>5.0</text:p>
          </table:table-cell>
          <table:table-cell office:value-type="float" office:value="6.3109">
            <text:p>6.3109</text:p>
          </table:table-cell>
          <table:table-cell table:formula="of:=[.A71]-[.B71]" office:value-type="float" office:value="-1.3109">
            <text:p>-1.3109</text:p>
          </table:table-cell>
          <table:table-cell table:number-columns-repeated="253"/>
        </table:table-row>
        <table:table-row table:style-name="ro1">
          <table:table-cell office:value-type="float" office:value="5">
            <text:p>5.0</text:p>
          </table:table-cell>
          <table:table-cell office:value-type="float" office:value="6.3109">
            <text:p>6.3109</text:p>
          </table:table-cell>
          <table:table-cell table:formula="of:=[.A72]-[.B72]" office:value-type="float" office:value="-1.3109">
            <text:p>-1.3109</text:p>
          </table:table-cell>
          <table:table-cell table:number-columns-repeated="253"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6.3109">
            <text:p>6.3109</text:p>
          </table:table-cell>
          <table:table-cell table:formula="of:=[.A73]-[.B73]" office:value-type="float" office:value="-1.4109">
            <text:p>-1.4109</text:p>
          </table:table-cell>
          <table:table-cell table:number-columns-repeated="253"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6.3109">
            <text:p>6.3109</text:p>
          </table:table-cell>
          <table:table-cell table:formula="of:=[.A74]-[.B74]" office:value-type="float" office:value="-1.6109">
            <text:p>-1.6109</text:p>
          </table:table-cell>
          <table:table-cell table:number-columns-repeated="253"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6.3109">
            <text:p>6.3109</text:p>
          </table:table-cell>
          <table:table-cell table:formula="of:=[.A75]-[.B75]" office:value-type="float" office:value="-1.5109">
            <text:p>-1.5109</text:p>
          </table:table-cell>
          <table:table-cell table:number-columns-repeated="253"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6.3109">
            <text:p>6.3109</text:p>
          </table:table-cell>
          <table:table-cell table:formula="of:=[.A76]-[.B76]" office:value-type="float" office:value="-1.6109">
            <text:p>-1.6109</text:p>
          </table:table-cell>
          <table:table-cell table:number-columns-repeated="253"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6.3109">
            <text:p>6.3109</text:p>
          </table:table-cell>
          <table:table-cell table:formula="of:=[.A77]-[.B77]" office:value-type="float" office:value="-1.6109">
            <text:p>-1.6109</text:p>
          </table:table-cell>
          <table:table-cell table:number-columns-repeated="253"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6.3109">
            <text:p>6.3109</text:p>
          </table:table-cell>
          <table:table-cell table:formula="of:=[.A78]-[.B78]" office:value-type="float" office:value="-1.7109">
            <text:p>-1.7109</text:p>
          </table:table-cell>
          <table:table-cell table:number-columns-repeated="253"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6.3109">
            <text:p>6.3109</text:p>
          </table:table-cell>
          <table:table-cell table:formula="of:=[.A79]-[.B79]" office:value-type="float" office:value="-1.7109">
            <text:p>-1.7109</text:p>
          </table:table-cell>
          <table:table-cell table:number-columns-repeated="253"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6.3109">
            <text:p>6.3109</text:p>
          </table:table-cell>
          <table:table-cell table:formula="of:=[.A80]-[.B80]" office:value-type="float" office:value="-1.6109">
            <text:p>-1.6109</text:p>
          </table:table-cell>
          <table:table-cell table:number-columns-repeated="253"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6.3109">
            <text:p>6.3109</text:p>
          </table:table-cell>
          <table:table-cell table:formula="of:=[.A81]-[.B81]" office:value-type="float" office:value="-1.6109">
            <text:p>-1.6109</text:p>
          </table:table-cell>
          <table:table-cell table:number-columns-repeated="253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6.3109">
            <text:p>6.3109</text:p>
          </table:table-cell>
          <table:table-cell table:formula="of:=[.A82]-[.B82]" office:value-type="float" office:value="-1.8109">
            <text:p>-1.8109</text:p>
          </table:table-cell>
          <table:table-cell table:number-columns-repeated="253"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6.3109">
            <text:p>6.3109</text:p>
          </table:table-cell>
          <table:table-cell table:formula="of:=[.A83]-[.B83]" office:value-type="float" office:value="-1.9109">
            <text:p>-1.9109</text:p>
          </table:table-cell>
          <table:table-cell table:number-columns-repeated="253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6.3109">
            <text:p>6.3109</text:p>
          </table:table-cell>
          <table:table-cell table:formula="of:=[.A84]-[.B84]" office:value-type="float" office:value="-1.8109">
            <text:p>-1.8109</text:p>
          </table:table-cell>
          <table:table-cell table:number-columns-repeated="253"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6.3109">
            <text:p>6.3109</text:p>
          </table:table-cell>
          <table:table-cell table:formula="of:=[.A85]-[.B85]" office:value-type="float" office:value="-1.9109">
            <text:p>-1.9109</text:p>
          </table:table-cell>
          <table:table-cell table:number-columns-repeated="253"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6.3109">
            <text:p>6.3109</text:p>
          </table:table-cell>
          <table:table-cell table:formula="of:=[.A86]-[.B86]" office:value-type="float" office:value="-1.7109">
            <text:p>-1.7109</text:p>
          </table:table-cell>
          <table:table-cell table:number-columns-repeated="253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6.3109">
            <text:p>6.3109</text:p>
          </table:table-cell>
          <table:table-cell table:formula="of:=[.A87]-[.B87]" office:value-type="float" office:value="-1.8109">
            <text:p>-1.8109</text:p>
          </table:table-cell>
          <table:table-cell table:number-columns-repeated="253"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6.3109">
            <text:p>6.3109</text:p>
          </table:table-cell>
          <table:table-cell table:formula="of:=[.A88]-[.B88]" office:value-type="float" office:value="-1.9109">
            <text:p>-1.9109</text:p>
          </table:table-cell>
          <table:table-cell table:number-columns-repeated="253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6.3109">
            <text:p>6.3109</text:p>
          </table:table-cell>
          <table:table-cell table:formula="of:=[.A89]-[.B89]" office:value-type="float" office:value="-1.8109">
            <text:p>-1.8109</text:p>
          </table:table-cell>
          <table:table-cell table:number-columns-repeated="253"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6.3109">
            <text:p>6.3109</text:p>
          </table:table-cell>
          <table:table-cell table:formula="of:=[.A90]-[.B90]" office:value-type="float" office:value="-1.9109">
            <text:p>-1.9109</text:p>
          </table:table-cell>
          <table:table-cell table:number-columns-repeated="253"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6.3109">
            <text:p>6.3109</text:p>
          </table:table-cell>
          <table:table-cell table:formula="of:=[.A91]-[.B91]" office:value-type="float" office:value="-1.7109">
            <text:p>-1.7109</text:p>
          </table:table-cell>
          <table:table-cell table:number-columns-repeated="253"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6.3109">
            <text:p>6.3109</text:p>
          </table:table-cell>
          <table:table-cell table:formula="of:=[.A92]-[.B92]" office:value-type="float" office:value="-1.6109">
            <text:p>-1.6109</text:p>
          </table:table-cell>
          <table:table-cell table:number-columns-repeated="253"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6.3109">
            <text:p>6.3109</text:p>
          </table:table-cell>
          <table:table-cell table:formula="of:=[.A93]-[.B93]" office:value-type="float" office:value="-1.7109">
            <text:p>-1.7109</text:p>
          </table:table-cell>
          <table:table-cell table:number-columns-repeated="253"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6.3109">
            <text:p>6.3109</text:p>
          </table:table-cell>
          <table:table-cell table:formula="of:=[.A94]-[.B94]" office:value-type="float" office:value="-1.6109">
            <text:p>-1.6109</text:p>
          </table:table-cell>
          <table:table-cell table:number-columns-repeated="253"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6.3109">
            <text:p>6.3109</text:p>
          </table:table-cell>
          <table:table-cell table:formula="of:=[.A95]-[.B95]" office:value-type="float" office:value="-1.6109">
            <text:p>-1.6109</text:p>
          </table:table-cell>
          <table:table-cell table:number-columns-repeated="253"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6.3109">
            <text:p>6.3109</text:p>
          </table:table-cell>
          <table:table-cell table:formula="of:=[.A96]-[.B96]" office:value-type="float" office:value="-1.6109">
            <text:p>-1.6109</text:p>
          </table:table-cell>
          <table:table-cell table:number-columns-repeated="253"/>
        </table:table-row>
        <table:table-row table:style-name="ro1">
          <table:table-cell office:value-type="float" office:value="5">
            <text:p>5.0</text:p>
          </table:table-cell>
          <table:table-cell office:value-type="float" office:value="6.3109">
            <text:p>6.3109</text:p>
          </table:table-cell>
          <table:table-cell table:formula="of:=[.A97]-[.B97]" office:value-type="float" office:value="-1.3109">
            <text:p>-1.3109</text:p>
          </table:table-cell>
          <table:table-cell table:number-columns-repeated="253"/>
        </table:table-row>
        <table:table-row table:style-name="ro1">
          <table:table-cell office:value-type="float" office:value="5">
            <text:p>5.0</text:p>
          </table:table-cell>
          <table:table-cell office:value-type="float" office:value="6.3109">
            <text:p>6.3109</text:p>
          </table:table-cell>
          <table:table-cell table:formula="of:=[.A98]-[.B98]" office:value-type="float" office:value="-1.3109">
            <text:p>-1.3109</text:p>
          </table:table-cell>
          <table:table-cell table:number-columns-repeated="253"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6.3109">
            <text:p>6.3109</text:p>
          </table:table-cell>
          <table:table-cell table:formula="of:=[.A99]-[.B99]" office:value-type="float" office:value="-1.4109">
            <text:p>-1.4109</text:p>
          </table:table-cell>
          <table:table-cell table:number-columns-repeated="253"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6.3109">
            <text:p>6.3109</text:p>
          </table:table-cell>
          <table:table-cell table:formula="of:=[.A100]-[.B100]" office:value-type="float" office:value="-1.2109">
            <text:p>-1.2109</text:p>
          </table:table-cell>
          <table:table-cell table:number-columns-repeated="253"/>
        </table:table-row>
        <table:table-row table:style-name="ro1">
          <table:table-cell office:value-type="float" office:value="5">
            <text:p>5.0</text:p>
          </table:table-cell>
          <table:table-cell office:value-type="float" office:value="6.3109">
            <text:p>6.3109</text:p>
          </table:table-cell>
          <table:table-cell table:formula="of:=[.A101]-[.B101]" office:value-type="float" office:value="-1.3109">
            <text:p>-1.3109</text:p>
          </table:table-cell>
          <table:table-cell table:number-columns-repeated="253"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6.3109">
            <text:p>6.3109</text:p>
          </table:table-cell>
          <table:table-cell table:formula="of:=[.A102]-[.B102]" office:value-type="float" office:value="-0.9109">
            <text:p>-0.9109</text:p>
          </table:table-cell>
          <table:table-cell table:number-columns-repeated="253"/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6.3109">
            <text:p>6.3109</text:p>
          </table:table-cell>
          <table:table-cell table:formula="of:=[.A103]-[.B103]" office:value-type="float" office:value="-0.710900000000001">
            <text:p>-0.7109</text:p>
          </table:table-cell>
          <table:table-cell table:number-columns-repeated="253"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6.3109">
            <text:p>6.3109</text:p>
          </table:table-cell>
          <table:table-cell table:formula="of:=[.A104]-[.B104]" office:value-type="float" office:value="-0.5109">
            <text:p>-0.5109</text:p>
          </table:table-cell>
          <table:table-cell table:number-columns-repeated="253"/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6.3109">
            <text:p>6.3109</text:p>
          </table:table-cell>
          <table:table-cell table:formula="of:=[.A105]-[.B105]" office:value-type="float" office:value="-0.210900000000001">
            <text:p>-0.2109</text:p>
          </table:table-cell>
          <table:table-cell table:number-columns-repeated="253"/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6.3109">
            <text:p>6.3109</text:p>
          </table:table-cell>
          <table:table-cell table:formula="of:=[.A106]-[.B106]" office:value-type="float" office:value="-0.210900000000001">
            <text:p>-0.2109</text:p>
          </table:table-cell>
          <table:table-cell table:number-columns-repeated="253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6.3109">
            <text:p>6.3109</text:p>
          </table:table-cell>
          <table:table-cell table:formula="of:=[.A107]-[.B107]" office:value-type="float" office:value="0.1891">
            <text:p>0.1891</text:p>
          </table:table-cell>
          <table:table-cell table:number-columns-repeated="253"/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6.3109">
            <text:p>6.3109</text:p>
          </table:table-cell>
          <table:table-cell table:formula="of:=[.A108]-[.B108]" office:value-type="float" office:value="0.4891">
            <text:p>0.4891</text:p>
          </table:table-cell>
          <table:table-cell table:number-columns-repeated="253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6.3109">
            <text:p>6.3109</text:p>
          </table:table-cell>
          <table:table-cell table:formula="of:=[.A109]-[.B109]" office:value-type="float" office:value="0.9891">
            <text:p>0.9891</text:p>
          </table:table-cell>
          <table:table-cell table:number-columns-repeated="253"/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6.3109">
            <text:p>6.3109</text:p>
          </table:table-cell>
          <table:table-cell table:formula="of:=[.A110]-[.B110]" office:value-type="float" office:value="1.4891">
            <text:p>1.4891</text:p>
          </table:table-cell>
          <table:table-cell table:number-columns-repeated="253"/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6.3109">
            <text:p>6.3109</text:p>
          </table:table-cell>
          <table:table-cell table:formula="of:=[.A111]-[.B111]" office:value-type="float" office:value="1.9891">
            <text:p>1.9891</text:p>
          </table:table-cell>
          <table:table-cell table:number-columns-repeated="253"/>
        </table:table-row>
        <table:table-row table:style-name="ro1">
          <table:table-cell office:value-type="float" office:value="8.7">
            <text:p>8.7</text:p>
          </table:table-cell>
          <table:table-cell office:value-type="float" office:value="6.3109">
            <text:p>6.3109</text:p>
          </table:table-cell>
          <table:table-cell table:formula="of:=[.A112]-[.B112]" office:value-type="float" office:value="2.3891">
            <text:p>2.3891</text:p>
          </table:table-cell>
          <table:table-cell table:number-columns-repeated="253"/>
        </table:table-row>
        <table:table-row table:style-name="ro1">
          <table:table-cell office:value-type="float" office:value="9">
            <text:p>9.0</text:p>
          </table:table-cell>
          <table:table-cell office:value-type="float" office:value="6.3109">
            <text:p>6.3109</text:p>
          </table:table-cell>
          <table:table-cell table:formula="of:=[.A113]-[.B113]" office:value-type="float" office:value="2.6891">
            <text:p>2.6891</text:p>
          </table:table-cell>
          <table:table-cell table:number-columns-repeated="253"/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6.3109">
            <text:p>6.3109</text:p>
          </table:table-cell>
          <table:table-cell table:formula="of:=[.A114]-[.B114]" office:value-type="float" office:value="3.0891">
            <text:p>3.0891</text:p>
          </table:table-cell>
          <table:table-cell table:number-columns-repeated="253"/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6.3109">
            <text:p>6.3109</text:p>
          </table:table-cell>
          <table:table-cell table:formula="of:=[.A115]-[.B115]" office:value-type="float" office:value="3.1891">
            <text:p>3.1891</text:p>
          </table:table-cell>
          <table:table-cell table:number-columns-repeated="253"/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6.3109">
            <text:p>6.3109</text:p>
          </table:table-cell>
          <table:table-cell table:formula="of:=[.A116]-[.B116]" office:value-type="float" office:value="3.1891">
            <text:p>3.1891</text:p>
          </table:table-cell>
          <table:table-cell table:number-columns-repeated="253"/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6.3109">
            <text:p>6.3109</text:p>
          </table:table-cell>
          <table:table-cell table:formula="of:=[.A117]-[.B117]" office:value-type="float" office:value="3.2891">
            <text:p>3.2891</text:p>
          </table:table-cell>
          <table:table-cell table:number-columns-repeated="253"/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6.3109">
            <text:p>6.3109</text:p>
          </table:table-cell>
          <table:table-cell table:formula="of:=[.A118]-[.B118]" office:value-type="float" office:value="3.4891">
            <text:p>3.4891</text:p>
          </table:table-cell>
          <table:table-cell table:number-columns-repeated="253"/>
        </table:table-row>
        <table:table-row table:style-name="ro1">
          <table:table-cell office:value-type="float" office:value="10">
            <text:p>10.0</text:p>
          </table:table-cell>
          <table:table-cell office:value-type="float" office:value="6.3109">
            <text:p>6.3109</text:p>
          </table:table-cell>
          <table:table-cell table:formula="of:=[.A119]-[.B119]" office:value-type="float" office:value="3.6891">
            <text:p>3.6891</text:p>
          </table:table-cell>
          <table:table-cell table:number-columns-repeated="253"/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6.3109">
            <text:p>6.3109</text:p>
          </table:table-cell>
          <table:table-cell table:formula="of:=[.A120]-[.B120]" office:value-type="float" office:value="3.5891">
            <text:p>3.5891</text:p>
          </table:table-cell>
          <table:table-cell table:number-columns-repeated="253"/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6.3109">
            <text:p>6.3109</text:p>
          </table:table-cell>
          <table:table-cell table:formula="of:=[.A121]-[.B121]" office:value-type="float" office:value="3.5891">
            <text:p>3.5891</text:p>
          </table:table-cell>
          <table:table-cell table:number-columns-repeated="253"/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6.3109">
            <text:p>6.3109</text:p>
          </table:table-cell>
          <table:table-cell table:formula="of:=[.A122]-[.B122]" office:value-type="float" office:value="3.4891">
            <text:p>3.4891</text:p>
          </table:table-cell>
          <table:table-cell table:number-columns-repeated="253"/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6.3109">
            <text:p>6.3109</text:p>
          </table:table-cell>
          <table:table-cell table:formula="of:=[.A123]-[.B123]" office:value-type="float" office:value="3.4891">
            <text:p>3.4891</text:p>
          </table:table-cell>
          <table:table-cell table:number-columns-repeated="253"/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6.3109">
            <text:p>6.3109</text:p>
          </table:table-cell>
          <table:table-cell table:formula="of:=[.A124]-[.B124]" office:value-type="float" office:value="3.5891">
            <text:p>3.5891</text:p>
          </table:table-cell>
          <table:table-cell table:number-columns-repeated="253"/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6.3109">
            <text:p>6.3109</text:p>
          </table:table-cell>
          <table:table-cell table:formula="of:=[.A125]-[.B125]" office:value-type="float" office:value="3.5891">
            <text:p>3.5891</text:p>
          </table:table-cell>
          <table:table-cell table:number-columns-repeated="253"/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6.3109">
            <text:p>6.3109</text:p>
          </table:table-cell>
          <table:table-cell table:formula="of:=[.A126]-[.B126]" office:value-type="float" office:value="3.2891">
            <text:p>3.2891</text:p>
          </table:table-cell>
          <table:table-cell table:number-columns-repeated="253"/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6.3109">
            <text:p>6.3109</text:p>
          </table:table-cell>
          <table:table-cell table:formula="of:=[.A127]-[.B127]" office:value-type="float" office:value="3.0891">
            <text:p>3.0891</text:p>
          </table:table-cell>
          <table:table-cell table:number-columns-repeated="253"/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6.3109">
            <text:p>6.3109</text:p>
          </table:table-cell>
          <table:table-cell table:formula="of:=[.A128]-[.B128]" office:value-type="float" office:value="3.1891">
            <text:p>3.1891</text:p>
          </table:table-cell>
          <table:table-cell table:number-columns-repeated="253"/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6.3109">
            <text:p>6.3109</text:p>
          </table:table-cell>
          <table:table-cell table:formula="of:=[.A129]-[.B129]" office:value-type="float" office:value="3.1891">
            <text:p>3.1891</text:p>
          </table:table-cell>
          <table:table-cell table:number-columns-repeated="253"/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6.3109">
            <text:p>6.3109</text:p>
          </table:table-cell>
          <table:table-cell table:formula="of:=[.A130]-[.B130]" office:value-type="float" office:value="3.1891">
            <text:p>3.1891</text:p>
          </table:table-cell>
          <table:table-cell table:number-columns-repeated="253"/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6.3109">
            <text:p>6.3109</text:p>
          </table:table-cell>
          <table:table-cell table:formula="of:=[.A131]-[.B131]" office:value-type="float" office:value="3.1891">
            <text:p>3.1891</text:p>
          </table:table-cell>
          <table:table-cell table:number-columns-repeated="253"/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6.3109">
            <text:p>6.3109</text:p>
          </table:table-cell>
          <table:table-cell table:formula="of:=[.A132]-[.B132]" office:value-type="float" office:value="3.4891">
            <text:p>3.4891</text:p>
          </table:table-cell>
          <table:table-cell table:number-columns-repeated="253"/>
        </table:table-row>
        <table:table-row table:style-name="ro1">
          <table:table-cell office:value-type="float" office:value="9.3">
            <text:p>9.3</text:p>
          </table:table-cell>
          <table:table-cell office:value-type="float" office:value="6.3109">
            <text:p>6.3109</text:p>
          </table:table-cell>
          <table:table-cell table:formula="of:=[.A133]-[.B133]" office:value-type="float" office:value="2.9891">
            <text:p>2.9891</text:p>
          </table:table-cell>
          <table:table-cell table:number-columns-repeated="253"/>
        </table:table-row>
        <table:table-row table:style-name="ro1">
          <table:table-cell office:value-type="float" office:value="9.1">
            <text:p>9.1</text:p>
          </table:table-cell>
          <table:table-cell office:value-type="float" office:value="6.3109">
            <text:p>6.3109</text:p>
          </table:table-cell>
          <table:table-cell table:formula="of:=[.A134]-[.B134]" office:value-type="float" office:value="2.7891">
            <text:p>2.7891</text:p>
          </table:table-cell>
          <table:table-cell table:number-columns-repeated="253"/>
        </table:table-row>
        <table:table-row table:style-name="ro1">
          <table:table-cell office:value-type="float" office:value="9">
            <text:p>9.0</text:p>
          </table:table-cell>
          <table:table-cell office:value-type="float" office:value="6.3109">
            <text:p>6.3109</text:p>
          </table:table-cell>
          <table:table-cell table:formula="of:=[.A135]-[.B135]" office:value-type="float" office:value="2.6891">
            <text:p>2.6891</text:p>
          </table:table-cell>
          <table:table-cell table:number-columns-repeated="253"/>
        </table:table-row>
        <table:table-row table:style-name="ro1">
          <table:table-cell office:value-type="float" office:value="8.9">
            <text:p>8.9</text:p>
          </table:table-cell>
          <table:table-cell office:value-type="float" office:value="6.3109">
            <text:p>6.3109</text:p>
          </table:table-cell>
          <table:table-cell table:formula="of:=[.A136]-[.B136]" office:value-type="float" office:value="2.5891">
            <text:p>2.5891</text:p>
          </table:table-cell>
          <table:table-cell table:number-columns-repeated="253"/>
        </table:table-row>
        <table:table-row table:style-name="ro1">
          <table:table-cell office:value-type="float" office:value="9">
            <text:p>9.0</text:p>
          </table:table-cell>
          <table:table-cell office:value-type="float" office:value="6.3109">
            <text:p>6.3109</text:p>
          </table:table-cell>
          <table:table-cell table:formula="of:=[.A137]-[.B137]" office:value-type="float" office:value="2.6891">
            <text:p>2.6891</text:p>
          </table:table-cell>
          <table:table-cell table:number-columns-repeated="253"/>
        </table:table-row>
        <table:table-row table:style-name="ro1">
          <table:table-cell office:value-type="float" office:value="9">
            <text:p>9.0</text:p>
          </table:table-cell>
          <table:table-cell office:value-type="float" office:value="6.3109">
            <text:p>6.3109</text:p>
          </table:table-cell>
          <table:table-cell table:formula="of:=[.A138]-[.B138]" office:value-type="float" office:value="2.6891">
            <text:p>2.6891</text:p>
          </table:table-cell>
          <table:table-cell table:number-columns-repeated="253"/>
        </table:table-row>
        <table:table-row table:style-name="ro1">
          <table:table-cell office:value-type="float" office:value="9.1">
            <text:p>9.1</text:p>
          </table:table-cell>
          <table:table-cell office:value-type="float" office:value="6.3109">
            <text:p>6.3109</text:p>
          </table:table-cell>
          <table:table-cell table:formula="of:=[.A139]-[.B139]" office:value-type="float" office:value="2.7891">
            <text:p>2.7891</text:p>
          </table:table-cell>
          <table:table-cell table:number-columns-repeated="253"/>
        </table:table-row>
        <table:table-row table:style-name="ro1">
          <table:table-cell office:value-type="float" office:value="9">
            <text:p>9.0</text:p>
          </table:table-cell>
          <table:table-cell office:value-type="float" office:value="6.3109">
            <text:p>6.3109</text:p>
          </table:table-cell>
          <table:table-cell table:formula="of:=[.A140]-[.B140]" office:value-type="float" office:value="2.6891">
            <text:p>2.6891</text:p>
          </table:table-cell>
          <table:table-cell table:number-columns-repeated="253"/>
        </table:table-row>
        <table:table-row table:style-name="ro1">
          <table:table-cell office:value-type="float" office:value="9">
            <text:p>9.0</text:p>
          </table:table-cell>
          <table:table-cell office:value-type="float" office:value="6.3109">
            <text:p>6.3109</text:p>
          </table:table-cell>
          <table:table-cell table:formula="of:=[.A141]-[.B141]" office:value-type="float" office:value="2.6891">
            <text:p>2.6891</text:p>
          </table:table-cell>
          <table:table-cell table:number-columns-repeated="253"/>
        </table:table-row>
        <table:table-row table:style-name="ro1">
          <table:table-cell office:value-type="float" office:value="9">
            <text:p>9.0</text:p>
          </table:table-cell>
          <table:table-cell office:value-type="float" office:value="6.3109">
            <text:p>6.3109</text:p>
          </table:table-cell>
          <table:table-cell table:formula="of:=[.A142]-[.B142]" office:value-type="float" office:value="2.6891">
            <text:p>2.6891</text:p>
          </table:table-cell>
          <table:table-cell table:number-columns-repeated="253"/>
        </table:table-row>
        <table:table-row table:style-name="ro1">
          <table:table-cell office:value-type="float" office:value="8.9">
            <text:p>8.9</text:p>
          </table:table-cell>
          <table:table-cell office:value-type="float" office:value="6.3109">
            <text:p>6.3109</text:p>
          </table:table-cell>
          <table:table-cell table:formula="of:=[.A143]-[.B143]" office:value-type="float" office:value="2.5891">
            <text:p>2.5891</text:p>
          </table:table-cell>
          <table:table-cell table:number-columns-repeated="253"/>
        </table:table-row>
        <table:table-row table:style-name="ro1">
          <table:table-cell office:value-type="float" office:value="8.6">
            <text:p>8.6</text:p>
          </table:table-cell>
          <table:table-cell office:value-type="float" office:value="6.3109">
            <text:p>6.3109</text:p>
          </table:table-cell>
          <table:table-cell table:formula="of:=[.A144]-[.B144]" office:value-type="float" office:value="2.2891">
            <text:p>2.2891</text:p>
          </table:table-cell>
          <table:table-cell table:number-columns-repeated="253"/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6.3109">
            <text:p>6.3109</text:p>
          </table:table-cell>
          <table:table-cell table:formula="of:=[.A145]-[.B145]" office:value-type="float" office:value="2.1891">
            <text:p>2.1891</text:p>
          </table:table-cell>
          <table:table-cell table:number-columns-repeated="253"/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6.3109">
            <text:p>6.3109</text:p>
          </table:table-cell>
          <table:table-cell table:formula="of:=[.A146]-[.B146]" office:value-type="float" office:value="1.9891">
            <text:p>1.9891</text:p>
          </table:table-cell>
          <table:table-cell table:number-columns-repeated="253"/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6.3109">
            <text:p>6.3109</text:p>
          </table:table-cell>
          <table:table-cell table:formula="of:=[.A147]-[.B147]" office:value-type="float" office:value="1.9891">
            <text:p>1.9891</text:p>
          </table:table-cell>
          <table:table-cell table:number-columns-repeated="253"/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6.3109">
            <text:p>6.3109</text:p>
          </table:table-cell>
          <table:table-cell table:formula="of:=[.A148]-[.B148]" office:value-type="float" office:value="1.8891">
            <text:p>1.8891</text:p>
          </table:table-cell>
          <table:table-cell table:number-columns-repeated="253"/>
        </table:table-row>
        <table:table-row table:style-name="ro1">
          <table:table-cell office:value-type="float" office:value="8.1">
            <text:p>8.1</text:p>
          </table:table-cell>
          <table:table-cell office:value-type="float" office:value="6.3109">
            <text:p>6.3109</text:p>
          </table:table-cell>
          <table:table-cell table:formula="of:=[.A149]-[.B149]" office:value-type="float" office:value="1.7891">
            <text:p>1.7891</text:p>
          </table:table-cell>
          <table:table-cell table:number-columns-repeated="253"/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6.3109">
            <text:p>6.3109</text:p>
          </table:table-cell>
          <table:table-cell table:formula="of:=[.A150]-[.B150]" office:value-type="float" office:value="1.8891">
            <text:p>1.8891</text:p>
          </table:table-cell>
          <table:table-cell table:number-columns-repeated="253"/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6.3109">
            <text:p>6.3109</text:p>
          </table:table-cell>
          <table:table-cell table:formula="of:=[.A151]-[.B151]" office:value-type="float" office:value="1.8891">
            <text:p>1.8891</text:p>
          </table:table-cell>
          <table:table-cell table:number-columns-repeated="253"/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6.3109">
            <text:p>6.3109</text:p>
          </table:table-cell>
          <table:table-cell table:formula="of:=[.A152]-[.B152]" office:value-type="float" office:value="1.8891">
            <text:p>1.8891</text:p>
          </table:table-cell>
          <table:table-cell table:number-columns-repeated="253"/>
        </table:table-row>
        <table:table-row table:style-name="ro1">
          <table:table-cell office:value-type="float" office:value="8.1">
            <text:p>8.1</text:p>
          </table:table-cell>
          <table:table-cell office:value-type="float" office:value="6.3109">
            <text:p>6.3109</text:p>
          </table:table-cell>
          <table:table-cell table:formula="of:=[.A153]-[.B153]" office:value-type="float" office:value="1.7891">
            <text:p>1.7891</text:p>
          </table:table-cell>
          <table:table-cell table:number-columns-repeated="253"/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6.3109">
            <text:p>6.3109</text:p>
          </table:table-cell>
          <table:table-cell table:formula="of:=[.A154]-[.B154]" office:value-type="float" office:value="1.4891">
            <text:p>1.4891</text:p>
          </table:table-cell>
          <table:table-cell table:number-columns-repeated="253"/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6.3109">
            <text:p>6.3109</text:p>
          </table:table-cell>
          <table:table-cell table:formula="of:=[.A155]-[.B155]" office:value-type="float" office:value="1.5891">
            <text:p>1.5891</text:p>
          </table:table-cell>
          <table:table-cell table:number-columns-repeated="253"/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6.3109">
            <text:p>6.3109</text:p>
          </table:table-cell>
          <table:table-cell table:formula="of:=[.A156]-[.B156]" office:value-type="float" office:value="1.4891">
            <text:p>1.4891</text:p>
          </table:table-cell>
          <table:table-cell table:number-columns-repeated="253"/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6.3109">
            <text:p>6.3109</text:p>
          </table:table-cell>
          <table:table-cell table:formula="of:=[.A157]-[.B157]" office:value-type="float" office:value="1.4891">
            <text:p>1.4891</text:p>
          </table:table-cell>
          <table:table-cell table:number-columns-repeated="253"/>
        </table:table-row>
      </table:table>
      <table:table table:name="Monthly Wholesale Trade Sales and Inventories" table:style-name="ta1" table:print="false">
        <table:table-column table:style-name="co10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Monthly Wholesale Trade: Sales and Inventories</text:p>
          </table:table-cell>
          <table:table-cell office:value-type="string">
            <text:p>Avg</text:p>
          </table:table-cell>
          <table:table-cell office:value-type="string">
            <text:p>Diff-From-Avg</text:p>
          </table:table-cell>
          <table:table-cell/>
        </table:table-row>
        <table:table-row table:style-name="ro1">
          <table:table-cell office:value-type="float" office:value="230048">
            <text:p>230048</text:p>
          </table:table-cell>
          <table:table-cell table:formula="of:=AVERAGE([.A2:.A156])" office:value-type="float" office:value="308656.335483871">
            <text:p>308656.335483871</text:p>
          </table:table-cell>
          <table:table-cell table:formula="of:=[.A2]-[.B2]" office:value-type="float" office:value="-78608.335483871">
            <text:p>-78608.335483871</text:p>
          </table:table-cell>
          <table:table-cell>
            <draw:frame table:end-cell-address="'Monthly Wholesale Trade Sales and Inventories'.K24" table:end-x="0.4965in" table:end-y="0.0323in" draw:z-index="0" draw:style-name="gr1" draw:text-style-name="P1" svg:width="6.2988in" svg:height="3.5429in" svg:x="0.4209in" svg:y="0.1425in">
              <draw:object draw:notify-on-update-of-ranges="'Monthly Wholesale Trade Sales and Inventories'.C1:'Monthly Wholesale Trade Sales and Inventories'.C1 'Monthly Wholesale Trade Sales and Inventories'.C2:'Monthly Wholesale Trade Sales and Inventories'.C15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28769">
            <text:p>228769</text:p>
          </table:table-cell>
          <table:table-cell office:value-type="float" office:value="308656.3355">
            <text:p>308656.3355</text:p>
          </table:table-cell>
          <table:table-cell table:formula="of:=[.A3]-[.B3]" office:value-type="float" office:value="-79887.3355">
            <text:p>-79887.3355</text:p>
          </table:table-cell>
          <table:table-cell/>
        </table:table-row>
        <table:table-row table:style-name="ro1">
          <table:table-cell office:value-type="float" office:value="231698">
            <text:p>231698</text:p>
          </table:table-cell>
          <table:table-cell office:value-type="float" office:value="308656.3355">
            <text:p>308656.3355</text:p>
          </table:table-cell>
          <table:table-cell table:formula="of:=[.A4]-[.B4]" office:value-type="float" office:value="-76958.3355">
            <text:p>-76958.3355</text:p>
          </table:table-cell>
          <table:table-cell/>
        </table:table-row>
        <table:table-row table:style-name="ro1">
          <table:table-cell office:value-type="float" office:value="233248">
            <text:p>233248</text:p>
          </table:table-cell>
          <table:table-cell office:value-type="float" office:value="308656.3355">
            <text:p>308656.3355</text:p>
          </table:table-cell>
          <table:table-cell table:formula="of:=[.A5]-[.B5]" office:value-type="float" office:value="-75408.3355">
            <text:p>-75408.3355</text:p>
          </table:table-cell>
          <table:table-cell/>
        </table:table-row>
        <table:table-row table:style-name="ro1">
          <table:table-cell office:value-type="float" office:value="233359">
            <text:p>233359</text:p>
          </table:table-cell>
          <table:table-cell office:value-type="float" office:value="308656.3355">
            <text:p>308656.3355</text:p>
          </table:table-cell>
          <table:table-cell table:formula="of:=[.A6]-[.B6]" office:value-type="float" office:value="-75297.3355">
            <text:p>-75297.3355</text:p>
          </table:table-cell>
          <table:table-cell/>
        </table:table-row>
        <table:table-row table:style-name="ro1">
          <table:table-cell office:value-type="float" office:value="236375">
            <text:p>236375</text:p>
          </table:table-cell>
          <table:table-cell office:value-type="float" office:value="308656.3355">
            <text:p>308656.3355</text:p>
          </table:table-cell>
          <table:table-cell table:formula="of:=[.A7]-[.B7]" office:value-type="float" office:value="-72281.3355">
            <text:p>-72281.3355</text:p>
          </table:table-cell>
          <table:table-cell/>
        </table:table-row>
        <table:table-row table:style-name="ro1">
          <table:table-cell office:value-type="float" office:value="235604">
            <text:p>235604</text:p>
          </table:table-cell>
          <table:table-cell office:value-type="float" office:value="308656.3355">
            <text:p>308656.3355</text:p>
          </table:table-cell>
          <table:table-cell table:formula="of:=[.A8]-[.B8]" office:value-type="float" office:value="-73052.3355">
            <text:p>-73052.3355</text:p>
          </table:table-cell>
          <table:table-cell/>
        </table:table-row>
        <table:table-row table:style-name="ro1">
          <table:table-cell office:value-type="float" office:value="235280">
            <text:p>235280</text:p>
          </table:table-cell>
          <table:table-cell office:value-type="float" office:value="308656.3355">
            <text:p>308656.3355</text:p>
          </table:table-cell>
          <table:table-cell table:formula="of:=[.A9]-[.B9]" office:value-type="float" office:value="-73376.3355">
            <text:p>-73376.3355</text:p>
          </table:table-cell>
          <table:table-cell/>
        </table:table-row>
        <table:table-row table:style-name="ro1">
          <table:table-cell office:value-type="float" office:value="237507">
            <text:p>237507</text:p>
          </table:table-cell>
          <table:table-cell office:value-type="float" office:value="308656.3355">
            <text:p>308656.3355</text:p>
          </table:table-cell>
          <table:table-cell table:formula="of:=[.A10]-[.B10]" office:value-type="float" office:value="-71149.3355">
            <text:p>-71149.3355</text:p>
          </table:table-cell>
          <table:table-cell/>
        </table:table-row>
        <table:table-row table:style-name="ro1">
          <table:table-cell office:value-type="float" office:value="238512">
            <text:p>238512</text:p>
          </table:table-cell>
          <table:table-cell office:value-type="float" office:value="308656.3355">
            <text:p>308656.3355</text:p>
          </table:table-cell>
          <table:table-cell table:formula="of:=[.A11]-[.B11]" office:value-type="float" office:value="-70144.3355">
            <text:p>-70144.3355</text:p>
          </table:table-cell>
          <table:table-cell/>
        </table:table-row>
        <table:table-row table:style-name="ro1">
          <table:table-cell office:value-type="float" office:value="237369">
            <text:p>237369</text:p>
          </table:table-cell>
          <table:table-cell office:value-type="float" office:value="308656.3355">
            <text:p>308656.3355</text:p>
          </table:table-cell>
          <table:table-cell table:formula="of:=[.A12]-[.B12]" office:value-type="float" office:value="-71287.3355">
            <text:p>-71287.3355</text:p>
          </table:table-cell>
          <table:table-cell/>
        </table:table-row>
        <table:table-row table:style-name="ro1">
          <table:table-cell office:value-type="float" office:value="239661">
            <text:p>239661</text:p>
          </table:table-cell>
          <table:table-cell office:value-type="float" office:value="308656.3355">
            <text:p>308656.3355</text:p>
          </table:table-cell>
          <table:table-cell table:formula="of:=[.A13]-[.B13]" office:value-type="float" office:value="-68995.3355">
            <text:p>-68995.3355</text:p>
          </table:table-cell>
          <table:table-cell/>
        </table:table-row>
        <table:table-row table:style-name="ro1">
          <table:table-cell office:value-type="float" office:value="238932">
            <text:p>238932</text:p>
          </table:table-cell>
          <table:table-cell office:value-type="float" office:value="308656.3355">
            <text:p>308656.3355</text:p>
          </table:table-cell>
          <table:table-cell table:formula="of:=[.A14]-[.B14]" office:value-type="float" office:value="-69724.3355">
            <text:p>-69724.3355</text:p>
          </table:table-cell>
          <table:table-cell/>
        </table:table-row>
        <table:table-row table:style-name="ro1">
          <table:table-cell office:value-type="float" office:value="237676">
            <text:p>237676</text:p>
          </table:table-cell>
          <table:table-cell office:value-type="float" office:value="308656.3355">
            <text:p>308656.3355</text:p>
          </table:table-cell>
          <table:table-cell table:formula="of:=[.A15]-[.B15]" office:value-type="float" office:value="-70980.3355">
            <text:p>-70980.3355</text:p>
          </table:table-cell>
          <table:table-cell/>
        </table:table-row>
        <table:table-row table:style-name="ro1">
          <table:table-cell office:value-type="float" office:value="233834">
            <text:p>233834</text:p>
          </table:table-cell>
          <table:table-cell office:value-type="float" office:value="308656.3355">
            <text:p>308656.3355</text:p>
          </table:table-cell>
          <table:table-cell table:formula="of:=[.A16]-[.B16]" office:value-type="float" office:value="-74822.3355">
            <text:p>-74822.3355</text:p>
          </table:table-cell>
          <table:table-cell/>
        </table:table-row>
        <table:table-row table:style-name="ro1">
          <table:table-cell office:value-type="float" office:value="233382">
            <text:p>233382</text:p>
          </table:table-cell>
          <table:table-cell office:value-type="float" office:value="308656.3355">
            <text:p>308656.3355</text:p>
          </table:table-cell>
          <table:table-cell table:formula="of:=[.A17]-[.B17]" office:value-type="float" office:value="-75274.3355">
            <text:p>-75274.3355</text:p>
          </table:table-cell>
          <table:table-cell/>
        </table:table-row>
        <table:table-row table:style-name="ro1">
          <table:table-cell office:value-type="float" office:value="234265">
            <text:p>234265</text:p>
          </table:table-cell>
          <table:table-cell office:value-type="float" office:value="308656.3355">
            <text:p>308656.3355</text:p>
          </table:table-cell>
          <table:table-cell table:formula="of:=[.A18]-[.B18]" office:value-type="float" office:value="-74391.3355">
            <text:p>-74391.3355</text:p>
          </table:table-cell>
          <table:table-cell/>
        </table:table-row>
        <table:table-row table:style-name="ro1">
          <table:table-cell office:value-type="float" office:value="229909">
            <text:p>229909</text:p>
          </table:table-cell>
          <table:table-cell office:value-type="float" office:value="308656.3355">
            <text:p>308656.3355</text:p>
          </table:table-cell>
          <table:table-cell table:formula="of:=[.A19]-[.B19]" office:value-type="float" office:value="-78747.3355">
            <text:p>-78747.3355</text:p>
          </table:table-cell>
          <table:table-cell/>
        </table:table-row>
        <table:table-row table:style-name="ro1">
          <table:table-cell office:value-type="float" office:value="231369">
            <text:p>231369</text:p>
          </table:table-cell>
          <table:table-cell office:value-type="float" office:value="308656.3355">
            <text:p>308656.3355</text:p>
          </table:table-cell>
          <table:table-cell table:formula="of:=[.A20]-[.B20]" office:value-type="float" office:value="-77287.3355">
            <text:p>-77287.3355</text:p>
          </table:table-cell>
          <table:table-cell/>
        </table:table-row>
        <table:table-row table:style-name="ro1">
          <table:table-cell office:value-type="float" office:value="232103">
            <text:p>232103</text:p>
          </table:table-cell>
          <table:table-cell office:value-type="float" office:value="308656.3355">
            <text:p>308656.3355</text:p>
          </table:table-cell>
          <table:table-cell table:formula="of:=[.A21]-[.B21]" office:value-type="float" office:value="-76553.3355">
            <text:p>-76553.3355</text:p>
          </table:table-cell>
          <table:table-cell/>
        </table:table-row>
        <table:table-row table:style-name="ro1">
          <table:table-cell office:value-type="float" office:value="231851">
            <text:p>231851</text:p>
          </table:table-cell>
          <table:table-cell office:value-type="float" office:value="308656.3355">
            <text:p>308656.3355</text:p>
          </table:table-cell>
          <table:table-cell table:formula="of:=[.A22]-[.B22]" office:value-type="float" office:value="-76805.3355">
            <text:p>-76805.3355</text:p>
          </table:table-cell>
          <table:table-cell/>
        </table:table-row>
        <table:table-row table:style-name="ro1">
          <table:table-cell office:value-type="float" office:value="227529">
            <text:p>227529</text:p>
          </table:table-cell>
          <table:table-cell office:value-type="float" office:value="308656.3355">
            <text:p>308656.3355</text:p>
          </table:table-cell>
          <table:table-cell table:formula="of:=[.A23]-[.B23]" office:value-type="float" office:value="-81127.3355">
            <text:p>-81127.3355</text:p>
          </table:table-cell>
          <table:table-cell/>
        </table:table-row>
        <table:table-row table:style-name="ro1">
          <table:table-cell office:value-type="float" office:value="227789">
            <text:p>227789</text:p>
          </table:table-cell>
          <table:table-cell office:value-type="float" office:value="308656.3355">
            <text:p>308656.3355</text:p>
          </table:table-cell>
          <table:table-cell table:formula="of:=[.A24]-[.B24]" office:value-type="float" office:value="-80867.3355">
            <text:p>-80867.3355</text:p>
          </table:table-cell>
          <table:table-cell/>
        </table:table-row>
        <table:table-row table:style-name="ro1">
          <table:table-cell office:value-type="float" office:value="227254">
            <text:p>227254</text:p>
          </table:table-cell>
          <table:table-cell office:value-type="float" office:value="308656.3355">
            <text:p>308656.3355</text:p>
          </table:table-cell>
          <table:table-cell table:formula="of:=[.A25]-[.B25]" office:value-type="float" office:value="-81402.3355">
            <text:p>-81402.3355</text:p>
          </table:table-cell>
          <table:table-cell/>
        </table:table-row>
        <table:table-row table:style-name="ro1">
          <table:table-cell office:value-type="float" office:value="228645">
            <text:p>228645</text:p>
          </table:table-cell>
          <table:table-cell office:value-type="float" office:value="308656.3355">
            <text:p>308656.3355</text:p>
          </table:table-cell>
          <table:table-cell table:formula="of:=[.A26]-[.B26]" office:value-type="float" office:value="-80011.3355">
            <text:p>-80011.3355</text:p>
          </table:table-cell>
          <table:table-cell/>
        </table:table-row>
        <table:table-row table:style-name="ro1">
          <table:table-cell office:value-type="float" office:value="230343">
            <text:p>230343</text:p>
          </table:table-cell>
          <table:table-cell office:value-type="float" office:value="308656.3355">
            <text:p>308656.3355</text:p>
          </table:table-cell>
          <table:table-cell table:formula="of:=[.A27]-[.B27]" office:value-type="float" office:value="-78313.3355">
            <text:p>-78313.3355</text:p>
          </table:table-cell>
          <table:table-cell/>
        </table:table-row>
        <table:table-row table:style-name="ro1">
          <table:table-cell office:value-type="float" office:value="229903">
            <text:p>229903</text:p>
          </table:table-cell>
          <table:table-cell office:value-type="float" office:value="308656.3355">
            <text:p>308656.3355</text:p>
          </table:table-cell>
          <table:table-cell table:formula="of:=[.A28]-[.B28]" office:value-type="float" office:value="-78753.3355">
            <text:p>-78753.3355</text:p>
          </table:table-cell>
          <table:table-cell/>
        </table:table-row>
        <table:table-row table:style-name="ro1">
          <table:table-cell office:value-type="float" office:value="234096">
            <text:p>234096</text:p>
          </table:table-cell>
          <table:table-cell office:value-type="float" office:value="308656.3355">
            <text:p>308656.3355</text:p>
          </table:table-cell>
          <table:table-cell table:formula="of:=[.A29]-[.B29]" office:value-type="float" office:value="-74560.3355">
            <text:p>-74560.3355</text:p>
          </table:table-cell>
          <table:table-cell/>
        </table:table-row>
        <table:table-row table:style-name="ro1">
          <table:table-cell office:value-type="float" office:value="235233">
            <text:p>235233</text:p>
          </table:table-cell>
          <table:table-cell office:value-type="float" office:value="308656.3355">
            <text:p>308656.3355</text:p>
          </table:table-cell>
          <table:table-cell table:formula="of:=[.A30]-[.B30]" office:value-type="float" office:value="-73423.3355">
            <text:p>-73423.3355</text:p>
          </table:table-cell>
          <table:table-cell/>
        </table:table-row>
        <table:table-row table:style-name="ro1">
          <table:table-cell office:value-type="float" office:value="237063">
            <text:p>237063</text:p>
          </table:table-cell>
          <table:table-cell office:value-type="float" office:value="308656.3355">
            <text:p>308656.3355</text:p>
          </table:table-cell>
          <table:table-cell table:formula="of:=[.A31]-[.B31]" office:value-type="float" office:value="-71593.3355">
            <text:p>-71593.3355</text:p>
          </table:table-cell>
          <table:table-cell/>
        </table:table-row>
        <table:table-row table:style-name="ro1">
          <table:table-cell office:value-type="float" office:value="237860">
            <text:p>237860</text:p>
          </table:table-cell>
          <table:table-cell office:value-type="float" office:value="308656.3355">
            <text:p>308656.3355</text:p>
          </table:table-cell>
          <table:table-cell table:formula="of:=[.A32]-[.B32]" office:value-type="float" office:value="-70796.3355">
            <text:p>-70796.3355</text:p>
          </table:table-cell>
          <table:table-cell/>
        </table:table-row>
        <table:table-row table:style-name="ro1">
          <table:table-cell office:value-type="float" office:value="240309">
            <text:p>240309</text:p>
          </table:table-cell>
          <table:table-cell office:value-type="float" office:value="308656.3355">
            <text:p>308656.3355</text:p>
          </table:table-cell>
          <table:table-cell table:formula="of:=[.A33]-[.B33]" office:value-type="float" office:value="-68347.3355">
            <text:p>-68347.3355</text:p>
          </table:table-cell>
          <table:table-cell/>
        </table:table-row>
        <table:table-row table:style-name="ro1">
          <table:table-cell office:value-type="float" office:value="240083">
            <text:p>240083</text:p>
          </table:table-cell>
          <table:table-cell office:value-type="float" office:value="308656.3355">
            <text:p>308656.3355</text:p>
          </table:table-cell>
          <table:table-cell table:formula="of:=[.A34]-[.B34]" office:value-type="float" office:value="-68573.3355">
            <text:p>-68573.3355</text:p>
          </table:table-cell>
          <table:table-cell/>
        </table:table-row>
        <table:table-row table:style-name="ro1">
          <table:table-cell office:value-type="float" office:value="239050">
            <text:p>239050</text:p>
          </table:table-cell>
          <table:table-cell office:value-type="float" office:value="308656.3355">
            <text:p>308656.3355</text:p>
          </table:table-cell>
          <table:table-cell table:formula="of:=[.A35]-[.B35]" office:value-type="float" office:value="-69606.3355">
            <text:p>-69606.3355</text:p>
          </table:table-cell>
          <table:table-cell/>
        </table:table-row>
        <table:table-row table:style-name="ro1">
          <table:table-cell office:value-type="float" office:value="242366">
            <text:p>242366</text:p>
          </table:table-cell>
          <table:table-cell office:value-type="float" office:value="308656.3355">
            <text:p>308656.3355</text:p>
          </table:table-cell>
          <table:table-cell table:formula="of:=[.A36]-[.B36]" office:value-type="float" office:value="-66290.3355">
            <text:p>-66290.3355</text:p>
          </table:table-cell>
          <table:table-cell/>
        </table:table-row>
        <table:table-row table:style-name="ro1">
          <table:table-cell office:value-type="float" office:value="239491">
            <text:p>239491</text:p>
          </table:table-cell>
          <table:table-cell office:value-type="float" office:value="308656.3355">
            <text:p>308656.3355</text:p>
          </table:table-cell>
          <table:table-cell table:formula="of:=[.A37]-[.B37]" office:value-type="float" office:value="-69165.3355">
            <text:p>-69165.3355</text:p>
          </table:table-cell>
          <table:table-cell/>
        </table:table-row>
        <table:table-row table:style-name="ro1">
          <table:table-cell office:value-type="float" office:value="244049">
            <text:p>244049</text:p>
          </table:table-cell>
          <table:table-cell office:value-type="float" office:value="308656.3355">
            <text:p>308656.3355</text:p>
          </table:table-cell>
          <table:table-cell table:formula="of:=[.A38]-[.B38]" office:value-type="float" office:value="-64607.3355">
            <text:p>-64607.3355</text:p>
          </table:table-cell>
          <table:table-cell/>
        </table:table-row>
        <table:table-row table:style-name="ro1">
          <table:table-cell office:value-type="float" office:value="244463">
            <text:p>244463</text:p>
          </table:table-cell>
          <table:table-cell office:value-type="float" office:value="308656.3355">
            <text:p>308656.3355</text:p>
          </table:table-cell>
          <table:table-cell table:formula="of:=[.A39]-[.B39]" office:value-type="float" office:value="-64193.3355">
            <text:p>-64193.3355</text:p>
          </table:table-cell>
          <table:table-cell/>
        </table:table-row>
        <table:table-row table:style-name="ro1">
          <table:table-cell office:value-type="float" office:value="246964">
            <text:p>246964</text:p>
          </table:table-cell>
          <table:table-cell office:value-type="float" office:value="308656.3355">
            <text:p>308656.3355</text:p>
          </table:table-cell>
          <table:table-cell table:formula="of:=[.A40]-[.B40]" office:value-type="float" office:value="-61692.3355">
            <text:p>-61692.3355</text:p>
          </table:table-cell>
          <table:table-cell/>
        </table:table-row>
        <table:table-row table:style-name="ro1">
          <table:table-cell office:value-type="float" office:value="242074">
            <text:p>242074</text:p>
          </table:table-cell>
          <table:table-cell office:value-type="float" office:value="308656.3355">
            <text:p>308656.3355</text:p>
          </table:table-cell>
          <table:table-cell table:formula="of:=[.A41]-[.B41]" office:value-type="float" office:value="-66582.3355">
            <text:p>-66582.3355</text:p>
          </table:table-cell>
          <table:table-cell/>
        </table:table-row>
        <table:table-row table:style-name="ro1">
          <table:table-cell office:value-type="float" office:value="241132">
            <text:p>241132</text:p>
          </table:table-cell>
          <table:table-cell office:value-type="float" office:value="308656.3355">
            <text:p>308656.3355</text:p>
          </table:table-cell>
          <table:table-cell table:formula="of:=[.A42]-[.B42]" office:value-type="float" office:value="-67524.3355">
            <text:p>-67524.3355</text:p>
          </table:table-cell>
          <table:table-cell/>
        </table:table-row>
        <table:table-row table:style-name="ro1">
          <table:table-cell office:value-type="float" office:value="244952">
            <text:p>244952</text:p>
          </table:table-cell>
          <table:table-cell office:value-type="float" office:value="308656.3355">
            <text:p>308656.3355</text:p>
          </table:table-cell>
          <table:table-cell table:formula="of:=[.A43]-[.B43]" office:value-type="float" office:value="-63704.3355">
            <text:p>-63704.3355</text:p>
          </table:table-cell>
          <table:table-cell/>
        </table:table-row>
        <table:table-row table:style-name="ro1">
          <table:table-cell office:value-type="float" office:value="247388">
            <text:p>247388</text:p>
          </table:table-cell>
          <table:table-cell office:value-type="float" office:value="308656.3355">
            <text:p>308656.3355</text:p>
          </table:table-cell>
          <table:table-cell table:formula="of:=[.A44]-[.B44]" office:value-type="float" office:value="-61268.3355">
            <text:p>-61268.3355</text:p>
          </table:table-cell>
          <table:table-cell/>
        </table:table-row>
        <table:table-row table:style-name="ro1">
          <table:table-cell office:value-type="float" office:value="247101">
            <text:p>247101</text:p>
          </table:table-cell>
          <table:table-cell office:value-type="float" office:value="308656.3355">
            <text:p>308656.3355</text:p>
          </table:table-cell>
          <table:table-cell table:formula="of:=[.A45]-[.B45]" office:value-type="float" office:value="-61555.3355">
            <text:p>-61555.3355</text:p>
          </table:table-cell>
          <table:table-cell/>
        </table:table-row>
        <table:table-row table:style-name="ro1">
          <table:table-cell office:value-type="float" office:value="248629">
            <text:p>248629</text:p>
          </table:table-cell>
          <table:table-cell office:value-type="float" office:value="308656.3355">
            <text:p>308656.3355</text:p>
          </table:table-cell>
          <table:table-cell table:formula="of:=[.A46]-[.B46]" office:value-type="float" office:value="-60027.3355">
            <text:p>-60027.3355</text:p>
          </table:table-cell>
          <table:table-cell/>
        </table:table-row>
        <table:table-row table:style-name="ro1">
          <table:table-cell office:value-type="float" office:value="252698">
            <text:p>252698</text:p>
          </table:table-cell>
          <table:table-cell office:value-type="float" office:value="308656.3355">
            <text:p>308656.3355</text:p>
          </table:table-cell>
          <table:table-cell table:formula="of:=[.A47]-[.B47]" office:value-type="float" office:value="-55958.3355">
            <text:p>-55958.3355</text:p>
          </table:table-cell>
          <table:table-cell/>
        </table:table-row>
        <table:table-row table:style-name="ro1">
          <table:table-cell office:value-type="float" office:value="254517">
            <text:p>254517</text:p>
          </table:table-cell>
          <table:table-cell office:value-type="float" office:value="308656.3355">
            <text:p>308656.3355</text:p>
          </table:table-cell>
          <table:table-cell table:formula="of:=[.A48]-[.B48]" office:value-type="float" office:value="-54139.3355">
            <text:p>-54139.3355</text:p>
          </table:table-cell>
          <table:table-cell/>
        </table:table-row>
        <table:table-row table:style-name="ro1">
          <table:table-cell office:value-type="float" office:value="256887">
            <text:p>256887</text:p>
          </table:table-cell>
          <table:table-cell office:value-type="float" office:value="308656.3355">
            <text:p>308656.3355</text:p>
          </table:table-cell>
          <table:table-cell table:formula="of:=[.A49]-[.B49]" office:value-type="float" office:value="-51769.3355">
            <text:p>-51769.3355</text:p>
          </table:table-cell>
          <table:table-cell/>
        </table:table-row>
        <table:table-row table:style-name="ro1">
          <table:table-cell office:value-type="float" office:value="257446">
            <text:p>257446</text:p>
          </table:table-cell>
          <table:table-cell office:value-type="float" office:value="308656.3355">
            <text:p>308656.3355</text:p>
          </table:table-cell>
          <table:table-cell table:formula="of:=[.A50]-[.B50]" office:value-type="float" office:value="-51210.3355">
            <text:p>-51210.3355</text:p>
          </table:table-cell>
          <table:table-cell/>
        </table:table-row>
        <table:table-row table:style-name="ro1">
          <table:table-cell office:value-type="float" office:value="263485">
            <text:p>263485</text:p>
          </table:table-cell>
          <table:table-cell office:value-type="float" office:value="308656.3355">
            <text:p>308656.3355</text:p>
          </table:table-cell>
          <table:table-cell table:formula="of:=[.A51]-[.B51]" office:value-type="float" office:value="-45171.3355">
            <text:p>-45171.3355</text:p>
          </table:table-cell>
          <table:table-cell/>
        </table:table-row>
        <table:table-row table:style-name="ro1">
          <table:table-cell office:value-type="float" office:value="271529">
            <text:p>271529</text:p>
          </table:table-cell>
          <table:table-cell office:value-type="float" office:value="308656.3355">
            <text:p>308656.3355</text:p>
          </table:table-cell>
          <table:table-cell table:formula="of:=[.A52]-[.B52]" office:value-type="float" office:value="-37127.3355">
            <text:p>-37127.3355</text:p>
          </table:table-cell>
          <table:table-cell/>
        </table:table-row>
        <table:table-row table:style-name="ro1">
          <table:table-cell office:value-type="float" office:value="271817">
            <text:p>271817</text:p>
          </table:table-cell>
          <table:table-cell office:value-type="float" office:value="308656.3355">
            <text:p>308656.3355</text:p>
          </table:table-cell>
          <table:table-cell table:formula="of:=[.A53]-[.B53]" office:value-type="float" office:value="-36839.3355">
            <text:p>-36839.3355</text:p>
          </table:table-cell>
          <table:table-cell/>
        </table:table-row>
        <table:table-row table:style-name="ro1">
          <table:table-cell office:value-type="float" office:value="273504">
            <text:p>273504</text:p>
          </table:table-cell>
          <table:table-cell office:value-type="float" office:value="308656.3355">
            <text:p>308656.3355</text:p>
          </table:table-cell>
          <table:table-cell table:formula="of:=[.A54]-[.B54]" office:value-type="float" office:value="-35152.3355">
            <text:p>-35152.3355</text:p>
          </table:table-cell>
          <table:table-cell/>
        </table:table-row>
        <table:table-row table:style-name="ro1">
          <table:table-cell office:value-type="float" office:value="273579">
            <text:p>273579</text:p>
          </table:table-cell>
          <table:table-cell office:value-type="float" office:value="308656.3355">
            <text:p>308656.3355</text:p>
          </table:table-cell>
          <table:table-cell table:formula="of:=[.A55]-[.B55]" office:value-type="float" office:value="-35077.3355">
            <text:p>-35077.3355</text:p>
          </table:table-cell>
          <table:table-cell/>
        </table:table-row>
        <table:table-row table:style-name="ro1">
          <table:table-cell office:value-type="float" office:value="275096">
            <text:p>275096</text:p>
          </table:table-cell>
          <table:table-cell office:value-type="float" office:value="308656.3355">
            <text:p>308656.3355</text:p>
          </table:table-cell>
          <table:table-cell table:formula="of:=[.A56]-[.B56]" office:value-type="float" office:value="-33560.3355">
            <text:p>-33560.3355</text:p>
          </table:table-cell>
          <table:table-cell/>
        </table:table-row>
        <table:table-row table:style-name="ro1">
          <table:table-cell office:value-type="float" office:value="278431">
            <text:p>278431</text:p>
          </table:table-cell>
          <table:table-cell office:value-type="float" office:value="308656.3355">
            <text:p>308656.3355</text:p>
          </table:table-cell>
          <table:table-cell table:formula="of:=[.A57]-[.B57]" office:value-type="float" office:value="-30225.3355">
            <text:p>-30225.3355</text:p>
          </table:table-cell>
          <table:table-cell/>
        </table:table-row>
        <table:table-row table:style-name="ro1">
          <table:table-cell office:value-type="float" office:value="278947">
            <text:p>278947</text:p>
          </table:table-cell>
          <table:table-cell office:value-type="float" office:value="308656.3355">
            <text:p>308656.3355</text:p>
          </table:table-cell>
          <table:table-cell table:formula="of:=[.A58]-[.B58]" office:value-type="float" office:value="-29709.3355">
            <text:p>-29709.3355</text:p>
          </table:table-cell>
          <table:table-cell/>
        </table:table-row>
        <table:table-row table:style-name="ro1">
          <table:table-cell office:value-type="float" office:value="282621">
            <text:p>282621</text:p>
          </table:table-cell>
          <table:table-cell office:value-type="float" office:value="308656.3355">
            <text:p>308656.3355</text:p>
          </table:table-cell>
          <table:table-cell table:formula="of:=[.A59]-[.B59]" office:value-type="float" office:value="-26035.3355">
            <text:p>-26035.3355</text:p>
          </table:table-cell>
          <table:table-cell/>
        </table:table-row>
        <table:table-row table:style-name="ro1">
          <table:table-cell office:value-type="float" office:value="285806">
            <text:p>285806</text:p>
          </table:table-cell>
          <table:table-cell office:value-type="float" office:value="308656.3355">
            <text:p>308656.3355</text:p>
          </table:table-cell>
          <table:table-cell table:formula="of:=[.A60]-[.B60]" office:value-type="float" office:value="-22850.3355">
            <text:p>-22850.3355</text:p>
          </table:table-cell>
          <table:table-cell/>
        </table:table-row>
        <table:table-row table:style-name="ro1">
          <table:table-cell office:value-type="float" office:value="289586">
            <text:p>289586</text:p>
          </table:table-cell>
          <table:table-cell office:value-type="float" office:value="308656.3355">
            <text:p>308656.3355</text:p>
          </table:table-cell>
          <table:table-cell table:formula="of:=[.A61]-[.B61]" office:value-type="float" office:value="-19070.3355">
            <text:p>-19070.3355</text:p>
          </table:table-cell>
          <table:table-cell/>
        </table:table-row>
        <table:table-row table:style-name="ro1">
          <table:table-cell office:value-type="float" office:value="291752">
            <text:p>291752</text:p>
          </table:table-cell>
          <table:table-cell office:value-type="float" office:value="308656.3355">
            <text:p>308656.3355</text:p>
          </table:table-cell>
          <table:table-cell table:formula="of:=[.A62]-[.B62]" office:value-type="float" office:value="-16904.3355">
            <text:p>-16904.3355</text:p>
          </table:table-cell>
          <table:table-cell/>
        </table:table-row>
        <table:table-row table:style-name="ro1">
          <table:table-cell office:value-type="float" office:value="293021">
            <text:p>293021</text:p>
          </table:table-cell>
          <table:table-cell office:value-type="float" office:value="308656.3355">
            <text:p>308656.3355</text:p>
          </table:table-cell>
          <table:table-cell table:formula="of:=[.A63]-[.B63]" office:value-type="float" office:value="-15635.3355">
            <text:p>-15635.3355</text:p>
          </table:table-cell>
          <table:table-cell/>
        </table:table-row>
        <table:table-row table:style-name="ro1">
          <table:table-cell office:value-type="float" office:value="291876">
            <text:p>291876</text:p>
          </table:table-cell>
          <table:table-cell office:value-type="float" office:value="308656.3355">
            <text:p>308656.3355</text:p>
          </table:table-cell>
          <table:table-cell table:formula="of:=[.A64]-[.B64]" office:value-type="float" office:value="-16780.3355">
            <text:p>-16780.3355</text:p>
          </table:table-cell>
          <table:table-cell/>
        </table:table-row>
        <table:table-row table:style-name="ro1">
          <table:table-cell office:value-type="float" office:value="296513">
            <text:p>296513</text:p>
          </table:table-cell>
          <table:table-cell office:value-type="float" office:value="308656.3355">
            <text:p>308656.3355</text:p>
          </table:table-cell>
          <table:table-cell table:formula="of:=[.A65]-[.B65]" office:value-type="float" office:value="-12143.3355">
            <text:p>-12143.3355</text:p>
          </table:table-cell>
          <table:table-cell/>
        </table:table-row>
        <table:table-row table:style-name="ro1">
          <table:table-cell office:value-type="float" office:value="295000">
            <text:p>295000</text:p>
          </table:table-cell>
          <table:table-cell office:value-type="float" office:value="308656.3355">
            <text:p>308656.3355</text:p>
          </table:table-cell>
          <table:table-cell table:formula="of:=[.A66]-[.B66]" office:value-type="float" office:value="-13656.3355">
            <text:p>-13656.3355</text:p>
          </table:table-cell>
          <table:table-cell/>
        </table:table-row>
        <table:table-row table:style-name="ro1">
          <table:table-cell office:value-type="float" office:value="296279">
            <text:p>296279</text:p>
          </table:table-cell>
          <table:table-cell office:value-type="float" office:value="308656.3355">
            <text:p>308656.3355</text:p>
          </table:table-cell>
          <table:table-cell table:formula="of:=[.A67]-[.B67]" office:value-type="float" office:value="-12377.3355">
            <text:p>-12377.3355</text:p>
          </table:table-cell>
          <table:table-cell/>
        </table:table-row>
        <table:table-row table:style-name="ro1">
          <table:table-cell office:value-type="float" office:value="299635">
            <text:p>299635</text:p>
          </table:table-cell>
          <table:table-cell office:value-type="float" office:value="308656.3355">
            <text:p>308656.3355</text:p>
          </table:table-cell>
          <table:table-cell table:formula="of:=[.A68]-[.B68]" office:value-type="float" office:value="-9021.33549999999">
            <text:p>-9021.3355</text:p>
          </table:table-cell>
          <table:table-cell/>
        </table:table-row>
        <table:table-row table:style-name="ro1">
          <table:table-cell office:value-type="float" office:value="303990">
            <text:p>303990</text:p>
          </table:table-cell>
          <table:table-cell office:value-type="float" office:value="308656.3355">
            <text:p>308656.3355</text:p>
          </table:table-cell>
          <table:table-cell table:formula="of:=[.A69]-[.B69]" office:value-type="float" office:value="-4666.33549999999">
            <text:p>-4666.3355</text:p>
          </table:table-cell>
          <table:table-cell/>
        </table:table-row>
        <table:table-row table:style-name="ro1">
          <table:table-cell office:value-type="float" office:value="309784">
            <text:p>309784</text:p>
          </table:table-cell>
          <table:table-cell office:value-type="float" office:value="308656.3355">
            <text:p>308656.3355</text:p>
          </table:table-cell>
          <table:table-cell table:formula="of:=[.A70]-[.B70]" office:value-type="float" office:value="1127.66450000001">
            <text:p>1127.6645</text:p>
          </table:table-cell>
          <table:table-cell/>
        </table:table-row>
        <table:table-row table:style-name="ro1">
          <table:table-cell office:value-type="float" office:value="315389">
            <text:p>315389</text:p>
          </table:table-cell>
          <table:table-cell office:value-type="float" office:value="308656.3355">
            <text:p>308656.3355</text:p>
          </table:table-cell>
          <table:table-cell table:formula="of:=[.A71]-[.B71]" office:value-type="float" office:value="6732.66450000001">
            <text:p>6732.6645</text:p>
          </table:table-cell>
          <table:table-cell/>
        </table:table-row>
        <table:table-row table:style-name="ro1">
          <table:table-cell office:value-type="float" office:value="310371">
            <text:p>310371</text:p>
          </table:table-cell>
          <table:table-cell office:value-type="float" office:value="308656.3355">
            <text:p>308656.3355</text:p>
          </table:table-cell>
          <table:table-cell table:formula="of:=[.A72]-[.B72]" office:value-type="float" office:value="1714.66450000001">
            <text:p>1714.6645</text:p>
          </table:table-cell>
          <table:table-cell/>
        </table:table-row>
        <table:table-row table:style-name="ro1">
          <table:table-cell office:value-type="float" office:value="315032">
            <text:p>315032</text:p>
          </table:table-cell>
          <table:table-cell office:value-type="float" office:value="308656.3355">
            <text:p>308656.3355</text:p>
          </table:table-cell>
          <table:table-cell table:formula="of:=[.A73]-[.B73]" office:value-type="float" office:value="6375.66450000001">
            <text:p>6375.6645</text:p>
          </table:table-cell>
          <table:table-cell/>
        </table:table-row>
        <table:table-row table:style-name="ro1">
          <table:table-cell office:value-type="float" office:value="316739">
            <text:p>316739</text:p>
          </table:table-cell>
          <table:table-cell office:value-type="float" office:value="308656.3355">
            <text:p>308656.3355</text:p>
          </table:table-cell>
          <table:table-cell table:formula="of:=[.A74]-[.B74]" office:value-type="float" office:value="8082.66450000001">
            <text:p>8082.6645</text:p>
          </table:table-cell>
          <table:table-cell/>
        </table:table-row>
        <table:table-row table:style-name="ro1">
          <table:table-cell office:value-type="float" office:value="318690">
            <text:p>318690</text:p>
          </table:table-cell>
          <table:table-cell office:value-type="float" office:value="308656.3355">
            <text:p>308656.3355</text:p>
          </table:table-cell>
          <table:table-cell table:formula="of:=[.A75]-[.B75]" office:value-type="float" office:value="10033.6645">
            <text:p>10033.6645</text:p>
          </table:table-cell>
          <table:table-cell/>
        </table:table-row>
        <table:table-row table:style-name="ro1">
          <table:table-cell office:value-type="float" office:value="319163">
            <text:p>319163</text:p>
          </table:table-cell>
          <table:table-cell office:value-type="float" office:value="308656.3355">
            <text:p>308656.3355</text:p>
          </table:table-cell>
          <table:table-cell table:formula="of:=[.A76]-[.B76]" office:value-type="float" office:value="10506.6645">
            <text:p>10506.6645</text:p>
          </table:table-cell>
          <table:table-cell/>
        </table:table-row>
        <table:table-row table:style-name="ro1">
          <table:table-cell office:value-type="float" office:value="321464">
            <text:p>321464</text:p>
          </table:table-cell>
          <table:table-cell office:value-type="float" office:value="308656.3355">
            <text:p>308656.3355</text:p>
          </table:table-cell>
          <table:table-cell table:formula="of:=[.A77]-[.B77]" office:value-type="float" office:value="12807.6645">
            <text:p>12807.6645</text:p>
          </table:table-cell>
          <table:table-cell/>
        </table:table-row>
        <table:table-row table:style-name="ro1">
          <table:table-cell office:value-type="float" office:value="325459">
            <text:p>325459</text:p>
          </table:table-cell>
          <table:table-cell office:value-type="float" office:value="308656.3355">
            <text:p>308656.3355</text:p>
          </table:table-cell>
          <table:table-cell table:formula="of:=[.A78]-[.B78]" office:value-type="float" office:value="16802.6645">
            <text:p>16802.6645</text:p>
          </table:table-cell>
          <table:table-cell/>
        </table:table-row>
        <table:table-row table:style-name="ro1">
          <table:table-cell office:value-type="float" office:value="328017">
            <text:p>328017</text:p>
          </table:table-cell>
          <table:table-cell office:value-type="float" office:value="308656.3355">
            <text:p>308656.3355</text:p>
          </table:table-cell>
          <table:table-cell table:formula="of:=[.A79]-[.B79]" office:value-type="float" office:value="19360.6645">
            <text:p>19360.6645</text:p>
          </table:table-cell>
          <table:table-cell/>
        </table:table-row>
        <table:table-row table:style-name="ro1">
          <table:table-cell office:value-type="float" office:value="329717">
            <text:p>329717</text:p>
          </table:table-cell>
          <table:table-cell office:value-type="float" office:value="308656.3355">
            <text:p>308656.3355</text:p>
          </table:table-cell>
          <table:table-cell table:formula="of:=[.A80]-[.B80]" office:value-type="float" office:value="21060.6645">
            <text:p>21060.6645</text:p>
          </table:table-cell>
          <table:table-cell/>
        </table:table-row>
        <table:table-row table:style-name="ro1">
          <table:table-cell office:value-type="float" office:value="332917">
            <text:p>332917</text:p>
          </table:table-cell>
          <table:table-cell office:value-type="float" office:value="308656.3355">
            <text:p>308656.3355</text:p>
          </table:table-cell>
          <table:table-cell table:formula="of:=[.A81]-[.B81]" office:value-type="float" office:value="24260.6645">
            <text:p>24260.6645</text:p>
          </table:table-cell>
          <table:table-cell/>
        </table:table-row>
        <table:table-row table:style-name="ro1">
          <table:table-cell office:value-type="float" office:value="327723">
            <text:p>327723</text:p>
          </table:table-cell>
          <table:table-cell office:value-type="float" office:value="308656.3355">
            <text:p>308656.3355</text:p>
          </table:table-cell>
          <table:table-cell table:formula="of:=[.A82]-[.B82]" office:value-type="float" office:value="19066.6645">
            <text:p>19066.6645</text:p>
          </table:table-cell>
          <table:table-cell/>
        </table:table-row>
        <table:table-row table:style-name="ro1">
          <table:table-cell office:value-type="float" office:value="326709">
            <text:p>326709</text:p>
          </table:table-cell>
          <table:table-cell office:value-type="float" office:value="308656.3355">
            <text:p>308656.3355</text:p>
          </table:table-cell>
          <table:table-cell table:formula="of:=[.A83]-[.B83]" office:value-type="float" office:value="18052.6645">
            <text:p>18052.6645</text:p>
          </table:table-cell>
          <table:table-cell/>
        </table:table-row>
        <table:table-row table:style-name="ro1">
          <table:table-cell office:value-type="float" office:value="328013">
            <text:p>328013</text:p>
          </table:table-cell>
          <table:table-cell office:value-type="float" office:value="308656.3355">
            <text:p>308656.3355</text:p>
          </table:table-cell>
          <table:table-cell table:formula="of:=[.A84]-[.B84]" office:value-type="float" office:value="19356.6645">
            <text:p>19356.6645</text:p>
          </table:table-cell>
          <table:table-cell/>
        </table:table-row>
        <table:table-row table:style-name="ro1">
          <table:table-cell office:value-type="float" office:value="335134">
            <text:p>335134</text:p>
          </table:table-cell>
          <table:table-cell office:value-type="float" office:value="308656.3355">
            <text:p>308656.3355</text:p>
          </table:table-cell>
          <table:table-cell table:formula="of:=[.A85]-[.B85]" office:value-type="float" office:value="26477.6645">
            <text:p>26477.6645</text:p>
          </table:table-cell>
          <table:table-cell/>
        </table:table-row>
        <table:table-row table:style-name="ro1">
          <table:table-cell office:value-type="float" office:value="329987">
            <text:p>329987</text:p>
          </table:table-cell>
          <table:table-cell office:value-type="float" office:value="308656.3355">
            <text:p>308656.3355</text:p>
          </table:table-cell>
          <table:table-cell table:formula="of:=[.A86]-[.B86]" office:value-type="float" office:value="21330.6645">
            <text:p>21330.6645</text:p>
          </table:table-cell>
          <table:table-cell/>
        </table:table-row>
        <table:table-row table:style-name="ro1">
          <table:table-cell office:value-type="float" office:value="335471">
            <text:p>335471</text:p>
          </table:table-cell>
          <table:table-cell office:value-type="float" office:value="308656.3355">
            <text:p>308656.3355</text:p>
          </table:table-cell>
          <table:table-cell table:formula="of:=[.A87]-[.B87]" office:value-type="float" office:value="26814.6645">
            <text:p>26814.6645</text:p>
          </table:table-cell>
          <table:table-cell/>
        </table:table-row>
        <table:table-row table:style-name="ro1">
          <table:table-cell office:value-type="float" office:value="338798">
            <text:p>338798</text:p>
          </table:table-cell>
          <table:table-cell office:value-type="float" office:value="308656.3355">
            <text:p>308656.3355</text:p>
          </table:table-cell>
          <table:table-cell table:formula="of:=[.A88]-[.B88]" office:value-type="float" office:value="30141.6645">
            <text:p>30141.6645</text:p>
          </table:table-cell>
          <table:table-cell/>
        </table:table-row>
        <table:table-row table:style-name="ro1">
          <table:table-cell office:value-type="float" office:value="343991">
            <text:p>343991</text:p>
          </table:table-cell>
          <table:table-cell office:value-type="float" office:value="308656.3355">
            <text:p>308656.3355</text:p>
          </table:table-cell>
          <table:table-cell table:formula="of:=[.A89]-[.B89]" office:value-type="float" office:value="35334.6645">
            <text:p>35334.6645</text:p>
          </table:table-cell>
          <table:table-cell/>
        </table:table-row>
        <table:table-row table:style-name="ro1">
          <table:table-cell office:value-type="float" office:value="346959">
            <text:p>346959</text:p>
          </table:table-cell>
          <table:table-cell office:value-type="float" office:value="308656.3355">
            <text:p>308656.3355</text:p>
          </table:table-cell>
          <table:table-cell table:formula="of:=[.A90]-[.B90]" office:value-type="float" office:value="38302.6645">
            <text:p>38302.6645</text:p>
          </table:table-cell>
          <table:table-cell/>
        </table:table-row>
        <table:table-row table:style-name="ro1">
          <table:table-cell office:value-type="float" office:value="347414">
            <text:p>347414</text:p>
          </table:table-cell>
          <table:table-cell office:value-type="float" office:value="308656.3355">
            <text:p>308656.3355</text:p>
          </table:table-cell>
          <table:table-cell table:formula="of:=[.A91]-[.B91]" office:value-type="float" office:value="38757.6645">
            <text:p>38757.6645</text:p>
          </table:table-cell>
          <table:table-cell/>
        </table:table-row>
        <table:table-row table:style-name="ro1">
          <table:table-cell office:value-type="float" office:value="345418">
            <text:p>345418</text:p>
          </table:table-cell>
          <table:table-cell office:value-type="float" office:value="308656.3355">
            <text:p>308656.3355</text:p>
          </table:table-cell>
          <table:table-cell table:formula="of:=[.A92]-[.B92]" office:value-type="float" office:value="36761.6645">
            <text:p>36761.6645</text:p>
          </table:table-cell>
          <table:table-cell/>
        </table:table-row>
        <table:table-row table:style-name="ro1">
          <table:table-cell office:value-type="float" office:value="348707">
            <text:p>348707</text:p>
          </table:table-cell>
          <table:table-cell office:value-type="float" office:value="308656.3355">
            <text:p>308656.3355</text:p>
          </table:table-cell>
          <table:table-cell table:formula="of:=[.A93]-[.B93]" office:value-type="float" office:value="40050.6645">
            <text:p>40050.6645</text:p>
          </table:table-cell>
          <table:table-cell/>
        </table:table-row>
        <table:table-row table:style-name="ro1">
          <table:table-cell office:value-type="float" office:value="352967">
            <text:p>352967</text:p>
          </table:table-cell>
          <table:table-cell office:value-type="float" office:value="308656.3355">
            <text:p>308656.3355</text:p>
          </table:table-cell>
          <table:table-cell table:formula="of:=[.A94]-[.B94]" office:value-type="float" office:value="44310.6645">
            <text:p>44310.6645</text:p>
          </table:table-cell>
          <table:table-cell/>
        </table:table-row>
        <table:table-row table:style-name="ro1">
          <table:table-cell office:value-type="float" office:value="356648">
            <text:p>356648</text:p>
          </table:table-cell>
          <table:table-cell office:value-type="float" office:value="308656.3355">
            <text:p>308656.3355</text:p>
          </table:table-cell>
          <table:table-cell table:formula="of:=[.A95]-[.B95]" office:value-type="float" office:value="47991.6645">
            <text:p>47991.6645</text:p>
          </table:table-cell>
          <table:table-cell/>
        </table:table-row>
        <table:table-row table:style-name="ro1">
          <table:table-cell office:value-type="float" office:value="364262">
            <text:p>364262</text:p>
          </table:table-cell>
          <table:table-cell office:value-type="float" office:value="308656.3355">
            <text:p>308656.3355</text:p>
          </table:table-cell>
          <table:table-cell table:formula="of:=[.A96]-[.B96]" office:value-type="float" office:value="55605.6645">
            <text:p>55605.6645</text:p>
          </table:table-cell>
          <table:table-cell/>
        </table:table-row>
        <table:table-row table:style-name="ro1">
          <table:table-cell office:value-type="float" office:value="361519">
            <text:p>361519</text:p>
          </table:table-cell>
          <table:table-cell office:value-type="float" office:value="308656.3355">
            <text:p>308656.3355</text:p>
          </table:table-cell>
          <table:table-cell table:formula="of:=[.A97]-[.B97]" office:value-type="float" office:value="52862.6645">
            <text:p>52862.6645</text:p>
          </table:table-cell>
          <table:table-cell/>
        </table:table-row>
        <table:table-row table:style-name="ro1">
          <table:table-cell office:value-type="float" office:value="369644">
            <text:p>369644</text:p>
          </table:table-cell>
          <table:table-cell office:value-type="float" office:value="308656.3355">
            <text:p>308656.3355</text:p>
          </table:table-cell>
          <table:table-cell table:formula="of:=[.A98]-[.B98]" office:value-type="float" office:value="60987.6645">
            <text:p>60987.6645</text:p>
          </table:table-cell>
          <table:table-cell/>
        </table:table-row>
        <table:table-row table:style-name="ro1">
          <table:table-cell office:value-type="float" office:value="368136">
            <text:p>368136</text:p>
          </table:table-cell>
          <table:table-cell office:value-type="float" office:value="308656.3355">
            <text:p>308656.3355</text:p>
          </table:table-cell>
          <table:table-cell table:formula="of:=[.A99]-[.B99]" office:value-type="float" office:value="59479.6645">
            <text:p>59479.6645</text:p>
          </table:table-cell>
          <table:table-cell/>
        </table:table-row>
        <table:table-row table:style-name="ro1">
          <table:table-cell office:value-type="float" office:value="371594">
            <text:p>371594</text:p>
          </table:table-cell>
          <table:table-cell office:value-type="float" office:value="308656.3355">
            <text:p>308656.3355</text:p>
          </table:table-cell>
          <table:table-cell table:formula="of:=[.A100]-[.B100]" office:value-type="float" office:value="62937.6645">
            <text:p>62937.6645</text:p>
          </table:table-cell>
          <table:table-cell/>
        </table:table-row>
        <table:table-row table:style-name="ro1">
          <table:table-cell office:value-type="float" office:value="379319">
            <text:p>379319</text:p>
          </table:table-cell>
          <table:table-cell office:value-type="float" office:value="308656.3355">
            <text:p>308656.3355</text:p>
          </table:table-cell>
          <table:table-cell table:formula="of:=[.A101]-[.B101]" office:value-type="float" office:value="70662.6645">
            <text:p>70662.6645</text:p>
          </table:table-cell>
          <table:table-cell/>
        </table:table-row>
        <table:table-row table:style-name="ro1">
          <table:table-cell office:value-type="float" office:value="385407">
            <text:p>385407</text:p>
          </table:table-cell>
          <table:table-cell office:value-type="float" office:value="308656.3355">
            <text:p>308656.3355</text:p>
          </table:table-cell>
          <table:table-cell table:formula="of:=[.A102]-[.B102]" office:value-type="float" office:value="76750.6645">
            <text:p>76750.6645</text:p>
          </table:table-cell>
          <table:table-cell/>
        </table:table-row>
        <table:table-row table:style-name="ro1">
          <table:table-cell office:value-type="float" office:value="394556">
            <text:p>394556</text:p>
          </table:table-cell>
          <table:table-cell office:value-type="float" office:value="308656.3355">
            <text:p>308656.3355</text:p>
          </table:table-cell>
          <table:table-cell table:formula="of:=[.A103]-[.B103]" office:value-type="float" office:value="85899.6645">
            <text:p>85899.6645</text:p>
          </table:table-cell>
          <table:table-cell/>
        </table:table-row>
        <table:table-row table:style-name="ro1">
          <table:table-cell office:value-type="float" office:value="391100">
            <text:p>391100</text:p>
          </table:table-cell>
          <table:table-cell office:value-type="float" office:value="308656.3355">
            <text:p>308656.3355</text:p>
          </table:table-cell>
          <table:table-cell table:formula="of:=[.A104]-[.B104]" office:value-type="float" office:value="82443.6645">
            <text:p>82443.6645</text:p>
          </table:table-cell>
          <table:table-cell/>
        </table:table-row>
        <table:table-row table:style-name="ro1">
          <table:table-cell office:value-type="float" office:value="384078">
            <text:p>384078</text:p>
          </table:table-cell>
          <table:table-cell office:value-type="float" office:value="308656.3355">
            <text:p>308656.3355</text:p>
          </table:table-cell>
          <table:table-cell table:formula="of:=[.A105]-[.B105]" office:value-type="float" office:value="75421.6645">
            <text:p>75421.6645</text:p>
          </table:table-cell>
          <table:table-cell/>
        </table:table-row>
        <table:table-row table:style-name="ro1">
          <table:table-cell office:value-type="float" office:value="373618">
            <text:p>373618</text:p>
          </table:table-cell>
          <table:table-cell office:value-type="float" office:value="308656.3355">
            <text:p>308656.3355</text:p>
          </table:table-cell>
          <table:table-cell table:formula="of:=[.A106]-[.B106]" office:value-type="float" office:value="64961.6645">
            <text:p>64961.6645</text:p>
          </table:table-cell>
          <table:table-cell/>
        </table:table-row>
        <table:table-row table:style-name="ro1">
          <table:table-cell office:value-type="float" office:value="355947">
            <text:p>355947</text:p>
          </table:table-cell>
          <table:table-cell office:value-type="float" office:value="308656.3355">
            <text:p>308656.3355</text:p>
          </table:table-cell>
          <table:table-cell table:formula="of:=[.A107]-[.B107]" office:value-type="float" office:value="47290.6645">
            <text:p>47290.6645</text:p>
          </table:table-cell>
          <table:table-cell/>
        </table:table-row>
        <table:table-row table:style-name="ro1">
          <table:table-cell office:value-type="float" office:value="326711">
            <text:p>326711</text:p>
          </table:table-cell>
          <table:table-cell office:value-type="float" office:value="308656.3355">
            <text:p>308656.3355</text:p>
          </table:table-cell>
          <table:table-cell table:formula="of:=[.A108]-[.B108]" office:value-type="float" office:value="18054.6645">
            <text:p>18054.6645</text:p>
          </table:table-cell>
          <table:table-cell/>
        </table:table-row>
        <table:table-row table:style-name="ro1">
          <table:table-cell office:value-type="float" office:value="313546">
            <text:p>313546</text:p>
          </table:table-cell>
          <table:table-cell office:value-type="float" office:value="308656.3355">
            <text:p>308656.3355</text:p>
          </table:table-cell>
          <table:table-cell table:formula="of:=[.A109]-[.B109]" office:value-type="float" office:value="4889.66450000001">
            <text:p>4889.6645</text:p>
          </table:table-cell>
          <table:table-cell/>
        </table:table-row>
        <table:table-row table:style-name="ro1">
          <table:table-cell office:value-type="float" office:value="303793">
            <text:p>303793</text:p>
          </table:table-cell>
          <table:table-cell office:value-type="float" office:value="308656.3355">
            <text:p>308656.3355</text:p>
          </table:table-cell>
          <table:table-cell table:formula="of:=[.A110]-[.B110]" office:value-type="float" office:value="-4863.33549999999">
            <text:p>-4863.3355</text:p>
          </table:table-cell>
          <table:table-cell/>
        </table:table-row>
        <table:table-row table:style-name="ro1">
          <table:table-cell office:value-type="float" office:value="307019">
            <text:p>307019</text:p>
          </table:table-cell>
          <table:table-cell office:value-type="float" office:value="308656.3355">
            <text:p>308656.3355</text:p>
          </table:table-cell>
          <table:table-cell table:formula="of:=[.A111]-[.B111]" office:value-type="float" office:value="-1637.33549999999">
            <text:p>-1637.3355</text:p>
          </table:table-cell>
          <table:table-cell/>
        </table:table-row>
        <table:table-row table:style-name="ro1">
          <table:table-cell office:value-type="float" office:value="295975">
            <text:p>295975</text:p>
          </table:table-cell>
          <table:table-cell office:value-type="float" office:value="308656.3355">
            <text:p>308656.3355</text:p>
          </table:table-cell>
          <table:table-cell table:formula="of:=[.A112]-[.B112]" office:value-type="float" office:value="-12681.3355">
            <text:p>-12681.3355</text:p>
          </table:table-cell>
          <table:table-cell/>
        </table:table-row>
        <table:table-row table:style-name="ro1">
          <table:table-cell office:value-type="float" office:value="297636">
            <text:p>297636</text:p>
          </table:table-cell>
          <table:table-cell office:value-type="float" office:value="308656.3355">
            <text:p>308656.3355</text:p>
          </table:table-cell>
          <table:table-cell table:formula="of:=[.A113]-[.B113]" office:value-type="float" office:value="-11020.3355">
            <text:p>-11020.3355</text:p>
          </table:table-cell>
          <table:table-cell/>
        </table:table-row>
        <table:table-row table:style-name="ro1">
          <table:table-cell office:value-type="float" office:value="300286">
            <text:p>300286</text:p>
          </table:table-cell>
          <table:table-cell office:value-type="float" office:value="308656.3355">
            <text:p>308656.3355</text:p>
          </table:table-cell>
          <table:table-cell table:formula="of:=[.A114]-[.B114]" office:value-type="float" office:value="-8370.33549999999">
            <text:p>-8370.3355</text:p>
          </table:table-cell>
          <table:table-cell/>
        </table:table-row>
        <table:table-row table:style-name="ro1">
          <table:table-cell office:value-type="float" office:value="303299">
            <text:p>303299</text:p>
          </table:table-cell>
          <table:table-cell office:value-type="float" office:value="308656.3355">
            <text:p>308656.3355</text:p>
          </table:table-cell>
          <table:table-cell table:formula="of:=[.A115]-[.B115]" office:value-type="float" office:value="-5357.33549999999">
            <text:p>-5357.3355</text:p>
          </table:table-cell>
          <table:table-cell/>
        </table:table-row>
        <table:table-row table:style-name="ro1">
          <table:table-cell office:value-type="float" office:value="306855">
            <text:p>306855</text:p>
          </table:table-cell>
          <table:table-cell office:value-type="float" office:value="308656.3355">
            <text:p>308656.3355</text:p>
          </table:table-cell>
          <table:table-cell table:formula="of:=[.A116]-[.B116]" office:value-type="float" office:value="-1801.33549999999">
            <text:p>-1801.3355</text:p>
          </table:table-cell>
          <table:table-cell/>
        </table:table-row>
        <table:table-row table:style-name="ro1">
          <table:table-cell office:value-type="float" office:value="309842">
            <text:p>309842</text:p>
          </table:table-cell>
          <table:table-cell office:value-type="float" office:value="308656.3355">
            <text:p>308656.3355</text:p>
          </table:table-cell>
          <table:table-cell table:formula="of:=[.A117]-[.B117]" office:value-type="float" office:value="1185.66450000001">
            <text:p>1185.6645</text:p>
          </table:table-cell>
          <table:table-cell/>
        </table:table-row>
        <table:table-row table:style-name="ro1">
          <table:table-cell office:value-type="float" office:value="311756">
            <text:p>311756</text:p>
          </table:table-cell>
          <table:table-cell office:value-type="float" office:value="308656.3355">
            <text:p>308656.3355</text:p>
          </table:table-cell>
          <table:table-cell table:formula="of:=[.A118]-[.B118]" office:value-type="float" office:value="3099.66450000001">
            <text:p>3099.6645</text:p>
          </table:table-cell>
          <table:table-cell/>
        </table:table-row>
        <table:table-row table:style-name="ro1">
          <table:table-cell office:value-type="float" office:value="314528">
            <text:p>314528</text:p>
          </table:table-cell>
          <table:table-cell office:value-type="float" office:value="308656.3355">
            <text:p>308656.3355</text:p>
          </table:table-cell>
          <table:table-cell table:formula="of:=[.A119]-[.B119]" office:value-type="float" office:value="5871.66450000001">
            <text:p>5871.6645</text:p>
          </table:table-cell>
          <table:table-cell/>
        </table:table-row>
        <table:table-row table:style-name="ro1">
          <table:table-cell office:value-type="float" office:value="323648">
            <text:p>323648</text:p>
          </table:table-cell>
          <table:table-cell office:value-type="float" office:value="308656.3355">
            <text:p>308656.3355</text:p>
          </table:table-cell>
          <table:table-cell table:formula="of:=[.A120]-[.B120]" office:value-type="float" office:value="14991.6645">
            <text:p>14991.6645</text:p>
          </table:table-cell>
          <table:table-cell/>
        </table:table-row>
        <table:table-row table:style-name="ro1">
          <table:table-cell office:value-type="float" office:value="324983">
            <text:p>324983</text:p>
          </table:table-cell>
          <table:table-cell office:value-type="float" office:value="308656.3355">
            <text:p>308656.3355</text:p>
          </table:table-cell>
          <table:table-cell table:formula="of:=[.A121]-[.B121]" office:value-type="float" office:value="16326.6645">
            <text:p>16326.6645</text:p>
          </table:table-cell>
          <table:table-cell/>
        </table:table-row>
        <table:table-row table:style-name="ro1">
          <table:table-cell office:value-type="float" office:value="327364">
            <text:p>327364</text:p>
          </table:table-cell>
          <table:table-cell office:value-type="float" office:value="308656.3355">
            <text:p>308656.3355</text:p>
          </table:table-cell>
          <table:table-cell table:formula="of:=[.A122]-[.B122]" office:value-type="float" office:value="18707.6645">
            <text:p>18707.6645</text:p>
          </table:table-cell>
          <table:table-cell/>
        </table:table-row>
        <table:table-row table:style-name="ro1">
          <table:table-cell office:value-type="float" office:value="331658">
            <text:p>331658</text:p>
          </table:table-cell>
          <table:table-cell office:value-type="float" office:value="308656.3355">
            <text:p>308656.3355</text:p>
          </table:table-cell>
          <table:table-cell table:formula="of:=[.A123]-[.B123]" office:value-type="float" office:value="23001.6645">
            <text:p>23001.6645</text:p>
          </table:table-cell>
          <table:table-cell/>
        </table:table-row>
        <table:table-row table:style-name="ro1">
          <table:table-cell office:value-type="float" office:value="336103">
            <text:p>336103</text:p>
          </table:table-cell>
          <table:table-cell office:value-type="float" office:value="308656.3355">
            <text:p>308656.3355</text:p>
          </table:table-cell>
          <table:table-cell table:formula="of:=[.A124]-[.B124]" office:value-type="float" office:value="27446.6645">
            <text:p>27446.6645</text:p>
          </table:table-cell>
          <table:table-cell/>
        </table:table-row>
        <table:table-row table:style-name="ro1">
          <table:table-cell office:value-type="float" office:value="341364">
            <text:p>341364</text:p>
          </table:table-cell>
          <table:table-cell office:value-type="float" office:value="308656.3355">
            <text:p>308656.3355</text:p>
          </table:table-cell>
          <table:table-cell table:formula="of:=[.A125]-[.B125]" office:value-type="float" office:value="32707.6645">
            <text:p>32707.6645</text:p>
          </table:table-cell>
          <table:table-cell/>
        </table:table-row>
        <table:table-row table:style-name="ro1">
          <table:table-cell office:value-type="float" office:value="340153">
            <text:p>340153</text:p>
          </table:table-cell>
          <table:table-cell office:value-type="float" office:value="308656.3355">
            <text:p>308656.3355</text:p>
          </table:table-cell>
          <table:table-cell table:formula="of:=[.A126]-[.B126]" office:value-type="float" office:value="31496.6645">
            <text:p>31496.6645</text:p>
          </table:table-cell>
          <table:table-cell/>
        </table:table-row>
        <table:table-row table:style-name="ro1">
          <table:table-cell office:value-type="float" office:value="338780">
            <text:p>338780</text:p>
          </table:table-cell>
          <table:table-cell office:value-type="float" office:value="308656.3355">
            <text:p>308656.3355</text:p>
          </table:table-cell>
          <table:table-cell table:formula="of:=[.A127]-[.B127]" office:value-type="float" office:value="30123.6645">
            <text:p>30123.6645</text:p>
          </table:table-cell>
          <table:table-cell/>
        </table:table-row>
        <table:table-row table:style-name="ro1">
          <table:table-cell office:value-type="float" office:value="342513">
            <text:p>342513</text:p>
          </table:table-cell>
          <table:table-cell office:value-type="float" office:value="308656.3355">
            <text:p>308656.3355</text:p>
          </table:table-cell>
          <table:table-cell table:formula="of:=[.A128]-[.B128]" office:value-type="float" office:value="33856.6645">
            <text:p>33856.6645</text:p>
          </table:table-cell>
          <table:table-cell/>
        </table:table-row>
        <table:table-row table:style-name="ro1">
          <table:table-cell office:value-type="float" office:value="344468">
            <text:p>344468</text:p>
          </table:table-cell>
          <table:table-cell office:value-type="float" office:value="308656.3355">
            <text:p>308656.3355</text:p>
          </table:table-cell>
          <table:table-cell table:formula="of:=[.A129]-[.B129]" office:value-type="float" office:value="35811.6645">
            <text:p>35811.6645</text:p>
          </table:table-cell>
          <table:table-cell/>
        </table:table-row>
        <table:table-row table:style-name="ro1">
          <table:table-cell office:value-type="float" office:value="346293">
            <text:p>346293</text:p>
          </table:table-cell>
          <table:table-cell office:value-type="float" office:value="308656.3355">
            <text:p>308656.3355</text:p>
          </table:table-cell>
          <table:table-cell table:formula="of:=[.A130]-[.B130]" office:value-type="float" office:value="37636.6645">
            <text:p>37636.6645</text:p>
          </table:table-cell>
          <table:table-cell/>
        </table:table-row>
        <table:table-row table:style-name="ro1">
          <table:table-cell office:value-type="float" office:value="354528">
            <text:p>354528</text:p>
          </table:table-cell>
          <table:table-cell office:value-type="float" office:value="308656.3355">
            <text:p>308656.3355</text:p>
          </table:table-cell>
          <table:table-cell table:formula="of:=[.A131]-[.B131]" office:value-type="float" office:value="45871.6645">
            <text:p>45871.6645</text:p>
          </table:table-cell>
          <table:table-cell/>
        </table:table-row>
        <table:table-row table:style-name="ro1">
          <table:table-cell office:value-type="float" office:value="361015">
            <text:p>361015</text:p>
          </table:table-cell>
          <table:table-cell office:value-type="float" office:value="308656.3355">
            <text:p>308656.3355</text:p>
          </table:table-cell>
          <table:table-cell table:formula="of:=[.A132]-[.B132]" office:value-type="float" office:value="52358.6645">
            <text:p>52358.6645</text:p>
          </table:table-cell>
          <table:table-cell/>
        </table:table-row>
        <table:table-row table:style-name="ro1">
          <table:table-cell office:value-type="float" office:value="363906">
            <text:p>363906</text:p>
          </table:table-cell>
          <table:table-cell office:value-type="float" office:value="308656.3355">
            <text:p>308656.3355</text:p>
          </table:table-cell>
          <table:table-cell table:formula="of:=[.A133]-[.B133]" office:value-type="float" office:value="55249.6645">
            <text:p>55249.6645</text:p>
          </table:table-cell>
          <table:table-cell/>
        </table:table-row>
        <table:table-row table:style-name="ro1">
          <table:table-cell office:value-type="float" office:value="376856">
            <text:p>376856</text:p>
          </table:table-cell>
          <table:table-cell office:value-type="float" office:value="308656.3355">
            <text:p>308656.3355</text:p>
          </table:table-cell>
          <table:table-cell table:formula="of:=[.A134]-[.B134]" office:value-type="float" office:value="68199.6645">
            <text:p>68199.6645</text:p>
          </table:table-cell>
          <table:table-cell/>
        </table:table-row>
        <table:table-row table:style-name="ro1">
          <table:table-cell office:value-type="float" office:value="374427">
            <text:p>374427</text:p>
          </table:table-cell>
          <table:table-cell office:value-type="float" office:value="308656.3355">
            <text:p>308656.3355</text:p>
          </table:table-cell>
          <table:table-cell table:formula="of:=[.A135]-[.B135]" office:value-type="float" office:value="65770.6645">
            <text:p>65770.6645</text:p>
          </table:table-cell>
          <table:table-cell/>
        </table:table-row>
        <table:table-row table:style-name="ro1">
          <table:table-cell office:value-type="float" office:value="385965">
            <text:p>385965</text:p>
          </table:table-cell>
          <table:table-cell office:value-type="float" office:value="308656.3355">
            <text:p>308656.3355</text:p>
          </table:table-cell>
          <table:table-cell table:formula="of:=[.A136]-[.B136]" office:value-type="float" office:value="77308.6645">
            <text:p>77308.6645</text:p>
          </table:table-cell>
          <table:table-cell/>
        </table:table-row>
        <table:table-row table:style-name="ro1">
          <table:table-cell office:value-type="float" office:value="388422">
            <text:p>388422</text:p>
          </table:table-cell>
          <table:table-cell office:value-type="float" office:value="308656.3355">
            <text:p>308656.3355</text:p>
          </table:table-cell>
          <table:table-cell table:formula="of:=[.A137]-[.B137]" office:value-type="float" office:value="79765.6645">
            <text:p>79765.6645</text:p>
          </table:table-cell>
          <table:table-cell/>
        </table:table-row>
        <table:table-row table:style-name="ro1">
          <table:table-cell office:value-type="float" office:value="387450">
            <text:p>387450</text:p>
          </table:table-cell>
          <table:table-cell office:value-type="float" office:value="308656.3355">
            <text:p>308656.3355</text:p>
          </table:table-cell>
          <table:table-cell table:formula="of:=[.A138]-[.B138]" office:value-type="float" office:value="78793.6645">
            <text:p>78793.6645</text:p>
          </table:table-cell>
          <table:table-cell/>
        </table:table-row>
        <table:table-row table:style-name="ro1">
          <table:table-cell office:value-type="float" office:value="390895">
            <text:p>390895</text:p>
          </table:table-cell>
          <table:table-cell office:value-type="float" office:value="308656.3355">
            <text:p>308656.3355</text:p>
          </table:table-cell>
          <table:table-cell table:formula="of:=[.A139]-[.B139]" office:value-type="float" office:value="82238.6645">
            <text:p>82238.6645</text:p>
          </table:table-cell>
          <table:table-cell/>
        </table:table-row>
        <table:table-row table:style-name="ro1">
          <table:table-cell office:value-type="float" office:value="391887">
            <text:p>391887</text:p>
          </table:table-cell>
          <table:table-cell office:value-type="float" office:value="308656.3355">
            <text:p>308656.3355</text:p>
          </table:table-cell>
          <table:table-cell table:formula="of:=[.A140]-[.B140]" office:value-type="float" office:value="83230.6645">
            <text:p>83230.6645</text:p>
          </table:table-cell>
          <table:table-cell/>
        </table:table-row>
        <table:table-row table:style-name="ro1">
          <table:table-cell office:value-type="float" office:value="397050">
            <text:p>397050</text:p>
          </table:table-cell>
          <table:table-cell office:value-type="float" office:value="308656.3355">
            <text:p>308656.3355</text:p>
          </table:table-cell>
          <table:table-cell table:formula="of:=[.A141]-[.B141]" office:value-type="float" office:value="88393.6645">
            <text:p>88393.6645</text:p>
          </table:table-cell>
          <table:table-cell/>
        </table:table-row>
        <table:table-row table:style-name="ro1">
          <table:table-cell office:value-type="float" office:value="396544">
            <text:p>396544</text:p>
          </table:table-cell>
          <table:table-cell office:value-type="float" office:value="308656.3355">
            <text:p>308656.3355</text:p>
          </table:table-cell>
          <table:table-cell table:formula="of:=[.A142]-[.B142]" office:value-type="float" office:value="87887.6645">
            <text:p>87887.6645</text:p>
          </table:table-cell>
          <table:table-cell/>
        </table:table-row>
        <table:table-row table:style-name="ro1">
          <table:table-cell office:value-type="float" office:value="399229">
            <text:p>399229</text:p>
          </table:table-cell>
          <table:table-cell office:value-type="float" office:value="308656.3355">
            <text:p>308656.3355</text:p>
          </table:table-cell>
          <table:table-cell table:formula="of:=[.A143]-[.B143]" office:value-type="float" office:value="90572.6645">
            <text:p>90572.6645</text:p>
          </table:table-cell>
          <table:table-cell/>
        </table:table-row>
        <table:table-row table:style-name="ro1">
          <table:table-cell office:value-type="float" office:value="397164">
            <text:p>397164</text:p>
          </table:table-cell>
          <table:table-cell office:value-type="float" office:value="308656.3355">
            <text:p>308656.3355</text:p>
          </table:table-cell>
          <table:table-cell table:formula="of:=[.A144]-[.B144]" office:value-type="float" office:value="88507.6645">
            <text:p>88507.6645</text:p>
          </table:table-cell>
          <table:table-cell/>
        </table:table-row>
        <table:table-row table:style-name="ro1">
          <table:table-cell office:value-type="float" office:value="404636">
            <text:p>404636</text:p>
          </table:table-cell>
          <table:table-cell office:value-type="float" office:value="308656.3355">
            <text:p>308656.3355</text:p>
          </table:table-cell>
          <table:table-cell table:formula="of:=[.A145]-[.B145]" office:value-type="float" office:value="95979.6645">
            <text:p>95979.6645</text:p>
          </table:table-cell>
          <table:table-cell/>
        </table:table-row>
        <table:table-row table:style-name="ro1">
          <table:table-cell office:value-type="float" office:value="404708">
            <text:p>404708</text:p>
          </table:table-cell>
          <table:table-cell office:value-type="float" office:value="308656.3355">
            <text:p>308656.3355</text:p>
          </table:table-cell>
          <table:table-cell table:formula="of:=[.A146]-[.B146]" office:value-type="float" office:value="96051.6645">
            <text:p>96051.6645</text:p>
          </table:table-cell>
          <table:table-cell/>
        </table:table-row>
        <table:table-row table:style-name="ro1">
          <table:table-cell office:value-type="float" office:value="408970">
            <text:p>408970</text:p>
          </table:table-cell>
          <table:table-cell office:value-type="float" office:value="308656.3355">
            <text:p>308656.3355</text:p>
          </table:table-cell>
          <table:table-cell table:formula="of:=[.A147]-[.B147]" office:value-type="float" office:value="100313.6645">
            <text:p>100313.6645</text:p>
          </table:table-cell>
          <table:table-cell/>
        </table:table-row>
        <table:table-row table:style-name="ro1">
          <table:table-cell office:value-type="float" office:value="410559">
            <text:p>410559</text:p>
          </table:table-cell>
          <table:table-cell office:value-type="float" office:value="308656.3355">
            <text:p>308656.3355</text:p>
          </table:table-cell>
          <table:table-cell table:formula="of:=[.A148]-[.B148]" office:value-type="float" office:value="101902.6645">
            <text:p>101902.6645</text:p>
          </table:table-cell>
          <table:table-cell/>
        </table:table-row>
        <table:table-row table:style-name="ro1">
          <table:table-cell office:value-type="float" office:value="412940">
            <text:p>412940</text:p>
          </table:table-cell>
          <table:table-cell office:value-type="float" office:value="308656.3355">
            <text:p>308656.3355</text:p>
          </table:table-cell>
          <table:table-cell table:formula="of:=[.A149]-[.B149]" office:value-type="float" office:value="104283.6645">
            <text:p>104283.6645</text:p>
          </table:table-cell>
          <table:table-cell/>
        </table:table-row>
        <table:table-row table:style-name="ro1">
          <table:table-cell office:value-type="float" office:value="408492">
            <text:p>408492</text:p>
          </table:table-cell>
          <table:table-cell office:value-type="float" office:value="308656.3355">
            <text:p>308656.3355</text:p>
          </table:table-cell>
          <table:table-cell table:formula="of:=[.A150]-[.B150]" office:value-type="float" office:value="99835.6645">
            <text:p>99835.6645</text:p>
          </table:table-cell>
          <table:table-cell/>
        </table:table-row>
        <table:table-row table:style-name="ro1">
          <table:table-cell office:value-type="float" office:value="402730">
            <text:p>402730</text:p>
          </table:table-cell>
          <table:table-cell office:value-type="float" office:value="308656.3355">
            <text:p>308656.3355</text:p>
          </table:table-cell>
          <table:table-cell table:formula="of:=[.A151]-[.B151]" office:value-type="float" office:value="94073.6645">
            <text:p>94073.6645</text:p>
          </table:table-cell>
          <table:table-cell/>
        </table:table-row>
        <table:table-row table:style-name="ro1">
          <table:table-cell office:value-type="float" office:value="401942">
            <text:p>401942</text:p>
          </table:table-cell>
          <table:table-cell office:value-type="float" office:value="308656.3355">
            <text:p>308656.3355</text:p>
          </table:table-cell>
          <table:table-cell table:formula="of:=[.A152]-[.B152]" office:value-type="float" office:value="93285.6645">
            <text:p>93285.6645</text:p>
          </table:table-cell>
          <table:table-cell/>
        </table:table-row>
        <table:table-row table:style-name="ro1">
          <table:table-cell office:value-type="float" office:value="405897">
            <text:p>405897</text:p>
          </table:table-cell>
          <table:table-cell office:value-type="float" office:value="308656.3355">
            <text:p>308656.3355</text:p>
          </table:table-cell>
          <table:table-cell table:formula="of:=[.A153]-[.B153]" office:value-type="float" office:value="97240.6645">
            <text:p>97240.6645</text:p>
          </table:table-cell>
          <table:table-cell/>
        </table:table-row>
        <table:table-row table:style-name="ro1">
          <table:table-cell office:value-type="float" office:value="413437">
            <text:p>413437</text:p>
          </table:table-cell>
          <table:table-cell office:value-type="float" office:value="308656.3355">
            <text:p>308656.3355</text:p>
          </table:table-cell>
          <table:table-cell table:formula="of:=[.A154]-[.B154]" office:value-type="float" office:value="104780.6645">
            <text:p>104780.6645</text:p>
          </table:table-cell>
          <table:table-cell/>
        </table:table-row>
        <table:table-row table:style-name="ro1">
          <table:table-cell office:value-type="float" office:value="409784">
            <text:p>409784</text:p>
          </table:table-cell>
          <table:table-cell office:value-type="float" office:value="308656.3355">
            <text:p>308656.3355</text:p>
          </table:table-cell>
          <table:table-cell table:formula="of:=[.A155]-[.B155]" office:value-type="float" office:value="101127.6645">
            <text:p>101127.6645</text:p>
          </table:table-cell>
          <table:table-cell/>
        </table:table-row>
        <table:table-row table:style-name="ro1">
          <table:table-cell office:value-type="float" office:value="419333">
            <text:p>419333</text:p>
          </table:table-cell>
          <table:table-cell office:value-type="float" office:value="308656.3355">
            <text:p>308656.3355</text:p>
          </table:table-cell>
          <table:table-cell table:formula="of:=[.A156]-[.B156]" office:value-type="float" office:value="110676.6645">
            <text:p>110676.664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0" number:min-integer-digits="1"/>
    </number:number-style>
    <number:currency-style style:name="N129">
      <number:currency-symbol/>
      <number:number number:decimal-places="0" number:min-integer-digits="1"/>
    </number:currency-style>
    <number:number-style style:name="N130">
      <number:number number:decimal-places="1" number:min-integer-digits="1"/>
    </number:number-style>
    <number:currency-style style:name="N131">
      <number:currency-symbol/>
      <number:number number:decimal-places="1" number:min-integer-digits="1"/>
    </number:currency-style>
    <number:number-style style:name="N132">
      <number:number number:decimal-places="2" number:min-integer-digits="1"/>
    </number:number-style>
    <number:currency-style style:name="N133">
      <number:currency-symbol/>
      <number:number number:decimal-places="2" number:min-integer-digits="1"/>
    </number:currency-style>
    <number:number-style style:name="N134">
      <number:number number:decimal-places="3" number:min-integer-digits="1"/>
    </number:number-style>
    <number:currency-style style:name="N135">
      <number:currency-symbol/>
      <number:number number:decimal-places="3" number:min-integer-digits="1"/>
    </number:currency-style>
    <number:number-style style:name="N136">
      <number:number number:decimal-places="4" number:min-integer-digits="1"/>
    </number:number-style>
    <number:currency-style style:name="N137">
      <number:currency-symbol/>
      <number:number number:decimal-places="4" number:min-integer-digits="1"/>
    </number:currency-style>
    <number:number-style style:name="N138">
      <number:number number:decimal-places="5" number:min-integer-digits="1"/>
    </number:number-style>
    <number:currency-style style:name="N139">
      <number:currency-symbol/>
      <number:number number:decimal-places="5" number:min-integer-digits="1"/>
    </number:currency-style>
    <number:number-style style:name="N140">
      <number:number number:decimal-places="6" number:min-integer-digits="1"/>
    </number:number-style>
    <number:currency-style style:name="N141">
      <number:currency-symbol/>
      <number:number number:decimal-places="6" number:min-integer-digits="1"/>
    </number:currency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1/21/2013</text:date>, <text:time>17:5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Rhoderick</meta:initial-creator>
    <meta:creation-date>2013-01-21T17:07:09</meta:creation-date>
    <dc:date>2013-01-21T17:58:46</dc:date>
    <dc:creator>David Rhoderick</dc:creator>
    <meta:editing-duration>PT20M37S</meta:editing-duration>
    <meta:editing-cycles>3</meta:editing-cycles>
    <meta:generator>OpenOffice.org/3.4.1$Unix OpenOffice.org_project/341m1$Build-9593</meta:generator>
    <meta:document-statistic meta:table-count="5" meta:cell-count="255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cm" svg:y="4.202cm" style:legend-expansion="high" chart:style-name="ch2"/>
        <chart:plot-area chart:style-name="ch3" table:cell-range-address="'Monthly Wholesale Trade Sales and Inventories'.C1:'Monthly Wholesale Trade Sales and Inventories'.C156" chart:data-source-has-labels="row" svg:x="0.77cm" svg:y="0.855cm" svg:width="11.06cm" svg:height="7.545cm">
          <chartooo:coordinate-region svg:x="2.321cm" svg:y="1.053cm" svg:width="9.452cm" svg:height="7.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onthly Wholesale Trade Sales and Inventories'.C2:'Monthly Wholesale Trade Sales and Inventories'.C156" chart:label-cell-address="'Monthly Wholesale Trade Sales and Inventories'.C1:'Monthly Wholesale Trade Sales and Inventories'.C1" chart:class="chart:line">
            <chart:data-point chart:repeated="1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-From-Avg</text:p>
                <draw:g>
                  <svg:desc>'Monthly Wholesale Trade Sales and Inventories'.C1:'Monthly Wholesale Trade Sales and Inventorie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8608.335483871">
                <text:p>-78608.335483871</text:p>
                <draw:g>
                  <svg:desc>'Monthly Wholesale Trade Sales and Inventories'.C2:'Monthly Wholesale Trade Sales and Inventories'.C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9887.3355">
                <text:p>-79887.33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6958.3355">
                <text:p>-76958.3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5408.3355">
                <text:p>-75408.3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5297.3355">
                <text:p>-75297.3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2281.3355">
                <text:p>-72281.3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3052.3355">
                <text:p>-73052.3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3376.3355">
                <text:p>-73376.3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1149.3355">
                <text:p>-71149.3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0144.3355">
                <text:p>-70144.3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1287.3355">
                <text:p>-71287.3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8995.3355">
                <text:p>-68995.33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9724.3355">
                <text:p>-69724.33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0980.3355">
                <text:p>-70980.3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4822.3355">
                <text:p>-74822.3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5274.3355">
                <text:p>-75274.33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4391.3355">
                <text:p>-74391.33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8747.3355">
                <text:p>-78747.33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7287.3355">
                <text:p>-77287.3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6553.3355">
                <text:p>-76553.33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6805.3355">
                <text:p>-76805.33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1127.3355">
                <text:p>-81127.33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0867.3355">
                <text:p>-80867.33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81402.3355">
                <text:p>-81402.3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0011.3355">
                <text:p>-80011.33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8313.3355">
                <text:p>-78313.33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8753.3355">
                <text:p>-78753.33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4560.3355">
                <text:p>-74560.33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3423.3355">
                <text:p>-73423.33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593.3355">
                <text:p>-71593.33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796.3355">
                <text:p>-70796.3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8347.3355">
                <text:p>-68347.33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573.3355">
                <text:p>-68573.33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9606.3355">
                <text:p>-69606.33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290.3355">
                <text:p>-66290.3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9165.3355">
                <text:p>-69165.33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607.3355">
                <text:p>-64607.33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4193.3355">
                <text:p>-64193.33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1692.3355">
                <text:p>-61692.33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6582.3355">
                <text:p>-66582.33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7524.3355">
                <text:p>-67524.33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3704.3355">
                <text:p>-63704.33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1268.3355">
                <text:p>-61268.33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1555.3355">
                <text:p>-61555.33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0027.3355">
                <text:p>-60027.33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958.3355">
                <text:p>-55958.33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139.3355">
                <text:p>-54139.33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1769.3355">
                <text:p>-51769.3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1210.3355">
                <text:p>-51210.33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5171.3355">
                <text:p>-45171.33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7127.3355">
                <text:p>-37127.33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6839.3355">
                <text:p>-36839.33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5152.3355">
                <text:p>-35152.33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5077.3355">
                <text:p>-35077.33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3560.3355">
                <text:p>-33560.33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0225.3355">
                <text:p>-30225.33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9709.3355">
                <text:p>-29709.33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6035.3355">
                <text:p>-26035.33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2850.3355">
                <text:p>-22850.33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9070.3355">
                <text:p>-19070.3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6904.3355">
                <text:p>-16904.33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5635.3355">
                <text:p>-15635.33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6780.3355">
                <text:p>-16780.33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2143.3355">
                <text:p>-12143.33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3656.3355">
                <text:p>-13656.33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2377.3355">
                <text:p>-12377.33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021.33549999999">
                <text:p>-9021.3354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666.33549999999">
                <text:p>-4666.3354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27.66450000001">
                <text:p>1127.6645000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32.66450000001">
                <text:p>6732.664500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14.66450000001">
                <text:p>1714.6645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75.66450000001">
                <text:p>6375.6645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82.66450000001">
                <text:p>8082.664500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33.6645">
                <text:p>10033.66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506.6645">
                <text:p>10506.66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807.6645">
                <text:p>12807.66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802.6645">
                <text:p>16802.66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360.6645">
                <text:p>19360.66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060.6645">
                <text:p>21060.66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260.6645">
                <text:p>24260.66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066.6645">
                <text:p>19066.66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052.6645">
                <text:p>18052.6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356.6645">
                <text:p>19356.66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477.6645">
                <text:p>26477.66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330.6645">
                <text:p>21330.66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814.6645">
                <text:p>26814.66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141.6645">
                <text:p>30141.66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334.6645">
                <text:p>35334.6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302.6645">
                <text:p>38302.66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757.6645">
                <text:p>38757.66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761.6645">
                <text:p>36761.66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050.6645">
                <text:p>40050.66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310.6645">
                <text:p>44310.66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991.6645">
                <text:p>47991.66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605.6645">
                <text:p>55605.66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862.6645">
                <text:p>52862.66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987.6645">
                <text:p>60987.66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479.6645">
                <text:p>59479.66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937.6645">
                <text:p>62937.66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662.6645">
                <text:p>70662.66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6750.6645">
                <text:p>76750.66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5899.6645">
                <text:p>85899.66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2443.6645">
                <text:p>82443.66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5421.6645">
                <text:p>75421.66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4961.6645">
                <text:p>64961.66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290.6645">
                <text:p>47290.66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054.6645">
                <text:p>18054.66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889.66450000001">
                <text:p>4889.66450000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863.33549999999">
                <text:p>-4863.335499999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637.33549999999">
                <text:p>-1637.335499999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2681.3355">
                <text:p>-12681.33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1020.3355">
                <text:p>-11020.33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370.33549999999">
                <text:p>-8370.335499999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5357.33549999999">
                <text:p>-5357.335499999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801.33549999999">
                <text:p>-1801.335499999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5.66450000001">
                <text:p>1185.66450000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99.66450000001">
                <text:p>3099.664500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71.66450000001">
                <text:p>5871.66450000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991.6645">
                <text:p>14991.66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326.6645">
                <text:p>16326.66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707.6645">
                <text:p>18707.66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001.6645">
                <text:p>23001.66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446.6645">
                <text:p>27446.66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707.6645">
                <text:p>32707.66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496.6645">
                <text:p>31496.66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123.6645">
                <text:p>30123.66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856.6645">
                <text:p>33856.66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811.6645">
                <text:p>35811.66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636.6645">
                <text:p>37636.66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5871.6645">
                <text:p>45871.66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358.6645">
                <text:p>52358.66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5249.6645">
                <text:p>55249.66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199.6645">
                <text:p>68199.66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770.6645">
                <text:p>65770.66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7308.6645">
                <text:p>77308.66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9765.6645">
                <text:p>79765.66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8793.6645">
                <text:p>78793.66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2238.6645">
                <text:p>82238.66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3230.6645">
                <text:p>83230.66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8393.6645">
                <text:p>88393.66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7887.6645">
                <text:p>87887.66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572.6645">
                <text:p>90572.66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8507.6645">
                <text:p>88507.66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5979.6645">
                <text:p>95979.66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6051.6645">
                <text:p>96051.66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313.6645">
                <text:p>100313.66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1902.6645">
                <text:p>101902.66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4283.6645">
                <text:p>104283.66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9835.6645">
                <text:p>99835.66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4073.6645">
                <text:p>94073.66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3285.6645">
                <text:p>93285.66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7240.6645">
                <text:p>97240.66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4780.6645">
                <text:p>104780.66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1127.6645">
                <text:p>101127.66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0676.6645">
                <text:p>110676.66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cm" svg:y="4.202cm" style:legend-expansion="high" chart:style-name="ch2"/>
        <chart:plot-area chart:style-name="ch3" table:cell-range-address="'Unemployment Rate'.C1:'Unemployment Rate'.C157" chart:data-source-has-labels="row" svg:x="0.77cm" svg:y="0.855cm" svg:width="11.06cm" svg:height="7.545cm">
          <chartooo:coordinate-region svg:x="1.336cm" svg:y="1.053cm" svg:width="10.197cm" svg:height="7.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Unemployment Rate'.C2:'Unemployment Rate'.C157" chart:label-cell-address="'Unemployment Rate'.C1:'Unemployment Rate'.C1" chart:class="chart:line">
            <chart:data-point chart:repeated="1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-From-Avg</text:p>
                <draw:g>
                  <svg:desc>'Unemployment Rate'.C1:'Unemployment Rat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31089743589743">
                <text:p>-2.31089743589743</text:p>
                <draw:g>
                  <svg:desc>'Unemployment Rate'.C2:'Unemployment Rate'.C1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2109">
                <text:p>-2.2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3109">
                <text:p>-2.3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5109">
                <text:p>-2.5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3109">
                <text:p>-2.3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3109">
                <text:p>-2.3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3109">
                <text:p>-2.3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2109">
                <text:p>-2.2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4109">
                <text:p>-2.4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4109">
                <text:p>-2.4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4109">
                <text:p>-2.41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4109">
                <text:p>-2.4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1109">
                <text:p>-2.1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1109">
                <text:p>-2.11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0109">
                <text:p>-2.0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9109">
                <text:p>-1.91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0109">
                <text:p>-2.0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8109">
                <text:p>-1.8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7109">
                <text:p>-1.71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4109">
                <text:p>-1.41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3109">
                <text:p>-1.31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0109">
                <text:p>-1.01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109">
                <text:p>-0.8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6109">
                <text:p>-0.61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6109">
                <text:p>-0.61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6109">
                <text:p>-0.6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6109">
                <text:p>-0.61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109">
                <text:p>-0.41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5109">
                <text:p>-0.51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5109">
                <text:p>-0.51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5109">
                <text:p>-0.51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109">
                <text:p>-0.61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109">
                <text:p>-0.61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109">
                <text:p>-0.61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109">
                <text:p>-0.41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109">
                <text:p>-0.31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109">
                <text:p>-0.5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4109">
                <text:p>-0.41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109">
                <text:p>-0.41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3109">
                <text:p>-0.31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210900000000001">
                <text:p>-0.2109000000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109000000000004">
                <text:p>-0.0109000000000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109">
                <text:p>-0.11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210900000000001">
                <text:p>-0.210900000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210900000000001">
                <text:p>-0.21090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3109">
                <text:p>-0.31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109">
                <text:p>-0.51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109">
                <text:p>-0.61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6109">
                <text:p>-0.61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710900000000001">
                <text:p>-0.71090000000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109">
                <text:p>-0.51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710900000000001">
                <text:p>-0.71090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710900000000001">
                <text:p>-0.7109000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710900000000001">
                <text:p>-0.7109000000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8109">
                <text:p>-0.81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9109">
                <text:p>-0.91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9109">
                <text:p>-0.91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8109">
                <text:p>-0.81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9109">
                <text:p>-0.91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9109">
                <text:p>-0.91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0109">
                <text:p>-1.01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9109">
                <text:p>-0.91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1109">
                <text:p>-1.1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1109">
                <text:p>-1.11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2109">
                <text:p>-1.21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3109">
                <text:p>-1.31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3109">
                <text:p>-1.31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4109">
                <text:p>-1.41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3109">
                <text:p>-1.31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3109">
                <text:p>-1.31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3109">
                <text:p>-1.31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4109">
                <text:p>-1.41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6109">
                <text:p>-1.61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5109">
                <text:p>-1.5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6109">
                <text:p>-1.61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6109">
                <text:p>-1.61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7109">
                <text:p>-1.71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7109">
                <text:p>-1.71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6109">
                <text:p>-1.61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6109">
                <text:p>-1.61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8109">
                <text:p>-1.81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9109">
                <text:p>-1.91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8109">
                <text:p>-1.8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9109">
                <text:p>-1.91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7109">
                <text:p>-1.71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8109">
                <text:p>-1.81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9109">
                <text:p>-1.91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8109">
                <text:p>-1.81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9109">
                <text:p>-1.91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7109">
                <text:p>-1.71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6109">
                <text:p>-1.61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7109">
                <text:p>-1.71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6109">
                <text:p>-1.61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6109">
                <text:p>-1.61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6109">
                <text:p>-1.61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3109">
                <text:p>-1.31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3109">
                <text:p>-1.31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4109">
                <text:p>-1.41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2109">
                <text:p>-1.21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3109">
                <text:p>-1.31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109">
                <text:p>-0.91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710900000000001">
                <text:p>-0.710900000000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5109">
                <text:p>-0.51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210900000000001">
                <text:p>-0.210900000000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210900000000001">
                <text:p>-0.210900000000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891">
                <text:p>0.18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891">
                <text:p>0.48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891">
                <text:p>0.98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4891">
                <text:p>1.48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9891">
                <text:p>1.98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3891">
                <text:p>2.38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891">
                <text:p>2.68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0891">
                <text:p>3.08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1891">
                <text:p>3.18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1891">
                <text:p>3.18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2891">
                <text:p>3.28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4891">
                <text:p>3.48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6891">
                <text:p>3.68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5891">
                <text:p>3.5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5891">
                <text:p>3.58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4891">
                <text:p>3.48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4891">
                <text:p>3.48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5891">
                <text:p>3.58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5891">
                <text:p>3.58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2891">
                <text:p>3.28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0891">
                <text:p>3.08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1891">
                <text:p>3.18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1891">
                <text:p>3.18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1891">
                <text:p>3.18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1891">
                <text:p>3.18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4891">
                <text:p>3.48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9891">
                <text:p>2.98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7891">
                <text:p>2.78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891">
                <text:p>2.68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5891">
                <text:p>2.58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6891">
                <text:p>2.68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6891">
                <text:p>2.68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891">
                <text:p>2.78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6891">
                <text:p>2.68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891">
                <text:p>2.68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6891">
                <text:p>2.68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5891">
                <text:p>2.58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891">
                <text:p>2.28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1891">
                <text:p>2.18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9891">
                <text:p>1.98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9891">
                <text:p>1.98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8891">
                <text:p>1.88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7891">
                <text:p>1.78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8891">
                <text:p>1.88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8891">
                <text:p>1.88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8891">
                <text:p>1.88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7891">
                <text:p>1.78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4891">
                <text:p>1.48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891">
                <text:p>1.58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4891">
                <text:p>1.48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4891">
                <text:p>1.48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cm" svg:y="4.202cm" style:legend-expansion="high" chart:style-name="ch2"/>
        <chart:plot-area chart:style-name="ch3" table:cell-range-address="'Annual Rate for New Single-family Houses Sold'.C1:'Annual Rate for New Single-family Houses Sold'.C156" chart:data-source-has-labels="row" svg:x="0.77cm" svg:y="0.855cm" svg:width="11.06cm" svg:height="7.545cm">
          <chartooo:coordinate-region svg:x="1.73cm" svg:y="1.053cm" svg:width="10.058cm" svg:height="7.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nnual Rate for New Single-family Houses Sold'.C2:'Annual Rate for New Single-family Houses Sold'.C156" chart:label-cell-address="'Annual Rate for New Single-family Houses Sold'.C1:'Annual Rate for New Single-family Houses Sold'.C1" chart:class="chart:line">
            <chart:data-point chart:repeated="1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-From-Avg</text:p>
                <draw:g>
                  <svg:desc>'Annual Rate for New Single-family Houses Sold'.C1:'Annual Rate for New Single-family Houses Sold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.212903225807">
                <text:p>101.212903225807</text:p>
                <draw:g>
                  <svg:desc>'Annual Rate for New Single-family Houses Sold'.C2:'Annual Rate for New Single-family Houses Sold'.C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.2129032">
                <text:p>84.2129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.2129032">
                <text:p>128.2129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2129032">
                <text:p>69.2129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.2129032">
                <text:p>85.2129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2129032">
                <text:p>21.2129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5.2129032">
                <text:p>115.2129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.2129032">
                <text:p>76.2129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.2129032">
                <text:p>140.2129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.2129032">
                <text:p>161.2129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.2129032">
                <text:p>108.21290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.2129032">
                <text:p>211.21290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.2129032">
                <text:p>164.21290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.2129032">
                <text:p>191.21290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7.2129032">
                <text:p>167.2129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7.2129032">
                <text:p>137.2129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3.2129032">
                <text:p>113.2129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.2129032">
                <text:p>110.21290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.2129032">
                <text:p>108.2129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4.2129032">
                <text:p>94.2129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1.2129032">
                <text:p>81.21290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.2129032">
                <text:p>99.21290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2.2129032">
                <text:p>152.21290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7.2129032">
                <text:p>207.21290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8.2129032">
                <text:p>108.2129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.2129032">
                <text:p>176.2129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.2129032">
                <text:p>151.21290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.2129032">
                <text:p>164.21290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6.2129032">
                <text:p>206.21290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.2129032">
                <text:p>185.21290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4.2129032">
                <text:p>184.21290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2.2129032">
                <text:p>242.21290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.2129032">
                <text:p>272.21290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4.2129032">
                <text:p>234.2129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2.2129032">
                <text:p>252.21290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6.2129032">
                <text:p>276.21290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7.2129032">
                <text:p>227.21290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4.2129032">
                <text:p>164.21290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7.2129032">
                <text:p>227.21290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0.2129032">
                <text:p>240.21290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.2129032">
                <text:p>306.21290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1.2129032">
                <text:p>421.21290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6.2129032">
                <text:p>396.21290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4.2129032">
                <text:p>434.2129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9.2129032">
                <text:p>359.21290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2.2129032">
                <text:p>372.21290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1.2129032">
                <text:p>321.21290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7.2129032">
                <text:p>357.21290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3.2129032">
                <text:p>393.2129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7.2129032">
                <text:p>387.2129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4.2129032">
                <text:p>504.21290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4.2129032">
                <text:p>414.21290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9.2129032">
                <text:p>469.21290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8.2129032">
                <text:p>408.21290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6.2129032">
                <text:p>316.21290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3.2129032">
                <text:p>403.2129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2.2129032">
                <text:p>442.21290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3.2129032">
                <text:p>533.21290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7.2129032">
                <text:p>407.21290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0.2129032">
                <text:p>470.21290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1.2129032">
                <text:p>431.21290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7.2129032">
                <text:p>547.21290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6.2129032">
                <text:p>556.21290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8.2129032">
                <text:p>488.21290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4.2129032">
                <text:p>514.2129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2.2129032">
                <text:p>502.21290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17.2129032">
                <text:p>617.21290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3.2129032">
                <text:p>483.21290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2.2129032">
                <text:p>472.21290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4.2129032">
                <text:p>564.21290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2.2129032">
                <text:p>442.21290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7.2129032">
                <text:p>467.21290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2.2129032">
                <text:p>402.21290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9.2129032">
                <text:p>289.21290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4.2129032">
                <text:p>344.21290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1.2129032">
                <text:p>351.2129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4.2129032">
                <text:p>314.21290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2.2129032">
                <text:p>302.21290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3.2129032">
                <text:p>193.21290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3.2129032">
                <text:p>263.21290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4.2129032">
                <text:p>244.21290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9.2129032">
                <text:p>169.21290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1.2129032">
                <text:p>231.21290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6.2129032">
                <text:p>226.21290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9.2129032">
                <text:p>119.21290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.2129032">
                <text:p>56.21290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.2129032">
                <text:p>61.21290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5.2129032">
                <text:p>115.21290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2129032">
                <text:p>70.21290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.2129032">
                <text:p>21.21290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21290320000003">
                <text:p>6.212903200000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2.7870968">
                <text:p>-72.78709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5.7870968">
                <text:p>-85.78709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44.7870968">
                <text:p>-44.78709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30.7870968">
                <text:p>-130.78709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52.7870968">
                <text:p>-152.78709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44.7870968">
                <text:p>-144.78709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78.7870968">
                <text:p>-178.78709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36.7870968">
                <text:p>-236.78709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35.7870968">
                <text:p>-235.78709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67.7870968">
                <text:p>-267.78709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84.7870968">
                <text:p>-284.78709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94.7870968">
                <text:p>-294.78709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36.7870968">
                <text:p>-336.78709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38.7870968">
                <text:p>-338.78709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78.7870968">
                <text:p>-378.78709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82.7870968">
                <text:p>-382.78709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94.7870968">
                <text:p>-394.78709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35.7870968">
                <text:p>-435.78709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99.7870968">
                <text:p>-399.78709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432.7870968">
                <text:p>-432.78709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434.7870968">
                <text:p>-434.78709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95.7870968">
                <text:p>-395.78709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78.7870968">
                <text:p>-378.78709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60.7870968">
                <text:p>-360.78709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53.7870968">
                <text:p>-353.78709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85.7870968">
                <text:p>-385.78709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75.7870968">
                <text:p>-375.78709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96.7870968">
                <text:p>-396.78709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419.7870968">
                <text:p>-419.78709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426.7870968">
                <text:p>-426.78709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435.7870968">
                <text:p>-435.78709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90.7870968">
                <text:p>-390.78709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49.7870968">
                <text:p>-349.78709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491.7870968">
                <text:p>-491.78709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66.7870968">
                <text:p>-466.78709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88.7870968">
                <text:p>-488.78709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89.7870968">
                <text:p>-489.78709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54.7870968">
                <text:p>-454.78709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80.7870968">
                <text:p>-480.78709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484.7870968">
                <text:p>-484.78709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45.7870968">
                <text:p>-445.78709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63.7870968">
                <text:p>-463.78709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98.7870968">
                <text:p>-498.78709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70.7870968">
                <text:p>-470.78709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59.7870968">
                <text:p>-459.78709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63.7870968">
                <text:p>-463.78709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67.7870968">
                <text:p>-467.78709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74.7870968">
                <text:p>-474.78709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79.7870968">
                <text:p>-479.78709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65.7870968">
                <text:p>-465.78709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457.7870968">
                <text:p>-457.78709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44.7870968">
                <text:p>-444.78709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432.7870968">
                <text:p>-432.78709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32.7870968">
                <text:p>-432.78709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405.7870968">
                <text:p>-405.78709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419.7870968">
                <text:p>-419.78709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413.7870968">
                <text:p>-413.78709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402.7870968">
                <text:p>-402.78709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11.7870968">
                <text:p>-411.78709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405.7870968">
                <text:p>-405.78709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404.7870968">
                <text:p>-404.78709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97.7870968">
                <text:p>-397.78709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10.7870968">
                <text:p>-410.78709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94.7870968">
                <text:p>-394.78709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cm" svg:y="4.202cm" style:legend-expansion="high" chart:style-name="ch2"/>
        <chart:plot-area chart:style-name="ch3" table:cell-range-address="'Balance of Payment Goods and Services'.C1:'Balance of Payment Goods and Services'.C156" chart:data-source-has-labels="row" svg:x="0.77cm" svg:y="0.855cm" svg:width="11.06cm" svg:height="7.545cm">
          <chartooo:coordinate-region svg:x="2.124cm" svg:y="1.053cm" svg:width="9.654cm" svg:height="7.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alance of Payment Goods and Services'.C2:'Balance of Payment Goods and Services'.C156" chart:label-cell-address="'Balance of Payment Goods and Services'.C1:'Balance of Payment Goods and Services'.C1" chart:class="chart:line">
            <chart:data-point chart:repeated="1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-From-Avg</text:p>
                <draw:g>
                  <svg:desc>'Balance of Payment Goods and Services'.C1:'Balance of Payment Goods and Service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27.8903225806">
                <text:p>18027.8903225806</text:p>
                <draw:g>
                  <svg:desc>'Balance of Payment Goods and Services'.C2:'Balance of Payment Goods and Services'.C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05.8903">
                <text:p>15105.8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13.8903">
                <text:p>13813.89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85.8903">
                <text:p>16385.8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51.8903">
                <text:p>15451.8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267.8903">
                <text:p>14267.8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654.8903">
                <text:p>13654.8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189.8903">
                <text:p>15189.8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24.8903">
                <text:p>11224.8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719.8903">
                <text:p>11719.8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48.8903">
                <text:p>12348.8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409.8903">
                <text:p>11409.89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69.8903">
                <text:p>10369.89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10.8903">
                <text:p>16110.89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47.8903">
                <text:p>12847.89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130.8903">
                <text:p>14130.89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69.8903">
                <text:p>17669.8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65.8903">
                <text:p>16065.89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59.8903">
                <text:p>15359.8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206.8903">
                <text:p>17206.89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601.8903">
                <text:p>14601.89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21.8903">
                <text:p>14721.89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33.8903">
                <text:p>15833.89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659.8903">
                <text:p>18659.8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133.8903">
                <text:p>16133.89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340.8903">
                <text:p>13340.89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55.8903">
                <text:p>14655.89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74.8903">
                <text:p>11874.89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11.8903">
                <text:p>11511.89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434.8903">
                <text:p>10434.89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513.8903">
                <text:p>11513.89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11.8903">
                <text:p>9611.8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36.8903">
                <text:p>8936.89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88.8903">
                <text:p>10788.89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14.8903">
                <text:p>6514.8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00.8903">
                <text:p>2600.89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92.8903">
                <text:p>4792.89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57.8903">
                <text:p>6257.89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73.8903">
                <text:p>2173.89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55.8903">
                <text:p>3455.89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06.8903">
                <text:p>4706.89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29.8903">
                <text:p>5829.89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01.8903">
                <text:p>4401.89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92.8903">
                <text:p>5992.89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37.8903">
                <text:p>4137.89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44.8903">
                <text:p>4644.89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16.8903">
                <text:p>6116.89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51.8903">
                <text:p>1851.89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29.8903">
                <text:p>1229.89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82.8903">
                <text:p>1482.89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715.109700000001">
                <text:p>-715.1097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427.1097">
                <text:p>-1427.10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357.1097">
                <text:p>-2357.10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8986.1097">
                <text:p>-8986.10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511.1097">
                <text:p>-5511.10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7422.1097">
                <text:p>-7422.10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551.1097">
                <text:p>-5551.10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137.1097">
                <text:p>-9137.10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928.1097">
                <text:p>-12928.10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8684.1097">
                <text:p>-8684.10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951.1097">
                <text:p>-9951.10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809.1097">
                <text:p>-11809.10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979.1097">
                <text:p>-6979.10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350.1097">
                <text:p>-11350.10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389.1097">
                <text:p>-10389.10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2287.1097">
                <text:p>-12287.10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2100.1097">
                <text:p>-12100.10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2392.1097">
                <text:p>-12392.10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8746.1097">
                <text:p>-18746.10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0982.1097">
                <text:p>-20982.10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7935.1097">
                <text:p>-17935.10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8354.1097">
                <text:p>-18354.10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1225.1097">
                <text:p>-21225.10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6674.1097">
                <text:p>-16674.10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6123.1097">
                <text:p>-16123.10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6503.1097">
                <text:p>-16503.10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8557.1097">
                <text:p>-18557.10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7352.1097">
                <text:p>-17352.10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0561.1097">
                <text:p>-20561.10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905.1097">
                <text:p>-21905.10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865.1097">
                <text:p>-18865.10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2693.1097">
                <text:p>-12693.10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2172.1097">
                <text:p>-12172.10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5303.1097">
                <text:p>-15303.10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678.1097">
                <text:p>-11678.10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2726.1097">
                <text:p>-12726.10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5953.1097">
                <text:p>-15953.10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4372.1097">
                <text:p>-14372.10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3366.1097">
                <text:p>-13366.10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3651.1097">
                <text:p>-13651.10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3597.1097">
                <text:p>-13597.10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0663.1097">
                <text:p>-10663.10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1362.1097">
                <text:p>-11362.10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0154.1097">
                <text:p>-10154.10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3194.1097">
                <text:p>-13194.10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659.1097">
                <text:p>-10659.10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4594.1097">
                <text:p>-14594.10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7813.1097">
                <text:p>-17813.10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3790.1097">
                <text:p>-13790.10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7195.1097">
                <text:p>-17195.10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5831.1097">
                <text:p>-15831.1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4482.1097">
                <text:p>-14482.10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0297.1097">
                <text:p>-20297.10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5454.1097">
                <text:p>-15454.10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4045.1097">
                <text:p>-14045.10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4095.1097">
                <text:p>-14095.10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89.8903">
                <text:p>1289.89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19.8903">
                <text:p>3319.89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716.8903">
                <text:p>7716.89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173.8903">
                <text:p>18173.89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014.8903">
                <text:p>17014.89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389.8903">
                <text:p>16389.89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590.8903">
                <text:p>20590.89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613.8903">
                <text:p>19613.89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28.8903">
                <text:p>13028.89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455.8903">
                <text:p>14455.89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407.8903">
                <text:p>11407.89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76.8903">
                <text:p>11876.89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402.8903">
                <text:p>8402.89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522.8903">
                <text:p>7522.89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367.8903">
                <text:p>8367.89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66.8903">
                <text:p>4766.89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51.8903">
                <text:p>5251.89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27.8903">
                <text:p>4027.89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859.8903">
                <text:p>4859.89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36.109700000001">
                <text:p>-236.1097000000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27.8903">
                <text:p>5027.89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3.890299999999">
                <text:p>333.8902999999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39.8903">
                <text:p>1839.89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020.8903">
                <text:p>5020.89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85.8903">
                <text:p>6585.89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768.8903">
                <text:p>4768.89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077.1097">
                <text:p>-2077.10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44.890299999999">
                <text:p>644.8902999999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3.890299999999">
                <text:p>543.8902999999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89.8903">
                <text:p>1889.89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223.1097">
                <text:p>-2223.10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878.1097">
                <text:p>-4878.10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34.109700000001">
                <text:p>-134.1097000000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70.890299999999">
                <text:p>670.8902999999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78.890299999999">
                <text:p>978.8902999999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57.109700000001">
                <text:p>-257.1097000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389.1097">
                <text:p>-3389.10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302.1097">
                <text:p>-6302.10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6763.1097">
                <text:p>-6763.10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38.890299999999">
                <text:p>938.8902999999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201.1097">
                <text:p>-6201.10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4201.1097">
                <text:p>-4201.10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484.1097">
                <text:p>-1484.10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99.8903">
                <text:p>4599.89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15.8903">
                <text:p>3815.89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64.8903">
                <text:p>2864.89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68.8903">
                <text:p>5168.89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81.8903">
                <text:p>3381.89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285.1097">
                <text:p>-3285.10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7cm" svg:y="4.202cm" style:legend-expansion="high" chart:style-name="ch2"/>
        <chart:plot-area chart:style-name="ch3" table:cell-range-address="'CPI-U'.D1:'CPI-U'.D169" chart:data-source-has-labels="row" svg:x="0.77cm" svg:y="0.855cm" svg:width="11.06cm" svg:height="7.545cm">
          <chartooo:coordinate-region svg:x="1.336cm" svg:y="1.053cm" svg:width="10.32cm" svg:height="7.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PI-U'.D2:'CPI-U'.D169" chart:label-cell-address="'CPI-U'.D1:'CPI-U'.D1" chart:class="chart:line">
            <chart:data-point chart:repeated="1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-From-Avg</text:p>
                <draw:g>
                  <svg:desc>'CPI-U'.D1:'CPI-U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8130952380952">
                <text:p>0.638130952380952</text:p>
                <draw:g>
                  <svg:desc>'CPI-U'.D2:'CPI-U'.D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813095199998">
                <text:p>1.038130951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61869047999977">
                <text:p>-0.261869047999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61869048000011">
                <text:p>-0.161869048000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8130952000006">
                <text:p>0.53813095200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81309520000057">
                <text:p>0.0381309520000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61869048">
                <text:p>-0.361869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8130951999977">
                <text:p>0.538130951999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618690479999887">
                <text:p>-0.0618690479999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61869048000006">
                <text:p>-0.26186904800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61869047999994">
                <text:p>-0.461869047999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6186904800001">
                <text:p>-2.161869048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3813095200001">
                <text:p>2.538130952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8130952000017">
                <text:p>0.338130952000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1309519999772">
                <text:p>0.0381309519999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8130952000017">
                <text:p>0.338130952000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8130951999983">
                <text:p>0.438130951999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618690479999887">
                <text:p>-0.06186904799998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61869048">
                <text:p>-0.861869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61869048">
                <text:p>-0.3618690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8130952000011">
                <text:p>0.4381309520000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961869048000023">
                <text:p>-0.9618690480000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61869047999983">
                <text:p>-0.6618690479999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06186904800002">
                <text:p>-1.061869048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81309520000057">
                <text:p>0.03813095200000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61869048">
                <text:p>-0.3618690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8130952000017">
                <text:p>0.338130952000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8130952">
                <text:p>0.6381309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38130952">
                <text:p>0.6381309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61869048">
                <text:p>-0.3618690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261869048000006">
                <text:p>-0.2618690480000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61869048000011">
                <text:p>-0.1618690480000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8130951999994">
                <text:p>0.2381309519999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618690479999887">
                <text:p>-0.06186904799998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618690479999887">
                <text:p>-0.06186904799998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61869048">
                <text:p>-0.3618690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61869048000006">
                <text:p>-0.7618690480000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61869048">
                <text:p>-1.3618690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3813095199998">
                <text:p>1.43813095199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3813095200001">
                <text:p>1.038130952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38130951999994">
                <text:p>0.7381309519999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761869047999977">
                <text:p>-0.7618690479999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661869048000011">
                <text:p>-0.6618690480000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61869048000011">
                <text:p>-0.1618690480000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61869047999983">
                <text:p>-0.1618690479999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38130951999989">
                <text:p>0.3381309519999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8130951999994">
                <text:p>0.2381309519999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61869047999989">
                <text:p>-0.5618690479999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861869048">
                <text:p>-0.8618690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61869047999989">
                <text:p>-0.5618690479999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661869048000011">
                <text:p>-0.6618690480000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38130951999989">
                <text:p>0.8381309519999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38130952">
                <text:p>0.6381309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38130952000017">
                <text:p>0.8381309520000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8130951999994">
                <text:p>0.2381309519999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38130951999994">
                <text:p>0.738130951999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8130951999994">
                <text:p>0.2381309519999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661869047999983">
                <text:p>-0.6618690479999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261869048000006">
                <text:p>-0.2618690480000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81309520000057">
                <text:p>0.03813095200000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38130952">
                <text:p>0.6381309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261869048000006">
                <text:p>-0.2618690480000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06186904799999">
                <text:p>-1.061869047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76186904800001">
                <text:p>-1.7618690480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3813095199998">
                <text:p>1.438130951999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38130952000023">
                <text:p>0.7381309520000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38130952">
                <text:p>1.1381309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38130951999983">
                <text:p>0.9381309519999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561869047999989">
                <text:p>-0.5618690479999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61869048000006">
                <text:p>-0.2618690480000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38130952000006">
                <text:p>0.5381309520000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38130952">
                <text:p>0.6381309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3813095200001">
                <text:p>2.038130952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81309519999772">
                <text:p>0.0381309519999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96186904799999">
                <text:p>-1.961869047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16186904799998">
                <text:p>-1.161869047999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861869048">
                <text:p>-1.8618690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38130952">
                <text:p>2.6381309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81309519999772">
                <text:p>0.03813095199997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38130952000023">
                <text:p>0.7381309520000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3813095199999">
                <text:p>1.338130951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38130952">
                <text:p>0.6381309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81309520000057">
                <text:p>0.0381309520000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38130951999994">
                <text:p>0.2381309519999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81309520000057">
                <text:p>0.03813095200000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361869048">
                <text:p>-1.3618690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46186904799999">
                <text:p>-1.461869047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661869048000011">
                <text:p>-0.6618690480000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618690479999887">
                <text:p>-0.06186904799998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561869048000017">
                <text:p>-0.5618690480000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54130952000002">
                <text:p>0.454130952000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21130951999998">
                <text:p>0.721130951999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9113095200001">
                <text:p>1.491130952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72130952000003">
                <text:p>0.9721309520000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01130952000005">
                <text:p>0.9011309520000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11309519999916">
                <text:p>0.04113095199999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14869047999997">
                <text:p>-0.4148690479999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743869048000005">
                <text:p>-0.7438690480000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11130952000007">
                <text:p>0.2111309520000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41309519999979">
                <text:p>0.08413095199999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79130951999986">
                <text:p>0.8791309519999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502869047999991">
                <text:p>-0.5028690479999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.05586904799999">
                <text:p>-3.055869047999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376130952">
                <text:p>3.3761309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51130951999999">
                <text:p>0.251130951999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7313095199998">
                <text:p>1.473130951999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33130952000016">
                <text:p>0.9331309520000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47130952">
                <text:p>1.4471309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82113095199999">
                <text:p>1.821130951999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87130952000001">
                <text:p>0.787130952000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23986904799999">
                <text:p>-1.239869047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664869048000026">
                <text:p>-0.6648690480000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57186904799998">
                <text:p>-2.571869047999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.509869048">
                <text:p>-4.5098690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558869048">
                <text:p>-2.5588690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71313095199999">
                <text:p>4.713130951999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4.521869048">
                <text:p>-4.5218690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88130952000011">
                <text:p>0.6881309520000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4130951999991">
                <text:p>0.1541309519999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9130952000006">
                <text:p>0.1691309520000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54130951999985">
                <text:p>0.2541309519999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47513095200002">
                <text:p>1.475130952000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703869048000013">
                <text:p>-0.7038690480000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1130952000004">
                <text:p>0.1211309520000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226869048000009">
                <text:p>-0.2268690480000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53869048000002">
                <text:p>-0.1538690480000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20886904799998">
                <text:p>-0.208869047999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742869048">
                <text:p>-0.7428690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77386904800001">
                <text:p>-1.773869048000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78813095200001">
                <text:p>1.788130952000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307869047999998">
                <text:p>-0.3078690479999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28130951999986">
                <text:p>0.5281309519999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61309519999859">
                <text:p>0.01613095199998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192869047999989">
                <text:p>-0.1928690479999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574869047999994">
                <text:p>-0.5748690479999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315869048000008">
                <text:p>-0.3158690480000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608690479999839">
                <text:p>-0.06086904799998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234869048000019">
                <text:p>-0.2348690480000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898690479999802">
                <text:p>-0.08986904799998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269869048000015">
                <text:p>-0.2698690480000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41309520000047">
                <text:p>0.01413095200000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48486904799999">
                <text:p>-1.484869047999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805130952">
                <text:p>1.8051309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24130951999984">
                <text:p>0.7241309519999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79613095200002">
                <text:p>1.796130952000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7713095199999">
                <text:p>1.077130951999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96130951999993">
                <text:p>0.6961309519999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60386904799999">
                <text:p>-0.603869047999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61869048000011">
                <text:p>-0.1618690480000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6113095199999">
                <text:p>0.26113095199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178690479999775">
                <text:p>-0.01786904799997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829869048000018">
                <text:p>-0.8298690480000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552869048000003">
                <text:p>-0.5528690480000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919869047999993">
                <text:p>-0.9198690479999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094869048">
                <text:p>-1.0948690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64130952">
                <text:p>1.3641309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6130952000019">
                <text:p>0.6361309520000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36713095199999">
                <text:p>1.367130951999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31130952000012">
                <text:p>0.3311309520000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63186904800001">
                <text:p>-0.631869048000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698869047999989">
                <text:p>-0.6988690479999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735869047999995">
                <text:p>-0.7358690479999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13130951999977">
                <text:p>0.9131309519999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613095200002">
                <text:p>0.666130952000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451869048000003">
                <text:p>-0.4518690480000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457869048">
                <text:p>-1.4578690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981869048000005">
                <text:p>-0.9818690480000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368869048000005">
                <text:p>-0.3688690480000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